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"/>
  <manifest:file-entry manifest:full-path="settings.xml" manifest:media-type="text/xml"/>
  <manifest:file-entry manifest:full-path="Thumbnails/thumbnail.png" manifest:media-type="image/png"/>
  <manifest:file-entry manifest:full-path="Object 37/content.xml" manifest:media-type="text/xml"/>
  <manifest:file-entry manifest:full-path="Object 37/settings.xml" manifest:media-type="text/xml"/>
  <manifest:file-entry manifest:full-path="Object 37/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E0000005E678C7EBED077601A.png" manifest:media-type="image/png"/>
  <manifest:file-entry manifest:full-path="Pictures/1000000000000008000000084D60FB4967481DFF.png" manifest:media-type="image/png"/>
  <manifest:file-entry manifest:full-path="Pictures/1000000000000059000000478358BC09E866CC53.png" manifest:media-type="image/png"/>
  <manifest:file-entry manifest:full-path="Pictures/1000000000000020000000204B249CA79A42C6D7.png" manifest:media-type="image/png"/>
  <manifest:file-entry manifest:full-path="Pictures/1000020100000A26000000EC2D54EC42112EA04B.png" manifest:media-type="image/png"/>
  <manifest:file-entry manifest:full-path="Pictures/1000000000000462000000584F439745515D277C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3" svg:font-family="'Times New Roman'" style:font-family-generic="swiss" style:font-pitch="variable"/>
    <style:font-face style:name="Lucida Sans1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_5f_Header_20_page_20_impaire_20__28_D_29_">
      <style:paragraph-properties fo:text-align="start" style:justify-single-word="false"/>
    </style:style>
    <style:style style:name="P2" style:family="paragraph" style:parent-style-name="_5f_Header_20_page_20_paire_20__28_G_29_">
      <style:paragraph-properties fo:text-align="start" style:justify-single-word="false"/>
      <style:text-properties officeooo:paragraph-rsid="0368613f"/>
    </style:style>
    <style:style style:name="P3" style:family="paragraph" style:parent-style-name="_5f_Header_20_page_20_paire_20__28_G_29_">
      <style:paragraph-properties fo:text-align="start" style:justify-single-word="false"/>
      <style:text-properties officeooo:paragraph-rsid="02fa05b4"/>
    </style:style>
    <style:style style:name="P4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Footer">
      <style:text-properties officeooo:rsid="00178920" officeooo:paragraph-rsid="00178920"/>
    </style:style>
    <style:style style:name="P6" style:family="paragraph" style:parent-style-name="Footer">
      <style:text-properties fo:font-weight="bold" officeooo:paragraph-rsid="002aa84d" style:font-weight-asian="bold" style:font-weight-complex="bold"/>
    </style:style>
    <style:style style:name="P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8" style:family="paragraph" style:parent-style-name="_5f_Paragraphe_20_livret_20_">
      <style:text-properties officeooo:paragraph-rsid="02fcbce5"/>
    </style:style>
    <style:style style:name="P9" style:family="paragraph" style:parent-style-name="_5f_Footer_20_page_20_paire_20__28_G_29_"/>
    <style:style style:name="P10" style:family="paragraph" style:parent-style-name="_5f_Footer_20_page_20_paire_20__28_G_29_">
      <style:text-properties officeooo:paragraph-rsid="02cdb06c"/>
    </style:style>
    <style:style style:name="P11" style:family="paragraph" style:parent-style-name="_5f_Footer_20_page_20_paire_20__28_G_29_">
      <style:paragraph-properties fo:text-align="center" style:justify-single-word="false"/>
      <style:text-properties officeooo:paragraph-rsid="02f108f7"/>
    </style:style>
    <style:style style:name="P12" style:family="paragraph" style:parent-style-name="_5f_Footer_20_page_20_paire_20__28_G_29_">
      <style:paragraph-properties fo:text-align="center" style:justify-single-word="false"/>
      <style:text-properties officeooo:paragraph-rsid="02f201dd"/>
    </style:style>
    <style:style style:name="P13" style:family="paragraph" style:parent-style-name="_5f_Paragraphe_20_livret_20_">
      <style:text-properties officeooo:paragraph-rsid="02fcbce5"/>
    </style:style>
    <style:style style:name="P14" style:family="paragraph" style:parent-style-name="_5f_Paragraphe_20_livret_20_">
      <style:text-properties officeooo:paragraph-rsid="0384b3e9"/>
    </style:style>
    <style:style style:name="P15" style:family="paragraph" style:parent-style-name="_5f_Titre_20_d_27_exercices_20_livret_20_sans_20_titre_20_avec_20_num_20_exo" style:list-style-name="_5f_Numérotation_20_des_20_exercices_20_livrets">
      <style:text-properties officeooo:paragraph-rsid="03163874"/>
    </style:style>
    <style:style style:name="P16" style:family="paragraph" style:parent-style-name="_5f_Titre_20_d_27_exercices_20_livret_20_sans_20_titre_20_avec_20_num_20_exo" style:list-style-name="_5f_Numérotation_20_des_20_exercices_20_livrets">
      <style:text-properties officeooo:paragraph-rsid="0303a66f"/>
    </style:style>
    <style:style style:name="P17" style:family="paragraph" style:parent-style-name="_5f_Titre_20_d_27_exercices_20_livret_20_sans_20_titre_20_avec_20_num_20_exo">
      <style:text-properties officeooo:paragraph-rsid="03794110"/>
    </style:style>
    <style:style style:name="P18" style:family="paragraph" style:parent-style-name="_5f_Titre_20_d_27_exercices_20_livret_20_sans_20_titre_20_avec_20_num_20_exo" style:list-style-name="_5f_Numérotation_20_des_20_exercices_20_livrets" style:master-page-name="SERIE_5f_M_5f_GAUCHE_5f_ET_5f_DROITE_5f_2COL">
      <style:paragraph-properties fo:margin-top="0cm" fo:margin-bottom="0.199cm" loext:contextual-spacing="false" style:page-number="auto"/>
    </style:style>
    <style:style style:name="P19" style:family="paragraph" style:parent-style-name="_5f_Titre_20_d_27_exercices_20_livret_20_sans_20_titre_20_avec_20_num_20_exo" style:list-style-name="_5f_Numérotation_20_des_20_exercices_20_livrets">
      <style:paragraph-properties fo:margin-top="0cm" fo:margin-bottom="0.199cm" loext:contextual-spacing="false" fo:break-before="column"/>
      <style:text-properties officeooo:paragraph-rsid="03163874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outline="false" style:text-line-through-style="none" style:text-line-through-type="none" style:font-name="Bitstream Vera Sans4" fo:font-size="10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outline="false" style:text-line-through-style="none" style:text-line-through-type="none" style:font-name="Bitstream Vera Sans4" fo:font-size="10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fo:color="#ffffff" style:font-name="Bitstream Vera Sans4" fo:font-size="16pt" fo:font-weight="bold" style:font-size-asian="16pt" style:font-weight-asian="bold" style:font-size-complex="16pt" style:font-weight-complex="bold"/>
    </style:style>
    <style:style style:name="P24" style:family="paragraph">
      <loext:graphic-properties draw:fill="solid" draw:fill-color="#7fb241"/>
    </style:style>
    <style:style style:name="P2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26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27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28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style:text-outline="false" style:text-line-through-style="none" style:text-line-through-type="none" style:font-name="Bitstream Vera Sans4" fo:font-size="5pt" fo:letter-spacing="normal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text-scale="60%" style:font-relief="none"/>
    </style:style>
    <style:style style:name="P29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style:text-outline="false" style:text-line-through-style="none" style:text-line-through-type="none" style:font-name="Bitstream Vera Sans4" fo:font-size="7pt" fo:letter-spacing="normal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text-scale="60%" style:font-relief="none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32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Bitstream Vera Sans4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3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Bitstream Vera Sans4" fo:font-size="10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6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e8c32a" style:text-outline="false" style:text-line-through-style="none" style:text-line-through-type="none" style:font-name="Bitstream Vera Sans4" fo:font-size="10pt" fo:font-style="normal" fo:text-shadow="none" style:text-underline-style="none" fo:font-weight="bold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7" style:family="paragraph">
      <loext:graphic-properties draw:fill="none" draw:fill-color="#99ccff"/>
      <style:paragraph-properties fo:margin-left="0cm" fo:margin-right="0cm" fo:margin-top="0cm" fo:margin-bottom="0cm" fo:line-height="100%" fo:text-align="start" fo:text-indent="0cm" style:writing-mode="lr-tb"/>
      <style:text-properties fo:color="#e8c32a" style:text-outline="false" style:text-line-through-style="none" style:text-line-through-type="none" style:font-name="Bitstream Vera Sans4" fo:font-size="10pt" fo:font-style="normal" fo:text-shadow="none" style:text-underline-style="none" fo:font-weight="bold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8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39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0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4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41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42" style:family="paragraph">
      <loext:graphic-properties draw:fill-color="#2a6099"/>
      <style:paragraph-properties fo:text-align="center"/>
    </style:style>
    <style:style style:name="P4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7fb241" style:font-name="Bitstream Vera Sans" fo:font-size="16pt" fo:font-weight="bold" officeooo:rsid="036697fd"/>
    </style:style>
    <style:style style:name="T2" style:family="text">
      <style:text-properties fo:font-variant="small-caps" fo:color="#7fb241" fo:font-size="16pt" fo:text-shadow="none" fo:font-weight="bold" officeooo:rsid="0368613f" style:font-size-asian="16pt" style:font-size-complex="16pt"/>
    </style:style>
    <style:style style:name="T3" style:family="text">
      <style:text-properties fo:font-variant="small-caps" fo:color="#7fb241" fo:font-size="16pt" fo:text-shadow="none" fo:font-weight="bold" officeooo:rsid="01f05ba6" style:font-size-asian="16pt" style:font-size-complex="16pt"/>
    </style:style>
    <style:style style:name="T4" style:family="text">
      <style:text-properties fo:font-variant="small-caps" fo:color="#7fb241" fo:font-size="16pt" fo:text-shadow="none" fo:font-weight="bold" officeooo:rsid="036697fd" style:font-size-asian="16pt" style:font-size-complex="16pt"/>
    </style:style>
    <style:style style:name="T5" style:family="text">
      <style:text-properties fo:font-variant="small-caps" fo:color="#7fb241" style:font-name="Bitstream Vera Sans1" fo:font-size="16pt" fo:font-style="normal" fo:text-shadow="none" fo:font-weight="bold" officeooo:rsid="01f05ba6"/>
    </style:style>
    <style:style style:name="T6" style:family="text">
      <style:text-properties fo:font-variant="small-caps" fo:color="#7fb241" style:font-name="Bitstream Vera Sans1" fo:font-size="16pt" fo:font-style="normal" fo:text-shadow="none" fo:font-weight="bold" officeooo:rsid="036697fd"/>
    </style:style>
    <style:style style:name="T7" style:family="text">
      <style:text-properties fo:font-variant="small-caps" fo:color="#7fb241" style:font-name="Bitstream Vera Sans4" fo:font-size="16pt" fo:font-style="normal" fo:text-shadow="none" fo:font-weight="bold" officeooo:rsid="038416ce" style:font-size-asian="16pt" style:font-style-asian="normal" style:font-size-complex="16pt" style:font-style-complex="normal"/>
    </style:style>
    <style:style style:name="T8" style:family="text">
      <style:text-properties fo:font-variant="small-caps" fo:color="#808080" style:font-name="Bitstream Vera Sans4" fo:font-size="11pt" fo:font-style="normal" fo:font-weight="bold" officeooo:rsid="036cd90a" fo:background-color="transparent" loext:char-shading-value="0" style:font-size-asian="11pt" style:font-style-asian="italic" style:font-weight-asian="bold" style:font-size-complex="11pt" style:font-style-complex="italic" style:font-weight-complex="bold"/>
    </style:style>
    <style:style style:name="T9" style:family="text">
      <style:text-properties fo:font-variant="small-caps" fo:color="#808080" style:font-name="Bitstream Vera Sans" fo:font-size="11pt" fo:font-style="normal" fo:font-weight="bold" officeooo:rsid="01f05ba6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0" style:family="text">
      <style:text-properties fo:font-variant="small-caps" fo:color="#808080" style:font-name="Bitstream Vera Sans" fo:font-size="11pt" fo:font-style="normal" fo:font-weight="bold" officeooo:rsid="036697fd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1" style:family="text">
      <style:text-properties fo:font-variant="small-caps" fo:color="#808080" style:font-name="Bitstream Vera Sans" fo:font-size="11pt" fo:font-style="normal" fo:font-weight="bold" officeooo:rsid="01f06956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2" style:family="text">
      <style:text-properties fo:font-variant="small-caps" fo:color="#2a6099" style:font-name="Bitstream Vera Sans1" fo:font-size="16pt" fo:font-style="normal" fo:text-shadow="none" fo:font-weight="bold" officeooo:rsid="01f05ba6"/>
    </style:style>
    <style:style style:name="T13" style:family="text">
      <style:text-properties officeooo:rsid="00386ebd"/>
    </style:style>
    <style:style style:name="T14" style:family="text">
      <style:text-properties officeooo:rsid="037ce97d"/>
    </style:style>
    <style:style style:name="T15" style:family="text">
      <style:text-properties style:use-window-font-color="true" fo:font-size="9pt" style:font-size-asian="9pt" style:font-size-complex="9pt"/>
    </style:style>
    <style:style style:name="T16" style:family="text">
      <style:text-properties style:use-window-font-color="true" style:font-name="Bitstream Vera Sans4" fo:font-size="10pt" fo:font-style="normal" officeooo:rsid="0276b207" style:font-size-asian="10pt" style:font-style-asian="normal" style:font-size-complex="10pt" style:font-style-complex="normal"/>
    </style:style>
    <style:style style:name="T17" style:family="text">
      <style:text-properties style:use-window-font-color="true" officeooo:rsid="0273c759"/>
    </style:style>
    <style:style style:name="T18" style:family="text">
      <style:text-properties style:use-window-font-color="true" style:font-name="Times New Roman" fo:font-size="10pt" fo:font-style="italic" style:font-size-asian="10pt" style:font-style-asian="italic" style:font-size-complex="10pt" style:font-style-complex="italic"/>
    </style:style>
    <style:style style:name="T19" style:family="text">
      <style:text-properties style:use-window-font-color="true" style:font-name="Times New Roman" fo:font-size="10pt" fo:font-style="italic" officeooo:rsid="0276b207" style:font-size-asian="10pt" style:font-style-asian="italic" style:font-size-complex="10pt" style:font-style-complex="italic"/>
    </style:style>
    <style:style style:name="T20" style:family="text">
      <style:text-properties style:use-window-font-color="true" fo:font-size="10pt" style:font-size-asian="10pt" style:font-size-complex="10pt"/>
    </style:style>
    <style:style style:name="T21" style:family="text">
      <style:text-properties style:use-window-font-color="true" fo:font-size="10pt" officeooo:rsid="0273c759" style:font-size-asian="10pt" style:font-size-complex="10pt"/>
    </style:style>
    <style:style style:name="T22" style:family="text">
      <style:text-properties style:use-window-font-color="true" fo:font-size="10pt" officeooo:rsid="0276b207" style:font-size-asian="10pt" style:font-size-complex="10pt"/>
    </style:style>
    <style:style style:name="T23" style:family="text">
      <style:text-properties style:use-window-font-color="true" fo:font-size="10pt" officeooo:rsid="0382bfb0" style:font-size-asian="10pt" style:font-size-complex="10pt"/>
    </style:style>
    <style:style style:name="T24" style:family="text">
      <style:text-properties style:use-window-font-color="true" fo:font-size="10pt" officeooo:rsid="038416ce" style:font-size-asian="10pt" style:font-size-complex="10pt"/>
    </style:style>
    <style:style style:name="T25" style:family="text">
      <style:text-properties style:use-window-font-color="true" style:font-size-asian="10pt" style:font-size-complex="10pt"/>
    </style:style>
    <style:style style:name="T26" style:family="text">
      <style:text-properties fo:color="#b38d19" style:text-outline="false" style:text-line-through-style="none" style:text-line-through-type="none" style:font-name="Bitstream Vera Sans4" fo:font-size="10pt" fo:font-style="normal" fo:text-shadow="none" style:text-underline-style="none" fo:font-weight="bold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7" style:family="text">
      <style:text-properties style:use-window-font-color="true" style:text-outline="false" style:text-line-through-style="none" style:text-line-through-type="none" style:font-name="Bitstream Vera Sans4" fo:font-size="10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8" style:family="text">
      <style:text-properties fo:color="#ffffff" style:font-name="Bitstream Vera Sans4" fo:font-size="16pt" fo:font-weight="bold" style:font-size-asian="16pt" style:font-weight-asian="bold" style:font-size-complex="16pt" style:font-weight-complex="bold"/>
    </style:style>
    <style:style style:name="T29" style:family="text">
      <style:text-properties fo:color="#0066ff" style:text-outline="false" style:text-line-through-style="none" style:text-line-through-type="none" style:font-name="Bitstream Vera Sans4" fo:font-size="10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0" style:family="text">
      <style:text-properties style:use-window-font-color="true" style:text-outline="false" style:text-line-through-style="none" style:text-line-through-type="none" style:font-name="Bitstream Vera Sans4" fo:font-size="5pt" fo:letter-spacing="normal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text-scale="60%" style:font-relief="none"/>
    </style:style>
    <style:style style:name="T31" style:family="text">
      <style:text-properties style:use-window-font-color="true" style:text-outline="false" style:text-line-through-style="none" style:text-line-through-type="none" style:font-name="Bitstream Vera Sans4" fo:font-size="7pt" fo:letter-spacing="normal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text-scale="60%" style:font-relief="none"/>
    </style:style>
    <style:style style:name="T32" style:family="text"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33" style:family="text">
      <style:text-properties style:use-window-font-color="true" style:text-outline="false" style:text-line-through-style="none" style:text-line-through-type="none" style:font-name="Bitstream Vera Sans4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34" style:family="text"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5" style:family="text">
      <style:text-properties fo:color="#e8c32a" style:text-outline="false" style:text-line-through-style="none" style:text-line-through-type="none" style:font-name="Bitstream Vera Sans4" fo:font-size="10pt" fo:font-style="normal" fo:text-shadow="none" style:text-underline-style="none" fo:font-weight="bold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6" style:family="text">
      <style:text-properties fo:color="#b2b2b2" style:text-outline="false" style:text-line-through-style="none" style:text-line-through-type="none" style:font-name="Bitstream Vera Sans4" fo:font-size="10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7" style:family="text">
      <style:text-properties fo:color="#b2b2b2" style:text-outline="false" style:text-line-through-style="none" style:text-line-through-type="none" style:font-name="Bitstream Vera Sans4" fo:font-size="10pt" fo:font-style="normal" fo:text-shadow="none" style:text-underline-style="none" fo:font-weight="bold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8" style:family="text">
      <style:text-properties style:use-window-font-color="true" style:text-outline="false" style:text-line-through-style="none" style:text-line-through-type="none" style:text-position="0% 100%" style:font-name="Bitstream Vera Sans4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39" style:family="text">
      <style:text-properties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gr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justify" draw:textarea-vertical-align="middle" draw:auto-grow-height="false" fo:min-height="0.875cm" fo:min-width="1.39cm" fo:padding-top="0cm" fo:padding-bottom="0cm" fo:padding-left="0cm" fo:padding-right="0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justify" draw:textarea-vertical-align="middle" draw:auto-grow-height="false" fo:min-height="0.926cm" fo:min-width="1.39cm" fo:padding-top="0cm" fo:padding-bottom="0cm" fo:padding-left="0cm" fo:padding-right="0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justify" draw:textarea-vertical-align="middle" draw:auto-grow-height="false" fo:min-height="0.926cm" fo:min-width="1.392cm" fo:padding-top="0cm" fo:padding-bottom="0cm" fo:padding-left="0cm" fo:padding-right="0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" style:family="graphic">
      <style:graphic-properties draw:stroke="solid" draw:stroke-dash="Dashed_20__28_var_29__20_643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" style:family="graphic">
      <style:graphic-properties draw:stroke="solid" draw:stroke-dash="Dashed_20__28_var_29__20_643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" style:family="graphic">
      <style:graphic-properties draw:stroke="none" draw:stroke-dash="Dashed_20__28_var_29__20_643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2" style:family="graphic">
      <style:graphic-properties draw:stroke="solid" draw:stroke-dash="Dashed_20__28_var_29__20_643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" style:family="graphic">
      <style:graphic-properties draw:stroke="solid" draw:stroke-dash="Dashed_20__28_var_29__20_643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" style:family="graphic">
      <style:graphic-properties draw:stroke="none" draw:stroke-dash="Dashed_20__28_var_29__20_644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5" style:family="graphic">
      <style:graphic-properties draw:stroke="solid" draw:stroke-dash="Dashed_20__28_var_29__20_644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" style:family="graphic">
      <style:graphic-properties draw:stroke="solid" draw:stroke-dash="Dashed_20__28_var_29__20_644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" style:family="graphic">
      <style:graphic-properties draw:stroke="none" draw:stroke-dash="Dashed_20__28_var_29__20_644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8" style:family="graphic">
      <style:graphic-properties draw:stroke="solid" draw:stroke-dash="Dashed_20__28_var_29__20_644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" style:family="graphic">
      <style:graphic-properties draw:stroke="solid" draw:stroke-dash="Dashed_20__28_var_29__20_644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" style:family="graphic">
      <style:graphic-properties draw:stroke="none" draw:stroke-dash="Dashed_20__28_var_29__20_644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1" style:family="graphic">
      <style:graphic-properties draw:stroke="solid" draw:stroke-dash="Dashed_20__28_var_29__20_644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" style:family="graphic">
      <style:graphic-properties draw:stroke="solid" draw:stroke-dash="Dashed_20__28_var_29__20_644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" style:family="graphic">
      <style:graphic-properties draw:stroke="none" draw:stroke-dash="Dashed_20__28_var_29__20_644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4" style:family="graphic">
      <style:graphic-properties draw:stroke="solid" draw:stroke-dash="Dashed_20__28_var_29__20_645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" style:family="graphic">
      <style:graphic-properties draw:stroke="solid" draw:stroke-dash="Dashed_20__28_var_29__20_645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" style:family="graphic">
      <style:graphic-properties draw:stroke="none" draw:stroke-dash="Dashed_20__28_var_29__20_645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7" style:family="graphic">
      <style:graphic-properties draw:stroke="solid" draw:stroke-dash="Dashed_20__28_var_29__20_645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" style:family="graphic">
      <style:graphic-properties draw:stroke="solid" draw:stroke-dash="Dashed_20__28_var_29__20_645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" style:family="graphic">
      <style:graphic-properties draw:stroke="none" draw:stroke-dash="Dashed_20__28_var_29__20_597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0" style:family="graphic">
      <style:graphic-properties draw:stroke="solid" draw:stroke-dash="Dashed_20__28_var_29__20_597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" style:family="graphic">
      <style:graphic-properties draw:stroke="solid" draw:stroke-dash="Dashed_20__28_var_29__20_597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" style:family="graphic">
      <style:graphic-properties draw:stroke="none" draw:stroke-dash="Dashed_20__28_var_29__20_597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3" style:family="graphic">
      <style:graphic-properties draw:stroke="solid" draw:stroke-dash="Dashed_20__28_var_29__20_597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" style:family="graphic">
      <style:graphic-properties draw:stroke="solid" draw:stroke-dash="Dashed_20__28_var_29__20_597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5" style:family="graphic">
      <style:graphic-properties draw:stroke="none" draw:stroke-dash="Dashed_20__28_var_29__20_597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6" style:family="graphic">
      <style:graphic-properties draw:stroke="solid" draw:stroke-dash="Dashed_20__28_var_29__20_597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7" style:family="graphic">
      <style:graphic-properties draw:stroke="solid" draw:stroke-dash="Dashed_20__28_var_29__20_598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8" style:family="graphic">
      <style:graphic-properties draw:stroke="none" draw:stroke-dash="Dashed_20__28_var_29__20_598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5cm" fo:min-width="0.21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9" style:family="graphic">
      <style:graphic-properties draw:stroke="solid" draw:stroke-dash="Dashed_20__28_var_29__20_598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" style:family="graphic">
      <style:graphic-properties draw:stroke="solid" draw:stroke-dash="Dashed_20__28_var_29__20_598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1" style:family="graphic">
      <style:graphic-properties draw:stroke="none" draw:stroke-dash="Dashed_20__28_var_29__20_598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2" style:family="graphic">
      <style:graphic-properties draw:stroke="solid" draw:stroke-dash="Dashed_20__28_var_29__20_598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" style:family="graphic">
      <style:graphic-properties draw:stroke="solid" draw:stroke-dash="Dashed_20__28_var_29__20_598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4" style:family="graphic">
      <style:graphic-properties draw:stroke="none" draw:stroke-dash="Dashed_20__28_var_29__20_598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5" style:family="graphic">
      <style:graphic-properties draw:stroke="solid" draw:stroke-dash="Dashed_20__28_var_29__20_598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6" style:family="graphic">
      <style:graphic-properties draw:stroke="solid" draw:stroke-dash="Dashed_20__28_var_29__20_598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7" style:family="graphic">
      <style:graphic-properties draw:stroke="none" draw:stroke-dash="Dashed_20__28_var_29__20_599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8" style:family="graphic">
      <style:graphic-properties draw:stroke="solid" draw:stroke-dash="Dashed_20__28_var_29__20_599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9" style:family="graphic">
      <style:graphic-properties draw:stroke="solid" draw:stroke-dash="Dashed_20__28_var_29__20_599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0" style:family="graphic">
      <style:graphic-properties draw:stroke="none" draw:stroke-dash="Dashed_20__28_var_29__20_599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1" style:family="graphic">
      <style:graphic-properties draw:stroke="solid" draw:stroke-dash="Dashed_20__28_var_29__20_599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2" style:family="graphic">
      <style:graphic-properties draw:stroke="solid" draw:stroke-dash="Dashed_20__28_var_29__20_599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3" style:family="graphic">
      <style:graphic-properties draw:stroke="none" draw:stroke-dash="Dashed_20__28_var_29__20_599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4" style:family="graphic">
      <style:graphic-properties draw:stroke="solid" draw:stroke-dash="Dashed_20__28_var_29__20_599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5" style:family="graphic">
      <style:graphic-properties draw:stroke="solid" draw:stroke-dash="Dashed_20__28_var_29__20_599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6" style:family="graphic">
      <style:graphic-properties draw:stroke="none" draw:stroke-dash="Dashed_20__28_var_29__20_599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7" style:family="graphic">
      <style:graphic-properties draw:stroke="solid" draw:stroke-dash="Dashed_20__28_var_29__20_600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8" style:family="graphic">
      <style:graphic-properties draw:stroke="solid" draw:stroke-dash="Dashed_20__28_var_29__20_600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9" style:family="graphic">
      <style:graphic-properties draw:stroke="none" draw:stroke-dash="Dashed_20__28_var_29__20_600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0" style:family="graphic">
      <style:graphic-properties draw:stroke="solid" draw:stroke-dash="Dashed_20__28_var_29__20_600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1" style:family="graphic">
      <style:graphic-properties draw:stroke="solid" draw:stroke-dash="Dashed_20__28_var_29__20_600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2" style:family="graphic">
      <style:graphic-properties draw:stroke="none" draw:stroke-dash="Dashed_20__28_var_29__20_600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3" style:family="graphic">
      <style:graphic-properties draw:stroke="solid" draw:stroke-dash="Dashed_20__28_var_29__20_600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4" style:family="graphic">
      <style:graphic-properties draw:stroke="solid" draw:stroke-dash="Dashed_20__28_var_29__20_600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5" style:family="graphic">
      <style:graphic-properties draw:stroke="none" draw:stroke-dash="Dashed_20__28_var_29__20_600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6" style:family="graphic">
      <style:graphic-properties draw:stroke="solid" svg:stroke-width="0.041cm" svg:stroke-color="#7fb241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7" style:family="graphic">
      <style:graphic-properties draw:stroke="none" draw:stroke-dash="Dashed_20__28_var_29__20_645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draw:fit-to-contour="false" fo:max-height="0cm" fo:max-width="0cm" fo:min-height="0.407cm" fo:min-width="0.17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8" style:family="graphic">
      <style:graphic-properties draw:stroke="none" draw:stroke-dash="Dashed_20__28_var_29__20_645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6cm" fo:min-width="0.31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9" style:family="graphic">
      <style:graphic-properties draw:stroke="solid" draw:stroke-dash="Dashed_20__28_var_29__20_84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0" style:family="graphic">
      <style:graphic-properties draw:stroke="solid" draw:stroke-dash="Dashed_20__28_var_29__20_85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1" style:family="graphic">
      <style:graphic-properties draw:stroke="none" draw:stroke-dash="Dashed_20__28_var_29__20_85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2" style:family="graphic">
      <style:graphic-properties draw:stroke="solid" draw:stroke-dash="Dashed_20__28_var_29__20_85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3" style:family="graphic">
      <style:graphic-properties draw:stroke="solid" draw:stroke-dash="Dashed_20__28_var_29__20_85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4" style:family="graphic">
      <style:graphic-properties draw:stroke="none" draw:stroke-dash="Dashed_20__28_var_29__20_85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5" style:family="graphic">
      <style:graphic-properties draw:stroke="solid" draw:stroke-dash="Dashed_20__28_var_29__20_85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6" style:family="graphic">
      <style:graphic-properties draw:stroke="solid" draw:stroke-dash="Dashed_20__28_var_29__20_85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7" style:family="graphic">
      <style:graphic-properties draw:stroke="none" draw:stroke-dash="Dashed_20__28_var_29__20_85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8" style:family="graphic">
      <style:graphic-properties draw:stroke="solid" draw:stroke-dash="Dashed_20__28_var_29__20_85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9" style:family="graphic">
      <style:graphic-properties draw:stroke="solid" draw:stroke-dash="Dashed_20__28_var_29__20_85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0" style:family="graphic">
      <style:graphic-properties draw:stroke="none" draw:stroke-dash="Dashed_20__28_var_29__20_86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1" style:family="graphic">
      <style:graphic-properties draw:stroke="solid" draw:stroke-dash="Dashed_20__28_var_29__20_86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2" style:family="graphic">
      <style:graphic-properties draw:stroke="solid" draw:stroke-dash="Dashed_20__28_var_29__20_86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3" style:family="graphic">
      <style:graphic-properties draw:stroke="none" draw:stroke-dash="Dashed_20__28_var_29__20_86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4" style:family="graphic">
      <style:graphic-properties draw:stroke="solid" draw:stroke-dash="Dashed_20__28_var_29__20_86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5" style:family="graphic">
      <style:graphic-properties draw:stroke="solid" draw:stroke-dash="Dashed_20__28_var_29__20_86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6" style:family="graphic">
      <style:graphic-properties draw:stroke="none" draw:stroke-dash="Dashed_20__28_var_29__20_86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7" style:family="graphic">
      <style:graphic-properties draw:stroke="solid" draw:stroke-dash="Dashed_20__28_var_29__20_86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8" style:family="graphic">
      <style:graphic-properties draw:stroke="solid" draw:stroke-dash="Dashed_20__28_var_29__20_86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9" style:family="graphic">
      <style:graphic-properties draw:stroke="none" draw:stroke-dash="Dashed_20__28_var_29__20_86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90" style:family="graphic">
      <style:graphic-properties draw:stroke="solid" draw:stroke-dash="Dashed_20__28_var_29__20_87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1" style:family="graphic">
      <style:graphic-properties draw:stroke="solid" draw:stroke-dash="Dashed_20__28_var_29__20_87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2" style:family="graphic">
      <style:graphic-properties draw:stroke="none" draw:stroke-dash="Dashed_20__28_var_29__20_87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93" style:family="graphic">
      <style:graphic-properties draw:stroke="solid" draw:stroke-dash="Dashed_20__28_var_29__20_87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4" style:family="graphic">
      <style:graphic-properties draw:stroke="solid" draw:stroke-dash="Dashed_20__28_var_29__20_87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5" style:family="graphic">
      <style:graphic-properties draw:stroke="none" draw:stroke-dash="Dashed_20__28_var_29__20_87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96" style:family="graphic">
      <style:graphic-properties draw:stroke="solid" draw:stroke-dash="Dashed_20__28_var_29__20_87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7" style:family="graphic">
      <style:graphic-properties draw:stroke="solid" draw:stroke-dash="Dashed_20__28_var_29__20_87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8" style:family="graphic">
      <style:graphic-properties draw:stroke="none" draw:stroke-dash="Dashed_20__28_var_29__20_87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5cm" fo:min-width="0.21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99" style:family="graphic">
      <style:graphic-properties draw:stroke="solid" draw:stroke-dash="Dashed_20__28_var_29__20_87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0" style:family="graphic">
      <style:graphic-properties draw:stroke="solid" draw:stroke-dash="Dashed_20__28_var_29__20_88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1" style:family="graphic">
      <style:graphic-properties draw:stroke="none" draw:stroke-dash="Dashed_20__28_var_29__20_88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2" style:family="graphic">
      <style:graphic-properties draw:stroke="solid" draw:stroke-dash="Dashed_20__28_var_29__20_88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3" style:family="graphic">
      <style:graphic-properties draw:stroke="solid" draw:stroke-dash="Dashed_20__28_var_29__20_88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4" style:family="graphic">
      <style:graphic-properties draw:stroke="none" draw:stroke-dash="Dashed_20__28_var_29__20_88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5" style:family="graphic">
      <style:graphic-properties draw:stroke="solid" draw:stroke-dash="Dashed_20__28_var_29__20_88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6" style:family="graphic">
      <style:graphic-properties draw:stroke="solid" draw:stroke-dash="Dashed_20__28_var_29__20_88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7" style:family="graphic">
      <style:graphic-properties draw:stroke="none" draw:stroke-dash="Dashed_20__28_var_29__20_88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8" style:family="graphic">
      <style:graphic-properties draw:stroke="solid" draw:stroke-dash="Dashed_20__28_var_29__20_88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9" style:family="graphic">
      <style:graphic-properties draw:stroke="solid" draw:stroke-dash="Dashed_20__28_var_29__20_88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0" style:family="graphic">
      <style:graphic-properties draw:stroke="none" draw:stroke-dash="Dashed_20__28_var_29__20_89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11" style:family="graphic">
      <style:graphic-properties draw:stroke="solid" draw:stroke-dash="Dashed_20__28_var_29__20_89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2" style:family="graphic">
      <style:graphic-properties draw:stroke="solid" draw:stroke-dash="Dashed_20__28_var_29__20_89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3" style:family="graphic">
      <style:graphic-properties draw:stroke="none" draw:stroke-dash="Dashed_20__28_var_29__20_89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14" style:family="graphic">
      <style:graphic-properties draw:stroke="solid" draw:stroke-dash="Dashed_20__28_var_29__20_89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5" style:family="graphic">
      <style:graphic-properties draw:stroke="solid" draw:stroke-dash="Dashed_20__28_var_29__20_89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6" style:family="graphic">
      <style:graphic-properties draw:stroke="none" draw:stroke-dash="Dashed_20__28_var_29__20_89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17" style:family="graphic">
      <style:graphic-properties draw:stroke="solid" draw:stroke-dash="Dashed_20__28_var_29__20_89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8" style:family="graphic">
      <style:graphic-properties draw:stroke="solid" draw:stroke-dash="Dashed_20__28_var_29__20_89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9" style:family="graphic">
      <style:graphic-properties draw:stroke="none" draw:stroke-dash="Dashed_20__28_var_29__20_89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20" style:family="graphic">
      <style:graphic-properties draw:stroke="solid" draw:stroke-dash="Dashed_20__28_var_29__20_90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1" style:family="graphic">
      <style:graphic-properties draw:stroke="solid" draw:stroke-dash="Dashed_20__28_var_29__20_90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2" style:family="graphic">
      <style:graphic-properties draw:stroke="none" draw:stroke-dash="Dashed_20__28_var_29__20_90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23" style:family="graphic">
      <style:graphic-properties draw:stroke="solid" draw:stroke-dash="Dashed_20__28_var_29__20_90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4" style:family="graphic">
      <style:graphic-properties draw:stroke="solid" draw:stroke-dash="Dashed_20__28_var_29__20_90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5" style:family="graphic">
      <style:graphic-properties draw:stroke="none" draw:stroke-dash="Dashed_20__28_var_29__20_90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26" style:family="graphic">
      <style:graphic-properties draw:stroke="solid" svg:stroke-width="0.041cm" svg:stroke-color="#d3802c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27" style:family="graphic">
      <style:graphic-properties draw:stroke="none" draw:stroke-dash="Dashed_20__28_var_29__20_90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6cm" fo:min-width="0.30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28" style:family="graphic">
      <style:graphic-properties draw:stroke="none" draw:stroke-dash="Dashed_20__28_var_29__20_90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6cm" fo:min-width="0.31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29" style:family="graphic">
      <style:graphic-properties draw:stroke="solid" svg:stroke-width="0.041cm" svg:stroke-color="#9d0f89" draw:marker-start="" draw:marker-start-width="0.291cm" draw:marker-start-center="false" draw:marker-end="" draw:marker-end-width="0.291cm" draw:marker-end-center="false" draw:fill="solid" draw:fill-color="#99ccff" draw:textarea-horizontal-align="center" draw:textarea-vertical-align="middle" fo:padding-top="0.146cm" fo:padding-bottom="0.146cm" fo:padding-left="0.113cm" fo:padding-right="0.27cm" draw:shadow="hidden" draw:shadow-offset-x="0.3cm" draw:shadow-offset-y="0.3cm" draw:shadow-color="#808080" style:run-through="foreground"/>
    </style:style>
    <style:style style:name="gr130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vertical-align="middle" draw:auto-grow-width="true" fo:min-height="0.413cm" fo:min-width="0.282cm" fo:padding-top="0cm" fo:padding-bottom="0cm" fo:padding-left="0.102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31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vertical-align="middle" draw:auto-grow-width="true" fo:min-height="0.489cm" fo:min-width="0.192cm" fo:padding-top="0cm" fo:padding-bottom="0cm" fo:padding-left="0.102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32" style:family="graphic">
      <style:graphic-properties draw:stroke="solid" svg:stroke-width="0.019cm" svg:stroke-color="#000000" draw:marker-start="" draw:marker-start-width="0.231cm" draw:marker-start-center="false" draw:marker-end="" draw:marker-end-width="0.231cm" draw:marker-end-center="false" draw:fill="none" draw:fill-color="#99ccff" draw:textarea-horizontal-align="justify" draw:textarea-vertical-align="middle" draw:auto-grow-height="false" fo:min-height="0.452cm" fo:min-width="1.233cm" fo:padding-top="0.138cm" fo:padding-bottom="0.138cm" fo:padding-left="0.102cm" fo:padding-right="0.259cm" fo:wrap-option="wrap" draw:shadow="hidden" draw:shadow-offset-x="0.3cm" draw:shadow-offset-y="0.3cm" draw:shadow-color="#808080" style:run-through="foreground"/>
      <style:paragraph-properties style:writing-mode="lr-tb"/>
    </style:style>
    <style:style style:name="gr13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justify" draw:textarea-vertical-align="middle" draw:auto-grow-height="false" fo:min-height="0.926cm" fo:min-width="1.289cm" fo:padding-top="0cm" fo:padding-bottom="0cm" fo:padding-left="0.101cm" fo:padding-right="0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4" style:family="graphic">
      <style:graphic-properties style:run-through="foreground"/>
    </style:style>
    <style:style style:name="gr135" style:family="graphic">
      <style:graphic-properties draw:stroke="solid" draw:stroke-dash="Dashed_20__28_var_29__20_595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6" style:family="graphic">
      <style:graphic-properties draw:stroke="solid" draw:stroke-dash="Dashed_20__28_var_29__20_595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7" style:family="graphic">
      <style:graphic-properties draw:stroke="none" draw:stroke-dash="Dashed_20__28_var_29__20_595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43cm" fo:min-width="0.28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38" style:family="graphic">
      <style:graphic-properties draw:stroke="solid" draw:stroke-dash="Dashed_20__28_var_29__20_596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9" style:family="graphic">
      <style:graphic-properties draw:stroke="solid" draw:stroke-dash="Dashed_20__28_var_29__20_596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0" style:family="graphic">
      <style:graphic-properties draw:stroke="none" draw:stroke-dash="Dashed_20__28_var_29__20_596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9cm" fo:min-width="0.27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41" style:family="graphic">
      <style:graphic-properties draw:stroke="solid" draw:stroke-dash="Dashed_20__28_var_29__20_596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2" style:family="graphic">
      <style:graphic-properties draw:stroke="solid" draw:stroke-dash="Dashed_20__28_var_29__20_596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3" style:family="graphic">
      <style:graphic-properties draw:stroke="none" draw:stroke-dash="Dashed_20__28_var_29__20_596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3cm" fo:min-width="0.28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44" style:family="graphic">
      <style:graphic-properties draw:stroke="solid" draw:stroke-dash="Dashed_20__28_var_29__20_596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5" style:family="graphic">
      <style:graphic-properties draw:stroke="solid" draw:stroke-dash="Dashed_20__28_var_29__20_596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6" style:family="graphic">
      <style:graphic-properties draw:stroke="none" draw:stroke-dash="Dashed_20__28_var_29__20_596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5cm" fo:min-width="0.3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47" style:family="graphic">
      <style:graphic-properties draw:stroke="solid" draw:stroke-dash="Dashed_20__28_var_29__20_596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8" style:family="graphic">
      <style:graphic-properties draw:stroke="solid" draw:stroke-dash="Dashed_20__28_var_29__20_597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9" style:family="graphic">
      <style:graphic-properties draw:stroke="none" draw:stroke-dash="Dashed_20__28_var_29__20_597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66cm" fo:min-width="0.29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50" style:family="graphic">
      <style:graphic-properties draw:stroke="solid" draw:stroke-dash="Dashed_20__28_var_29__20_698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1" style:family="graphic">
      <style:graphic-properties draw:stroke="solid" draw:stroke-dash="Dashed_20__28_var_29__20_698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2" style:family="graphic">
      <style:graphic-properties draw:stroke="none" draw:stroke-dash="Dashed_20__28_var_29__20_698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9cm" fo:min-width="0.32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53" style:family="graphic">
      <style:graphic-properties draw:stroke="solid" draw:stroke-dash="Dashed_20__28_var_29__20_698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4" style:family="graphic">
      <style:graphic-properties draw:stroke="solid" draw:stroke-dash="Dashed_20__28_var_29__20_699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5" style:family="graphic">
      <style:graphic-properties draw:stroke="none" draw:stroke-dash="Dashed_20__28_var_29__20_699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9cm" fo:min-width="0.33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56" style:family="graphic">
      <style:graphic-properties draw:stroke="solid" draw:stroke-dash="Dashed_20__28_var_29__20_699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7" style:family="graphic">
      <style:graphic-properties draw:stroke="solid" draw:stroke-dash="Dashed_20__28_var_29__20_699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8" style:family="graphic">
      <style:graphic-properties draw:stroke="none" draw:stroke-dash="Dashed_20__28_var_29__20_699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6cm" fo:min-width="0.30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59" style:family="graphic">
      <style:graphic-properties draw:stroke="solid" draw:stroke-dash="Dashed_20__28_var_29__20_699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0" style:family="graphic">
      <style:graphic-properties draw:stroke="solid" draw:stroke-dash="Dashed_20__28_var_29__20_699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1" style:family="graphic">
      <style:graphic-properties draw:stroke="none" draw:stroke-dash="Dashed_20__28_var_29__20_699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4cm" fo:min-width="0.28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62" style:family="graphic">
      <style:graphic-properties draw:stroke="solid" draw:stroke-dash="Dashed_20__28_var_29__20_699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3" style:family="graphic">
      <style:graphic-properties draw:stroke="solid" draw:stroke-dash="Dashed_20__28_var_29__20_699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4" style:family="graphic">
      <style:graphic-properties draw:stroke="none" draw:stroke-dash="Dashed_20__28_var_29__20_700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8cm" fo:min-width="0.25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65" style:family="graphic">
      <style:graphic-properties draw:stroke="solid" draw:stroke-dash="Dashed_20__28_var_29__20_700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6" style:family="graphic">
      <style:graphic-properties draw:stroke="solid" draw:stroke-dash="Dashed_20__28_var_29__20_700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7" style:family="graphic">
      <style:graphic-properties draw:stroke="none" draw:stroke-dash="Dashed_20__28_var_29__20_700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27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68" style:family="graphic">
      <style:graphic-properties draw:stroke="solid" draw:stroke-dash="Dashed_20__28_var_29__20_700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9" style:family="graphic">
      <style:graphic-properties draw:stroke="solid" draw:stroke-dash="Dashed_20__28_var_29__20_700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0" style:family="graphic">
      <style:graphic-properties draw:stroke="none" draw:stroke-dash="Dashed_20__28_var_29__20_700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27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71" style:family="graphic">
      <style:graphic-properties draw:stroke="solid" draw:stroke-dash="Dashed_20__28_var_29__20_700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2" style:family="graphic">
      <style:graphic-properties draw:stroke="solid" draw:stroke-dash="Dashed_20__28_var_29__20_700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3" style:family="graphic">
      <style:graphic-properties draw:stroke="none" draw:stroke-dash="Dashed_20__28_var_29__20_700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6cm" fo:min-width="0.28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74" style:family="graphic">
      <style:graphic-properties draw:stroke="solid" draw:stroke-dash="Dashed_20__28_var_29__20_701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5" style:family="graphic">
      <style:graphic-properties draw:stroke="solid" draw:stroke-dash="Dashed_20__28_var_29__20_701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6" style:family="graphic">
      <style:graphic-properties draw:stroke="none" draw:stroke-dash="Dashed_20__28_var_29__20_701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57cm" fo:min-width="0.30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77" style:family="graphic">
      <style:graphic-properties draw:stroke="solid" draw:stroke-dash="Dashed_20__28_var_29__20_701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8" style:family="graphic">
      <style:graphic-properties draw:stroke="solid" draw:stroke-dash="Dashed_20__28_var_29__20_701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9" style:family="graphic">
      <style:graphic-properties draw:stroke="none" draw:stroke-dash="Dashed_20__28_var_29__20_701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9cm" fo:min-width="0.32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80" style:family="graphic">
      <style:graphic-properties draw:stroke="solid" draw:stroke-dash="Dashed_20__28_var_29__20_701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1" style:family="graphic">
      <style:graphic-properties draw:stroke="solid" draw:stroke-dash="Dashed_20__28_var_29__20_701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2" style:family="graphic">
      <style:graphic-properties draw:stroke="none" draw:stroke-dash="Dashed_20__28_var_29__20_701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9cm" fo:min-width="0.33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83" style:family="graphic">
      <style:graphic-properties draw:stroke="solid" draw:stroke-dash="Dashed_20__28_var_29__20_701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4" style:family="graphic">
      <style:graphic-properties draw:stroke="solid" draw:stroke-dash="Dashed_20__28_var_29__20_702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5" style:family="graphic">
      <style:graphic-properties draw:stroke="none" draw:stroke-dash="Dashed_20__28_var_29__20_702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1cm" fo:min-width="0.29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86" style:family="graphic">
      <style:graphic-properties draw:stroke="solid" draw:stroke-dash="Dashed_20__28_var_29__20_702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7" style:family="graphic">
      <style:graphic-properties draw:stroke="solid" draw:stroke-dash="Dashed_20__28_var_29__20_702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8" style:family="graphic">
      <style:graphic-properties draw:stroke="none" draw:stroke-dash="Dashed_20__28_var_29__20_702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3cm" fo:min-width="0.28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89" style:family="graphic">
      <style:graphic-properties draw:stroke="solid" draw:stroke-dash="Dashed_20__28_var_29__20_702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0" style:family="graphic">
      <style:graphic-properties draw:stroke="solid" draw:stroke-dash="Dashed_20__28_var_29__20_702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1" style:family="graphic">
      <style:graphic-properties draw:stroke="none" draw:stroke-dash="Dashed_20__28_var_29__20_702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9cm" fo:min-width="0.27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92" style:family="graphic">
      <style:graphic-properties draw:stroke="solid" draw:stroke-dash="Dashed_20__28_var_29__20_687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3" style:family="graphic">
      <style:graphic-properties draw:stroke="solid" draw:stroke-dash="Dashed_20__28_var_29__20_687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4" style:family="graphic">
      <style:graphic-properties draw:stroke="none" draw:stroke-dash="Dashed_20__28_var_29__20_688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9cm" fo:min-width="0.33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95" style:family="graphic">
      <style:graphic-properties draw:stroke="solid" draw:stroke-dash="Dashed_20__28_var_29__20_688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6" style:family="graphic">
      <style:graphic-properties draw:stroke="solid" draw:stroke-dash="Dashed_20__28_var_29__20_688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7" style:family="graphic">
      <style:graphic-properties draw:stroke="none" draw:stroke-dash="Dashed_20__28_var_29__20_688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4cm" fo:min-width="0.28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98" style:family="graphic">
      <style:graphic-properties draw:stroke="solid" draw:stroke-dash="Dashed_20__28_var_29__20_688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9" style:family="graphic">
      <style:graphic-properties draw:stroke="solid" draw:stroke-dash="Dashed_20__28_var_29__20_688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0" style:family="graphic">
      <style:graphic-properties draw:stroke="none" draw:stroke-dash="Dashed_20__28_var_29__20_688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57cm" fo:min-width="0.30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01" style:family="graphic">
      <style:graphic-properties draw:stroke="solid" draw:stroke-dash="Dashed_20__28_var_29__20_688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2" style:family="graphic">
      <style:graphic-properties draw:stroke="solid" draw:stroke-dash="Dashed_20__28_var_29__20_688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3" style:family="graphic">
      <style:graphic-properties draw:stroke="none" draw:stroke-dash="Dashed_20__28_var_29__20_688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cm" fo:min-width="0.33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04" style:family="graphic">
      <style:graphic-properties draw:stroke="solid" draw:stroke-dash="Dashed_20__28_var_29__20_689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5" style:family="graphic">
      <style:graphic-properties draw:stroke="solid" draw:stroke-dash="Dashed_20__28_var_29__20_689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6" style:family="graphic">
      <style:graphic-properties draw:stroke="none" draw:stroke-dash="Dashed_20__28_var_29__20_689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9cm" fo:min-width="0.32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07" style:family="graphic">
      <style:graphic-properties draw:stroke="solid" draw:stroke-dash="Dashed_20__28_var_29__20_689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8" style:family="graphic">
      <style:graphic-properties draw:stroke="solid" draw:stroke-dash="Dashed_20__28_var_29__20_689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9" style:family="graphic">
      <style:graphic-properties draw:stroke="none" draw:stroke-dash="Dashed_20__28_var_29__20_689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67cm" fo:min-width="0.29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10" style:family="graphic">
      <style:graphic-properties draw:stroke="solid" draw:stroke-dash="Dashed_20__28_var_29__20_689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1" style:family="graphic">
      <style:graphic-properties draw:stroke="solid" draw:stroke-dash="Dashed_20__28_var_29__20_689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2" style:family="graphic">
      <style:graphic-properties draw:stroke="none" draw:stroke-dash="Dashed_20__28_var_29__20_689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5cm" fo:min-width="0.3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13" style:family="graphic">
      <style:graphic-properties draw:stroke="solid" draw:stroke-dash="Dashed_20__28_var_29__20_689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4" style:family="graphic">
      <style:graphic-properties draw:stroke="solid" draw:stroke-dash="Dashed_20__28_var_29__20_690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5" style:family="graphic">
      <style:graphic-properties draw:stroke="none" draw:stroke-dash="Dashed_20__28_var_29__20_690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3cm" fo:min-width="0.28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16" style:family="graphic">
      <style:graphic-properties draw:stroke="solid" draw:stroke-dash="Dashed_20__28_var_29__20_690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7" style:family="graphic">
      <style:graphic-properties draw:stroke="solid" draw:stroke-dash="Dashed_20__28_var_29__20_690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8" style:family="graphic">
      <style:graphic-properties draw:stroke="none" draw:stroke-dash="Dashed_20__28_var_29__20_690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27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19" style:family="graphic">
      <style:graphic-properties draw:stroke="solid" draw:stroke-dash="Dashed_20__28_var_29__20_690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0" style:family="graphic">
      <style:graphic-properties draw:stroke="solid" draw:stroke-dash="Dashed_20__28_var_29__20_690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1" style:family="graphic">
      <style:graphic-properties draw:stroke="none" draw:stroke-dash="Dashed_20__28_var_29__20_690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8cm" fo:min-width="0.2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22" style:family="graphic">
      <style:graphic-properties draw:stroke="solid" draw:stroke-dash="Dashed_20__28_var_29__20_690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3" style:family="graphic">
      <style:graphic-properties draw:stroke="solid" draw:stroke-dash="Dashed_20__28_var_29__20_690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4" style:family="graphic">
      <style:graphic-properties draw:stroke="none" draw:stroke-dash="Dashed_20__28_var_29__20_691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27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25" style:family="graphic">
      <style:graphic-properties draw:stroke="solid" draw:stroke-dash="Dashed_20__28_var_29__20_691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6" style:family="graphic">
      <style:graphic-properties draw:stroke="solid" draw:stroke-dash="Dashed_20__28_var_29__20_691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7" style:family="graphic">
      <style:graphic-properties draw:stroke="none" draw:stroke-dash="Dashed_20__28_var_29__20_691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27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28" style:family="graphic">
      <style:graphic-properties draw:stroke="solid" draw:stroke-dash="Dashed_20__28_var_29__20_691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9" style:family="graphic">
      <style:graphic-properties draw:stroke="solid" draw:stroke-dash="Dashed_20__28_var_29__20_691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0" style:family="graphic">
      <style:graphic-properties draw:stroke="none" draw:stroke-dash="Dashed_20__28_var_29__20_691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9cm" fo:min-width="0.27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31" style:family="graphic">
      <style:graphic-properties draw:stroke="solid" draw:stroke-dash="Dashed_20__28_var_29__20_691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2" style:family="graphic">
      <style:graphic-properties draw:stroke="solid" draw:stroke-dash="Dashed_20__28_var_29__20_691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3" style:family="graphic">
      <style:graphic-properties draw:stroke="none" draw:stroke-dash="Dashed_20__28_var_29__20_691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3cm" fo:min-width="0.28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34" style:family="graphic">
      <style:graphic-properties draw:stroke="solid" draw:stroke-dash="Dashed_20__28_var_29__20_692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5" style:family="graphic">
      <style:graphic-properties draw:stroke="solid" draw:stroke-dash="Dashed_20__28_var_29__20_692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6" style:family="graphic">
      <style:graphic-properties draw:stroke="none" draw:stroke-dash="Dashed_20__28_var_29__20_692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1cm" fo:min-width="0.29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37" style:family="graphic">
      <style:graphic-properties draw:stroke="solid" draw:stroke-dash="Dashed_20__28_var_29__20_692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8" style:family="graphic">
      <style:graphic-properties draw:stroke="solid" draw:stroke-dash="Dashed_20__28_var_29__20_692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9" style:family="graphic">
      <style:graphic-properties draw:stroke="none" draw:stroke-dash="Dashed_20__28_var_29__20_692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5cm" fo:min-width="0.3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40" style:family="graphic">
      <style:graphic-properties draw:stroke="solid" draw:stroke-dash="Dashed_20__28_var_29__20_692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1" style:family="graphic">
      <style:graphic-properties draw:stroke="solid" draw:stroke-dash="Dashed_20__28_var_29__20_692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2" style:family="graphic">
      <style:graphic-properties draw:stroke="none" draw:stroke-dash="Dashed_20__28_var_29__20_692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9cm" fo:min-width="0.32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43" style:family="graphic">
      <style:graphic-properties draw:stroke="solid" draw:stroke-dash="Dashed_20__28_var_29__20_692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4" style:family="graphic">
      <style:graphic-properties draw:stroke="solid" draw:stroke-dash="Dashed_20__28_var_29__20_693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5" style:family="graphic">
      <style:graphic-properties draw:stroke="none" draw:stroke-dash="Dashed_20__28_var_29__20_693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57cm" fo:min-width="0.30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46" style:family="graphic">
      <style:graphic-properties draw:stroke="solid" draw:stroke-dash="Dashed_20__28_var_29__20_693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7" style:family="graphic">
      <style:graphic-properties draw:stroke="solid" draw:stroke-dash="Dashed_20__28_var_29__20_693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8" style:family="graphic">
      <style:graphic-properties draw:stroke="none" draw:stroke-dash="Dashed_20__28_var_29__20_693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4cm" fo:min-width="0.28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49" style:family="graphic">
      <style:graphic-properties draw:stroke="solid" svg:stroke-width="0.041cm" svg:stroke-color="#9d0f89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5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justify" draw:textarea-vertical-align="middle" draw:auto-grow-height="false" fo:min-height="0.935cm" fo:min-width="1.3cm" fo:padding-top="0cm" fo:padding-bottom="0cm" fo:padding-left="0.101cm" fo:padding-right="0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1" style:family="graphic">
      <style:graphic-properties draw:stroke="solid" svg:stroke-width="0.041cm" svg:stroke-color="#1ca2b8" draw:marker-start="Dimension_20_Lines" draw:marker-start-width="0.231cm" draw:marker-start-center="true" draw:marker-end="" draw:marker-end-width="0.231cm" draw:marker-end-center="tru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52" style:family="graphic">
      <style:graphic-properties draw:stroke="solid" svg:stroke-width="0.019cm" svg:stroke-color="#000000" draw:marker-start="" draw:marker-start-width="0.231cm" draw:marker-start-center="false" draw:marker-end="" draw:marker-end-width="0.231cm" draw:marker-end-center="false" draw:fill="none" draw:fill-color="#99ccff" draw:textarea-horizontal-align="justify" draw:textarea-vertical-align="middle" draw:auto-grow-height="false" fo:min-height="0.923cm" fo:min-width="1.388cm" fo:padding-top="0.002cm" fo:padding-bottom="0.002cm" fo:padding-left="0.002cm" fo:padding-right="0.002cm" fo:wrap-option="wrap" draw:shadow="hidden" draw:shadow-offset-x="0.3cm" draw:shadow-offset-y="0.3cm" draw:shadow-color="#808080" style:run-through="foreground"/>
      <style:paragraph-properties style:writing-mode="lr-tb"/>
    </style:style>
    <style:style style:name="gr253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vertical-align="middle" draw:auto-grow-width="true" fo:min-height="0.422cm" fo:min-width="0.28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54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vertical-align="middle" draw:auto-grow-width="true" fo:min-height="0.489cm" fo:min-width="0.19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55" style:family="graphic">
      <style:graphic-properties draw:stroke="solid" svg:stroke-width="0.041cm" svg:stroke-color="#9d0f89" draw:marker-start="Dimension_20_Lines" draw:marker-start-width="0.231cm" draw:marker-start-center="true" draw:marker-end="" draw:marker-end-width="0.231cm" draw:marker-end-center="tru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56" style:family="graphic">
      <style:graphic-properties draw:stroke="solid" draw:stroke-dash="Dashed_20__28_var_29__20_6066" svg:stroke-width="0.041cm" svg:stroke-color="#1ca2b8" draw:marker-start="" draw:marker-start-width="0.291cm" draw:marker-start-center="false" draw:marker-end="" draw:marker-end-width="0.29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width="0cm" fo:padding-top="0.146cm" fo:padding-bottom="0.146cm" fo:padding-left="0.113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7" style:family="graphic">
      <style:graphic-properties draw:stroke="none" draw:stroke-dash="Dashed_20__28_var_29__20_606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true" draw:fit-to-size="false" style:shrink-to-fit="false" draw:fit-to-contour="false" fo:max-height="0cm" fo:max-width="0cm" fo:min-height="0.413cm" fo:min-width="0.282cm" fo:padding-top="0cm" fo:padding-bottom="0cm" fo:padding-left="0.102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58" style:family="graphic">
      <style:graphic-properties draw:stroke="none" draw:stroke-dash="Dashed_20__28_var_29__20_606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true" draw:fit-to-size="false" style:shrink-to-fit="false" draw:fit-to-contour="false" fo:max-height="0cm" fo:max-width="0cm" fo:min-height="0.489cm" fo:min-width="0.192cm" fo:padding-top="0cm" fo:padding-bottom="0cm" fo:padding-left="0.102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59" style:family="graphic">
      <style:graphic-properties draw:stroke="none" draw:stroke-dash="Dashed_20__28_var_29__20_606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true" draw:fit-to-size="false" style:shrink-to-fit="false" draw:fit-to-contour="false" fo:max-height="0cm" fo:max-width="0cm" fo:min-height="0.489cm" fo:min-width="0.192cm" fo:padding-top="0cm" fo:padding-bottom="0cm" fo:padding-left="0.102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60" style:family="graphic">
      <style:graphic-properties draw:stroke="solid" draw:stroke-dash="Dashed_20__28_var_29__20_6070" svg:stroke-width="0.041cm" svg:stroke-color="#1ca2b8" draw:marker-start="" draw:marker-start-width="0.291cm" draw:marker-start-center="false" draw:marker-end="" draw:marker-end-width="0.29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width="0cm" fo:padding-top="0.146cm" fo:padding-bottom="0.146cm" fo:padding-left="0.113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1" style:family="graphic">
      <style:graphic-properties draw:stroke="solid" svg:stroke-width="0.019cm" svg:stroke-color="#000000" draw:marker-start="" draw:marker-start-width="0.231cm" draw:marker-start-center="false" draw:marker-end="" draw:marker-end-width="0.231cm" draw:marker-end-center="false" draw:fill="none" draw:fill-color="#99ccff" draw:textarea-horizontal-align="justify" draw:textarea-vertical-align="middle" draw:auto-grow-height="false" fo:min-height="0.43cm" fo:min-width="1.021cm" fo:padding-top="0.138cm" fo:padding-bottom="0.138cm" fo:padding-left="0.102cm" fo:padding-right="0.259cm" fo:wrap-option="wrap" draw:shadow="hidden" draw:shadow-offset-x="0.3cm" draw:shadow-offset-y="0.3cm" draw:shadow-color="#808080" style:run-through="foreground"/>
      <style:paragraph-properties style:writing-mode="lr-tb"/>
    </style:style>
    <style:style style:name="gr262" style:family="graphic">
      <style:graphic-properties draw:stroke="solid" svg:stroke-width="0.041cm" svg:stroke-color="#7fb241" draw:marker-start="" draw:marker-start-width="0.291cm" draw:marker-start-center="false" draw:marker-end="" draw:marker-end-width="0.291cm" draw:marker-end-center="false" draw:fill="solid" draw:fill-color="#99ccff" draw:textarea-horizontal-align="center" draw:textarea-vertical-align="middle" fo:padding-top="0.146cm" fo:padding-bottom="0.146cm" fo:padding-left="0.113cm" fo:padding-right="0.27cm" draw:shadow="hidden" draw:shadow-offset-x="0.3cm" draw:shadow-offset-y="0.3cm" draw:shadow-color="#808080" style:run-through="foreground"/>
    </style:style>
    <style:style style:name="gr263" style:family="graphic">
      <style:graphic-properties draw:stroke="solid" svg:stroke-width="0.019cm" svg:stroke-color="#000000" draw:marker-start="" draw:marker-start-width="0.231cm" draw:marker-start-center="false" draw:marker-end="" draw:marker-end-width="0.231cm" draw:marker-end-center="false" draw:fill="none" draw:fill-color="#99ccff" draw:textarea-horizontal-align="justify" draw:textarea-vertical-align="middle" draw:auto-grow-height="false" fo:min-height="0.536cm" fo:min-width="1.365cm" fo:padding-top="0.138cm" fo:padding-bottom="0.138cm" fo:padding-left="0.102cm" fo:padding-right="0.259cm" fo:wrap-option="wrap" draw:shadow="hidden" draw:shadow-offset-x="0.3cm" draw:shadow-offset-y="0.3cm" draw:shadow-color="#808080" style:run-through="foreground"/>
      <style:paragraph-properties style:writing-mode="lr-tb"/>
    </style:style>
    <style:style style:name="gr264" style:family="graphic">
      <style:graphic-properties draw:stroke="solid" svg:stroke-width="0.019cm" svg:stroke-color="#000000" draw:marker-start="" draw:marker-start-width="0.231cm" draw:marker-start-center="false" draw:marker-end="" draw:marker-end-width="0.231cm" draw:marker-end-center="false" draw:fill="none" draw:fill-color="#99ccff" draw:textarea-horizontal-align="justify" draw:textarea-vertical-align="middle" draw:auto-grow-height="false" fo:min-height="0.529cm" fo:min-width="1.27cm" fo:padding-top="0.138cm" fo:padding-bottom="0.138cm" fo:padding-left="0.102cm" fo:padding-right="0.259cm" fo:wrap-option="wrap" draw:shadow="hidden" draw:shadow-offset-x="0.3cm" draw:shadow-offset-y="0.3cm" draw:shadow-color="#808080" style:run-through="foreground"/>
      <style:paragraph-properties style:writing-mode="lr-tb"/>
    </style:style>
    <style:style style:name="gr265" style:family="graphic">
      <style:graphic-properties draw:stroke="solid" draw:stroke-dash="Dashed_20__28_var_29__20_708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6" style:family="graphic">
      <style:graphic-properties draw:stroke="solid" draw:stroke-dash="Dashed_20__28_var_29__20_708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7" style:family="graphic">
      <style:graphic-properties draw:stroke="none" draw:stroke-dash="Dashed_20__28_var_29__20_708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27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68" style:family="graphic">
      <style:graphic-properties draw:stroke="solid" draw:stroke-dash="Dashed_20__28_var_29__20_708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9" style:family="graphic">
      <style:graphic-properties draw:stroke="solid" draw:stroke-dash="Dashed_20__28_var_29__20_708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0" style:family="graphic">
      <style:graphic-properties draw:stroke="none" draw:stroke-dash="Dashed_20__28_var_29__20_709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69cm" fo:min-width="0.29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71" style:family="graphic">
      <style:graphic-properties draw:stroke="solid" draw:stroke-dash="Dashed_20__28_var_29__20_709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2" style:family="graphic">
      <style:graphic-properties draw:stroke="solid" draw:stroke-dash="Dashed_20__28_var_29__20_709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3" style:family="graphic">
      <style:graphic-properties draw:stroke="none" draw:stroke-dash="Dashed_20__28_var_29__20_709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3cm" fo:min-width="0.28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74" style:family="graphic">
      <style:graphic-properties draw:stroke="solid" draw:stroke-dash="Dashed_20__28_var_29__20_709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5" style:family="graphic">
      <style:graphic-properties draw:stroke="solid" draw:stroke-dash="Dashed_20__28_var_29__20_709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6" style:family="graphic">
      <style:graphic-properties draw:stroke="none" draw:stroke-dash="Dashed_20__28_var_29__20_709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27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77" style:family="graphic">
      <style:graphic-properties draw:stroke="solid" draw:stroke-dash="Dashed_20__28_var_29__20_709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8" style:family="graphic">
      <style:graphic-properties draw:stroke="solid" draw:stroke-dash="Dashed_20__28_var_29__20_709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9" style:family="graphic">
      <style:graphic-properties draw:stroke="none" draw:stroke-dash="Dashed_20__28_var_29__20_709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9cm" fo:min-width="0.27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80" style:family="graphic">
      <style:graphic-properties draw:stroke="solid" draw:stroke-dash="Dashed_20__28_var_29__20_710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1" style:family="graphic">
      <style:graphic-properties draw:stroke="solid" draw:stroke-dash="Dashed_20__28_var_29__20_710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2" style:family="graphic">
      <style:graphic-properties draw:stroke="none" draw:stroke-dash="Dashed_20__28_var_29__20_710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57cm" fo:min-width="0.30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83" style:family="graphic">
      <style:graphic-properties draw:stroke="solid" draw:stroke-dash="Dashed_20__28_var_29__20_710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4" style:family="graphic">
      <style:graphic-properties draw:stroke="solid" draw:stroke-dash="Dashed_20__28_var_29__20_710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5" style:family="graphic">
      <style:graphic-properties draw:stroke="none" draw:stroke-dash="Dashed_20__28_var_29__20_710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4cm" fo:min-width="0.28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86" style:family="graphic">
      <style:graphic-properties draw:stroke="solid" draw:stroke-dash="Dashed_20__28_var_29__20_710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7" style:family="graphic">
      <style:graphic-properties draw:stroke="solid" draw:stroke-dash="Dashed_20__28_var_29__20_710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8" style:family="graphic">
      <style:graphic-properties draw:stroke="none" draw:stroke-dash="Dashed_20__28_var_29__20_710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7cm" fo:min-width="0.32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89" style:family="graphic">
      <style:graphic-properties draw:stroke="solid" draw:stroke-dash="Dashed_20__28_var_29__20_710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0" style:family="graphic">
      <style:graphic-properties draw:stroke="solid" draw:stroke-dash="Dashed_20__28_var_29__20_711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1" style:family="graphic">
      <style:graphic-properties draw:stroke="none" draw:stroke-dash="Dashed_20__28_var_29__20_711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2cm" fo:min-width="0.33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92" style:family="graphic">
      <style:graphic-properties draw:stroke="solid" draw:stroke-dash="Dashed_20__28_var_29__20_711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3" style:family="graphic">
      <style:graphic-properties draw:stroke="solid" draw:stroke-dash="Dashed_20__28_var_29__20_586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4" style:family="graphic">
      <style:graphic-properties draw:stroke="none" draw:stroke-dash="Dashed_20__28_var_29__20_586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41cm" fo:min-width="0.28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95" style:family="graphic">
      <style:graphic-properties draw:stroke="solid" draw:stroke-dash="Dashed_20__28_var_29__20_586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6" style:family="graphic">
      <style:graphic-properties draw:stroke="solid" draw:stroke-dash="Dashed_20__28_var_29__20_586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7" style:family="graphic">
      <style:graphic-properties draw:stroke="none" draw:stroke-dash="Dashed_20__28_var_29__20_711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5cm" fo:min-width="0.30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98" style:family="graphic">
      <style:graphic-properties draw:stroke="solid" draw:stroke-dash="Dashed_20__28_var_29__20_711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9" style:family="graphic">
      <style:graphic-properties draw:stroke="solid" draw:stroke-dash="Dashed_20__28_var_29__20_711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0" style:family="graphic">
      <style:graphic-properties draw:stroke="none" draw:stroke-dash="Dashed_20__28_var_29__20_711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5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01" style:family="graphic">
      <style:graphic-properties draw:stroke="solid" draw:stroke-dash="Dashed_20__28_var_29__20_711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2" style:family="graphic">
      <style:graphic-properties draw:stroke="solid" draw:stroke-dash="Dashed_20__28_var_29__20_711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3" style:family="graphic">
      <style:graphic-properties draw:stroke="none" draw:stroke-dash="Dashed_20__28_var_29__20_711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cm" fo:min-width="0.33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04" style:family="graphic">
      <style:graphic-properties draw:stroke="solid" draw:stroke-dash="Dashed_20__28_var_29__20_712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5" style:family="graphic">
      <style:graphic-properties draw:stroke="solid" draw:stroke-dash="Dashed_20__28_var_29__20_712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6" style:family="graphic">
      <style:graphic-properties draw:stroke="none" draw:stroke-dash="Dashed_20__28_var_29__20_712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7cm" fo:min-width="0.32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07" style:family="graphic">
      <style:graphic-properties draw:stroke="solid" draw:stroke-dash="Dashed_20__28_var_29__20_712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8" style:family="graphic">
      <style:graphic-properties draw:stroke="solid" draw:stroke-dash="Dashed_20__28_var_29__20_712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9" style:family="graphic">
      <style:graphic-properties draw:stroke="none" draw:stroke-dash="Dashed_20__28_var_29__20_712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57cm" fo:min-width="0.30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10" style:family="graphic">
      <style:graphic-properties draw:stroke="solid" draw:stroke-dash="Dashed_20__28_var_29__20_712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1" style:family="graphic">
      <style:graphic-properties draw:stroke="solid" draw:stroke-dash="Dashed_20__28_var_29__20_712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2" style:family="graphic">
      <style:graphic-properties draw:stroke="none" draw:stroke-dash="Dashed_20__28_var_29__20_712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6cm" fo:min-width="0.28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13" style:family="graphic">
      <style:graphic-properties draw:stroke="solid" draw:stroke-dash="Dashed_20__28_var_29__20_712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4" style:family="graphic">
      <style:graphic-properties draw:stroke="solid" draw:stroke-dash="Dashed_20__28_var_29__20_713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5" style:family="graphic">
      <style:graphic-properties draw:stroke="none" draw:stroke-dash="Dashed_20__28_var_29__20_713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27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16" style:family="graphic">
      <style:graphic-properties draw:stroke="solid" draw:stroke-dash="Dashed_20__28_var_29__20_713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7" style:family="graphic">
      <style:graphic-properties draw:stroke="solid" draw:stroke-dash="Dashed_20__28_var_29__20_713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8" style:family="graphic">
      <style:graphic-properties draw:stroke="none" draw:stroke-dash="Dashed_20__28_var_29__20_713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3cm" fo:min-width="0.28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19" style:family="graphic">
      <style:graphic-properties draw:stroke="solid" draw:stroke-dash="Dashed_20__28_var_29__20_713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0" style:family="graphic">
      <style:graphic-properties draw:stroke="solid" draw:stroke-dash="Dashed_20__28_var_29__20_713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1" style:family="graphic">
      <style:graphic-properties draw:stroke="none" draw:stroke-dash="Dashed_20__28_var_29__20_713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69cm" fo:min-width="0.29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22" style:family="graphic">
      <style:graphic-properties draw:stroke="solid" draw:stroke-dash="Dashed_20__28_var_29__20_702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3" style:family="graphic">
      <style:graphic-properties draw:stroke="solid" draw:stroke-dash="Dashed_20__28_var_29__20_702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4" style:family="graphic">
      <style:graphic-properties draw:stroke="none" draw:stroke-dash="Dashed_20__28_var_29__20_703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5cm" fo:min-width="0.34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25" style:family="graphic">
      <style:graphic-properties draw:stroke="solid" draw:stroke-dash="Dashed_20__28_var_29__20_703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6" style:family="graphic">
      <style:graphic-properties draw:stroke="solid" draw:stroke-dash="Dashed_20__28_var_29__20_703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7" style:family="graphic">
      <style:graphic-properties draw:stroke="none" draw:stroke-dash="Dashed_20__28_var_29__20_703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8cm" fo:min-width="0.284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28" style:family="graphic">
      <style:graphic-properties draw:stroke="solid" draw:stroke-dash="Dashed_20__28_var_29__20_703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9" style:family="graphic">
      <style:graphic-properties draw:stroke="solid" draw:stroke-dash="Dashed_20__28_var_29__20_703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0" style:family="graphic">
      <style:graphic-properties draw:stroke="none" draw:stroke-dash="Dashed_20__28_var_29__20_703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64cm" fo:min-width="0.29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31" style:family="graphic">
      <style:graphic-properties draw:stroke="solid" draw:stroke-dash="Dashed_20__28_var_29__20_703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2" style:family="graphic">
      <style:graphic-properties draw:stroke="solid" draw:stroke-dash="Dashed_20__28_var_29__20_703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3" style:family="graphic">
      <style:graphic-properties draw:stroke="none" draw:stroke-dash="Dashed_20__28_var_29__20_703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33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34" style:family="graphic">
      <style:graphic-properties draw:stroke="solid" draw:stroke-dash="Dashed_20__28_var_29__20_704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5" style:family="graphic">
      <style:graphic-properties draw:stroke="solid" draw:stroke-dash="Dashed_20__28_var_29__20_704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6" style:family="graphic">
      <style:graphic-properties draw:stroke="none" draw:stroke-dash="Dashed_20__28_var_29__20_704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41cm" fo:min-width="0.31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37" style:family="graphic">
      <style:graphic-properties draw:stroke="solid" draw:stroke-dash="Dashed_20__28_var_29__20_704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8" style:family="graphic">
      <style:graphic-properties draw:stroke="solid" draw:stroke-dash="Dashed_20__28_var_29__20_704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9" style:family="graphic">
      <style:graphic-properties draw:stroke="none" draw:stroke-dash="Dashed_20__28_var_29__20_704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66cm" fo:min-width="0.29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40" style:family="graphic">
      <style:graphic-properties draw:stroke="solid" draw:stroke-dash="Dashed_20__28_var_29__20_704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1" style:family="graphic">
      <style:graphic-properties draw:stroke="solid" draw:stroke-dash="Dashed_20__28_var_29__20_704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2" style:family="graphic">
      <style:graphic-properties draw:stroke="none" draw:stroke-dash="Dashed_20__28_var_29__20_704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46cm" fo:min-width="0.31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43" style:family="graphic">
      <style:graphic-properties draw:stroke="solid" draw:stroke-dash="Dashed_20__28_var_29__20_704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4" style:family="graphic">
      <style:graphic-properties draw:stroke="solid" draw:stroke-dash="Dashed_20__28_var_29__20_705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5" style:family="graphic">
      <style:graphic-properties draw:stroke="none" draw:stroke-dash="Dashed_20__28_var_29__20_705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2cm" fo:min-width="0.28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46" style:family="graphic">
      <style:graphic-properties draw:stroke="solid" draw:stroke-dash="Dashed_20__28_var_29__20_705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7" style:family="graphic">
      <style:graphic-properties draw:stroke="solid" draw:stroke-dash="Dashed_20__28_var_29__20_705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8" style:family="graphic">
      <style:graphic-properties draw:stroke="none" draw:stroke-dash="Dashed_20__28_var_29__20_705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9cm" fo:min-width="0.27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49" style:family="graphic">
      <style:graphic-properties draw:stroke="solid" draw:stroke-dash="Dashed_20__28_var_29__20_705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50" style:family="graphic">
      <style:graphic-properties draw:stroke="solid" draw:stroke-dash="Dashed_20__28_var_29__20_705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51" style:family="graphic">
      <style:graphic-properties draw:stroke="none" draw:stroke-dash="Dashed_20__28_var_29__20_705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cm" fo:min-width="0.2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52" style:family="graphic">
      <style:graphic-properties draw:stroke="solid" draw:stroke-dash="Dashed_20__28_var_29__20_705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53" style:family="graphic">
      <style:graphic-properties draw:stroke="solid" draw:stroke-dash="Dashed_20__28_var_29__20_705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54" style:family="graphic">
      <style:graphic-properties draw:stroke="none" draw:stroke-dash="Dashed_20__28_var_29__20_706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27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55" style:family="graphic">
      <style:graphic-properties draw:stroke="solid" draw:stroke-dash="Dashed_20__28_var_29__20_706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56" style:family="graphic">
      <style:graphic-properties draw:stroke="solid" draw:stroke-dash="Dashed_20__28_var_29__20_706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57" style:family="graphic">
      <style:graphic-properties draw:stroke="none" draw:stroke-dash="Dashed_20__28_var_29__20_706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27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58" style:family="graphic">
      <style:graphic-properties draw:stroke="solid" draw:stroke-dash="Dashed_20__28_var_29__20_706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59" style:family="graphic">
      <style:graphic-properties draw:stroke="solid" draw:stroke-dash="Dashed_20__28_var_29__20_706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60" style:family="graphic">
      <style:graphic-properties draw:stroke="none" draw:stroke-dash="Dashed_20__28_var_29__20_706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9cm" fo:min-width="0.27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61" style:family="graphic">
      <style:graphic-properties draw:stroke="solid" draw:stroke-dash="Dashed_20__28_var_29__20_706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62" style:family="graphic">
      <style:graphic-properties draw:stroke="solid" draw:stroke-dash="Dashed_20__28_var_29__20_706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63" style:family="graphic">
      <style:graphic-properties draw:stroke="none" draw:stroke-dash="Dashed_20__28_var_29__20_706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2cm" fo:min-width="0.284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64" style:family="graphic">
      <style:graphic-properties draw:stroke="solid" draw:stroke-dash="Dashed_20__28_var_29__20_707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65" style:family="graphic">
      <style:graphic-properties draw:stroke="solid" draw:stroke-dash="Dashed_20__28_var_29__20_707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66" style:family="graphic">
      <style:graphic-properties draw:stroke="none" draw:stroke-dash="Dashed_20__28_var_29__20_707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66cm" fo:min-width="0.29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67" style:family="graphic">
      <style:graphic-properties draw:stroke="solid" draw:stroke-dash="Dashed_20__28_var_29__20_707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68" style:family="graphic">
      <style:graphic-properties draw:stroke="solid" draw:stroke-dash="Dashed_20__28_var_29__20_707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69" style:family="graphic">
      <style:graphic-properties draw:stroke="none" draw:stroke-dash="Dashed_20__28_var_29__20_707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46cm" fo:min-width="0.31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70" style:family="graphic">
      <style:graphic-properties draw:stroke="solid" draw:stroke-dash="Dashed_20__28_var_29__20_707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71" style:family="graphic">
      <style:graphic-properties draw:stroke="solid" draw:stroke-dash="Dashed_20__28_var_29__20_707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72" style:family="graphic">
      <style:graphic-properties draw:stroke="none" draw:stroke-dash="Dashed_20__28_var_29__20_707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43cm" fo:min-width="0.31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73" style:family="graphic">
      <style:graphic-properties draw:stroke="solid" draw:stroke-dash="Dashed_20__28_var_29__20_707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74" style:family="graphic">
      <style:graphic-properties draw:stroke="solid" draw:stroke-dash="Dashed_20__28_var_29__20_708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75" style:family="graphic">
      <style:graphic-properties draw:stroke="none" draw:stroke-dash="Dashed_20__28_var_29__20_708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62cm" fo:min-width="0.29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76" style:family="graphic">
      <style:graphic-properties draw:stroke="solid" draw:stroke-dash="Dashed_20__28_var_29__20_708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77" style:family="graphic">
      <style:graphic-properties draw:stroke="solid" draw:stroke-dash="Dashed_20__28_var_29__20_708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78" style:family="graphic">
      <style:graphic-properties draw:stroke="none" draw:stroke-dash="Dashed_20__28_var_29__20_708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8cm" fo:min-width="0.28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79" style:family="graphic">
      <style:graphic-properties draw:stroke="solid" draw:stroke-dash="Dashed_20__28_var_29__20_646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80" style:family="graphic">
      <style:graphic-properties draw:stroke="solid" draw:stroke-dash="Dashed_20__28_var_29__20_607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81" style:family="graphic">
      <style:graphic-properties draw:stroke="none" draw:stroke-dash="Dashed_20__28_var_29__20_607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82" style:family="graphic">
      <style:graphic-properties draw:stroke="solid" draw:stroke-dash="Dashed_20__28_var_29__20_607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83" style:family="graphic">
      <style:graphic-properties draw:stroke="solid" draw:stroke-dash="Dashed_20__28_var_29__20_607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84" style:family="graphic">
      <style:graphic-properties draw:stroke="none" draw:stroke-dash="Dashed_20__28_var_29__20_607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85" style:family="graphic">
      <style:graphic-properties draw:stroke="solid" draw:stroke-dash="Dashed_20__28_var_29__20_607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86" style:family="graphic">
      <style:graphic-properties draw:stroke="solid" draw:stroke-dash="Dashed_20__28_var_29__20_607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87" style:family="graphic">
      <style:graphic-properties draw:stroke="none" draw:stroke-dash="Dashed_20__28_var_29__20_607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88" style:family="graphic">
      <style:graphic-properties draw:stroke="solid" draw:stroke-dash="Dashed_20__28_var_29__20_607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89" style:family="graphic">
      <style:graphic-properties draw:stroke="solid" draw:stroke-dash="Dashed_20__28_var_29__20_608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0" style:family="graphic">
      <style:graphic-properties draw:stroke="none" draw:stroke-dash="Dashed_20__28_var_29__20_608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91" style:family="graphic">
      <style:graphic-properties draw:stroke="solid" draw:stroke-dash="Dashed_20__28_var_29__20_608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2" style:family="graphic">
      <style:graphic-properties draw:stroke="solid" draw:stroke-dash="Dashed_20__28_var_29__20_608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3" style:family="graphic">
      <style:graphic-properties draw:stroke="none" draw:stroke-dash="Dashed_20__28_var_29__20_608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94" style:family="graphic">
      <style:graphic-properties draw:stroke="solid" draw:stroke-dash="Dashed_20__28_var_29__20_608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5" style:family="graphic">
      <style:graphic-properties draw:stroke="solid" draw:stroke-dash="Dashed_20__28_var_29__20_608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6" style:family="graphic">
      <style:graphic-properties draw:stroke="none" draw:stroke-dash="Dashed_20__28_var_29__20_608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97" style:family="graphic">
      <style:graphic-properties draw:stroke="solid" draw:stroke-dash="Dashed_20__28_var_29__20_608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8" style:family="graphic">
      <style:graphic-properties draw:stroke="solid" draw:stroke-dash="Dashed_20__28_var_29__20_608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9" style:family="graphic">
      <style:graphic-properties draw:stroke="none" draw:stroke-dash="Dashed_20__28_var_29__20_609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00" style:family="graphic">
      <style:graphic-properties draw:stroke="solid" draw:stroke-dash="Dashed_20__28_var_29__20_609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1" style:family="graphic">
      <style:graphic-properties draw:stroke="solid" draw:stroke-dash="Dashed_20__28_var_29__20_609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2" style:family="graphic">
      <style:graphic-properties draw:stroke="none" draw:stroke-dash="Dashed_20__28_var_29__20_609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03" style:family="graphic">
      <style:graphic-properties draw:stroke="solid" draw:stroke-dash="Dashed_20__28_var_29__20_609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4" style:family="graphic">
      <style:graphic-properties draw:stroke="solid" draw:stroke-dash="Dashed_20__28_var_29__20_609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5" style:family="graphic">
      <style:graphic-properties draw:stroke="none" draw:stroke-dash="Dashed_20__28_var_29__20_609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06" style:family="graphic">
      <style:graphic-properties draw:stroke="solid" draw:stroke-dash="Dashed_20__28_var_29__20_609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7" style:family="graphic">
      <style:graphic-properties draw:stroke="solid" draw:stroke-dash="Dashed_20__28_var_29__20_609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8" style:family="graphic">
      <style:graphic-properties draw:stroke="none" draw:stroke-dash="Dashed_20__28_var_29__20_609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5cm" fo:min-width="0.21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09" style:family="graphic">
      <style:graphic-properties draw:stroke="solid" draw:stroke-dash="Dashed_20__28_var_29__20_610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10" style:family="graphic">
      <style:graphic-properties draw:stroke="solid" draw:stroke-dash="Dashed_20__28_var_29__20_610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11" style:family="graphic">
      <style:graphic-properties draw:stroke="none" draw:stroke-dash="Dashed_20__28_var_29__20_610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12" style:family="graphic">
      <style:graphic-properties draw:stroke="solid" draw:stroke-dash="Dashed_20__28_var_29__20_610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13" style:family="graphic">
      <style:graphic-properties draw:stroke="solid" draw:stroke-dash="Dashed_20__28_var_29__20_610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14" style:family="graphic">
      <style:graphic-properties draw:stroke="none" draw:stroke-dash="Dashed_20__28_var_29__20_610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15" style:family="graphic">
      <style:graphic-properties draw:stroke="solid" draw:stroke-dash="Dashed_20__28_var_29__20_610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16" style:family="graphic">
      <style:graphic-properties draw:stroke="solid" draw:stroke-dash="Dashed_20__28_var_29__20_610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17" style:family="graphic">
      <style:graphic-properties draw:stroke="none" draw:stroke-dash="Dashed_20__28_var_29__20_610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18" style:family="graphic">
      <style:graphic-properties draw:stroke="solid" draw:stroke-dash="Dashed_20__28_var_29__20_610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19" style:family="graphic">
      <style:graphic-properties draw:stroke="solid" draw:stroke-dash="Dashed_20__28_var_29__20_611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0" style:family="graphic">
      <style:graphic-properties draw:stroke="none" draw:stroke-dash="Dashed_20__28_var_29__20_611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21" style:family="graphic">
      <style:graphic-properties draw:stroke="solid" draw:stroke-dash="Dashed_20__28_var_29__20_611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2" style:family="graphic">
      <style:graphic-properties draw:stroke="solid" draw:stroke-dash="Dashed_20__28_var_29__20_611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3" style:family="graphic">
      <style:graphic-properties draw:stroke="none" draw:stroke-dash="Dashed_20__28_var_29__20_611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24" style:family="graphic">
      <style:graphic-properties draw:stroke="solid" draw:stroke-dash="Dashed_20__28_var_29__20_611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5" style:family="graphic">
      <style:graphic-properties draw:stroke="solid" draw:stroke-dash="Dashed_20__28_var_29__20_611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6" style:family="graphic">
      <style:graphic-properties draw:stroke="none" draw:stroke-dash="Dashed_20__28_var_29__20_611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27" style:family="graphic">
      <style:graphic-properties draw:stroke="solid" draw:stroke-dash="Dashed_20__28_var_29__20_611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8" style:family="graphic">
      <style:graphic-properties draw:stroke="solid" draw:stroke-dash="Dashed_20__28_var_29__20_611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9" style:family="graphic">
      <style:graphic-properties draw:stroke="none" draw:stroke-dash="Dashed_20__28_var_29__20_612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30" style:family="graphic">
      <style:graphic-properties draw:stroke="solid" draw:stroke-dash="Dashed_20__28_var_29__20_612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1" style:family="graphic">
      <style:graphic-properties draw:stroke="solid" draw:stroke-dash="Dashed_20__28_var_29__20_612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2" style:family="graphic">
      <style:graphic-properties draw:stroke="none" draw:stroke-dash="Dashed_20__28_var_29__20_612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33" style:family="graphic">
      <style:graphic-properties draw:stroke="solid" draw:stroke-dash="Dashed_20__28_var_29__20_612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4" style:family="graphic">
      <style:graphic-properties draw:stroke="solid" draw:stroke-dash="Dashed_20__28_var_29__20_612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5" style:family="graphic">
      <style:graphic-properties draw:stroke="none" draw:stroke-dash="Dashed_20__28_var_29__20_612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36" style:family="graphic">
      <style:graphic-properties draw:stroke="none" draw:stroke-dash="Dashed_20__28_var_29__20_612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07cm" fo:min-width="0.19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37" style:family="graphic">
      <style:graphic-properties draw:stroke="none" draw:stroke-dash="Dashed_20__28_var_29__20_612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6cm" fo:min-width="0.31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38" style:family="graphic">
      <style:graphic-properties draw:stroke="solid" draw:stroke-dash="Dashed_20__28_var_29__20_601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9" style:family="graphic">
      <style:graphic-properties draw:stroke="solid" draw:stroke-dash="Dashed_20__28_var_29__20_601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40" style:family="graphic">
      <style:graphic-properties draw:stroke="none" draw:stroke-dash="Dashed_20__28_var_29__20_601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41" style:family="graphic">
      <style:graphic-properties draw:stroke="solid" draw:stroke-dash="Dashed_20__28_var_29__20_601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42" style:family="graphic">
      <style:graphic-properties draw:stroke="solid" draw:stroke-dash="Dashed_20__28_var_29__20_601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43" style:family="graphic">
      <style:graphic-properties draw:stroke="none" draw:stroke-dash="Dashed_20__28_var_29__20_601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44" style:family="graphic">
      <style:graphic-properties draw:stroke="solid" draw:stroke-dash="Dashed_20__28_var_29__20_601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45" style:family="graphic">
      <style:graphic-properties draw:stroke="solid" draw:stroke-dash="Dashed_20__28_var_29__20_601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46" style:family="graphic">
      <style:graphic-properties draw:stroke="none" draw:stroke-dash="Dashed_20__28_var_29__20_601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47" style:family="graphic">
      <style:graphic-properties draw:stroke="solid" draw:stroke-dash="Dashed_20__28_var_29__20_602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48" style:family="graphic">
      <style:graphic-properties draw:stroke="solid" draw:stroke-dash="Dashed_20__28_var_29__20_602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49" style:family="graphic">
      <style:graphic-properties draw:stroke="none" draw:stroke-dash="Dashed_20__28_var_29__20_602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50" style:family="graphic">
      <style:graphic-properties draw:stroke="solid" draw:stroke-dash="Dashed_20__28_var_29__20_602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51" style:family="graphic">
      <style:graphic-properties draw:stroke="solid" draw:stroke-dash="Dashed_20__28_var_29__20_602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52" style:family="graphic">
      <style:graphic-properties draw:stroke="none" draw:stroke-dash="Dashed_20__28_var_29__20_602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53" style:family="graphic">
      <style:graphic-properties draw:stroke="solid" draw:stroke-dash="Dashed_20__28_var_29__20_602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54" style:family="graphic">
      <style:graphic-properties draw:stroke="solid" draw:stroke-dash="Dashed_20__28_var_29__20_602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55" style:family="graphic">
      <style:graphic-properties draw:stroke="none" draw:stroke-dash="Dashed_20__28_var_29__20_602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56" style:family="graphic">
      <style:graphic-properties draw:stroke="solid" draw:stroke-dash="Dashed_20__28_var_29__20_602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57" style:family="graphic">
      <style:graphic-properties draw:stroke="solid" draw:stroke-dash="Dashed_20__28_var_29__20_603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58" style:family="graphic">
      <style:graphic-properties draw:stroke="none" draw:stroke-dash="Dashed_20__28_var_29__20_603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59" style:family="graphic">
      <style:graphic-properties draw:stroke="solid" draw:stroke-dash="Dashed_20__28_var_29__20_603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60" style:family="graphic">
      <style:graphic-properties draw:stroke="solid" draw:stroke-dash="Dashed_20__28_var_29__20_603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61" style:family="graphic">
      <style:graphic-properties draw:stroke="none" draw:stroke-dash="Dashed_20__28_var_29__20_603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62" style:family="graphic">
      <style:graphic-properties draw:stroke="solid" draw:stroke-dash="Dashed_20__28_var_29__20_603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63" style:family="graphic">
      <style:graphic-properties draw:stroke="solid" draw:stroke-dash="Dashed_20__28_var_29__20_603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64" style:family="graphic">
      <style:graphic-properties draw:stroke="none" draw:stroke-dash="Dashed_20__28_var_29__20_603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65" style:family="graphic">
      <style:graphic-properties draw:stroke="solid" draw:stroke-dash="Dashed_20__28_var_29__20_603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66" style:family="graphic">
      <style:graphic-properties draw:stroke="solid" draw:stroke-dash="Dashed_20__28_var_29__20_603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67" style:family="graphic">
      <style:graphic-properties draw:stroke="none" draw:stroke-dash="Dashed_20__28_var_29__20_604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5cm" fo:min-width="0.21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68" style:family="graphic">
      <style:graphic-properties draw:stroke="solid" draw:stroke-dash="Dashed_20__28_var_29__20_604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69" style:family="graphic">
      <style:graphic-properties draw:stroke="solid" draw:stroke-dash="Dashed_20__28_var_29__20_604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70" style:family="graphic">
      <style:graphic-properties draw:stroke="none" draw:stroke-dash="Dashed_20__28_var_29__20_604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71" style:family="graphic">
      <style:graphic-properties draw:stroke="solid" draw:stroke-dash="Dashed_20__28_var_29__20_604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72" style:family="graphic">
      <style:graphic-properties draw:stroke="solid" draw:stroke-dash="Dashed_20__28_var_29__20_604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73" style:family="graphic">
      <style:graphic-properties draw:stroke="none" draw:stroke-dash="Dashed_20__28_var_29__20_604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74" style:family="graphic">
      <style:graphic-properties draw:stroke="solid" draw:stroke-dash="Dashed_20__28_var_29__20_604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75" style:family="graphic">
      <style:graphic-properties draw:stroke="solid" draw:stroke-dash="Dashed_20__28_var_29__20_604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76" style:family="graphic">
      <style:graphic-properties draw:stroke="none" draw:stroke-dash="Dashed_20__28_var_29__20_604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77" style:family="graphic">
      <style:graphic-properties draw:stroke="solid" draw:stroke-dash="Dashed_20__28_var_29__20_605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78" style:family="graphic">
      <style:graphic-properties draw:stroke="solid" draw:stroke-dash="Dashed_20__28_var_29__20_605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79" style:family="graphic">
      <style:graphic-properties draw:stroke="none" draw:stroke-dash="Dashed_20__28_var_29__20_605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80" style:family="graphic">
      <style:graphic-properties draw:stroke="solid" draw:stroke-dash="Dashed_20__28_var_29__20_605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81" style:family="graphic">
      <style:graphic-properties draw:stroke="solid" draw:stroke-dash="Dashed_20__28_var_29__20_605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82" style:family="graphic">
      <style:graphic-properties draw:stroke="none" draw:stroke-dash="Dashed_20__28_var_29__20_605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83" style:family="graphic">
      <style:graphic-properties draw:stroke="solid" draw:stroke-dash="Dashed_20__28_var_29__20_605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84" style:family="graphic">
      <style:graphic-properties draw:stroke="solid" draw:stroke-dash="Dashed_20__28_var_29__20_605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85" style:family="graphic">
      <style:graphic-properties draw:stroke="none" draw:stroke-dash="Dashed_20__28_var_29__20_605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86" style:family="graphic">
      <style:graphic-properties draw:stroke="solid" draw:stroke-dash="Dashed_20__28_var_29__20_605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87" style:family="graphic">
      <style:graphic-properties draw:stroke="solid" draw:stroke-dash="Dashed_20__28_var_29__20_606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88" style:family="graphic">
      <style:graphic-properties draw:stroke="none" draw:stroke-dash="Dashed_20__28_var_29__20_606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89" style:family="graphic">
      <style:graphic-properties draw:stroke="solid" draw:stroke-dash="Dashed_20__28_var_29__20_606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90" style:family="graphic">
      <style:graphic-properties draw:stroke="solid" draw:stroke-dash="Dashed_20__28_var_29__20_606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91" style:family="graphic">
      <style:graphic-properties draw:stroke="none" draw:stroke-dash="Dashed_20__28_var_29__20_606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92" style:family="graphic">
      <style:graphic-properties draw:stroke="solid" draw:stroke-dash="Dashed_20__28_var_29__20_606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93" style:family="graphic">
      <style:graphic-properties draw:stroke="solid" draw:stroke-dash="Dashed_20__28_var_29__20_645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94" style:family="graphic">
      <style:graphic-properties draw:stroke="none" draw:stroke-dash="Dashed_20__28_var_29__20_645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95" style:family="graphic">
      <style:graphic-properties draw:stroke="solid" svg:stroke-width="0.041cm" svg:stroke-color="#1ca2b8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96" style:family="graphic">
      <style:graphic-properties draw:stroke="none" draw:stroke-dash="Dashed_20__28_var_29__20_645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6cm" fo:min-width="0.30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97" style:family="graphic">
      <style:graphic-properties draw:stroke="none" draw:stroke-dash="Dashed_20__28_var_29__20_646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6cm" fo:min-width="0.31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98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9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00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1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02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03" style:family="graphic">
      <style:graphic-properties draw:stroke="none" svg:stroke-color="#000000" draw:fill="none" draw:fill-color="#ffffff" fo:min-height="1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0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50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49887837" text:style-name="_5f_Numérotation_20_des_20_exercices_20_livrets">
        <text:list-item>
          <text:h text:style-name="P18" text:outline-level="1"><text:span text:style-name="_5f_pointillés_20_gris"><text:span text:style-name="T24">S</text:span></text:span><text:span text:style-name="_5f_pointillés_20_gris"><text:span text:style-name="T21">ur les figures ci-dessous, lis la mesure de chaque angle sur le rapporteur puis écris-la dans la bulle.</text:span></text:span></text:h>
        </text:list-item>
      </text:list>
      <text:p text:style-name="_5f_Paragraphe_20_livret_20_"><draw:custom-shape text:anchor-type="char" draw:z-index="28" draw:name="Shape33" draw:style-name="gr250" draw:text-style-name="P37" svg:width="1.511cm" svg:height="1.01cm" svg:x="4.015cm" svg:y="-0.173cm"><text:p text:style-name="P36"><text:span text:style-name="T26">a.</text:span><text:span text:style-name="T35"> </text:span><text:span text:style-name="T36">…..</text:span></text:p><draw:enhanced-geometry svg:viewBox="0 0 21600 21600" draw:mirror-horizontal="false" draw:mirror-vertical="false" draw:text-areas="800 800 20800 20800" draw:type="round-rectangular-callout" draw:modifiers="-8871.87864644107 16699.476439790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g text:anchor-type="char" draw:z-index="29" draw:name="Shape34" draw:style-name="gr7"><draw:circle draw:style-name="gr8" draw:text-style-name="P25" svg:width="4.003cm" svg:height="4.003cm" draw:transform="skewX (-0.000523598775598176) rotate (-2.22058240731239) translate (4.45558333333333cm 1.35113888888889cm)" draw:kind="arc" draw:start-angle="0.03" draw:end-angle="179.96"><text:p/></draw:circle><draw:circle draw:style-name="gr8" draw:text-style-name="P25" svg:width="2.504cm" svg:height="2.504cm" draw:transform="skewX (-0.000698131700797595) rotate (-2.22075694023759) translate (3.40783333333333cm 1.49401388888889cm)" draw:kind="arc" draw:start-angle="0.03" draw:end-angle="179.96"><text:p/></draw:circle><draw:line draw:style-name="gr8" draw:text-style-name="P25" svg:x1="2.416cm" svg:y1="0.741cm" svg:x2="0.903cm" svg:y2="2.732cm"><text:p/></draw:line><draw:line draw:style-name="gr8" draw:text-style-name="P25" svg:x1="2.471cm" svg:y1="-0.159cm" svg:x2="0.049cm" svg:y2="3.027cm"><text:p/></draw:line><draw:line draw:style-name="gr8" draw:text-style-name="P25" svg:x1="2.473cm" svg:y1="-0.159cm" svg:x2="2.872cm" svg:y2="0.144cm"><text:p/></draw:line><draw:line draw:style-name="gr8" draw:text-style-name="P25" svg:x1="0.049cm" svg:y1="3.023cm" svg:x2="0.449cm" svg:y2="3.326cm"><text:p/></draw:line><draw:line draw:style-name="gr8" draw:text-style-name="P25" svg:x1="1.776cm" svg:y1="1.824cm" svg:x2="1.538cm" svg:y2="1.642cm"><text:p/></draw:line><draw:g draw:style-name="gr134"><draw:line draw:style-name="gr192" draw:text-style-name="P26" svg:x1="3.459cm" svg:y1="1.651cm" svg:x2="3.657cm" svg:y2="1.64cm"><text:p/></draw:line><draw:line draw:style-name="gr193" draw:text-style-name="P26" svg:x1="2.903cm" svg:y1="1.675cm" svg:x2="3.104cm" svg:y2="1.663cm"><text:p/></draw:line><draw:frame draw:style-name="gr194" draw:text-style-name="P28" svg:width="0.336cm" svg:height="0.429cm" draw:transform="rotate (-1.53396987957782) translate (3.46956944444444cm 1.53634722222222cm)"><draw:text-box><text:p text:style-name="P27"><text:span text:style-name="T30">130</text:span></text:p><text:p text:style-name="P27"><text:span text:style-name="T30">50</text:span></text:p></draw:text-box></draw:frame></draw:g><draw:g draw:style-name="gr134"><draw:line draw:style-name="gr195" draw:text-style-name="P26" svg:x1="0.832cm" svg:y1="3.337cm" svg:x2="0.739cm" svg:y2="3.515cm"><text:p/></draw:line><draw:line draw:style-name="gr196" draw:text-style-name="P26" svg:x1="1.085cm" svg:y1="2.845cm" svg:x2="0.993cm" svg:y2="3.023cm"><text:p/></draw:line><draw:frame draw:style-name="gr197" draw:text-style-name="P28" svg:width="0.288cm" svg:height="0.475cm" draw:transform="rotate (2.66808482752373) translate (0.897819444444444cm 3.40959722222222cm)"><draw:text-box><text:p text:style-name="P27"><text:span text:style-name="T30">10</text:span></text:p><text:p text:style-name="P27"><text:span text:style-name="T30">170</text:span></text:p></draw:text-box></draw:frame></draw:g><draw:g draw:style-name="gr134"><draw:line draw:style-name="gr198" draw:text-style-name="P26" svg:x1="1.12cm" svg:y1="3.455cm" svg:x2="1.06cm" svg:y2="3.646cm"><text:p/></draw:line><draw:line draw:style-name="gr199" draw:text-style-name="P26" svg:x1="1.286cm" svg:y1="2.926cm" svg:x2="1.226cm" svg:y2="3.12cm"><text:p/></draw:line><draw:frame draw:style-name="gr200" draw:text-style-name="P28" svg:width="0.302cm" svg:height="0.458cm" draw:transform="rotate (2.83616003449079) translate (1.20297222222222cm 3.51543055555556cm)"><draw:text-box><text:p text:style-name="P27"><text:span text:style-name="T30">20</text:span></text:p><text:p text:style-name="P27"><text:span text:style-name="T30">160</text:span></text:p></draw:text-box></draw:frame></draw:g><draw:g draw:style-name="gr134"><draw:line draw:style-name="gr201" draw:text-style-name="P26" svg:x1="1.741cm" svg:y1="3.531cm" svg:x2="1.752cm" svg:y2="3.73cm"><text:p/></draw:line><draw:line draw:style-name="gr202" draw:text-style-name="P26" svg:x1="1.711cm" svg:y1="2.979cm" svg:x2="1.722cm" svg:y2="3.178cm"><text:p/></draw:line><draw:frame draw:style-name="gr203" draw:text-style-name="P28" svg:width="0.334cm" svg:height="0.431cm" draw:transform="rotate (-3.09743582351434) translate (1.83973611111111cm 3.56129166666667cm)"><draw:text-box><text:p text:style-name="P27"><text:span text:style-name="T30">40</text:span></text:p><text:p text:style-name="P27"><text:span text:style-name="T30">140</text:span></text:p></draw:text-box></draw:frame></draw:g><draw:g draw:style-name="gr134"><draw:line draw:style-name="gr204" draw:text-style-name="P26" svg:x1="1.43cm" svg:y1="3.517cm" svg:x2="1.404cm" svg:y2="3.715cm"><text:p/></draw:line><draw:line draw:style-name="gr205" draw:text-style-name="P26" svg:x1="1.502cm" svg:y1="2.977cm" svg:x2="1.476cm" svg:y2="3.175cm"><text:p/></draw:line><draw:frame draw:style-name="gr206" draw:text-style-name="P28" svg:width="0.324cm" svg:height="0.44cm" draw:transform="rotate (3.0162780132966) translate (1.52047222222222cm 3.56305555555556cm)"><draw:text-box><text:p text:style-name="P27"><text:span text:style-name="T30">30</text:span></text:p><text:p text:style-name="P27"><text:span text:style-name="T30">150</text:span></text:p></draw:text-box></draw:frame></draw:g><draw:g draw:style-name="gr134"><draw:line draw:style-name="gr207" draw:text-style-name="P26" svg:x1="2.353cm" svg:y1="3.397cm" svg:x2="2.431cm" svg:y2="3.582cm"><text:p/></draw:line><draw:line draw:style-name="gr208" draw:text-style-name="P26" svg:x1="2.141cm" svg:y1="2.889cm" svg:x2="2.22cm" svg:y2="3.074cm"><text:p/></draw:line><draw:frame draw:style-name="gr209" draw:text-style-name="P28" svg:width="0.292cm" svg:height="0.468cm" draw:transform="rotate (-2.74348305120989) translate (2.45886111111111cm 3.38313888888889cm)"><draw:text-box><text:p text:style-name="P27"><text:span text:style-name="T30">60</text:span></text:p><text:p text:style-name="P27"><text:span text:style-name="T30">120</text:span></text:p></draw:text-box></draw:frame></draw:g><draw:g draw:style-name="gr134"><draw:line draw:style-name="gr210" draw:text-style-name="P26" svg:x1="2.055cm" svg:y1="3.491cm" svg:x2="2.099cm" svg:y2="3.687cm"><text:p/></draw:line><draw:line draw:style-name="gr211" draw:text-style-name="P26" svg:x1="1.931cm" svg:y1="2.953cm" svg:x2="1.975cm" svg:y2="3.149cm"><text:p/></draw:line><draw:frame draw:style-name="gr212" draw:text-style-name="P28" svg:width="0.311cm" svg:height="0.451cm" draw:transform="rotate (-2.91976130566131) translate (2.15547222222222cm 3.4925cm)"><draw:text-box><text:p text:style-name="P27"><text:span text:style-name="T30">50</text:span></text:p><text:p text:style-name="P27"><text:span text:style-name="T30">130</text:span></text:p></draw:text-box></draw:frame></draw:g><draw:g draw:style-name="gr134"><draw:line draw:style-name="gr213" draw:text-style-name="P26" svg:x1="2.63cm" svg:y1="3.247cm" svg:x2="2.738cm" svg:y2="3.415cm"><text:p/></draw:line><draw:line draw:style-name="gr214" draw:text-style-name="P26" svg:x1="2.33cm" svg:y1="2.785cm" svg:x2="2.438cm" svg:y2="2.954cm"><text:p/></draw:line><draw:frame draw:style-name="gr215" draw:text-style-name="P28" svg:width="0.283cm" svg:height="0.484cm" draw:transform="rotate (-2.56580853335686) translate (2.72520833333333cm 3.20851388888889cm)"><draw:text-box><text:p text:style-name="P27"><text:span text:style-name="T30">70</text:span></text:p><text:p text:style-name="P27"><text:span text:style-name="T30">110</text:span></text:p></draw:text-box></draw:frame></draw:g><draw:g draw:style-name="gr134"><draw:line draw:style-name="gr216" draw:text-style-name="P26" svg:x1="2.877cm" svg:y1="3.053cm" svg:x2="3.015cm" svg:y2="3.199cm"><text:p/></draw:line><draw:line draw:style-name="gr217" draw:text-style-name="P26" svg:x1="2.51cm" svg:y1="2.649cm" svg:x2="2.644cm" svg:y2="2.795cm"><text:p/></draw:line><draw:frame draw:style-name="gr218" draw:text-style-name="P28" svg:width="0.279cm" svg:height="0.489cm" draw:transform="rotate (-2.40279478122059) translate (2.96686111111111cm 3.00743055555556cm)"><draw:text-box><text:p text:style-name="P27"><text:span text:style-name="T30">80</text:span></text:p><text:p text:style-name="P27"><text:span text:style-name="T30">100</text:span></text:p></draw:text-box></draw:frame></draw:g><draw:g draw:style-name="gr134"><draw:line draw:style-name="gr219" draw:text-style-name="P26" svg:x1="3.085cm" svg:y1="2.822cm" svg:x2="3.246cm" svg:y2="2.944cm"><text:p/></draw:line><draw:line draw:style-name="gr220" draw:text-style-name="P26" svg:x1="2.653cm" svg:y1="2.492cm" svg:x2="2.812cm" svg:y2="2.614cm"><text:p/></draw:line><draw:frame draw:style-name="gr221" draw:text-style-name="P29" svg:width="0.251cm" svg:height="0.479cm" draw:transform="rotate (-2.22093147316278) translate (3.12561111111111cm 2.7305cm)"><draw:text-box><text:p text:style-name="P27"><text:span text:style-name="T31">90</text:span></text:p></draw:text-box></draw:frame></draw:g><draw:g draw:style-name="gr134"><draw:line draw:style-name="gr222" draw:text-style-name="P26" svg:x1="0.563cm" svg:y1="3.166cm" svg:x2="0.441cm" svg:y2="3.325cm"><text:p/></draw:line><draw:line draw:style-name="gr223" draw:text-style-name="P26" svg:x1="0.896cm" svg:y1="2.729cm" svg:x2="0.776cm" svg:y2="2.886cm"><text:p/></draw:line><draw:frame draw:style-name="gr224" draw:text-style-name="P28" svg:width="0.279cm" svg:height="0.489cm" draw:transform="rotate (2.49669349497789) translate (0.617361111111111cm 3.25613888888889cm)"><draw:text-box><text:p text:style-name="P27"><text:span text:style-name="T30">0</text:span></text:p><text:p text:style-name="P27"><text:span text:style-name="T30">180</text:span></text:p></draw:text-box></draw:frame></draw:g><draw:g draw:style-name="gr134"><draw:line draw:style-name="gr225" draw:text-style-name="P26" svg:x1="2.75cm" svg:y1="0.302cm" svg:x2="2.87cm" svg:y2="0.143cm"><text:p/></draw:line><draw:line draw:style-name="gr226" draw:text-style-name="P26" svg:x1="2.413cm" svg:y1="0.739cm" svg:x2="2.533cm" svg:y2="0.58cm"><text:p/></draw:line><draw:frame draw:style-name="gr227" draw:text-style-name="P28" svg:width="0.279cm" svg:height="0.489cm" draw:transform="rotate (-0.64943701466709) translate (2.68463888888889cm 0.215194444444444cm)"><draw:text-box><text:p text:style-name="P27"><text:span text:style-name="T30">180</text:span></text:p><text:p text:style-name="P27"><text:span text:style-name="T30">0</text:span></text:p></draw:text-box></draw:frame></draw:g><draw:g draw:style-name="gr134"><draw:line draw:style-name="gr228" draw:text-style-name="P26" svg:x1="2.981cm" svg:y1="0.513cm" svg:x2="3.127cm" svg:y2="0.379cm"><text:p/></draw:line><draw:line draw:style-name="gr229" draw:text-style-name="P26" svg:x1="2.57cm" svg:y1="0.889cm" svg:x2="2.718cm" svg:y2="0.751cm"><text:p/></draw:line><draw:frame draw:style-name="gr230" draw:text-style-name="P28" svg:width="0.276cm" svg:height="0.491cm" draw:transform="rotate (-0.827111532520113) translate (2.92452777777778cm 0.41275cm)"><draw:text-box><text:p text:style-name="P27"><text:span text:style-name="T30">170</text:span></text:p><text:p text:style-name="P27"><text:span text:style-name="T30">10</text:span></text:p></draw:text-box></draw:frame></draw:g><draw:g draw:style-name="gr134"><draw:line draw:style-name="gr231" draw:text-style-name="P26" svg:x1="3.168cm" svg:y1="0.76cm" svg:x2="3.336cm" svg:y2="0.651cm"><text:p/></draw:line><draw:line draw:style-name="gr232" draw:text-style-name="P26" svg:x1="2.704cm" svg:y1="1.057cm" svg:x2="2.872cm" svg:y2="0.951cm"><text:p/></draw:line><draw:frame draw:style-name="gr233" draw:text-style-name="P28" svg:width="0.283cm" svg:height="0.484cm" draw:transform="rotate (-0.999026463841554) translate (3.12561111111111cm 0.650875cm)"><draw:text-box><text:p text:style-name="P27"><text:span text:style-name="T30">160</text:span></text:p><text:p text:style-name="P27"><text:span text:style-name="T30">20</text:span></text:p></draw:text-box></draw:frame></draw:g><draw:g draw:style-name="gr134"><draw:line draw:style-name="gr234" draw:text-style-name="P26" svg:x1="3.316cm" svg:y1="1.04cm" svg:x2="3.501cm" svg:y2="0.961cm"><text:p/></draw:line><draw:line draw:style-name="gr235" draw:text-style-name="P26" svg:x1="2.813cm" svg:y1="1.253cm" svg:x2="2.996cm" svg:y2="1.175cm"><text:p/></draw:line><draw:frame draw:style-name="gr236" draw:text-style-name="P28" svg:width="0.294cm" svg:height="0.472cm" draw:transform="rotate (-1.1697196646866) translate (3.28788888888889cm 0.927805555555556cm)"><draw:text-box><text:p text:style-name="P27"><text:span text:style-name="T30">150</text:span></text:p><text:p text:style-name="P27"><text:span text:style-name="T30">30</text:span></text:p></draw:text-box></draw:frame></draw:g><draw:g draw:style-name="gr134"><draw:line draw:style-name="gr237" draw:text-style-name="P26" svg:x1="3.415cm" svg:y1="1.338cm" svg:x2="3.611cm" svg:y2="1.296cm"><text:p/></draw:line><draw:line draw:style-name="gr238" draw:text-style-name="P26" svg:x1="2.877cm" svg:y1="1.462cm" svg:x2="3.073cm" svg:y2="1.418cm"><text:p/></draw:line><draw:frame draw:style-name="gr239" draw:text-style-name="P28" svg:width="0.311cm" svg:height="0.451cm" draw:transform="rotate (-1.34896497886642) translate (3.40959722222222cm 1.22413888888889cm)"><draw:text-box><text:p text:style-name="P27"><text:span text:style-name="T30">140</text:span></text:p><text:p text:style-name="P27"><text:span text:style-name="T30">40</text:span></text:p></draw:text-box></draw:frame></draw:g><draw:g draw:style-name="gr134"><draw:line draw:style-name="gr240" draw:text-style-name="P26" svg:x1="3.443cm" svg:y1="1.963cm" svg:x2="3.642cm" svg:y2="1.988cm"><text:p/></draw:line><draw:line draw:style-name="gr241" draw:text-style-name="P26" svg:x1="2.898cm" svg:y1="1.894cm" svg:x2="3.097cm" svg:y2="1.919cm"><text:p/></draw:line><draw:frame draw:style-name="gr242" draw:text-style-name="P28" svg:width="0.324cm" svg:height="0.44cm" draw:transform="rotate (-1.69611096708809) translate (3.47133333333333cm 1.85913888888889cm)"><draw:text-box><text:p text:style-name="P27"><text:span text:style-name="T30">120</text:span></text:p><text:p text:style-name="P27"><text:span text:style-name="T30">60</text:span></text:p></draw:text-box></draw:frame></draw:g><draw:g draw:style-name="gr134"><draw:line draw:style-name="gr243" draw:text-style-name="P26" svg:x1="3.374cm" svg:y1="2.268cm" svg:x2="3.565cm" svg:y2="2.328cm"><text:p/></draw:line><draw:line draw:style-name="gr244" draw:text-style-name="P26" svg:x1="2.85cm" svg:y1="2.104cm" svg:x2="3.042cm" svg:y2="2.164cm"><text:p/></draw:line><draw:frame draw:style-name="gr245" draw:text-style-name="P28" svg:width="0.302cm" svg:height="0.458cm" draw:transform="rotate (-1.86924762888593) translate (3.41665277777778cm 2.17840277777778cm)"><draw:text-box><text:p text:style-name="P27"><text:span text:style-name="T30">110</text:span></text:p><text:p text:style-name="P27"><text:span text:style-name="T30">70</text:span></text:p></draw:text-box></draw:frame></draw:g><draw:g draw:style-name="gr134"><draw:line draw:style-name="gr246" draw:text-style-name="P26" svg:x1="3.254cm" svg:y1="2.559cm" svg:x2="3.432cm" svg:y2="2.651cm"><text:p/></draw:line><draw:line draw:style-name="gr247" draw:text-style-name="P26" svg:x1="2.771cm" svg:y1="2.307cm" svg:x2="2.947cm" svg:y2="2.399cm"><text:p/></draw:line><draw:frame draw:style-name="gr248" draw:text-style-name="P28" svg:width="0.288cm" svg:height="0.475cm" draw:transform="rotate (-2.04430415286096) translate (3.317875cm 2.47473611111111cm)"><draw:text-box><text:p text:style-name="P27"><text:span text:style-name="T30">100</text:span></text:p><text:p text:style-name="P27"><text:span text:style-name="T30">80</text:span></text:p></draw:text-box></draw:frame></draw:g><draw:line draw:style-name="gr249" draw:text-style-name="P25" svg:x1="1.658cm" svg:y1="1.735cm" svg:x2="3.101cm" svg:y2="-0.166cm"><text:p/></draw:line><draw:line draw:style-name="gr249" draw:text-style-name="P25" svg:x1="1.658cm" svg:y1="1.739cm" svg:x2="0.845cm" svg:y2="4.367cm"><text:p/></draw:line></draw:g><draw:g text:anchor-type="char" draw:z-index="21" draw:name="Shape36" draw:style-name="gr7"><draw:circle draw:style-name="gr8" draw:text-style-name="P25" svg:width="4.001cm" svg:height="4.001cm" draw:transform="rotate (-2.91033652770054) translate (9.45620833333333cm 2.78165277777778cm)" draw:kind="arc" draw:start-angle="0.03" draw:end-angle="179.96"><text:p/></draw:circle><draw:ellipse draw:style-name="gr8" draw:text-style-name="P25" svg:width="2.502cm" svg:height="2.504cm" draw:transform="rotate (-2.91033652770054) translate (8.556625cm 2.22426388888889cm)" draw:kind="arc" draw:start-angle="0.03" draw:end-angle="179.96"><text:p/></draw:ellipse><draw:line draw:style-name="gr8" draw:text-style-name="P25" svg:x1="8.269cm" svg:y1="1.008cm" svg:x2="5.835cm" svg:y2="1.581cm"><text:p/></draw:line><draw:line draw:style-name="gr8" draw:text-style-name="P25" svg:x1="8.886cm" svg:y1="0.352cm" svg:x2="4.991cm" svg:y2="1.269cm"><text:p/></draw:line><draw:line draw:style-name="gr8" draw:text-style-name="P25" svg:x1="8.885cm" svg:y1="0.352cm" svg:x2="9cm" svg:y2="0.841cm"><text:p/></draw:line><draw:line draw:style-name="gr8" draw:text-style-name="P25" svg:x1="4.991cm" svg:y1="1.269cm" svg:x2="5.106cm" svg:y2="1.758cm"><text:p/></draw:line><draw:line draw:style-name="gr8" draw:text-style-name="P25" svg:x1="7.086cm" svg:y1="1.442cm" svg:x2="7.017cm" svg:y2="1.151cm"><text:p/></draw:line><draw:g draw:style-name="gr134"><draw:line draw:style-name="gr265" draw:text-style-name="P26" svg:x1="8.495cm" svg:y1="2.375cm" svg:x2="8.656cm" svg:y2="2.495cm"><text:p/></draw:line><draw:line draw:style-name="gr266" draw:text-style-name="P26" svg:x1="8.054cm" svg:y1="2.04cm" svg:x2="8.218cm" svg:y2="2.16cm"><text:p/></draw:line><draw:frame draw:style-name="gr267" draw:text-style-name="P28" svg:width="0.279cm" svg:height="0.489cm" draw:transform="rotate (-2.2156954854068) translate (8.58131944444444cm 2.29481944444444cm)"><draw:text-box><text:p text:style-name="P27"><text:span text:style-name="T30">130</text:span></text:p><text:p text:style-name="P27"><text:span text:style-name="T30">50</text:span></text:p></draw:text-box></draw:frame></draw:g><draw:g draw:style-name="gr134"><draw:line draw:style-name="gr268" draw:text-style-name="P26" svg:x1="5.4cm" svg:y1="2.003cm" svg:x2="5.215cm" svg:y2="2.082cm"><text:p/></draw:line><draw:line draw:style-name="gr269" draw:text-style-name="P26" svg:x1="5.906cm" svg:y1="1.786cm" svg:x2="5.723cm" svg:y2="1.865cm"><text:p/></draw:line><draw:frame draw:style-name="gr270" draw:text-style-name="P28" svg:width="0.295cm" svg:height="0.47cm" draw:transform="rotate (1.97850524006077) translate (5.40102777777778cm 2.10255555555556cm)"><draw:text-box><text:p text:style-name="P27"><text:span text:style-name="T30">10</text:span></text:p><text:p text:style-name="P27"><text:span text:style-name="T30">170</text:span></text:p></draw:text-box></draw:frame></draw:g><draw:g draw:style-name="gr134"><draw:line draw:style-name="gr271" draw:text-style-name="P26" svg:x1="5.548cm" svg:y1="2.278cm" svg:x2="5.379cm" svg:y2="2.387cm"><text:p/></draw:line><draw:line draw:style-name="gr272" draw:text-style-name="P26" svg:x1="6.005cm" svg:y1="1.98cm" svg:x2="5.837cm" svg:y2="2.091cm"><text:p/></draw:line><draw:frame draw:style-name="gr273" draw:text-style-name="P28" svg:width="0.283cm" svg:height="0.484cm" draw:transform="rotate (2.14658044702783) translate (5.57036111111111cm 2.38125cm)"><draw:text-box><text:p text:style-name="P27"><text:span text:style-name="T30">20</text:span></text:p><text:p text:style-name="P27"><text:span text:style-name="T30">160</text:span></text:p></draw:text-box></draw:frame></draw:g><draw:g draw:style-name="gr134"><draw:line draw:style-name="gr274" draw:text-style-name="P26" svg:x1="5.977cm" svg:y1="2.741cm" svg:x2="5.857cm" svg:y2="2.9cm"><text:p/></draw:line><draw:line draw:style-name="gr275" draw:text-style-name="P26" svg:x1="6.306cm" svg:y1="2.294cm" svg:x2="6.186cm" svg:y2="2.455cm"><text:p/></draw:line><draw:frame draw:style-name="gr276" draw:text-style-name="P28" svg:width="0.279cm" svg:height="0.489cm" draw:transform="rotate (2.49669349497789) translate (6.03426388888889cm 2.82045833333333cm)"><draw:text-box><text:p text:style-name="P27"><text:span text:style-name="T30">40</text:span></text:p><text:p text:style-name="P27"><text:span text:style-name="T30">140</text:span></text:p></draw:text-box></draw:frame></draw:g><draw:g draw:style-name="gr134"><draw:line draw:style-name="gr277" draw:text-style-name="P26" svg:x1="5.742cm" svg:y1="2.525cm" svg:x2="5.596cm" svg:y2="2.661cm"><text:p/></draw:line><draw:line draw:style-name="gr278" draw:text-style-name="P26" svg:x1="6.145cm" svg:y1="2.151cm" svg:x2="5.999cm" svg:y2="2.287cm"><text:p/></draw:line><draw:frame draw:style-name="gr279" draw:text-style-name="P28" svg:width="0.279cm" svg:height="0.491cm" draw:transform="rotate (2.33001455141243) translate (5.78026388888889cm 2.61761111111111cm)"><draw:text-box><text:p text:style-name="P27"><text:span text:style-name="T30">30</text:span></text:p><text:p text:style-name="P27"><text:span text:style-name="T30">150</text:span></text:p></draw:text-box></draw:frame></draw:g><draw:g draw:style-name="gr134"><draw:line draw:style-name="gr280" draw:text-style-name="P26" svg:x1="6.533cm" svg:y1="3.019cm" svg:x2="6.477cm" svg:y2="3.213cm"><text:p/></draw:line><draw:line draw:style-name="gr281" draw:text-style-name="P26" svg:x1="6.69cm" svg:y1="2.495cm" svg:x2="6.634cm" svg:y2="2.686cm"><text:p/></draw:line><draw:frame draw:style-name="gr282" draw:text-style-name="P28" svg:width="0.302cm" svg:height="0.458cm" draw:transform="rotate (2.84314135149876) translate (6.62340277777778cm 3.07622222222222cm)"><draw:text-box><text:p text:style-name="P27"><text:span text:style-name="T30">60</text:span></text:p><text:p text:style-name="P27"><text:span text:style-name="T30">120</text:span></text:p></draw:text-box></draw:frame></draw:g><draw:g draw:style-name="gr134"><draw:line draw:style-name="gr283" draw:text-style-name="P26" svg:x1="6.243cm" svg:y1="2.906cm" svg:x2="6.151cm" svg:y2="3.084cm"><text:p/></draw:line><draw:line draw:style-name="gr284" draw:text-style-name="P26" svg:x1="6.488cm" svg:y1="2.412cm" svg:x2="6.398cm" svg:y2="2.59cm"><text:p/></draw:line><draw:frame draw:style-name="gr285" draw:text-style-name="P28" svg:width="0.29cm" svg:height="0.475cm" draw:transform="rotate (2.6778586713349) translate (6.31825cm 2.96686111111111cm)"><draw:text-box><text:p text:style-name="P27"><text:span text:style-name="T30">50</text:span></text:p><text:p text:style-name="P27"><text:span text:style-name="T30">130</text:span></text:p></draw:text-box></draw:frame></draw:g><draw:g draw:style-name="gr134"><draw:line draw:style-name="gr286" draw:text-style-name="P26" svg:x1="6.839cm" svg:y1="3.085cm" svg:x2="6.816cm" svg:y2="3.281cm"><text:p/></draw:line><draw:line draw:style-name="gr287" draw:text-style-name="P26" svg:x1="6.906cm" svg:y1="2.532cm" svg:x2="6.881cm" svg:y2="2.733cm"><text:p/></draw:line><draw:frame draw:style-name="gr288" draw:text-style-name="P28" svg:width="0.325cm" svg:height="0.438cm" draw:transform="rotate (3.03093877901335) translate (6.937375cm 3.1115cm)"><draw:text-box><text:p text:style-name="P27"><text:span text:style-name="T30">70</text:span></text:p><text:p text:style-name="P27"><text:span text:style-name="T30">110</text:span></text:p></draw:text-box></draw:frame></draw:g><draw:g draw:style-name="gr134"><draw:line draw:style-name="gr289" draw:text-style-name="P26" svg:x1="7.153cm" svg:y1="3.092cm" svg:x2="7.164cm" svg:y2="3.291cm"><text:p/></draw:line><draw:line draw:style-name="gr290" draw:text-style-name="P26" svg:x1="7.123cm" svg:y1="2.547cm" svg:x2="7.134cm" svg:y2="2.746cm"><text:p/></draw:line><draw:frame draw:style-name="gr291" draw:text-style-name="P28" svg:width="0.334cm" svg:height="0.433cm" draw:transform="rotate (-3.08277505779758) translate (7.254875cm 3.10797222222222cm)"><draw:text-box><text:p text:style-name="P27"><text:span text:style-name="T30">80</text:span></text:p><text:p text:style-name="P27"><text:span text:style-name="T30">100</text:span></text:p></draw:text-box></draw:frame></draw:g><draw:g draw:style-name="gr134"><draw:line draw:style-name="gr292" draw:text-style-name="P26" svg:x1="7.463cm" svg:y1="3.04cm" svg:x2="7.511cm" svg:y2="3.238cm"><text:p/></draw:line><draw:line draw:style-name="gr293" draw:text-style-name="P26" svg:x1="7.34cm" svg:y1="2.511cm" svg:x2="7.384cm" svg:y2="2.705cm"><text:p/></draw:line><draw:frame draw:style-name="gr294" draw:text-style-name="P29" svg:width="0.283cm" svg:height="0.442cm" draw:transform="rotate (-2.90667133627136) translate (7.55120833333333cm 2.99684722222222cm)"><draw:text-box><text:p text:style-name="P27"><text:span text:style-name="T31">90</text:span></text:p></draw:text-box></draw:frame></draw:g><draw:g draw:style-name="gr134"><draw:line draw:style-name="gr295" draw:text-style-name="P26" svg:x1="5.301cm" svg:y1="1.703cm" svg:x2="5.105cm" svg:y2="1.749cm"><text:p/></draw:line><draw:line draw:style-name="gr296" draw:text-style-name="P26" svg:x1="5.835cm" svg:y1="1.576cm" svg:x2="5.641cm" svg:y2="1.622cm"><text:p/></draw:line><draw:frame draw:style-name="gr297" draw:text-style-name="P28" svg:width="0.308cm" svg:height="0.451cm" draw:transform="rotate (1.80693937458973) translate (5.28813888888889cm 1.80798611111111cm)"><draw:text-box><text:p text:style-name="P27"><text:span text:style-name="T30">0</text:span></text:p><text:p text:style-name="P27"><text:span text:style-name="T30">180</text:span></text:p></draw:text-box></draw:frame></draw:g><draw:g draw:style-name="gr134"><draw:line draw:style-name="gr298" draw:text-style-name="P26" svg:x1="8.808cm" svg:y1="0.881cm" svg:x2="9.002cm" svg:y2="0.837cm"><text:p/></draw:line><draw:line draw:style-name="gr299" draw:text-style-name="P26" svg:x1="8.27cm" svg:y1="1.01cm" svg:x2="8.464cm" svg:y2="0.964cm"><text:p/></draw:line><draw:frame draw:style-name="gr300" draw:text-style-name="P28" svg:width="0.309cm" svg:height="0.451cm" draw:transform="rotate (-1.34180912893324) translate (8.81238888888889cm 0.776111111111111cm)"><draw:text-box><text:p text:style-name="P27"><text:span text:style-name="T30">180</text:span></text:p><text:p text:style-name="P27"><text:span text:style-name="T30">0</text:span></text:p></draw:text-box></draw:frame></draw:g><draw:g draw:style-name="gr134"><draw:line draw:style-name="gr301" draw:text-style-name="P26" svg:x1="8.848cm" svg:y1="1.193cm" svg:x2="9.047cm" svg:y2="1.181cm"><text:p/></draw:line><draw:line draw:style-name="gr302" draw:text-style-name="P26" svg:x1="8.3cm" svg:y1="1.223cm" svg:x2="8.501cm" svg:y2="1.211cm"><text:p/></draw:line><draw:frame draw:style-name="gr303" draw:text-style-name="P28" svg:width="0.334cm" svg:height="0.431cm" draw:transform="rotate (-1.51930911386106) translate (8.87236111111111cm 1.07773611111111cm)"><draw:text-box><text:p text:style-name="P27"><text:span text:style-name="T30">170</text:span></text:p><text:p text:style-name="P27"><text:span text:style-name="T30">10</text:span></text:p></draw:text-box></draw:frame></draw:g><draw:g draw:style-name="gr134"><draw:line draw:style-name="gr304" draw:text-style-name="P26" svg:x1="8.838cm" svg:y1="1.502cm" svg:x2="9.036cm" svg:y2="1.527cm"><text:p/></draw:line><draw:line draw:style-name="gr305" draw:text-style-name="P26" svg:x1="8.293cm" svg:y1="1.442cm" svg:x2="8.491cm" svg:y2="1.465cm"><text:p/></draw:line><draw:frame draw:style-name="gr306" draw:text-style-name="P28" svg:width="0.325cm" svg:height="0.438cm" draw:transform="rotate (-1.68878058422971) translate (8.87765277777778cm 1.39523611111111cm)"><draw:text-box><text:p text:style-name="P27"><text:span text:style-name="T30">160</text:span></text:p><text:p text:style-name="P27"><text:span text:style-name="T30">20</text:span></text:p></draw:text-box></draw:frame></draw:g><draw:g draw:style-name="gr134"><draw:line draw:style-name="gr307" draw:text-style-name="P26" svg:x1="8.774cm" svg:y1="1.816cm" svg:x2="8.968cm" svg:y2="1.874cm"><text:p/></draw:line><draw:line draw:style-name="gr308" draw:text-style-name="P26" svg:x1="8.25cm" svg:y1="1.659cm" svg:x2="8.441cm" svg:y2="1.717cm"><text:p/></draw:line><draw:frame draw:style-name="gr309" draw:text-style-name="P28" svg:width="0.304cm" svg:height="0.458cm" draw:transform="rotate (-1.86017191677556) translate (8.8265cm 1.71273611111111cm)"><draw:text-box><text:p text:style-name="P27"><text:span text:style-name="T30">150</text:span></text:p><text:p text:style-name="P27"><text:span text:style-name="T30">30</text:span></text:p></draw:text-box></draw:frame></draw:g><draw:g draw:style-name="gr134"><draw:line draw:style-name="gr310" draw:text-style-name="P26" svg:x1="8.659cm" svg:y1="2.107cm" svg:x2="8.839cm" svg:y2="2.197cm"><text:p/></draw:line><draw:line draw:style-name="gr311" draw:text-style-name="P26" svg:x1="8.169cm" svg:y1="1.86cm" svg:x2="8.347cm" svg:y2="1.95cm"><text:p/></draw:line><draw:frame draw:style-name="gr312" draw:text-style-name="P28" svg:width="0.287cm" svg:height="0.477cm" draw:transform="rotate (-2.03767190170338) translate (8.72772222222222cm 2.01436111111111cm)"><draw:text-box><text:p text:style-name="P27"><text:span text:style-name="T30">140</text:span></text:p><text:p text:style-name="P27"><text:span text:style-name="T30">40</text:span></text:p></draw:text-box></draw:frame></draw:g><draw:g draw:style-name="gr134"><draw:line draw:style-name="gr313" draw:text-style-name="P26" svg:x1="8.285cm" svg:y1="2.608cm" svg:x2="8.423cm" svg:y2="2.754cm"><text:p/></draw:line><draw:line draw:style-name="gr314" draw:text-style-name="P26" svg:x1="7.908cm" svg:y1="2.204cm" svg:x2="8.046cm" svg:y2="2.35cm"><text:p/></draw:line><draw:frame draw:style-name="gr315" draw:text-style-name="P28" svg:width="0.278cm" svg:height="0.489cm" draw:transform="rotate (-2.39249733863383) translate (8.38023611111111cm 2.54529166666667cm)"><draw:text-box><text:p text:style-name="P27"><text:span text:style-name="T30">120</text:span></text:p><text:p text:style-name="P27"><text:span text:style-name="T30">60</text:span></text:p></draw:text-box></draw:frame></draw:g><draw:g draw:style-name="gr134"><draw:line draw:style-name="gr316" draw:text-style-name="P26" svg:x1="8.039cm" svg:y1="2.795cm" svg:x2="8.148cm" svg:y2="2.964cm"><text:p/></draw:line><draw:line draw:style-name="gr317" draw:text-style-name="P26" svg:x1="7.735cm" svg:y1="2.338cm" svg:x2="7.846cm" svg:y2="2.507cm"><text:p/></draw:line><draw:frame draw:style-name="gr318" draw:text-style-name="P28" svg:width="0.283cm" svg:height="0.484cm" draw:transform="rotate (-2.56580853335686) translate (8.128cm 2.75695833333333cm)"><draw:text-box><text:p text:style-name="P27"><text:span text:style-name="T30">110</text:span></text:p><text:p text:style-name="P27"><text:span text:style-name="T30">70</text:span></text:p></draw:text-box></draw:frame></draw:g><draw:g draw:style-name="gr134"><draw:line draw:style-name="gr319" draw:text-style-name="P26" svg:x1="7.762cm" svg:y1="2.943cm" svg:x2="7.841cm" svg:y2="3.128cm"><text:p/></draw:line><draw:line draw:style-name="gr320" draw:text-style-name="P26" svg:x1="7.546cm" svg:y1="2.444cm" svg:x2="7.625cm" svg:y2="2.627cm"><text:p/></draw:line><draw:frame draw:style-name="gr321" draw:text-style-name="P28" svg:width="0.295cm" svg:height="0.47cm" draw:transform="rotate (-2.73388374032392) translate (7.86165277777778cm 2.92452777777778cm)"><draw:text-box><text:p text:style-name="P27"><text:span text:style-name="T30">100</text:span></text:p><text:p text:style-name="P27"><text:span text:style-name="T30">80</text:span></text:p></draw:text-box></draw:frame></draw:g><draw:line draw:style-name="gr126" draw:text-style-name="P25" svg:x1="7.053cm" svg:y1="1.299cm" svg:x2="4.322cm" svg:y2="1.941cm"><text:p/></draw:line><draw:line draw:style-name="gr126" draw:text-style-name="P25" svg:x1="7.053cm" svg:y1="1.292cm" svg:x2="8.14cm" svg:y2="3.821cm"><text:p/></draw:line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><draw:custom-shape text:anchor-type="char" draw:z-index="23" draw:name="Shape35" draw:style-name="gr133" draw:text-style-name="P37" svg:width="1.5cm" svg:height="1.001cm" svg:x="4.175cm" svg:y="-0.03cm"><text:p text:style-name="P36"><text:span text:style-name="T26">b</text:span><text:span text:style-name="T26">.</text:span><text:span text:style-name="T35"> </text:span><text:span text:style-name="T36">…</text:span><text:span text:style-name="T36">.</text:span><text:span text:style-name="T36">.</text:span></text:p><draw:enhanced-geometry svg:viewBox="0 0 21600 21600" draw:mirror-horizontal="false" draw:mirror-vertical="false" draw:text-areas="800 800 20800 20800" draw:type="round-rectangular-callout" draw:modifiers="26270.2702702703 -11332.394366197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_5f_Paragraphe_20_livret_20_"><text:span text:style-name="_5f_pointillés_20_gris"><text:span text:style-name="T17"/></text:span></text:p>
      <text:p text:style-name="_5f_Paragraphe_20_livret_20_"><text:span text:style-name="_5f_pointillés_20_gris"><text:span text:style-name="T17"/></text:span></text:p>
      <text:p text:style-name="_5f_Paragraphe_20_livret_20_"><draw:g text:anchor-type="char" draw:z-index="30" draw:name="Shape37_0" draw:style-name="gr7"><draw:circle draw:style-name="gr8" draw:text-style-name="P25" svg:width="4.001cm" svg:height="4.001cm" draw:transform="rotate (-2.49093390844631) translate (4.71663888888889cm 2.20133333333333cm)" draw:kind="arc" draw:start-angle="0.03" draw:end-angle="179.96"><text:p/></draw:circle><draw:circle draw:style-name="gr8" draw:text-style-name="P25" svg:width="2.504cm" svg:height="2.504cm" draw:transform="rotate (-2.49110844137151) translate (3.667125cm 2.06022222222222cm)" draw:kind="arc" draw:start-angle="0.03" draw:end-angle="179.96"><text:p/></draw:circle><draw:line draw:style-name="gr8" draw:text-style-name="P25" svg:x1="2.911cm" svg:y1="1.067cm" svg:x2="0.921cm" svg:y2="2.582cm"><text:p/></draw:line><draw:line draw:style-name="gr8" draw:text-style-name="P25" svg:x1="3.205cm" svg:y1="0.213cm" svg:x2="0.021cm" svg:y2="2.637cm"><text:p/></draw:line><draw:line draw:style-name="gr8" draw:text-style-name="P25" svg:x1="3.206cm" svg:y1="0.213cm" svg:x2="3.508cm" svg:y2="0.612cm"><text:p/></draw:line><draw:line draw:style-name="gr8" draw:text-style-name="P25" svg:x1="0.021cm" svg:y1="2.637cm" svg:x2="0.324cm" svg:y2="3.036cm"><text:p/></draw:line><draw:line draw:style-name="gr8" draw:text-style-name="P25" svg:x1="2.006cm" svg:y1="1.942cm" svg:x2="1.824cm" svg:y2="1.702cm"><text:p/></draw:line><draw:g draw:style-name="gr134"><draw:line draw:style-name="gr135" draw:text-style-name="P26" svg:x1="3.669cm" svg:y1="2.219cm" svg:x2="3.863cm" svg:y2="2.263cm"><text:p/></draw:line><draw:line draw:style-name="gr136" draw:text-style-name="P26" svg:x1="3.131cm" svg:y1="2.097cm" svg:x2="3.329cm" svg:y2="2.138cm"><text:p/></draw:line><draw:frame draw:style-name="gr137" draw:text-style-name="P28" svg:width="0.288cm" svg:height="0.444cm" draw:transform="rotate (-1.79262767472338) translate (3.71475cm 2.11313888888889cm)"><draw:text-box><text:p text:style-name="P27"><text:span text:style-name="T30">130</text:span></text:p><text:p text:style-name="P27"><text:span text:style-name="T30">50</text:span></text:p></draw:text-box></draw:frame></draw:g><draw:g draw:style-name="gr134"><draw:line draw:style-name="gr138" draw:text-style-name="P26" svg:x1="0.692cm" svg:y1="3.145cm" svg:x2="0.554cm" svg:y2="3.291cm"><text:p/></draw:line><draw:line draw:style-name="gr139" draw:text-style-name="P26" svg:x1="1.064cm" svg:y1="2.734cm" svg:x2="0.928cm" svg:y2="2.88cm"><text:p/></draw:line><draw:frame draw:style-name="gr140" draw:text-style-name="P28" svg:width="0.278cm" svg:height="0.491cm" draw:transform="rotate (2.39790785931501) translate (0.735541666666667cm 3.23497222222222cm)"><draw:text-box><text:p text:style-name="P27"><text:span text:style-name="T30">10</text:span></text:p><text:p text:style-name="P27"><text:span text:style-name="T30">170</text:span></text:p></draw:text-box></draw:frame></draw:g><draw:g draw:style-name="gr134"><draw:line draw:style-name="gr141" draw:text-style-name="P26" svg:x1="0.94cm" svg:y1="3.332cm" svg:x2="0.831cm" svg:y2="3.5cm"><text:p/></draw:line><draw:line draw:style-name="gr142" draw:text-style-name="P26" svg:x1="1.238cm" svg:y1="2.868cm" svg:x2="1.129cm" svg:y2="3.037cm"><text:p/></draw:line><draw:frame draw:style-name="gr143" draw:text-style-name="P28" svg:width="0.283cm" svg:height="0.484cm" draw:transform="rotate (2.56580853335686) translate (1.000125cm 3.41841666666667cm)"><draw:text-box><text:p text:style-name="P27"><text:span text:style-name="T30">20</text:span></text:p><text:p text:style-name="P27"><text:span text:style-name="T30">160</text:span></text:p></draw:text-box></draw:frame></draw:g><draw:g draw:style-name="gr134"><draw:line draw:style-name="gr144" draw:text-style-name="P26" svg:x1="1.515cm" svg:y1="3.577cm" svg:x2="1.473cm" svg:y2="3.771cm"><text:p/></draw:line><draw:line draw:style-name="gr145" draw:text-style-name="P26" svg:x1="1.637cm" svg:y1="3.037cm" svg:x2="1.593cm" svg:y2="3.233cm"><text:p/></draw:line><draw:frame draw:style-name="gr146" draw:text-style-name="P28" svg:width="0.311cm" svg:height="0.451cm" draw:transform="rotate (2.91976130566131) translate (1.603375cm 3.63008333333333cm)"><draw:text-box><text:p text:style-name="P27"><text:span text:style-name="T30">40</text:span></text:p><text:p text:style-name="P27"><text:span text:style-name="T30">140</text:span></text:p></draw:text-box></draw:frame></draw:g><draw:g draw:style-name="gr134"><draw:line draw:style-name="gr147" draw:text-style-name="P26" svg:x1="1.217cm" svg:y1="3.48cm" svg:x2="1.138cm" svg:y2="3.663cm"><text:p/></draw:line><draw:line draw:style-name="gr148" draw:text-style-name="P26" svg:x1="1.433cm" svg:y1="2.972cm" svg:x2="1.355cm" svg:y2="3.155cm"><text:p/></draw:line><draw:frame draw:style-name="gr149" draw:text-style-name="P28" svg:width="0.295cm" svg:height="0.466cm" draw:transform="rotate (2.75692208645024) translate (1.29116666666667cm 3.54894444444444cm)"><draw:text-box><text:p text:style-name="P27"><text:span text:style-name="T30">30</text:span></text:p><text:p text:style-name="P27"><text:span text:style-name="T30">150</text:span></text:p></draw:text-box></draw:frame></draw:g><draw:g draw:style-name="gr134"><draw:line draw:style-name="gr150" draw:text-style-name="P26" svg:x1="2.138cm" svg:y1="3.607cm" svg:x2="2.164cm" svg:y2="3.806cm"><text:p/></draw:line><draw:line draw:style-name="gr151" draw:text-style-name="P26" svg:x1="2.071cm" svg:y1="3.062cm" svg:x2="2.097cm" svg:y2="3.26cm"><text:p/></draw:line><draw:frame draw:style-name="gr152" draw:text-style-name="P28" svg:width="0.324cm" svg:height="0.44cm" draw:transform="rotate (-3.0162780132966) translate (2.24543055555556cm 3.62302777777778cm)"><draw:text-box><text:p text:style-name="P27"><text:span text:style-name="T30">60</text:span></text:p><text:p text:style-name="P27"><text:span text:style-name="T30">120</text:span></text:p></draw:text-box></draw:frame></draw:g><draw:g draw:style-name="gr134"><draw:line draw:style-name="gr153" draw:text-style-name="P26" svg:x1="1.828cm" svg:y1="3.621cm" svg:x2="1.817cm" svg:y2="3.82cm"><text:p/></draw:line><draw:line draw:style-name="gr154" draw:text-style-name="P26" svg:x1="1.854cm" svg:y1="3.069cm" svg:x2="1.843cm" svg:y2="3.27cm"><text:p/></draw:line><draw:frame draw:style-name="gr155" draw:text-style-name="P28" svg:width="0.336cm" svg:height="0.429cm" draw:transform="rotate (3.09743582351434) translate (1.92440277777778cm 3.64772222222222cm)"><draw:text-box><text:p text:style-name="P27"><text:span text:style-name="T30">50</text:span></text:p><text:p text:style-name="P27"><text:span text:style-name="T30">130</text:span></text:p></draw:text-box></draw:frame></draw:g><draw:g draw:style-name="gr134"><draw:line draw:style-name="gr156" draw:text-style-name="P26" svg:x1="2.445cm" svg:y1="3.54cm" svg:x2="2.503cm" svg:y2="3.731cm"><text:p/></draw:line><draw:line draw:style-name="gr157" draw:text-style-name="P26" svg:x1="2.284cm" svg:y1="3.016cm" svg:x2="2.344cm" svg:y2="3.207cm"><text:p/></draw:line><draw:frame draw:style-name="gr158" draw:text-style-name="P28" svg:width="0.302cm" svg:height="0.461cm" draw:transform="rotate (-2.83389110646319) translate (2.54881944444444cm 3.52954166666667cm)"><draw:text-box><text:p text:style-name="P27"><text:span text:style-name="T30">70</text:span></text:p><text:p text:style-name="P27"><text:span text:style-name="T30">110</text:span></text:p></draw:text-box></draw:frame></draw:g><draw:g draw:style-name="gr134"><draw:line draw:style-name="gr159" draw:text-style-name="P26" svg:x1="2.736cm" svg:y1="3.42cm" svg:x2="2.829cm" svg:y2="3.598cm"><text:p/></draw:line><draw:line draw:style-name="gr160" draw:text-style-name="P26" svg:x1="2.489cm" svg:y1="2.935cm" svg:x2="2.581cm" svg:y2="3.111cm"><text:p/></draw:line><draw:frame draw:style-name="gr161" draw:text-style-name="P28" svg:width="0.288cm" svg:height="0.475cm" draw:transform="rotate (-2.66808482752373) translate (2.83456944444444cm 3.39372222222222cm)"><draw:text-box><text:p text:style-name="P27"><text:span text:style-name="T30">80</text:span></text:p><text:p text:style-name="P27"><text:span text:style-name="T30">100</text:span></text:p></draw:text-box></draw:frame></draw:g><draw:g draw:style-name="gr134"><draw:line draw:style-name="gr162" draw:text-style-name="P26" svg:x1="3.002cm" svg:y1="3.249cm" svg:x2="3.124cm" svg:y2="3.408cm"><text:p/></draw:line><draw:line draw:style-name="gr163" draw:text-style-name="P26" svg:x1="2.669cm" svg:y1="2.815cm" svg:x2="2.791cm" svg:y2="2.974cm"><text:p/></draw:line><draw:frame draw:style-name="gr164" draw:text-style-name="P29" svg:width="0.253cm" svg:height="0.479cm" draw:transform="rotate (-2.49651896205269) translate (3.06563888888889cm 3.175cm)"><draw:text-box><text:p text:style-name="P27"><text:span text:style-name="T31">90</text:span></text:p></draw:text-box></draw:frame></draw:g><draw:g draw:style-name="gr134"><draw:line draw:style-name="gr165" draw:text-style-name="P26" svg:x1="0.481cm" svg:y1="2.905cm" svg:x2="0.322cm" svg:y2="3.027cm"><text:p/></draw:line><draw:line draw:style-name="gr166" draw:text-style-name="P26" svg:x1="0.916cm" svg:y1="2.575cm" svg:x2="0.757cm" svg:y2="2.697cm"><text:p/></draw:line><draw:frame draw:style-name="gr167" draw:text-style-name="P28" svg:width="0.279cm" svg:height="0.489cm" draw:transform="rotate (2.2156954854068) translate (0.506236111111111cm 3.00919444444444cm)"><draw:text-box><text:p text:style-name="P27"><text:span text:style-name="T30">0</text:span></text:p><text:p text:style-name="P27"><text:span text:style-name="T30">180</text:span></text:p></draw:text-box></draw:frame></draw:g><draw:g draw:style-name="gr134"><draw:line draw:style-name="gr168" draw:text-style-name="P26" svg:x1="3.348cm" svg:y1="0.732cm" svg:x2="3.505cm" svg:y2="0.612cm"><text:p/></draw:line><draw:line draw:style-name="gr169" draw:text-style-name="P26" svg:x1="2.913cm" svg:y1="1.065cm" svg:x2="3.072cm" svg:y2="0.945cm"><text:p/></draw:line><draw:frame draw:style-name="gr170" draw:text-style-name="P28" svg:width="0.279cm" svg:height="0.489cm" draw:transform="rotate (-0.921359312127807) translate (3.30905555555556cm 0.633236111111111cm)"><draw:text-box><text:p text:style-name="P27"><text:span text:style-name="T30">180</text:span></text:p><text:p text:style-name="P27"><text:span text:style-name="T30">0</text:span></text:p></draw:text-box></draw:frame></draw:g><draw:g draw:style-name="gr134"><draw:line draw:style-name="gr171" draw:text-style-name="P26" svg:x1="3.514cm" svg:y1="0.995cm" svg:x2="3.69cm" svg:y2="0.903cm"><text:p/></draw:line><draw:line draw:style-name="gr172" draw:text-style-name="P26" svg:x1="3.02cm" svg:y1="1.247cm" svg:x2="3.2cm" svg:y2="1.155cm"><text:p/></draw:line><draw:frame draw:style-name="gr173" draw:text-style-name="P28" svg:width="0.29cm" svg:height="0.477cm" draw:transform="rotate (-1.10706234454) translate (3.48720833333333cm 0.887236111111111cm)"><draw:text-box><text:p text:style-name="P27"><text:span text:style-name="T30">170</text:span></text:p><text:p text:style-name="P27"><text:span text:style-name="T30">10</text:span></text:p></draw:text-box></draw:frame></draw:g><draw:g draw:style-name="gr134"><draw:line draw:style-name="gr174" draw:text-style-name="P26" svg:x1="3.632cm" svg:y1="1.284cm" svg:x2="3.821cm" svg:y2="1.224cm"><text:p/></draw:line><draw:line draw:style-name="gr175" draw:text-style-name="P26" svg:x1="3.107cm" svg:y1="1.446cm" svg:x2="3.298cm" svg:y2="1.388cm"><text:p/></draw:line><draw:frame draw:style-name="gr176" draw:text-style-name="P28" svg:width="0.302cm" svg:height="0.458cm" draw:transform="rotate (-1.27234502470387) translate (3.6195cm 1.16945833333333cm)"><draw:text-box><text:p text:style-name="P27"><text:span text:style-name="T30">160</text:span></text:p><text:p text:style-name="P27"><text:span text:style-name="T30">20</text:span></text:p></draw:text-box></draw:frame></draw:g><draw:g draw:style-name="gr134"><draw:line draw:style-name="gr177" draw:text-style-name="P26" svg:x1="3.699cm" svg:y1="1.596cm" svg:x2="3.898cm" svg:y2="1.568cm"><text:p/></draw:line><draw:line draw:style-name="gr178" draw:text-style-name="P26" svg:x1="3.154cm" svg:y1="1.661cm" svg:x2="3.352cm" svg:y2="1.635cm"><text:p/></draw:line><draw:frame draw:style-name="gr179" draw:text-style-name="P28" svg:width="0.324cm" svg:height="0.44cm" draw:transform="rotate (-1.4454816865017) translate (3.70593055555556cm 1.47813888888889cm)"><draw:text-box><text:p text:style-name="P27"><text:span text:style-name="T30">150</text:span></text:p><text:p text:style-name="P27"><text:span text:style-name="T30">30</text:span></text:p></draw:text-box></draw:frame></draw:g><draw:g draw:style-name="gr134"><draw:line draw:style-name="gr180" draw:text-style-name="P26" svg:x1="3.714cm" svg:y1="1.905cm" svg:x2="3.913cm" svg:y2="1.916cm"><text:p/></draw:line><draw:line draw:style-name="gr181" draw:text-style-name="P26" svg:x1="3.161cm" svg:y1="1.882cm" svg:x2="3.36cm" svg:y2="1.893cm"><text:p/></draw:line><draw:frame draw:style-name="gr182" draw:text-style-name="P28" svg:width="0.336cm" svg:height="0.429cm" draw:transform="rotate (-1.61460409101995) translate (3.73944444444444cm 1.79563888888889cm)"><draw:text-box><text:p text:style-name="P27"><text:span text:style-name="T30">140</text:span></text:p><text:p text:style-name="P27"><text:span text:style-name="T30">40</text:span></text:p></draw:text-box></draw:frame></draw:g><draw:g draw:style-name="gr134"><draw:line draw:style-name="gr183" draw:text-style-name="P26" svg:x1="3.572cm" svg:y1="2.517cm" svg:x2="3.757cm" svg:y2="2.593cm"><text:p/></draw:line><draw:line draw:style-name="gr184" draw:text-style-name="P26" svg:x1="3.064cm" svg:y1="2.305cm" svg:x2="3.249cm" svg:y2="2.383cm"><text:p/></draw:line><draw:frame draw:style-name="gr185" draw:text-style-name="P28" svg:width="0.294cm" svg:height="0.472cm" draw:transform="rotate (-1.97187298890319) translate (3.63361111111111cm 2.42358333333333cm)"><draw:text-box><text:p text:style-name="P27"><text:span text:style-name="T30">120</text:span></text:p><text:p text:style-name="P27"><text:span text:style-name="T30">60</text:span></text:p></draw:text-box></draw:frame></draw:g><draw:g draw:style-name="gr134"><draw:line draw:style-name="gr186" draw:text-style-name="P26" svg:x1="3.427cm" svg:y1="2.792cm" svg:x2="3.595cm" svg:y2="2.901cm"><text:p/></draw:line><draw:line draw:style-name="gr187" draw:text-style-name="P26" svg:x1="2.966cm" svg:y1="2.494cm" svg:x2="3.134cm" svg:y2="2.602cm"><text:p/></draw:line><draw:frame draw:style-name="gr188" draw:text-style-name="P28" svg:width="0.283cm" svg:height="0.484cm" draw:transform="rotate (-2.14658044702783) translate (3.48897222222222cm 2.71815277777778cm)"><draw:text-box><text:p text:style-name="P27"><text:span text:style-name="T30">110</text:span></text:p><text:p text:style-name="P27"><text:span text:style-name="T30">70</text:span></text:p></draw:text-box></draw:frame></draw:g><draw:g draw:style-name="gr134"><draw:line draw:style-name="gr189" draw:text-style-name="P26" svg:x1="3.236cm" svg:y1="3.039cm" svg:x2="3.382cm" svg:y2="3.177cm"><text:p/></draw:line><draw:line draw:style-name="gr190" draw:text-style-name="P26" svg:x1="2.833cm" svg:y1="2.672cm" svg:x2="2.979cm" svg:y2="2.808cm"><text:p/></draw:line><draw:frame draw:style-name="gr191" draw:text-style-name="P28" svg:width="0.278cm" svg:height="0.491cm" draw:transform="rotate (-2.31448112106968) translate (3.31434722222222cm 2.98097222222222cm)"><draw:text-box><text:p text:style-name="P27"><text:span text:style-name="T30">100</text:span></text:p><text:p text:style-name="P27"><text:span text:style-name="T30">80</text:span></text:p></draw:text-box></draw:frame></draw:g><draw:line draw:style-name="gr66" draw:text-style-name="P25" svg:x1="1.914cm" svg:y1="1.82cm" svg:x2="4.057cm" svg:y2="0.187cm"><text:p/></draw:line><draw:line draw:style-name="gr66" draw:text-style-name="P25" svg:x1="1.914cm" svg:y1="1.822cm" svg:x2="4.452cm" svg:y2="2.884cm"><text:p/></draw:line></draw:g><draw:custom-shape text:anchor-type="char" draw:z-index="31" draw:name="Shape38_0" draw:style-name="gr133" draw:text-style-name="P37" svg:width="1.5cm" svg:height="1.001cm" svg:x="0.513cm" svg:y="0.365cm"><text:p text:style-name="P36"><text:span text:style-name="T26">c</text:span><text:span text:style-name="T26">.</text:span><text:span text:style-name="T37"> </text:span><text:span text:style-name="T36">…</text:span><text:span text:style-name="T36">.</text:span><text:span text:style-name="T36">.</text:span></text:p><draw:enhanced-geometry svg:viewBox="0 0 21600 21600" draw:mirror-horizontal="false" draw:mirror-vertical="false" draw:text-areas="800 800 20800 20800" draw:type="round-rectangular-callout" draw:modifiers="33427.9670975323 8366.1971830985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_5f_pointillés_20_gris"><text:span text:style-name="T17"/></text:span></text:p>
      <text:p text:style-name="_5f_Paragraphe_20_livret_20_"><draw:g text:anchor-type="char" draw:z-index="20" draw:name="Shape39" draw:style-name="gr7"><draw:circle draw:style-name="gr8" draw:text-style-name="P25" svg:width="4.001cm" svg:height="4.001cm" draw:transform="rotate (-0.68050387535259) translate (6.35881944444444cm -0.837847222222222cm)" draw:kind="arc" draw:start-angle="0.03" draw:end-angle="179.96"><text:p/></draw:circle><draw:circle draw:style-name="gr8" draw:text-style-name="P25" svg:width="2.504cm" svg:height="2.504cm" draw:transform="rotate (-0.679980276576991) translate (6.47170833333333cm 0.213430555555556cm)" draw:kind="arc" draw:start-angle="0.03" draw:end-angle="179.96"><text:p/></draw:circle><draw:line draw:style-name="gr8" draw:text-style-name="P25" svg:x1="5.687cm" svg:y1="1.18cm" svg:x2="7.633cm" svg:y2="2.753cm"><text:p/></draw:line><draw:line draw:style-name="gr8" draw:text-style-name="P25" svg:x1="4.79cm" svg:y1="1.097cm" svg:x2="7.9cm" svg:y2="3.614cm"><text:p/></draw:line><draw:line draw:style-name="gr8" draw:text-style-name="P25" svg:x1="4.79cm" svg:y1="1.099cm" svg:x2="5.106cm" svg:y2="0.709cm"><text:p/></draw:line><draw:line draw:style-name="gr8" draw:text-style-name="P25" svg:x1="7.904cm" svg:y1="3.621cm" svg:x2="8.222cm" svg:y2="3.231cm"><text:p/></draw:line><draw:line draw:style-name="gr8" draw:text-style-name="P25" svg:x1="6.751cm" svg:y1="1.852cm" svg:x2="6.562cm" svg:y2="2.085cm"><text:p/></draw:line><draw:g draw:style-name="gr134"><draw:line draw:style-name="gr322" draw:text-style-name="P26" svg:x1="6.627cm" svg:y1="0.169cm" svg:x2="6.622cm" svg:y2="-0.03cm"><text:p/></draw:line><draw:line draw:style-name="gr323" draw:text-style-name="P26" svg:x1="6.641cm" svg:y1="0.725cm" svg:x2="6.634cm" svg:y2="0.522cm"><text:p/></draw:line><draw:frame draw:style-name="gr324" draw:text-style-name="P28" svg:width="0.341cm" svg:height="0.426cm" draw:transform="rotate (0.00733038285837618) translate (6.51404166666667cm 0.155222222222222cm)"><draw:text-box><text:p text:style-name="P27"><text:span text:style-name="T30">130</text:span></text:p><text:p text:style-name="P27"><text:span text:style-name="T30">50</text:span></text:p></draw:text-box></draw:frame></draw:g><draw:g draw:style-name="gr134"><draw:line draw:style-name="gr325" draw:text-style-name="P26" svg:x1="8.232cm" svg:y1="2.843cm" svg:x2="8.408cm" svg:y2="2.942cm"><text:p/></draw:line><draw:line draw:style-name="gr326" draw:text-style-name="P26" svg:x1="7.749cm" svg:y1="2.577cm" svg:x2="7.925cm" svg:y2="2.674cm"><text:p/></draw:line><draw:frame draw:style-name="gr327" draw:text-style-name="P28" svg:width="0.285cm" svg:height="0.479cm" draw:transform="rotate (-2.07065862456607) translate (8.30968055555556cm 2.78165277777778cm)"><draw:text-box><text:p text:style-name="P27"><text:span text:style-name="T30">10</text:span></text:p><text:p text:style-name="P27"><text:span text:style-name="T30">170</text:span></text:p></draw:text-box></draw:frame></draw:g><draw:g draw:style-name="gr134"><draw:line draw:style-name="gr328" draw:text-style-name="P26" svg:x1="8.359cm" svg:y1="2.554cm" svg:x2="8.548cm" svg:y2="2.621cm"><text:p/></draw:line><draw:line draw:style-name="gr329" draw:text-style-name="P26" svg:x1="7.844cm" svg:y1="2.376cm" svg:x2="8.035cm" svg:y2="2.441cm"><text:p/></draw:line><draw:frame draw:style-name="gr330" draw:text-style-name="P28" svg:width="0.299cm" svg:height="0.465cm" draw:transform="rotate (-1.9088666029062) translate (8.42433333333333cm 2.48179166666667cm)"><draw:text-box><text:p text:style-name="P27"><text:span text:style-name="T30">20</text:span></text:p><text:p text:style-name="P27"><text:span text:style-name="T30">160</text:span></text:p></draw:text-box></draw:frame></draw:g><draw:g draw:style-name="gr134"><draw:line draw:style-name="gr331" draw:text-style-name="P26" svg:x1="8.458cm" svg:y1="1.94cm" svg:x2="8.659cm" svg:y2="1.935cm"><text:p/></draw:line><draw:line draw:style-name="gr332" draw:text-style-name="P26" svg:x1="7.906cm" svg:y1="1.953cm" svg:x2="8.105cm" svg:y2="1.949cm"><text:p/></draw:line><draw:frame draw:style-name="gr333" draw:text-style-name="P28" svg:width="0.339cm" svg:height="0.428cm" draw:transform="rotate (-1.54880517821977) translate (8.48783333333333cm 1.84502777777778cm)"><draw:text-box><text:p text:style-name="P27"><text:span text:style-name="T30">40</text:span></text:p><text:p text:style-name="P27"><text:span text:style-name="T30">140</text:span></text:p></draw:text-box></draw:frame></draw:g><draw:g draw:style-name="gr134"><draw:line draw:style-name="gr334" draw:text-style-name="P26" svg:x1="8.436cm" svg:y1="2.256cm" svg:x2="8.632cm" svg:y2="2.288cm"><text:p/></draw:line><draw:line draw:style-name="gr335" draw:text-style-name="P26" svg:x1="7.892cm" svg:y1="2.166cm" svg:x2="8.09cm" svg:y2="2.198cm"><text:p/></draw:line><draw:frame draw:style-name="gr336" draw:text-style-name="P28" svg:width="0.32cm" svg:height="0.442cm" draw:transform="rotate (-1.71897478028922) translate (8.48430555555555cm 2.16958333333333cm)"><draw:text-box><text:p text:style-name="P27"><text:span text:style-name="T30">30</text:span></text:p><text:p text:style-name="P27"><text:span text:style-name="T30">150</text:span></text:p></draw:text-box></draw:frame></draw:g><draw:g draw:style-name="gr134"><draw:line draw:style-name="gr337" draw:text-style-name="P26" svg:x1="8.34cm" svg:y1="1.326cm" svg:x2="8.527cm" svg:y2="1.252cm"><text:p/></draw:line><draw:line draw:style-name="gr338" draw:text-style-name="P26" svg:x1="7.825cm" svg:y1="1.527cm" svg:x2="8.01cm" svg:y2="1.453cm"><text:p/></draw:line><draw:frame draw:style-name="gr339" draw:text-style-name="P28" svg:width="0.297cm" svg:height="0.466cm" draw:transform="rotate (-1.20253185462409) translate (8.32908333333334cm 1.222375cm)"><draw:text-box><text:p text:style-name="P27"><text:span text:style-name="T30">60</text:span></text:p><text:p text:style-name="P27"><text:span text:style-name="T30">120</text:span></text:p></draw:text-box></draw:frame></draw:g><draw:g draw:style-name="gr134"><draw:line draw:style-name="gr340" draw:text-style-name="P26" svg:x1="8.426cm" svg:y1="1.626cm" svg:x2="8.622cm" svg:y2="1.589cm"><text:p/></draw:line><draw:line draw:style-name="gr341" draw:text-style-name="P26" svg:x1="7.885cm" svg:y1="1.734cm" svg:x2="8.083cm" svg:y2="1.695cm"><text:p/></draw:line><draw:frame draw:style-name="gr342" draw:text-style-name="P28" svg:width="0.313cm" svg:height="0.447cm" draw:transform="rotate (-1.37776291152432) translate (8.429625cm 1.52929166666667cm)"><draw:text-box><text:p text:style-name="P27"><text:span text:style-name="T30">50</text:span></text:p><text:p text:style-name="P27"><text:span text:style-name="T30">130</text:span></text:p></draw:text-box></draw:frame></draw:g><draw:g draw:style-name="gr134"><draw:line draw:style-name="gr343" draw:text-style-name="P26" svg:x1="8.202cm" svg:y1="1.049cm" svg:x2="8.371cm" svg:y2="0.945cm"><text:p/></draw:line><draw:line draw:style-name="gr344" draw:text-style-name="P26" svg:x1="7.728cm" svg:y1="1.328cm" svg:x2="7.901cm" svg:y2="1.224cm"><text:p/></draw:line><draw:frame draw:style-name="gr345" draw:text-style-name="P28" svg:width="0.283cm" svg:height="0.482cm" draw:transform="rotate (-1.02154121119228) translate (8.16504166666667cm 0.948972222222222cm)"><draw:text-box><text:p text:style-name="P27"><text:span text:style-name="T30">70</text:span></text:p><text:p text:style-name="P27"><text:span text:style-name="T30">110</text:span></text:p></draw:text-box></draw:frame></draw:g><draw:g draw:style-name="gr134"><draw:line draw:style-name="gr346" draw:text-style-name="P26" svg:x1="8.016cm" svg:y1="0.793cm" svg:x2="8.168cm" svg:y2="0.661cm"><text:p/></draw:line><draw:line draw:style-name="gr347" draw:text-style-name="P26" svg:x1="7.601cm" svg:y1="1.148cm" svg:x2="7.753cm" svg:y2="1.016cm"><text:p/></draw:line><draw:frame draw:style-name="gr348" draw:text-style-name="P28" svg:width="0.278cm" svg:height="0.491cm" draw:transform="rotate (-0.858178393205612) translate (7.96748611111111cm 0.707319444444445cm)"><draw:text-box><text:p text:style-name="P27"><text:span text:style-name="T30">80</text:span></text:p><text:p text:style-name="P27"><text:span text:style-name="T30">100</text:span></text:p></draw:text-box></draw:frame></draw:g><draw:g draw:style-name="gr134"><draw:line draw:style-name="gr349" draw:text-style-name="P26" svg:x1="7.788cm" svg:y1="0.575cm" svg:x2="7.915cm" svg:y2="0.418cm"><text:p/></draw:line><draw:line draw:style-name="gr350" draw:text-style-name="P26" svg:x1="7.444cm" svg:y1="0.996cm" svg:x2="7.569cm" svg:y2="0.843cm"><text:p/></draw:line><draw:frame draw:style-name="gr351" draw:text-style-name="P29" svg:width="0.251cm" svg:height="0.481cm" draw:transform="rotate (-0.686263461884171) translate (7.699375cm 0.534458333333333cm)"><draw:text-box><text:p text:style-name="P27"><text:span text:style-name="T31">90</text:span></text:p></draw:text-box></draw:frame></draw:g><draw:g draw:style-name="gr134"><draw:line draw:style-name="gr352" draw:text-style-name="P26" svg:x1="8.055cm" svg:y1="3.106cm" svg:x2="8.21cm" svg:y2="3.233cm"><text:p/></draw:line><draw:line draw:style-name="gr353" draw:text-style-name="P26" svg:x1="7.627cm" svg:y1="2.762cm" svg:x2="7.782cm" svg:y2="2.887cm"><text:p/></draw:line><draw:frame draw:style-name="gr354" draw:text-style-name="P28" svg:width="0.279cm" svg:height="0.489cm" draw:transform="rotate (-2.2467623460923) translate (8.14563888888889cm 3.05329166666667cm)"><draw:text-box><text:p text:style-name="P27"><text:span text:style-name="T30">0</text:span></text:p><text:p text:style-name="P27"><text:span text:style-name="T30">180</text:span></text:p></draw:text-box></draw:frame></draw:g><draw:g draw:style-name="gr134"><draw:line draw:style-name="gr355" draw:text-style-name="P26" svg:x1="5.265cm" svg:y1="0.834cm" svg:x2="5.11cm" svg:y2="0.709cm"><text:p/></draw:line><draw:line draw:style-name="gr356" draw:text-style-name="P26" svg:x1="5.687cm" svg:y1="1.178cm" svg:x2="5.532cm" svg:y2="1.053cm"><text:p/></draw:line><draw:frame draw:style-name="gr357" draw:text-style-name="P28" svg:width="0.278cm" svg:height="0.489cm" draw:transform="rotate (0.889245253891111) translate (5.16819444444444cm 0.899583333333333cm)"><draw:text-box><text:p text:style-name="P27"><text:span text:style-name="T30">180</text:span></text:p><text:p text:style-name="P27"><text:span text:style-name="T30">0</text:span></text:p></draw:text-box></draw:frame></draw:g><draw:g draw:style-name="gr134"><draw:line draw:style-name="gr358" draw:text-style-name="P26" svg:x1="5.476cm" svg:y1="0.612cm" svg:x2="5.345cm" svg:y2="0.462cm"><text:p/></draw:line><draw:line draw:style-name="gr359" draw:text-style-name="P26" svg:x1="5.835cm" svg:y1="1.032cm" svg:x2="5.703cm" svg:y2="0.88cm"><text:p/></draw:line><draw:frame draw:style-name="gr360" draw:text-style-name="P28" svg:width="0.278cm" svg:height="0.491cm" draw:transform="rotate (0.717504855494869) translate (5.37456944444444cm 0.66675cm)"><draw:text-box><text:p text:style-name="P27"><text:span text:style-name="T30">170</text:span></text:p><text:p text:style-name="P27"><text:span text:style-name="T30">10</text:span></text:p></draw:text-box></draw:frame></draw:g><draw:g draw:style-name="gr134"><draw:line draw:style-name="gr361" draw:text-style-name="P26" svg:x1="5.73cm" svg:y1="0.43cm" svg:x2="5.628cm" svg:y2="0.261cm"><text:p/></draw:line><draw:line draw:style-name="gr362" draw:text-style-name="P26" svg:x1="6.014cm" svg:y1="0.903cm" svg:x2="5.912cm" svg:y2="0.732cm"><text:p/></draw:line><draw:frame draw:style-name="gr363" draw:text-style-name="P28" svg:width="0.285cm" svg:height="0.482cm" draw:transform="rotate (0.545415391248228) translate (5.61975cm 0.474486111111111cm)"><draw:text-box><text:p text:style-name="P27"><text:span text:style-name="T30">160</text:span></text:p><text:p text:style-name="P27"><text:span text:style-name="T30">20</text:span></text:p></draw:text-box></draw:frame></draw:g><draw:g draw:style-name="gr134"><draw:line draw:style-name="gr364" draw:text-style-name="P26" svg:x1="6.018cm" svg:y1="0.289cm" svg:x2="5.946cm" svg:y2="0.102cm"><text:p/></draw:line><draw:line draw:style-name="gr365" draw:text-style-name="P26" svg:x1="6.211cm" svg:y1="0.797cm" svg:x2="6.14cm" svg:y2="0.612cm"><text:p/></draw:line><draw:frame draw:style-name="gr366" draw:text-style-name="P28" svg:width="0.297cm" svg:height="0.466cm" draw:transform="rotate (0.368264472170804) translate (5.90197222222222cm 0.313972222222222cm)"><draw:text-box><text:p text:style-name="P27"><text:span text:style-name="T30">150</text:span></text:p><text:p text:style-name="P27"><text:span text:style-name="T30">30</text:span></text:p></draw:text-box></draw:frame></draw:g><draw:g draw:style-name="gr134"><draw:line draw:style-name="gr367" draw:text-style-name="P26" svg:x1="6.315cm" svg:y1="0.203cm" svg:x2="6.278cm" svg:y2="0.007cm"><text:p/></draw:line><draw:line draw:style-name="gr368" draw:text-style-name="P26" svg:x1="6.424cm" svg:y1="0.741cm" svg:x2="6.387cm" svg:y2="0.545cm"><text:p/></draw:line><draw:frame draw:style-name="gr369" draw:text-style-name="P28" svg:width="0.317cm" svg:height="0.447cm" draw:transform="rotate (0.191637151868977) translate (6.20006944444445cm 0.206375cm)"><draw:text-box><text:p text:style-name="P27"><text:span text:style-name="T30">140</text:span></text:p><text:p text:style-name="P27"><text:span text:style-name="T30">40</text:span></text:p></draw:text-box></draw:frame></draw:g><draw:g draw:style-name="gr134"><draw:line draw:style-name="gr370" draw:text-style-name="P26" svg:x1="6.942cm" svg:y1="0.194cm" svg:x2="6.972cm" svg:y2="-0.004cm"><text:p/></draw:line><draw:line draw:style-name="gr371" draw:text-style-name="P26" svg:x1="6.858cm" svg:y1="0.736cm" svg:x2="6.888cm" svg:y2="0.538cm"><text:p/></draw:line><draw:frame draw:style-name="gr372" draw:text-style-name="P28" svg:width="0.317cm" svg:height="0.444cm" draw:transform="rotate (-0.161617488734675) translate (6.83859722222222cm 0.162277777777778cm)"><draw:text-box><text:p text:style-name="P27"><text:span text:style-name="T30">120</text:span></text:p><text:p text:style-name="P27"><text:span text:style-name="T30">60</text:span></text:p></draw:text-box></draw:frame></draw:g><draw:g draw:style-name="gr134"><draw:line draw:style-name="gr373" draw:text-style-name="P26" svg:x1="7.246cm" svg:y1="0.27cm" svg:x2="7.311cm" svg:y2="0.081cm"><text:p/></draw:line><draw:line draw:style-name="gr374" draw:text-style-name="P26" svg:x1="7.063cm" svg:y1="0.789cm" svg:x2="7.128cm" svg:y2="0.598cm"><text:p/></draw:line><draw:frame draw:style-name="gr375" draw:text-style-name="P28" svg:width="0.299cm" svg:height="0.463cm" draw:transform="rotate (-0.33562681515851) translate (7.15433333333333cm 0.229305555555556cm)"><draw:text-box><text:p text:style-name="P27"><text:span text:style-name="T30">110</text:span></text:p><text:p text:style-name="P27"><text:span text:style-name="T30">70</text:span></text:p></draw:text-box></draw:frame></draw:g><draw:g draw:style-name="gr134"><draw:line draw:style-name="gr376" draw:text-style-name="P26" svg:x1="7.53cm" svg:y1="0.399cm" svg:x2="7.627cm" svg:y2="0.224cm"><text:p/></draw:line><draw:line draw:style-name="gr377" draw:text-style-name="P26" svg:x1="7.269cm" svg:y1="0.875cm" svg:x2="7.366cm" svg:y2="0.702cm"><text:p/></draw:line><draw:frame draw:style-name="gr378" draw:text-style-name="P28" svg:width="0.287cm" svg:height="0.479cm" draw:transform="rotate (-0.506320016003556) translate (7.44890277777778cm 0.335138888888889cm)"><draw:text-box><text:p text:style-name="P27"><text:span text:style-name="T30">100</text:span></text:p><text:p text:style-name="P27"><text:span text:style-name="T30">80</text:span></text:p></draw:text-box></draw:frame></draw:g><draw:line draw:style-name="gr66" draw:text-style-name="P25" svg:x1="6.659cm" svg:y1="1.97cm" svg:x2="8.841cm" svg:y2="3.734cm"><text:p/></draw:line><draw:line draw:style-name="gr66" draw:text-style-name="P25" svg:x1="6.658cm" svg:y1="1.97cm" svg:x2="9.016cm" svg:y2="0.552cm"><text:p/></draw:line></draw:g><text:span text:style-name="_5f_pointillés_20_gris"><text:span text:style-name="T17"/></text:span></text:p>
      <text:p text:style-name="_5f_Paragraphe_20_livret_20_"><text:span text:style-name="_5f_pointillés_20_gris"><text:span text:style-name="T17"/></text:span></text:p>
      <text:p text:style-name="_5f_Paragraphe_20_livret_20_"><text:span text:style-name="_5f_pointillés_20_gris"><text:span text:style-name="T17"/></text:span></text:p>
      <text:p text:style-name="_5f_Paragraphe_20_livret_20_"><text:span text:style-name="_5f_pointillés_20_gris"><text:span text:style-name="T17"/></text:span></text:p>
      <text:p text:style-name="_5f_Paragraphe_20_livret_20_"><text:span text:style-name="_5f_pointillés_20_gris"><text:span text:style-name="T17"/></text:span></text:p>
      <text:p text:style-name="_5f_Paragraphe_20_livret_20_"><text:span text:style-name="_5f_pointillés_20_gris"><text:span text:style-name="T17"/></text:span></text:p>
      <text:p text:style-name="_5f_Paragraphe_20_livret_20_"><draw:custom-shape text:anchor-type="char" draw:z-index="32" draw:name="Shape40_0" draw:style-name="gr133" draw:text-style-name="P37" svg:width="1.5cm" svg:height="1.001cm" svg:x="6.269cm" svg:y="0.136cm"><text:p text:style-name="P36"><text:span text:style-name="T26">d.</text:span><text:span text:style-name="T35"> </text:span><text:span text:style-name="T36">…..</text:span></text:p><draw:enhanced-geometry svg:viewBox="0 0 21600 21600" draw:mirror-horizontal="false" draw:mirror-vertical="false" draw:text-areas="800 800 20800 20800" draw:type="round-rectangular-callout" draw:modifiers="16193.6545240893 -19432.394366197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_5f_pointillés_20_gris"><text:span text:style-name="T17"/></text:span></text:p>
      <text:p text:style-name="_5f_Paragraphe_20_livret_20_"><text:span text:style-name="_5f_pointillés_20_gris"><text:span text:style-name="T17"/></text:span></text:p>
      <text:list xml:id="list234853886894544" text:continue-numbering="true" text:style-name="_5f_Numérotation_20_des_20_exercices_20_livrets">
        <text:list-item>
          <text:h text:style-name="P17" text:outline-level="1"><text:span text:style-name="_5f_pointillés_20_gris"><text:span text:style-name="T22">Dans chaque cas, construis la demi-droite [O</text:span></text:span><text:span text:style-name="Character_5f_20_5f_style"><text:span text:style-name="T19">y</text:span></text:span><text:span text:style-name="Character_5f_20_5f_style"><text:span text:style-name="T16">) telle que l’angle </text:span></text:span><text:span text:style-name="Character_5f_20_5f_style"><text:span text:style-name="T16"><draw:frame draw:style-name="fr3" draw:name="Object2" text:anchor-type="as-char" svg:y="-0.381cm" svg:width="1.051cm" svg:height="0.473cm" draw:z-index="39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Character_5f_20_5f_style"><text:span text:style-name="T16"><text:s/>ait la mesure indiquée.</text:span></text:span></text:h>
        </text:list-item>
      </text:list>
      <text:p text:style-name="P8"><draw:g text:anchor-type="char" draw:z-index="34" draw:name="Shape59_0" draw:style-name="gr7"><draw:circle draw:style-name="gr8" draw:text-style-name="P25" svg:width="4.001cm" svg:height="4.001cm" svg:x="4.876cm" svg:y="0cm" draw:kind="arc" draw:start-angle="0.03" draw:end-angle="179.96"><text:p/></draw:circle><draw:circle draw:style-name="gr8" draw:text-style-name="P25" svg:width="2.504cm" svg:height="2.504cm" svg:x="5.625cm" svg:y="0.748cm" draw:kind="arc" draw:start-angle="0.03" draw:end-angle="179.96"><text:p/></draw:circle><draw:line draw:style-name="gr8" draw:text-style-name="P25" svg:x1="5.625cm" svg:y1="1.997cm" svg:x2="8.124cm" svg:y2="1.995cm"><text:p/></draw:line><draw:line draw:style-name="gr8" draw:text-style-name="P25" svg:x1="4.879cm" svg:y1="2.498cm" svg:x2="8.88cm" svg:y2="2.496cm"><text:p/></draw:line><draw:line draw:style-name="gr8" draw:text-style-name="P25" svg:x1="4.879cm" svg:y1="2.496cm" svg:x2="4.879cm" svg:y2="1.995cm"><text:p/></draw:line><draw:line draw:style-name="gr8" draw:text-style-name="P25" svg:x1="8.876cm" svg:y1="2.494cm" svg:x2="8.874cm" svg:y2="1.995cm"><text:p/></draw:line><draw:line draw:style-name="gr8" draw:text-style-name="P25" svg:x1="6.876cm" svg:y1="1.847cm" svg:x2="6.878cm" svg:y2="2.145cm"><text:p/></draw:line><draw:line draw:style-name="gr69" draw:text-style-name="P26" svg:x1="5.724cm" svg:y1="0.617cm" svg:x2="5.595cm" svg:y2="0.464cm"><text:p/></draw:line><draw:line draw:style-name="gr70" draw:text-style-name="P26" svg:x1="6.077cm" svg:y1="1.04cm" svg:x2="5.946cm" svg:y2="0.887cm"><text:p/></draw:line><draw:frame draw:style-name="gr71" draw:text-style-name="P28" svg:width="0.242cm" svg:height="0.428cm" draw:transform="rotate (0.697608102022133) translate (5.62504166666667cm 0.664986111111111cm)"><draw:text-box><text:p text:style-name="P27"><text:span text:style-name="T30">130</text:span></text:p><text:p text:style-name="P27"><text:span text:style-name="T30">50</text:span></text:p></draw:text-box></draw:frame><draw:line draw:style-name="gr72" draw:text-style-name="P26" svg:x1="8.65cm" svg:y1="1.688cm" svg:x2="8.848cm" svg:y2="1.653cm"><text:p/></draw:line><draw:line draw:style-name="gr73" draw:text-style-name="P26" svg:x1="8.105cm" svg:y1="1.785cm" svg:x2="8.304cm" svg:y2="1.75cm"><text:p/></draw:line><draw:frame draw:style-name="gr74" draw:text-style-name="P28" svg:width="0.242cm" svg:height="0.428cm" draw:transform="rotate (-1.40324471860344) translate (8.66951388888889cm 1.57515277777778cm)"><draw:text-box><text:p text:style-name="P27"><text:span text:style-name="T30">10</text:span></text:p><text:p text:style-name="P27"><text:span text:style-name="T30">170</text:span></text:p></draw:text-box></draw:frame><draw:line draw:style-name="gr75" draw:text-style-name="P26" svg:x1="8.569cm" svg:y1="1.383cm" svg:x2="8.758cm" svg:y2="1.316cm"><text:p/></draw:line><draw:line draw:style-name="gr76" draw:text-style-name="P26" svg:x1="8.054cm" svg:y1="1.572cm" svg:x2="8.241cm" svg:y2="1.503cm"><text:p/></draw:line><draw:frame draw:style-name="gr77" draw:text-style-name="P28" svg:width="0.242cm" svg:height="0.428cm" draw:transform="rotate (-1.22818819462841) translate (8.56720833333333cm 1.27529166666667cm)"><draw:text-box><text:p text:style-name="P27"><text:span text:style-name="T30">20</text:span></text:p><text:p text:style-name="P27"><text:span text:style-name="T30">160</text:span></text:p></draw:text-box></draw:frame><draw:line draw:style-name="gr78" draw:text-style-name="P26" svg:x1="8.255cm" svg:y1="0.838cm" svg:x2="8.408cm" svg:y2="0.711cm"><text:p/></draw:line><draw:line draw:style-name="gr79" draw:text-style-name="P26" svg:x1="7.837cm" svg:y1="1.196cm" svg:x2="7.99cm" svg:y2="1.069cm"><text:p/></draw:line><draw:frame draw:style-name="gr80" draw:text-style-name="P28" svg:width="0.242cm" svg:height="0.428cm" draw:transform="rotate (-0.873188224772763) translate (8.21795833333333cm 0.739069444444444cm)"><draw:text-box><text:p text:style-name="P27"><text:span text:style-name="T30">40</text:span></text:p><text:p text:style-name="P27"><text:span text:style-name="T30">140</text:span></text:p></draw:text-box></draw:frame><draw:line draw:style-name="gr81" draw:text-style-name="P26" svg:x1="8.435cm" svg:y1="1.096cm" svg:x2="8.61cm" svg:y2="0.995cm"><text:p/></draw:line><draw:line draw:style-name="gr82" draw:text-style-name="P26" svg:x1="7.957cm" svg:y1="1.374cm" svg:x2="8.133cm" svg:y2="1.272cm"><text:p/></draw:line><draw:frame draw:style-name="gr83" draw:text-style-name="P28" svg:width="0.242cm" svg:height="0.428cm" draw:transform="rotate (-1.05173540725178) translate (8.41551388888889cm 0.993069444444445cm)"><draw:text-box><text:p text:style-name="P27"><text:span text:style-name="T30">30</text:span></text:p><text:p text:style-name="P27"><text:span text:style-name="T30">150</text:span></text:p></draw:text-box></draw:frame><draw:line draw:style-name="gr84" draw:text-style-name="P26" svg:x1="7.777cm" svg:y1="0.441cm" svg:x2="7.879cm" svg:y2="0.268cm"><text:p/></draw:line><draw:line draw:style-name="gr85" draw:text-style-name="P26" svg:x1="7.5cm" svg:y1="0.917cm" svg:x2="7.602cm" svg:y2="0.741cm"><text:p/></draw:line><draw:frame draw:style-name="gr86" draw:text-style-name="P28" svg:width="0.242cm" svg:height="0.428cm" draw:transform="rotate (-0.519060919543114) translate (7.70466666666667cm 0.352777777777778cm)"><draw:text-box><text:p text:style-name="P27"><text:span text:style-name="T30">60</text:span></text:p><text:p text:style-name="P27"><text:span text:style-name="T30">120</text:span></text:p></draw:text-box></draw:frame><draw:line draw:style-name="gr87" draw:text-style-name="P26" svg:x1="8.038cm" svg:y1="0.617cm" svg:x2="8.165cm" svg:y2="0.464cm"><text:p/></draw:line><draw:line draw:style-name="gr88" draw:text-style-name="P26" svg:x1="7.68cm" svg:y1="1.044cm" svg:x2="7.807cm" svg:y2="0.891cm"><text:p/></draw:line><draw:frame draw:style-name="gr89" draw:text-style-name="P28" svg:width="0.242cm" svg:height="0.428cm" draw:transform="rotate (-0.687310659435367) translate (7.97277777777778cm 0.529166666666667cm)"><draw:text-box><text:p text:style-name="P27"><text:span text:style-name="T30">50</text:span></text:p><text:p text:style-name="P27"><text:span text:style-name="T30">130</text:span></text:p></draw:text-box></draw:frame><draw:line draw:style-name="gr90" draw:text-style-name="P26" svg:x1="7.493cm" svg:y1="0.309cm" svg:x2="7.562cm" svg:y2="0.12cm"><text:p/></draw:line><draw:line draw:style-name="gr91" draw:text-style-name="P26" svg:x1="7.306cm" svg:y1="0.826cm" svg:x2="7.375cm" svg:y2="0.637cm"><text:p/></draw:line><draw:frame draw:style-name="gr92" draw:text-style-name="P28" svg:width="0.242cm" svg:height="0.428cm" draw:transform="rotate (-0.351858377202057) translate (7.39951388888889cm 0.245180555555556cm)"><draw:text-box><text:p text:style-name="P27"><text:span text:style-name="T30">70</text:span></text:p><text:p text:style-name="P27"><text:span text:style-name="T30">110</text:span></text:p></draw:text-box></draw:frame><draw:line draw:style-name="gr93" draw:text-style-name="P26" svg:x1="7.188cm" svg:y1="0.224cm" svg:x2="7.223cm" svg:y2="0.028cm"><text:p/></draw:line><draw:line draw:style-name="gr94" draw:text-style-name="P26" svg:x1="7.096cm" svg:y1="0.769cm" svg:x2="7.131cm" svg:y2="0.57cm"><text:p/></draw:line><draw:frame draw:style-name="gr95" draw:text-style-name="P28" svg:width="0.242cm" svg:height="0.428cm" draw:transform="rotate (-0.167551608191456) translate (7.09259722222222cm 0.178152777777778cm)"><draw:text-box><text:p text:style-name="P27"><text:span text:style-name="T30">80</text:span></text:p><text:p text:style-name="P27"><text:span text:style-name="T30">100</text:span></text:p></draw:text-box></draw:frame><draw:line draw:style-name="gr96" draw:text-style-name="P26" svg:x1="6.878cm" svg:y1="0.197cm" svg:x2="6.876cm" svg:y2="-0.002cm"><text:p/></draw:line><draw:line draw:style-name="gr97" draw:text-style-name="P26" svg:x1="6.876cm" svg:y1="0.748cm" svg:x2="6.876cm" svg:y2="0.547cm"><text:p/></draw:line><draw:frame draw:style-name="gr98" draw:text-style-name="P29" svg:width="0.214cm" svg:height="0.415cm" svg:x="6.779cm" svg:y="0.229cm"><draw:text-box><text:p text:style-name="P27"><text:span text:style-name="T31">90</text:span></text:p></draw:text-box></draw:frame><draw:line draw:style-name="gr99" draw:text-style-name="P26" svg:x1="8.675cm" svg:y1="1.995cm" svg:x2="8.874cm" svg:y2="1.995cm"><text:p/></draw:line><draw:line draw:style-name="gr100" draw:text-style-name="P26" svg:x1="8.128cm" svg:y1="1.995cm" svg:x2="8.327cm" svg:y2="1.997cm"><text:p/></draw:line><draw:frame draw:style-name="gr101" draw:text-style-name="P28" svg:width="0.242cm" svg:height="0.428cm" draw:transform="rotate (-1.5707963267949) translate (8.71184722222222cm 1.89618055555556cm)"><draw:text-box><text:p text:style-name="P27"><text:span text:style-name="T30">0</text:span></text:p><text:p text:style-name="P27"><text:span text:style-name="T30">180</text:span></text:p></draw:text-box></draw:frame><draw:line draw:style-name="gr102" draw:text-style-name="P26" svg:x1="5.078cm" svg:y1="1.997cm" svg:x2="4.879cm" svg:y2="1.995cm"><text:p/></draw:line><draw:line draw:style-name="gr103" draw:text-style-name="P26" svg:x1="5.625cm" svg:y1="1.995cm" svg:x2="5.424cm" svg:y2="1.995cm"><text:p/></draw:line><draw:frame draw:style-name="gr104" draw:text-style-name="P28" svg:width="0.242cm" svg:height="0.428cm" draw:transform="rotate (1.5707963267949) translate (5.04295833333333cm 2.09373611111111cm)"><draw:text-box><text:p text:style-name="P27"><text:span text:style-name="T30">180</text:span></text:p><text:p text:style-name="P27"><text:span text:style-name="T30">0</text:span></text:p></draw:text-box></draw:frame><draw:line draw:style-name="gr105" draw:text-style-name="P26" svg:x1="5.103cm" svg:y1="1.688cm" svg:x2="4.907cm" svg:y2="1.653cm"><text:p/></draw:line><draw:line draw:style-name="gr106" draw:text-style-name="P26" svg:x1="5.646cm" svg:y1="1.776cm" svg:x2="5.447cm" svg:y2="1.741cm"><text:p/></draw:line><draw:frame draw:style-name="gr107" draw:text-style-name="P28" svg:width="0.242cm" svg:height="0.428cm" draw:transform="rotate (1.38771128826069) translate (5.05706944444444cm 1.78329166666667cm)"><draw:text-box><text:p text:style-name="P27"><text:span text:style-name="T30">170</text:span></text:p><text:p text:style-name="P27"><text:span text:style-name="T30">10</text:span></text:p></draw:text-box></draw:frame><draw:line draw:style-name="gr108" draw:text-style-name="P26" svg:x1="5.186cm" svg:y1="1.383cm" svg:x2="4.997cm" svg:y2="1.314cm"><text:p/></draw:line><draw:line draw:style-name="gr109" draw:text-style-name="P26" svg:x1="5.703cm" svg:y1="1.572cm" svg:x2="5.514cm" svg:y2="1.501cm"><text:p/></draw:line><draw:frame draw:style-name="gr110" draw:text-style-name="P28" svg:width="0.242cm" svg:height="0.428cm" draw:transform="rotate (1.22818819462841) translate (5.12409722222222cm 1.47461111111111cm)"><draw:text-box><text:p text:style-name="P27"><text:span text:style-name="T30">160</text:span></text:p><text:p text:style-name="P27"><text:span text:style-name="T30">20</text:span></text:p></draw:text-box></draw:frame><draw:line draw:style-name="gr111" draw:text-style-name="P26" svg:x1="5.32cm" svg:y1="1.094cm" svg:x2="5.147cm" svg:y2="0.995cm"><text:p/></draw:line><draw:line draw:style-name="gr112" draw:text-style-name="P26" svg:x1="5.798cm" svg:y1="1.374cm" svg:x2="5.625cm" svg:y2="1.272cm"><text:p/></draw:line><draw:frame draw:style-name="gr113" draw:text-style-name="P28" svg:width="0.242cm" svg:height="0.428cm" draw:transform="rotate (1.0452776890194) translate (5.24404166666667cm 1.17298611111111cm)"><draw:text-box><text:p text:style-name="P27"><text:span text:style-name="T30">150</text:span></text:p><text:p text:style-name="P27"><text:span text:style-name="T30">30</text:span></text:p></draw:text-box></draw:frame><draw:line draw:style-name="gr114" draw:text-style-name="P26" svg:x1="5.501cm" svg:y1="0.838cm" svg:x2="5.348cm" svg:y2="0.711cm"><text:p/></draw:line><draw:line draw:style-name="gr115" draw:text-style-name="P26" svg:x1="5.918cm" svg:y1="1.193cm" svg:x2="5.768cm" svg:y2="1.062cm"><text:p/></draw:line><draw:frame draw:style-name="gr116" draw:text-style-name="P28" svg:width="0.242cm" svg:height="0.428cm" draw:transform="rotate (0.873188224772763) translate (5.40808333333333cm 0.901347222222222cm)"><draw:text-box><text:p text:style-name="P27"><text:span text:style-name="T30">140</text:span></text:p><text:p text:style-name="P27"><text:span text:style-name="T30">40</text:span></text:p></draw:text-box></draw:frame><draw:line draw:style-name="gr117" draw:text-style-name="P26" svg:x1="5.98cm" svg:y1="0.436cm" svg:x2="5.879cm" svg:y2="0.263cm"><text:p/></draw:line><draw:line draw:style-name="gr118" draw:text-style-name="P26" svg:x1="6.255cm" svg:y1="0.914cm" svg:x2="6.156cm" svg:y2="0.741cm"><text:p/></draw:line><draw:frame draw:style-name="gr119" draw:text-style-name="P28" svg:width="0.242cm" svg:height="0.428cm" draw:transform="rotate (0.525518637775492) translate (5.87904166666667cm 0.463902777777778cm)"><draw:text-box><text:p text:style-name="P27"><text:span text:style-name="T30">120</text:span></text:p><text:p text:style-name="P27"><text:span text:style-name="T30">60</text:span></text:p></draw:text-box></draw:frame><draw:line draw:style-name="gr120" draw:text-style-name="P26" svg:x1="6.26cm" svg:y1="0.307cm" svg:x2="6.193cm" svg:y2="0.12cm"><text:p/></draw:line><draw:line draw:style-name="gr121" draw:text-style-name="P26" svg:x1="6.449cm" svg:y1="0.824cm" svg:x2="6.38cm" svg:y2="0.637cm"><text:p/></draw:line><draw:frame draw:style-name="gr122" draw:text-style-name="P28" svg:width="0.242cm" svg:height="0.428cm" draw:transform="rotate (0.342608132166487) translate (6.16302777777778cm 0.319263888888889cm)"><draw:text-box><text:p text:style-name="P27"><text:span text:style-name="T30">110</text:span></text:p><text:p text:style-name="P27"><text:span text:style-name="T30">70</text:span></text:p></draw:text-box></draw:frame><draw:line draw:style-name="gr123" draw:text-style-name="P26" svg:x1="6.565cm" svg:y1="0.226cm" svg:x2="6.53cm" svg:y2="0.028cm"><text:p/></draw:line><draw:line draw:style-name="gr124" draw:text-style-name="P26" svg:x1="6.662cm" svg:y1="0.769cm" svg:x2="6.627cm" svg:y2="0.57cm"><text:p/></draw:line><draw:frame draw:style-name="gr125" draw:text-style-name="P28" svg:width="0.242cm" svg:height="0.428cm" draw:transform="rotate (0.183085038534205) translate (6.461125cm 0.220486111111111cm)"><draw:text-box><text:p text:style-name="P27"><text:span text:style-name="T30">100</text:span></text:p><text:p text:style-name="P27"><text:span text:style-name="T30">80</text:span></text:p></draw:text-box></draw:frame><draw:line draw:style-name="gr126" draw:text-style-name="P25" svg:x1="6.874cm" svg:y1="1.997cm" svg:x2="4.433cm" svg:y2="1.995cm"><text:p/></draw:line><draw:frame draw:style-name="gr127" draw:text-style-name="P31" svg:width="0.304cm" svg:height="0.477cm" draw:transform="rotate (0.00575958653158129) translate (4.49791666666667cm 1.93498611111111cm)"><draw:text-box><text:p text:style-name="P30"><text:span text:style-name="T32">x</text:span></text:p></draw:text-box></draw:frame><draw:frame draw:style-name="gr128" draw:text-style-name="P32" svg:width="0.32cm" svg:height="0.477cm" draw:transform="rotate (0.00558505360638185) translate (6.74511111111111cm 1.40405555555556cm)"><draw:text-box><text:p text:style-name="P30"><text:span text:style-name="T33">O</text:span></text:p></draw:text-box></draw:frame></draw:g><text:span text:style-name="_5f_pointillés_20_gris"><text:span text:style-name="T17"/></text:span></text:p>
      <text:p text:style-name="P8"><draw:custom-shape text:anchor-type="char" draw:z-index="43" draw:name="Shape60_0" draw:style-name="gr1" draw:text-style-name="P21" svg:width="1.5cm" svg:height="0.943cm" svg:x="2.649cm" svg:y="0.245cm"><text:p text:style-name="P20"><text:span text:style-name="T26">a.</text:span><text:span text:style-name="T27"> 50°</text:span></text:p><draw:enhanced-geometry svg:viewBox="0 0 21600 21600" draw:text-areas="800 800 20800 20800" draw:type="round-rectangular-callout" draw:modifiers="32412.6909518214 18612.336448598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_5f_pointillés_20_gris"><text:span text:style-name="T17"/></text:span></text:p>
      <text:p text:style-name="P8"><text:span text:style-name="_5f_pointillés_20_gris"><text:span text:style-name="T17"/></text:span></text:p>
      <text:p text:style-name="P8"><text:span text:style-name="_5f_pointillés_20_gris"><text:span text:style-name="T17"/></text:span></text:p>
      <text:p text:style-name="P8"><draw:g text:anchor-type="char" draw:z-index="36" draw:name="Shape61" draw:style-name="gr7"><draw:circle draw:style-name="gr8" draw:text-style-name="P25" svg:width="4.001cm" svg:height="4.001cm" svg:x="0.076cm" svg:y="0.129cm" draw:kind="arc" draw:start-angle="0.03" draw:end-angle="179.96"><text:p/></draw:circle><draw:ellipse draw:style-name="gr8" draw:text-style-name="P25" svg:width="2.502cm" svg:height="2.504cm" svg:x="0.826cm" svg:y="0.877cm" draw:kind="arc" draw:start-angle="0.03" draw:end-angle="179.96"><text:p/></draw:ellipse><draw:line draw:style-name="gr8" draw:text-style-name="P25" svg:x1="0.826cm" svg:y1="2.126cm" svg:x2="3.325cm" svg:y2="2.124cm"><text:p/></draw:line><draw:line draw:style-name="gr8" draw:text-style-name="P25" svg:x1="0.081cm" svg:y1="2.627cm" svg:x2="4.082cm" svg:y2="2.625cm"><text:p/></draw:line><draw:line draw:style-name="gr8" draw:text-style-name="P25" svg:x1="0.081cm" svg:y1="2.625cm" svg:x2="0.081cm" svg:y2="2.124cm"><text:p/></draw:line><draw:line draw:style-name="gr8" draw:text-style-name="P25" svg:x1="4.08cm" svg:y1="2.623cm" svg:x2="4.078cm" svg:y2="2.124cm"><text:p/></draw:line><draw:line draw:style-name="gr8" draw:text-style-name="P25" svg:x1="2.073cm" svg:y1="1.976cm" svg:x2="2.077cm" svg:y2="2.274cm"><text:p/></draw:line><draw:line draw:style-name="gr9" draw:text-style-name="P26" svg:x1="0.919cm" svg:y1="0.746cm" svg:x2="0.79cm" svg:y2="0.593cm"><text:p/></draw:line><draw:line draw:style-name="gr10" draw:text-style-name="P26" svg:x1="1.273cm" svg:y1="1.17cm" svg:x2="1.141cm" svg:y2="1.017cm"><text:p/></draw:line><draw:frame draw:style-name="gr11" draw:text-style-name="P28" svg:width="0.242cm" svg:height="0.428cm" draw:transform="rotate (0.697608102022133) translate (0.820208333333333cm 0.79375cm)"><draw:text-box><text:p text:style-name="P27"><text:span text:style-name="T30">130</text:span></text:p><text:p text:style-name="P27"><text:span text:style-name="T30">50</text:span></text:p></draw:text-box></draw:frame><draw:line draw:style-name="gr12" draw:text-style-name="P26" svg:x1="3.851cm" svg:y1="1.817cm" svg:x2="4.049cm" svg:y2="1.782cm"><text:p/></draw:line><draw:line draw:style-name="gr13" draw:text-style-name="P26" svg:x1="3.306cm" svg:y1="1.914cm" svg:x2="3.505cm" svg:y2="1.879cm"><text:p/></draw:line><draw:frame draw:style-name="gr14" draw:text-style-name="P28" svg:width="0.242cm" svg:height="0.428cm" draw:transform="rotate (-1.40324471860344) translate (3.87173611111111cm 1.70391666666667cm)"><draw:text-box><text:p text:style-name="P27"><text:span text:style-name="T30">10</text:span></text:p><text:p text:style-name="P27"><text:span text:style-name="T30">170</text:span></text:p></draw:text-box></draw:frame><draw:line draw:style-name="gr15" draw:text-style-name="P26" svg:x1="3.771cm" svg:y1="1.512cm" svg:x2="3.96cm" svg:y2="1.445cm"><text:p/></draw:line><draw:line draw:style-name="gr16" draw:text-style-name="P26" svg:x1="3.256cm" svg:y1="1.701cm" svg:x2="3.443cm" svg:y2="1.632cm"><text:p/></draw:line><draw:frame draw:style-name="gr17" draw:text-style-name="P28" svg:width="0.242cm" svg:height="0.428cm" draw:transform="rotate (-1.23516951163639) translate (3.76766666666667cm 1.40405555555556cm)"><draw:text-box><text:p text:style-name="P27"><text:span text:style-name="T30">20</text:span></text:p><text:p text:style-name="P27"><text:span text:style-name="T30">160</text:span></text:p></draw:text-box></draw:frame><draw:line draw:style-name="gr18" draw:text-style-name="P26" svg:x1="3.457cm" svg:y1="0.967cm" svg:x2="3.61cm" svg:y2="0.84cm"><text:p/></draw:line><draw:line draw:style-name="gr19" draw:text-style-name="P26" svg:x1="3.039cm" svg:y1="1.325cm" svg:x2="3.191cm" svg:y2="1.198cm"><text:p/></draw:line><draw:frame draw:style-name="gr20" draw:text-style-name="P28" svg:width="0.242cm" svg:height="0.428cm" draw:transform="rotate (-0.873188224772763) translate (3.41488888888889cm 0.867833333333333cm)"><draw:text-box><text:p text:style-name="P27"><text:span text:style-name="T30">40</text:span></text:p><text:p text:style-name="P27"><text:span text:style-name="T30">140</text:span></text:p></draw:text-box></draw:frame><draw:line draw:style-name="gr21" draw:text-style-name="P26" svg:x1="3.637cm" svg:y1="1.225cm" svg:x2="3.812cm" svg:y2="1.124cm"><text:p/></draw:line><draw:line draw:style-name="gr22" draw:text-style-name="P26" svg:x1="3.159cm" svg:y1="1.503cm" svg:x2="3.334cm" svg:y2="1.401cm"><text:p/></draw:line><draw:frame draw:style-name="gr23" draw:text-style-name="P28" svg:width="0.242cm" svg:height="0.428cm" draw:transform="rotate (-1.05173540725178) translate (3.61597222222222cm 1.12183333333333cm)"><draw:text-box><text:p text:style-name="P27"><text:span text:style-name="T30">30</text:span></text:p><text:p text:style-name="P27"><text:span text:style-name="T30">150</text:span></text:p></draw:text-box></draw:frame><draw:line draw:style-name="gr24" draw:text-style-name="P26" svg:x1="2.979cm" svg:y1="0.571cm" svg:x2="3.08cm" svg:y2="0.398cm"><text:p/></draw:line><draw:line draw:style-name="gr25" draw:text-style-name="P26" svg:x1="2.701cm" svg:y1="1.046cm" svg:x2="2.802cm" svg:y2="0.87cm"><text:p/></draw:line><draw:frame draw:style-name="gr26" draw:text-style-name="P28" svg:width="0.242cm" svg:height="0.428cm" draw:transform="rotate (-0.519060919543114) translate (2.90688888888889cm 0.481541666666667cm)"><draw:text-box><text:p text:style-name="P27"><text:span text:style-name="T30">60</text:span></text:p><text:p text:style-name="P27"><text:span text:style-name="T30">120</text:span></text:p></draw:text-box></draw:frame><draw:line draw:style-name="gr27" draw:text-style-name="P26" svg:x1="3.233cm" svg:y1="0.746cm" svg:x2="3.36cm" svg:y2="0.593cm"><text:p/></draw:line><draw:line draw:style-name="gr28" draw:text-style-name="P26" svg:x1="2.882cm" svg:y1="1.173cm" svg:x2="3.009cm" svg:y2="1.02cm"><text:p/></draw:line><draw:frame draw:style-name="gr29" draw:text-style-name="P28" svg:width="0.242cm" svg:height="0.428cm" draw:transform="rotate (-0.691848515490552) translate (3.17676388888889cm 0.657930555555556cm)"><draw:text-box><text:p text:style-name="P27"><text:span text:style-name="T30">50</text:span></text:p><text:p text:style-name="P27"><text:span text:style-name="T30">130</text:span></text:p></draw:text-box></draw:frame><draw:line draw:style-name="gr30" draw:text-style-name="P26" svg:x1="2.695cm" svg:y1="0.438cm" svg:x2="2.764cm" svg:y2="0.249cm"><text:p/></draw:line><draw:line draw:style-name="gr31" draw:text-style-name="P26" svg:x1="2.501cm" svg:y1="0.955cm" svg:x2="2.572cm" svg:y2="0.766cm"><text:p/></draw:line><draw:frame draw:style-name="gr32" draw:text-style-name="P28" svg:width="0.242cm" svg:height="0.428cm" draw:transform="rotate (-0.349414916249265) translate (2.59997222222222cm 0.373944444444444cm)"><draw:text-box><text:p text:style-name="P27"><text:span text:style-name="T30">70</text:span></text:p><text:p text:style-name="P27"><text:span text:style-name="T30">110</text:span></text:p></draw:text-box></draw:frame><draw:line draw:style-name="gr33" draw:text-style-name="P26" svg:x1="2.387cm" svg:y1="0.354cm" svg:x2="2.422cm" svg:y2="0.158cm"><text:p/></draw:line><draw:line draw:style-name="gr34" draw:text-style-name="P26" svg:x1="2.29cm" svg:y1="0.898cm" svg:x2="2.325cm" svg:y2="0.699cm"><text:p/></draw:line><draw:frame draw:style-name="gr35" draw:text-style-name="P28" svg:width="0.242cm" svg:height="0.428cm" draw:transform="rotate (-0.167551608191456) translate (2.29305555555556cm 0.306916666666667cm)"><draw:text-box><text:p text:style-name="P27"><text:span text:style-name="T30">80</text:span></text:p><text:p text:style-name="P27"><text:span text:style-name="T30">100</text:span></text:p></draw:text-box></draw:frame><draw:line draw:style-name="gr36" draw:text-style-name="P26" svg:x1="2.077cm" svg:y1="0.327cm" svg:x2="2.073cm" svg:y2="0.128cm"><text:p/></draw:line><draw:line draw:style-name="gr37" draw:text-style-name="P26" svg:x1="2.073cm" svg:y1="0.877cm" svg:x2="2.073cm" svg:y2="0.676cm"><text:p/></draw:line><draw:frame draw:style-name="gr38" draw:text-style-name="P29" svg:width="0.214cm" svg:height="0.415cm" svg:x="1.977cm" svg:y="0.358cm"><draw:text-box><text:p text:style-name="P27"><text:span text:style-name="T31">90</text:span></text:p></draw:text-box></draw:frame><draw:line draw:style-name="gr39" draw:text-style-name="P26" svg:x1="3.874cm" svg:y1="2.124cm" svg:x2="4.073cm" svg:y2="2.124cm"><text:p/></draw:line><draw:line draw:style-name="gr40" draw:text-style-name="P26" svg:x1="3.33cm" svg:y1="2.124cm" svg:x2="3.528cm" svg:y2="2.126cm"><text:p/></draw:line><draw:frame draw:style-name="gr41" draw:text-style-name="P28" svg:width="0.242cm" svg:height="0.428cm" draw:transform="rotate (-1.5707963267949) translate (3.91406944444444cm 2.02494444444444cm)"><draw:text-box><text:p text:style-name="P27"><text:span text:style-name="T30">0</text:span></text:p><text:p text:style-name="P27"><text:span text:style-name="T30">180</text:span></text:p></draw:text-box></draw:frame><draw:line draw:style-name="gr42" draw:text-style-name="P26" svg:x1="0.279cm" svg:y1="2.126cm" svg:x2="0.081cm" svg:y2="2.124cm"><text:p/></draw:line><draw:line draw:style-name="gr43" draw:text-style-name="P26" svg:x1="0.827cm" svg:y1="2.124cm" svg:x2="0.626cm" svg:y2="2.124cm"><text:p/></draw:line><draw:frame draw:style-name="gr44" draw:text-style-name="P28" svg:width="0.242cm" svg:height="0.428cm" draw:transform="rotate (1.5707963267949) translate (0.245180555555556cm 2.2225cm)"><draw:text-box><text:p text:style-name="P27"><text:span text:style-name="T30">180</text:span></text:p><text:p text:style-name="P27"><text:span text:style-name="T30">0</text:span></text:p></draw:text-box></draw:frame><draw:line draw:style-name="gr45" draw:text-style-name="P26" svg:x1="0.307cm" svg:y1="1.817cm" svg:x2="0.111cm" svg:y2="1.782cm"><text:p/></draw:line><draw:line draw:style-name="gr46" draw:text-style-name="P26" svg:x1="0.847cm" svg:y1="1.905cm" svg:x2="0.649cm" svg:y2="1.87cm"><text:p/></draw:line><draw:frame draw:style-name="gr47" draw:text-style-name="P28" svg:width="0.242cm" svg:height="0.428cm" draw:transform="rotate (1.39486713819387) translate (0.257527777777778cm 1.91205555555556cm)"><draw:text-box><text:p text:style-name="P27"><text:span text:style-name="T30">170</text:span></text:p><text:p text:style-name="P27"><text:span text:style-name="T30">10</text:span></text:p></draw:text-box></draw:frame><draw:line draw:style-name="gr48" draw:text-style-name="P26" svg:x1="0.387cm" svg:y1="1.513cm" svg:x2="0.198cm" svg:y2="1.444cm"><text:p/></draw:line><draw:line draw:style-name="gr49" draw:text-style-name="P26" svg:x1="0.905cm" svg:y1="1.702cm" svg:x2="0.716cm" svg:y2="1.631cm"><text:p/></draw:line><draw:frame draw:style-name="gr50" draw:text-style-name="P28" svg:width="0.242cm" svg:height="0.428cm" draw:transform="rotate (1.22818819462841) translate (0.324555555555556cm 1.603375cm)"><draw:text-box><text:p text:style-name="P27"><text:span text:style-name="T30">160</text:span></text:p><text:p text:style-name="P27"><text:span text:style-name="T30">20</text:span></text:p></draw:text-box></draw:frame><draw:line draw:style-name="gr51" draw:text-style-name="P26" svg:x1="0.517cm" svg:y1="1.223cm" svg:x2="0.342cm" svg:y2="1.124cm"><text:p/></draw:line><draw:line draw:style-name="gr52" draw:text-style-name="P26" svg:x1="0.993cm" svg:y1="1.503cm" svg:x2="0.82cm" svg:y2="1.401cm"><text:p/></draw:line><draw:frame draw:style-name="gr53" draw:text-style-name="P28" svg:width="0.242cm" svg:height="0.428cm" draw:transform="rotate (1.05173540725178) translate (0.4445cm 1.30175cm)"><draw:text-box><text:p text:style-name="P27"><text:span text:style-name="T30">150</text:span></text:p><text:p text:style-name="P27"><text:span text:style-name="T30">30</text:span></text:p></draw:text-box></draw:frame><draw:line draw:style-name="gr54" draw:text-style-name="P26" svg:x1="0.695cm" svg:y1="0.967cm" svg:x2="0.542cm" svg:y2="0.84cm"><text:p/></draw:line><draw:line draw:style-name="gr55" draw:text-style-name="P26" svg:x1="1.12cm" svg:y1="1.322cm" svg:x2="0.97cm" svg:y2="1.191cm"><text:p/></draw:line><draw:frame draw:style-name="gr56" draw:text-style-name="P28" svg:width="0.242cm" svg:height="0.428cm" draw:transform="rotate (0.878947811304344) translate (0.608541666666667cm 1.03011111111111cm)"><draw:text-box><text:p text:style-name="P27"><text:span text:style-name="T30">140</text:span></text:p><text:p text:style-name="P27"><text:span text:style-name="T30">40</text:span></text:p></draw:text-box></draw:frame><draw:line draw:style-name="gr57" draw:text-style-name="P26" svg:x1="1.176cm" svg:y1="0.565cm" svg:x2="1.074cm" svg:y2="0.392cm"><text:p/></draw:line><draw:line draw:style-name="gr58" draw:text-style-name="P26" svg:x1="1.457cm" svg:y1="1.043cm" svg:x2="1.358cm" svg:y2="0.87cm"><text:p/></draw:line><draw:frame draw:style-name="gr59" draw:text-style-name="P28" svg:width="0.242cm" svg:height="0.428cm" draw:transform="rotate (0.525518637775492) translate (1.07420833333333cm 0.592666666666667cm)"><draw:text-box><text:p text:style-name="P27"><text:span text:style-name="T30">120</text:span></text:p><text:p text:style-name="P27"><text:span text:style-name="T30">60</text:span></text:p></draw:text-box></draw:frame><draw:line draw:style-name="gr60" draw:text-style-name="P26" svg:x1="1.462cm" svg:y1="0.436cm" svg:x2="1.395cm" svg:y2="0.249cm"><text:p/></draw:line><draw:line draw:style-name="gr61" draw:text-style-name="P26" svg:x1="1.651cm" svg:y1="0.953cm" svg:x2="1.582cm" svg:y2="0.766cm"><text:p/></draw:line><draw:frame draw:style-name="gr62" draw:text-style-name="P28" svg:width="0.242cm" svg:height="0.428cm" draw:transform="rotate (0.342608132166487) translate (1.36525cm 0.448027777777778cm)"><draw:text-box><text:p text:style-name="P27"><text:span text:style-name="T30">110</text:span></text:p><text:p text:style-name="P27"><text:span text:style-name="T30">70</text:span></text:p></draw:text-box></draw:frame><draw:line draw:style-name="gr63" draw:text-style-name="P26" svg:x1="1.767cm" svg:y1="0.356cm" svg:x2="1.732cm" svg:y2="0.158cm"><text:p/></draw:line><draw:line draw:style-name="gr64" draw:text-style-name="P26" svg:x1="1.864cm" svg:y1="0.898cm" svg:x2="1.829cm" svg:y2="0.699cm"><text:p/></draw:line><draw:frame draw:style-name="gr65" draw:text-style-name="P28" svg:width="0.242cm" svg:height="0.428cm" draw:transform="rotate (0.183085038534205) translate (1.66511111111111cm 0.345722222222222cm)"><draw:text-box><text:p text:style-name="P27"><text:span text:style-name="T30">100</text:span></text:p><text:p text:style-name="P27"><text:span text:style-name="T30">80</text:span></text:p></draw:text-box></draw:frame><draw:line draw:style-name="gr66" draw:text-style-name="P25" svg:x1="2.073cm" svg:y1="2.124cm" svg:x2="4.5cm" svg:y2="2.126cm"><text:p/></draw:line><draw:frame draw:style-name="gr67" draw:text-style-name="P31" svg:width="0.175cm" svg:height="0.408cm" draw:transform="rotate (0.0101229096615671) translate (4.302125cm 2.05669444444444cm)"><draw:text-box><text:p text:style-name="P30"><text:span text:style-name="T32">x</text:span></text:p></draw:text-box></draw:frame><draw:frame draw:style-name="gr68" draw:text-style-name="P32" svg:width="0.32cm" svg:height="0.477cm" draw:transform="rotate (0.00558505360638185) translate (1.94556944444444cm 1.53281944444444cm)"><draw:text-box><text:p text:style-name="P30"><text:span text:style-name="T33">O</text:span></text:p></draw:text-box></draw:frame></draw:g><text:span text:style-name="_5f_pointillés_20_gris"><text:span text:style-name="T17"/></text:span></text:p>
      <text:p text:style-name="P8"><text:span text:style-name="_5f_pointillés_20_gris"><text:span text:style-name="T17"/></text:span></text:p>
      <text:p text:style-name="P8"><text:span text:style-name="_5f_pointillés_20_gris"><text:span text:style-name="T17"/></text:span></text:p>
      <text:p text:style-name="P8"><draw:custom-shape text:anchor-type="char" draw:z-index="37" draw:name="Shape62" draw:style-name="gr6" draw:text-style-name="P21" svg:width="1.502cm" svg:height="1.001cm" svg:x="5.345cm" svg:y="0.222cm"><text:p text:style-name="P20"><text:span text:style-name="T26">b</text:span><text:span text:style-name="T26">.</text:span><text:span text:style-name="T27"> </text:span><text:span text:style-name="T27">2</text:span><text:span text:style-name="T27">0</text:span><text:span text:style-name="T27">°</text:span></text:p><draw:enhanced-geometry svg:viewBox="0 0 21600 21600" draw:text-areas="800 800 20800 20800" draw:type="round-rectangular-callout" draw:modifiers="-17442.2535211268 -608.45070422535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_5f_pointillés_20_gris"><text:span text:style-name="T17"/></text:span></text:p>
      <text:p text:style-name="P8"><text:span text:style-name="_5f_pointillés_20_gris"><text:span text:style-name="T17"/></text:span></text:p>
      <text:p text:style-name="P8"><text:span text:style-name="_5f_pointillés_20_gris"><text:span text:style-name="T17"/></text:span></text:p>
      <text:list xml:id="list234852184140575" text:continue-numbering="true" text:style-name="_5f_Numérotation_20_des_20_exercices_20_livrets">
        <text:list-item>
          <text:h text:style-name="P15" text:outline-level="1"><text:span text:style-name="_5f_pointillés_20_gris"><text:s/></text:span><text:span text:style-name="_5f_pointillés_20_gris"><text:span text:style-name="T22">Dans chaque cas, construis la demi-droite [O</text:span></text:span><text:span text:style-name="Character_5f_20_5f_style"><text:span text:style-name="T19">y</text:span></text:span><text:span text:style-name="Character_5f_20_5f_style"><text:span text:style-name="T16">) telle que l’angle </text:span></text:span><text:span text:style-name="Character_5f_20_5f_style"><text:span text:style-name="T16"><draw:frame draw:style-name="fr3" draw:name="Objet44" text:anchor-type="as-char" svg:y="-0.381cm" svg:width="1.051cm" svg:height="0.473cm" draw:z-index="35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Character_5f_20_5f_style"><text:span text:style-name="T16"><text:s/>ait la mesure indiquée.</text:span></text:span></text:h>
        </text:list-item>
      </text:list>
      <text:p text:style-name="_5f_Paragraphe_20_livret_20_"><draw:g text:anchor-type="char" draw:z-index="17" draw:name="Shape63" draw:style-name="gr7"><draw:circle draw:style-name="gr8" draw:text-style-name="P25" svg:width="4.001cm" svg:height="4.001cm" draw:transform="rotate (-0.532325421858271) translate (5.87551388888889cm -0.567972222222222cm)" draw:kind="arc" draw:start-angle="0.03" draw:end-angle="179.96"><text:p/></draw:circle><draw:ellipse draw:style-name="gr8" draw:text-style-name="P25" svg:width="2.504cm" svg:height="2.502cm" draw:transform="rotate (-0.532150888933072) translate (6.14009722222222cm 0.455083333333333cm)" draw:kind="arc" draw:start-angle="0.03" draw:end-angle="179.96"><text:p/></draw:ellipse><draw:line draw:style-name="gr8" draw:text-style-name="P25" svg:x1="5.507cm" svg:y1="1.533cm" svg:x2="7.662cm" svg:y2="2.799cm"><text:p/></draw:line><draw:line draw:style-name="gr8" draw:text-style-name="P25" svg:x1="4.608cm" svg:y1="1.582cm" svg:x2="8.056cm" svg:y2="3.61cm"><text:p/></draw:line><draw:line draw:style-name="gr8" draw:text-style-name="P25" svg:x1="4.608cm" svg:y1="1.584cm" svg:x2="4.862cm" svg:y2="1.152cm"><text:p/></draw:line><draw:line draw:style-name="gr8" draw:text-style-name="P25" svg:x1="8.054cm" svg:y1="3.609cm" svg:x2="8.306cm" svg:y2="3.177cm"><text:p/></draw:line><draw:line draw:style-name="gr8" draw:text-style-name="P25" svg:x1="6.661cm" svg:y1="2.034cm" svg:x2="6.513cm" svg:y2="2.292cm"><text:p/></draw:line><draw:line draw:style-name="gr438" draw:text-style-name="P26" svg:x1="6.287cm" svg:y1="0.392cm" svg:x2="6.253cm" svg:y2="0.196cm"><text:p/></draw:line><draw:line draw:style-name="gr439" draw:text-style-name="P26" svg:x1="6.383cm" svg:y1="0.933cm" svg:x2="6.348cm" svg:y2="0.734cm"><text:p/></draw:line><draw:frame draw:style-name="gr440" draw:text-style-name="P28" svg:width="0.242cm" svg:height="0.428cm" draw:transform="rotate (0.160395758258279) translate (6.17890277777778cm 0.381cm)"><draw:text-box><text:p text:style-name="P27"><text:span text:style-name="T30">130</text:span></text:p><text:p text:style-name="P27"><text:span text:style-name="T30">50</text:span></text:p></draw:text-box></draw:frame><draw:line draw:style-name="gr441" draw:text-style-name="P26" svg:x1="8.271cm" svg:y1="2.796cm" svg:x2="8.46cm" svg:y2="2.868cm"><text:p/></draw:line><draw:line draw:style-name="gr442" draw:text-style-name="P26" svg:x1="7.753cm" svg:y1="2.602cm" svg:x2="7.942cm" svg:y2="2.673cm"><text:p/></draw:line><draw:frame draw:style-name="gr443" draw:text-style-name="P28" svg:width="0.242cm" svg:height="0.428cm" draw:transform="rotate (-1.93644280508771) translate (8.34495833333333cm 2.714625cm)"><draw:text-box><text:p text:style-name="P27"><text:span text:style-name="T30">10</text:span></text:p><text:p text:style-name="P27"><text:span text:style-name="T30">170</text:span></text:p></draw:text-box></draw:frame><draw:line draw:style-name="gr444" draw:text-style-name="P26" svg:x1="8.357cm" svg:y1="2.494cm" svg:x2="8.553cm" svg:y2="2.533cm"><text:p/></draw:line><draw:line draw:style-name="gr445" draw:text-style-name="P26" svg:x1="7.813cm" svg:y1="2.397cm" svg:x2="8.009cm" svg:y2="2.432cm"><text:p/></draw:line><draw:frame draw:style-name="gr446" draw:text-style-name="P28" svg:width="0.242cm" svg:height="0.428cm" draw:transform="rotate (-1.76103721526228) translate (8.40669444444444cm 2.39888888888889cm)"><draw:text-box><text:p text:style-name="P27"><text:span text:style-name="T30">20</text:span></text:p><text:p text:style-name="P27"><text:span text:style-name="T30">160</text:span></text:p></draw:text-box></draw:frame><draw:line draw:style-name="gr447" draw:text-style-name="P26" svg:x1="8.365cm" svg:y1="1.868cm" svg:x2="8.561cm" svg:y2="1.836cm"><text:p/></draw:line><draw:line draw:style-name="gr448" draw:text-style-name="P26" svg:x1="7.819cm" svg:y1="1.962cm" svg:x2="8.015cm" svg:y2="1.93cm"><text:p/></draw:line><draw:frame draw:style-name="gr449" draw:text-style-name="P28" svg:width="0.242cm" svg:height="0.428cm" draw:transform="rotate (-1.40202298812705) translate (8.37847222222222cm 1.76565277777778cm)"><draw:text-box><text:p text:style-name="P27"><text:span text:style-name="T30">40</text:span></text:p><text:p text:style-name="P27"><text:span text:style-name="T30">140</text:span></text:p></draw:text-box></draw:frame><draw:line draw:style-name="gr450" draw:text-style-name="P26" svg:x1="8.382cm" svg:y1="2.184cm" svg:x2="8.585cm" svg:y2="2.184cm"><text:p/></draw:line><draw:line draw:style-name="gr451" draw:text-style-name="P26" svg:x1="7.83cm" svg:y1="2.18cm" svg:x2="8.033cm" svg:y2="2.182cm"><text:p/></draw:line><draw:frame draw:style-name="gr452" draw:text-style-name="P28" svg:width="0.242cm" svg:height="0.428cm" draw:transform="rotate (-1.58545709251165) translate (8.41727777777778cm 2.08315277777778cm)"><draw:text-box><text:p text:style-name="P27"><text:span text:style-name="T30">30</text:span></text:p><text:p text:style-name="P27"><text:span text:style-name="T30">150</text:span></text:p></draw:text-box></draw:frame><draw:line draw:style-name="gr453" draw:text-style-name="P26" svg:x1="8.15cm" svg:y1="1.281cm" svg:x2="8.326cm" svg:y2="1.182cm"><text:p/></draw:line><draw:line draw:style-name="gr454" draw:text-style-name="P26" svg:x1="7.666cm" svg:y1="1.551cm" svg:x2="7.842cm" svg:y2="1.452cm"><text:p/></draw:line><draw:frame draw:style-name="gr455" draw:text-style-name="P28" svg:width="0.242cm" svg:height="0.428cm" draw:transform="rotate (-1.05801859255896) translate (8.13152777777778cm 1.16769444444444cm)"><draw:text-box><text:p text:style-name="P27"><text:span text:style-name="T30">60</text:span></text:p><text:p text:style-name="P27"><text:span text:style-name="T30">120</text:span></text:p></draw:text-box></draw:frame><draw:line draw:style-name="gr456" draw:text-style-name="P26" svg:x1="8.278cm" svg:y1="1.563cm" svg:x2="8.465cm" svg:y2="1.496cm"><text:p/></draw:line><draw:line draw:style-name="gr457" draw:text-style-name="P26" svg:x1="7.763cm" svg:y1="1.75cm" svg:x2="7.952cm" svg:y2="1.683cm"><text:p/></draw:line><draw:frame draw:style-name="gr458" draw:text-style-name="P28" svg:width="0.242cm" svg:height="0.428cm" draw:transform="rotate (-1.22138141054563) translate (8.27263888888889cm 1.45520833333333cm)"><draw:text-box><text:p text:style-name="P27"><text:span text:style-name="T30">50</text:span></text:p><text:p text:style-name="P27"><text:span text:style-name="T30">130</text:span></text:p></draw:text-box></draw:frame><draw:line draw:style-name="gr459" draw:text-style-name="P26" svg:x1="7.971cm" svg:y1="1.022cm" svg:x2="8.126cm" svg:y2="0.893cm"><text:p/></draw:line><draw:line draw:style-name="gr460" draw:text-style-name="P26" svg:x1="7.546cm" svg:y1="1.369cm" svg:x2="7.701cm" svg:y2="1.242cm"><text:p/></draw:line><draw:frame draw:style-name="gr461" draw:text-style-name="P28" svg:width="0.242cm" svg:height="0.428cm" draw:transform="rotate (-0.88348566735953) translate (7.92515277777778cm 0.92075cm)"><draw:text-box><text:p text:style-name="P27"><text:span text:style-name="T30">70</text:span></text:p><text:p text:style-name="P27"><text:span text:style-name="T30">110</text:span></text:p></draw:text-box></draw:frame><draw:line draw:style-name="gr462" draw:text-style-name="P26" svg:x1="7.753cm" svg:y1="0.796cm" svg:x2="7.884cm" svg:y2="0.644cm"><text:p/></draw:line><draw:line draw:style-name="gr463" draw:text-style-name="P26" svg:x1="7.395cm" svg:y1="1.22cm" svg:x2="7.526cm" svg:y2="1.067cm"><text:p/></draw:line><draw:frame draw:style-name="gr464" draw:text-style-name="P28" svg:width="0.242cm" svg:height="0.428cm" draw:transform="rotate (-0.703193155628516) translate (7.69408333333333cm 0.709083333333333cm)"><draw:text-box><text:p text:style-name="P27"><text:span text:style-name="T30">80</text:span></text:p><text:p text:style-name="P27"><text:span text:style-name="T30">100</text:span></text:p></draw:text-box></draw:frame><draw:line draw:style-name="gr465" draw:text-style-name="P26" svg:x1="7.499cm" svg:y1="0.616cm" svg:x2="7.6cm" svg:y2="0.443cm"><text:p/></draw:line><draw:line draw:style-name="gr466" draw:text-style-name="P26" svg:x1="7.222cm" svg:y1="1.087cm" svg:x2="7.324cm" svg:y2="0.914cm"><text:p/></draw:line><draw:frame draw:style-name="gr467" draw:text-style-name="P29" svg:width="0.214cm" svg:height="0.415cm" draw:transform="rotate (-0.537561409614254) translate (7.39951388888889cm 0.592666666666667cm)"><draw:text-box><text:p text:style-name="P27"><text:span text:style-name="T31">90</text:span></text:p></draw:text-box></draw:frame><draw:line draw:style-name="gr468" draw:text-style-name="P26" svg:x1="8.134cm" svg:y1="3.08cm" svg:x2="8.307cm" svg:y2="3.181cm"><text:p/></draw:line><draw:line draw:style-name="gr469" draw:text-style-name="P26" svg:x1="7.662cm" svg:y1="2.796cm" svg:x2="7.833cm" svg:y2="2.9cm"><text:p/></draw:line><draw:frame draw:style-name="gr470" draw:text-style-name="P28" svg:width="0.242cm" svg:height="0.428cm" draw:transform="rotate (-2.10626334130676) translate (8.21972222222222cm 3.00919444444444cm)"><draw:text-box><text:p text:style-name="P27"><text:span text:style-name="T30">0</text:span></text:p><text:p text:style-name="P27"><text:span text:style-name="T30">180</text:span></text:p></draw:text-box></draw:frame><draw:line draw:style-name="gr471" draw:text-style-name="P26" svg:x1="5.031cm" svg:y1="1.253cm" svg:x2="4.862cm" svg:y2="1.152cm"><text:p/></draw:line><draw:line draw:style-name="gr472" draw:text-style-name="P26" svg:x1="5.507cm" svg:y1="1.531cm" svg:x2="5.334cm" svg:y2="1.429cm"><text:p/></draw:line><draw:frame draw:style-name="gr473" draw:text-style-name="P28" svg:width="0.242cm" svg:height="0.428cm" draw:transform="rotate (1.04161249759022) translate (4.95829166666667cm 1.31586111111111cm)"><draw:text-box><text:p text:style-name="P27"><text:span text:style-name="T30">180</text:span></text:p><text:p text:style-name="P27"><text:span text:style-name="T30">0</text:span></text:p></draw:text-box></draw:frame><draw:line draw:style-name="gr474" draw:text-style-name="P26" svg:x1="5.213cm" svg:y1="1.002cm" svg:x2="5.063cm" svg:y2="0.873cm"><text:p/></draw:line><draw:line draw:style-name="gr475" draw:text-style-name="P26" svg:x1="5.636cm" svg:y1="1.356cm" svg:x2="5.483cm" svg:y2="1.224cm"><text:p/></draw:line><draw:frame draw:style-name="gr476" draw:text-style-name="P28" svg:width="0.242cm" svg:height="0.428cm" draw:transform="rotate (0.857480261504814) translate (5.12586111111111cm 1.06009722222222cm)"><draw:text-box><text:p text:style-name="P27"><text:span text:style-name="T30">170</text:span></text:p><text:p text:style-name="P27"><text:span text:style-name="T30">10</text:span></text:p></draw:text-box></draw:frame><draw:line draw:style-name="gr477" draw:text-style-name="P26" svg:x1="5.438cm" svg:y1="0.778cm" svg:x2="5.311cm" svg:y2="0.623cm"><text:p/></draw:line><draw:line draw:style-name="gr478" draw:text-style-name="P26" svg:x1="5.788cm" svg:y1="1.205cm" svg:x2="5.661cm" svg:y2="1.048cm"><text:p/></draw:line><draw:frame draw:style-name="gr479" draw:text-style-name="P28" svg:width="0.242cm" svg:height="0.428cm" draw:transform="rotate (0.692895713041749) translate (5.33929166666667cm 0.823736111111111cm)"><draw:text-box><text:p text:style-name="P27"><text:span text:style-name="T30">160</text:span></text:p><text:p text:style-name="P27"><text:span text:style-name="T30">20</text:span></text:p></draw:text-box></draw:frame><draw:line draw:style-name="gr480" draw:text-style-name="P26" svg:x1="5.7cm" svg:y1="0.605cm" svg:x2="5.601cm" svg:y2="0.432cm"><text:p/></draw:line><draw:line draw:style-name="gr481" draw:text-style-name="P26" svg:x1="5.968cm" svg:y1="1.085cm" svg:x2="5.871cm" svg:y2="0.91cm"><text:p/></draw:line><draw:frame draw:style-name="gr482" draw:text-style-name="P28" svg:width="0.242cm" svg:height="0.428cm" draw:transform="rotate (0.515570261039125) translate (5.59505555555556cm 0.626180555555556cm)"><draw:text-box><text:p text:style-name="P27"><text:span text:style-name="T30">150</text:span></text:p><text:p text:style-name="P27"><text:span text:style-name="T30">30</text:span></text:p></draw:text-box></draw:frame><draw:line draw:style-name="gr483" draw:text-style-name="P26" svg:x1="5.985cm" svg:y1="0.466cm" svg:x2="5.918cm" svg:y2="0.279cm"><text:p/></draw:line><draw:line draw:style-name="gr484" draw:text-style-name="P26" svg:x1="6.166cm" svg:y1="0.99cm" svg:x2="6.102cm" svg:y2="0.801cm"><text:p/></draw:line><draw:frame draw:style-name="gr485" draw:text-style-name="P28" svg:width="0.242cm" svg:height="0.428cm" draw:transform="rotate (0.342608132166487) translate (5.87727777777778cm 0.47625cm)"><draw:text-box><text:p text:style-name="P27"><text:span text:style-name="T30">140</text:span></text:p><text:p text:style-name="P27"><text:span text:style-name="T30">40</text:span></text:p></draw:text-box></draw:frame><draw:line draw:style-name="gr486" draw:text-style-name="P26" svg:x1="6.603cm" svg:y1="0.365cm" svg:x2="6.605cm" svg:y2="0.166cm"><text:p/></draw:line><draw:line draw:style-name="gr487" draw:text-style-name="P26" svg:x1="6.596cm" svg:y1="0.916cm" svg:x2="6.598cm" svg:y2="0.717cm"><text:p/></draw:line><draw:frame draw:style-name="gr488" draw:text-style-name="P28" svg:width="0.242cm" svg:height="0.428cm" draw:transform="rotate (-0.00733038285837686) translate (6.49640277777778cm 0.335138888888889cm)"><draw:text-box><text:p text:style-name="P27"><text:span text:style-name="T30">120</text:span></text:p><text:p text:style-name="P27"><text:span text:style-name="T30">60</text:span></text:p></draw:text-box></draw:frame><draw:line draw:style-name="gr489" draw:text-style-name="P26" svg:x1="6.911cm" svg:y1="0.402cm" svg:x2="6.948cm" svg:y2="0.208cm"><text:p/></draw:line><draw:line draw:style-name="gr490" draw:text-style-name="P26" svg:x1="6.814cm" svg:y1="0.942cm" svg:x2="6.851cm" svg:y2="0.746cm"><text:p/></draw:line><draw:frame draw:style-name="gr491" draw:text-style-name="P28" svg:width="0.242cm" svg:height="0.428cm" draw:transform="rotate (-0.197396738400559) translate (6.81919444444444cm 0.358069444444444cm)"><draw:text-box><text:p text:style-name="P27"><text:span text:style-name="T30">110</text:span></text:p><text:p text:style-name="P27"><text:span text:style-name="T30">70</text:span></text:p></draw:text-box></draw:frame><draw:line draw:style-name="gr492" draw:text-style-name="P26" svg:x1="7.215cm" svg:y1="0.482cm" svg:x2="7.284cm" svg:y2="0.293cm"><text:p/></draw:line><draw:line draw:style-name="gr493" draw:text-style-name="P26" svg:x1="7.022cm" svg:y1="1.002cm" svg:x2="7.093cm" svg:y2="0.813cm"><text:p/></draw:line><draw:frame draw:style-name="gr494" draw:text-style-name="P28" svg:width="0.242cm" svg:height="0.428cm" draw:transform="rotate (-0.349414916249265) translate (7.12963888888889cm 0.425097222222222cm)"><draw:text-box><text:p text:style-name="P27"><text:span text:style-name="T30">100</text:span></text:p><text:p text:style-name="P27"><text:span text:style-name="T30">80</text:span></text:p></draw:text-box></draw:frame><draw:line draw:style-name="gr495" draw:text-style-name="P25" svg:x1="6.584cm" svg:y1="2.162cm" svg:x2="4.481cm" svg:y2="0.922cm"><text:p/></draw:line><draw:frame draw:style-name="gr496" draw:text-style-name="P31" svg:width="0.304cm" svg:height="0.477cm" draw:transform="rotate (-0.5234242426731) translate (4.56847222222222cm 0.910166666666667cm)"><draw:text-box><text:p text:style-name="P30"><text:span text:style-name="T32">x</text:span></text:p></draw:text-box></draw:frame><draw:frame draw:style-name="gr497" draw:text-style-name="P32" svg:width="0.32cm" svg:height="0.477cm" draw:transform="rotate (-0.528136631653484) translate (6.76980555555556cm 1.58573611111111cm)"><draw:text-box><text:p text:style-name="P30"><text:span text:style-name="T33">O</text:span></text:p></draw:text-box></draw:frame></draw:g><draw:custom-shape text:anchor-type="char" draw:z-index="38" draw:name="Shape64_2" draw:style-name="gr5" draw:text-style-name="P21" svg:width="1.5cm" svg:height="0.999cm" svg:x="2.501cm" svg:y="0.109cm"><text:p text:style-name="P20"><text:span text:style-name="T26">a.</text:span><text:span text:style-name="T29"> </text:span><text:span text:style-name="T27">100°</text:span></text:p><draw:enhanced-geometry svg:viewBox="0 0 21600 21600" draw:mirror-vertical="false" draw:mirror-horizontal="false" draw:text-areas="800 800 20800 20800" draw:type="round-rectangular-callout" draw:modifiers="40458.7544065805 11961.904761904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Character_5f_20_5f_style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draw:g text:anchor-type="char" draw:z-index="18" draw:name="Shape65" draw:style-name="gr7"><draw:circle draw:style-name="gr8" draw:text-style-name="P25" svg:width="4.003cm" svg:height="4.003cm" draw:transform="rotate (0.760439955093929) translate (-0.569736111111111cm 2.206625cm)" draw:kind="arc" draw:start-angle="0.03" draw:end-angle="179.96"><text:p/></draw:circle><draw:ellipse draw:style-name="gr8" draw:text-style-name="P25" svg:width="2.502cm" svg:height="2.504cm" draw:transform="skewX (-0.000698131700797737) rotate (0.759916356318331) translate (0.492125cm 2.22955555555556cm)" draw:kind="arc" draw:start-angle="0.03" draw:end-angle="179.96"><text:p/></draw:ellipse><draw:line draw:style-name="gr8" draw:text-style-name="P25" svg:x1="1.354cm" svg:y1="3.134cm" svg:x2="3.164cm" svg:y2="1.409cm"><text:p/></draw:line><draw:line draw:style-name="gr8" draw:text-style-name="P25" svg:x1="1.154cm" svg:y1="4.02cm" svg:x2="4.05cm" svg:y2="1.261cm"><text:p/></draw:line><draw:line draw:style-name="gr8" draw:text-style-name="P25" svg:x1="1.152cm" svg:y1="4.014cm" svg:x2="0.808cm" svg:y2="3.651cm"><text:p/></draw:line><draw:line draw:style-name="gr8" draw:text-style-name="P25" svg:x1="4.053cm" svg:y1="1.254cm" svg:x2="3.707cm" svg:y2="0.894cm"><text:p/></draw:line><draw:line draw:style-name="gr8" draw:text-style-name="P25" svg:x1="2.154cm" svg:y1="2.164cm" svg:x2="2.36cm" svg:y2="2.379cm"><text:p/></draw:line><draw:line draw:style-name="gr379" draw:text-style-name="P26" svg:x1="0.471cm" svg:y1="2.071cm" svg:x2="0.272cm" svg:y2="2.048cm"><text:p/></draw:line><draw:line draw:style-name="gr380" draw:text-style-name="P26" svg:x1="1.018cm" svg:y1="2.132cm" svg:x2="0.817cm" svg:y2="2.111cm"><text:p/></draw:line><draw:frame draw:style-name="gr381" draw:text-style-name="P28" svg:width="0.242cm" svg:height="0.428cm" draw:transform="rotate (1.46101511684445) translate (0.433916666666667cm 2.17311111111111cm)"><draw:text-box><text:p text:style-name="P27"><text:span text:style-name="T30">130</text:span></text:p><text:p text:style-name="P27"><text:span text:style-name="T30">50</text:span></text:p></draw:text-box></draw:frame><draw:line draw:style-name="gr382" draw:text-style-name="P26" svg:x1="3.327cm" svg:y1="0.826cm" svg:x2="3.447cm" svg:y2="0.665cm"><text:p/></draw:line><draw:line draw:style-name="gr383" draw:text-style-name="P26" svg:x1="2.999cm" svg:y1="1.27cm" svg:x2="3.119cm" svg:y2="1.108cm"><text:p/></draw:line><draw:frame draw:style-name="gr384" draw:text-style-name="P28" svg:width="0.242cm" svg:height="0.428cm" draw:transform="rotate (-0.6464699549387) translate (3.26848611111111cm 0.73025cm)"><draw:text-box><text:p text:style-name="P27"><text:span text:style-name="T30">10</text:span></text:p><text:p text:style-name="P27"><text:span text:style-name="T30">170</text:span></text:p></draw:text-box></draw:frame><draw:line draw:style-name="gr385" draw:text-style-name="P26" svg:x1="3.059cm" svg:y1="0.661cm" svg:x2="3.149cm" svg:y2="0.483cm"><text:p/></draw:line><draw:line draw:style-name="gr386" draw:text-style-name="P26" svg:x1="2.818cm" svg:y1="1.157cm" svg:x2="2.904cm" svg:y2="0.977cm"><text:p/></draw:line><draw:frame draw:style-name="gr387" draw:text-style-name="P28" svg:width="0.242cm" svg:height="0.428cm" draw:transform="rotate (-0.463733982254894) translate (2.98626388888889cm 0.587375cm)"><draw:text-box><text:p text:style-name="P27"><text:span text:style-name="T30">20</text:span></text:p><text:p text:style-name="P27"><text:span text:style-name="T30">160</text:span></text:p></draw:text-box></draw:frame><draw:line draw:style-name="gr388" draw:text-style-name="P26" svg:x1="2.459cm" svg:y1="0.485cm" svg:x2="2.482cm" svg:y2="0.289cm"><text:p/></draw:line><draw:line draw:style-name="gr389" draw:text-style-name="P26" svg:x1="2.4cm" svg:y1="1.032cm" svg:x2="2.425cm" svg:y2="0.834cm"><text:p/></draw:line><draw:frame draw:style-name="gr390" draw:text-style-name="P28" svg:width="0.242cm" svg:height="0.428cm" draw:transform="rotate (-0.109781209950444) translate (2.365375cm 0.439208333333333cm)"><draw:text-box><text:p text:style-name="P27"><text:span text:style-name="T30">40</text:span></text:p><text:p text:style-name="P27"><text:span text:style-name="T30">140</text:span></text:p></draw:text-box></draw:frame><draw:line draw:style-name="gr391" draw:text-style-name="P26" svg:x1="2.766cm" svg:y1="0.55cm" svg:x2="2.822cm" svg:y2="0.356cm"><text:p/></draw:line><draw:line draw:style-name="gr392" draw:text-style-name="P26" svg:x1="2.611cm" svg:y1="1.078cm" svg:x2="2.667cm" svg:y2="0.882cm"><text:p/></draw:line><draw:frame draw:style-name="gr393" draw:text-style-name="P28" svg:width="0.242cm" svg:height="0.428cm" draw:transform="rotate (-0.294262511886245) translate (2.68111111111111cm 0.485069444444444cm)"><draw:text-box><text:p text:style-name="P27"><text:span text:style-name="T30">30</text:span></text:p><text:p text:style-name="P27"><text:span text:style-name="T30">150</text:span></text:p></draw:text-box></draw:frame><draw:line draw:style-name="gr394" draw:text-style-name="P26" svg:x1="1.841cm" svg:y1="0.526cm" svg:x2="1.795cm" svg:y2="0.33cm"><text:p/></draw:line><draw:line draw:style-name="gr395" draw:text-style-name="P26" svg:x1="1.97cm" svg:y1="1.06cm" svg:x2="1.922cm" svg:y2="0.864cm"><text:p/></draw:line><draw:frame draw:style-name="gr396" draw:text-style-name="P28" svg:width="0.242cm" svg:height="0.428cm" draw:transform="rotate (0.24312436480281) translate (1.72155555555556cm 0.513291666666667cm)"><draw:text-box><text:p text:style-name="P27"><text:span text:style-name="T30">60</text:span></text:p><text:p text:style-name="P27"><text:span text:style-name="T30">120</text:span></text:p></draw:text-box></draw:frame><draw:line draw:style-name="gr397" draw:text-style-name="P26" svg:x1="2.147cm" svg:y1="0.48cm" svg:x2="2.133cm" svg:y2="0.282cm"><text:p/></draw:line><draw:line draw:style-name="gr398" draw:text-style-name="P26" svg:x1="2.18cm" svg:y1="1.026cm" svg:x2="2.168cm" svg:y2="0.827cm"><text:p/></draw:line><draw:frame draw:style-name="gr399" draw:text-style-name="P28" svg:width="0.242cm" svg:height="0.428cm" draw:transform="rotate (0.0661479786505851) translate (2.04081944444444cm 0.455083333333333cm)"><draw:text-box><text:p text:style-name="P27"><text:span text:style-name="T30">50</text:span></text:p><text:p text:style-name="P27"><text:span text:style-name="T30">130</text:span></text:p></draw:text-box></draw:frame><draw:line draw:style-name="gr400" draw:text-style-name="P26" svg:x1="1.538cm" svg:y1="0.624cm" svg:x2="1.459cm" svg:y2="0.441cm"><text:p/></draw:line><draw:line draw:style-name="gr401" draw:text-style-name="P26" svg:x1="1.762cm" svg:y1="1.132cm" svg:x2="1.681cm" svg:y2="0.947cm"><text:p/></draw:line><draw:frame draw:style-name="gr402" draw:text-style-name="P28" svg:width="0.242cm" svg:height="0.428cm" draw:transform="rotate (0.404916386462685) translate (1.42875cm 0.642055555555556cm)"><draw:text-box><text:p text:style-name="P27"><text:span text:style-name="T30">70</text:span></text:p><text:p text:style-name="P27"><text:span text:style-name="T30">110</text:span></text:p></draw:text-box></draw:frame><draw:line draw:style-name="gr403" draw:text-style-name="P26" svg:x1="1.263cm" svg:y1="0.773cm" svg:x2="1.152cm" svg:y2="0.607cm"><text:p/></draw:line><draw:line draw:style-name="gr404" draw:text-style-name="P26" svg:x1="1.567cm" svg:y1="1.23cm" svg:x2="1.458cm" svg:y2="1.062cm"><text:p/></draw:line><draw:frame draw:style-name="gr405" draw:text-style-name="P28" svg:width="0.242cm" svg:height="0.428cm" draw:transform="rotate (0.58800142499689) translate (1.16063888888889cm 0.804333333333333cm)"><draw:text-box><text:p text:style-name="P27"><text:span text:style-name="T30">80</text:span></text:p><text:p text:style-name="P27"><text:span text:style-name="T30">100</text:span></text:p></draw:text-box></draw:frame><draw:line draw:style-name="gr406" draw:text-style-name="P26" svg:x1="1.02cm" svg:y1="0.968cm" svg:x2="0.882cm" svg:y2="0.827cm"><text:p/></draw:line><draw:line draw:style-name="gr407" draw:text-style-name="P26" svg:x1="1.397cm" svg:y1="1.368cm" svg:x2="1.258cm" svg:y2="1.222cm"><text:p/></draw:line><draw:frame draw:style-name="gr408" draw:text-style-name="P29" svg:width="0.214cm" svg:height="0.415cm" draw:transform="rotate (0.756251164889143) translate (0.966611111111111cm 1.05833333333333cm)"><draw:text-box><text:p text:style-name="P27"><text:span text:style-name="T31">90</text:span></text:p></draw:text-box></draw:frame><draw:line draw:style-name="gr409" draw:text-style-name="P26" svg:x1="3.56cm" svg:y1="1.032cm" svg:x2="3.705cm" svg:y2="0.894cm"><text:p/></draw:line><draw:line draw:style-name="gr410" draw:text-style-name="P26" svg:x1="3.163cm" svg:y1="1.411cm" svg:x2="3.308cm" svg:y2="1.275cm"><text:p/></draw:line><draw:frame draw:style-name="gr411" draw:text-style-name="P28" svg:width="0.242cm" svg:height="0.428cm" draw:transform="rotate (-0.805993048570982) translate (3.51543055555556cm 0.934861111111111cm)"><draw:text-box><text:p text:style-name="P27"><text:span text:style-name="T30">0</text:span></text:p><text:p text:style-name="P27"><text:span text:style-name="T30">180</text:span></text:p></draw:text-box></draw:frame><draw:line draw:style-name="gr412" draw:text-style-name="P26" svg:x1="0.954cm" svg:y1="3.517cm" svg:x2="0.808cm" svg:y2="3.653cm"><text:p/></draw:line><draw:line draw:style-name="gr413" draw:text-style-name="P26" svg:x1="1.351cm" svg:y1="3.136cm" svg:x2="1.205cm" svg:y2="3.275cm"><text:p/></draw:line><draw:frame draw:style-name="gr414" draw:text-style-name="P28" svg:width="0.242cm" svg:height="0.428cm" draw:transform="rotate (2.33559960501881) translate (0.993069444444445cm 3.60715277777778cm)"><draw:text-box><text:p text:style-name="P27"><text:span text:style-name="T30">180</text:span></text:p><text:p text:style-name="P27"><text:span text:style-name="T30">0</text:span></text:p></draw:text-box></draw:frame><draw:line draw:style-name="gr415" draw:text-style-name="P26" svg:x1="0.76cm" svg:y1="3.27cm" svg:x2="0.592cm" svg:y2="3.379cm"><text:p/></draw:line><draw:line draw:style-name="gr416" draw:text-style-name="P26" svg:x1="1.216cm" svg:y1="2.963cm" svg:x2="1.048cm" svg:y2="3.074cm"><text:p/></draw:line><draw:frame draw:style-name="gr417" draw:text-style-name="P28" svg:width="0.242cm" svg:height="0.428cm" draw:transform="rotate (2.1547834945122) translate (0.79375cm 3.37255555555556cm)"><draw:text-box><text:p text:style-name="P27"><text:span text:style-name="T30">170</text:span></text:p><text:p text:style-name="P27"><text:span text:style-name="T30">10</text:span></text:p></draw:text-box></draw:frame><draw:line draw:style-name="gr418" draw:text-style-name="P26" svg:x1="0.607cm" svg:y1="2.993cm" svg:x2="0.422cm" svg:y2="3.074cm"><text:p/></draw:line><draw:line draw:style-name="gr419" draw:text-style-name="P26" svg:x1="1.115cm" svg:y1="2.776cm" svg:x2="0.928cm" svg:y2="2.854cm"><text:p/></draw:line><draw:frame draw:style-name="gr420" draw:text-style-name="P28" svg:width="0.242cm" svg:height="0.428cm" draw:transform="rotate (1.99194427530113) translate (0.629708333333333cm 3.10444444444444cm)"><draw:text-box><text:p text:style-name="P27"><text:span text:style-name="T30">160</text:span></text:p><text:p text:style-name="P27"><text:span text:style-name="T30">20</text:span></text:p></draw:text-box></draw:frame><draw:line draw:style-name="gr421" draw:text-style-name="P26" svg:x1="0.509cm" svg:y1="2.695cm" svg:x2="0.315cm" svg:y2="2.743cm"><text:p/></draw:line><draw:line draw:style-name="gr422" draw:text-style-name="P26" svg:x1="1.041cm" svg:y1="2.568cm" svg:x2="0.847cm" svg:y2="2.614cm"><text:p/></draw:line><draw:frame draw:style-name="gr423" draw:text-style-name="P28" svg:width="0.242cm" svg:height="0.428cm" draw:transform="rotate (1.80693937458973) translate (0.506236111111111cm 2.80105555555556cm)"><draw:text-box><text:p text:style-name="P27"><text:span text:style-name="T30">150</text:span></text:p><text:p text:style-name="P27"><text:span text:style-name="T30">30</text:span></text:p></draw:text-box></draw:frame><draw:line draw:style-name="gr424" draw:text-style-name="P26" svg:x1="0.461cm" svg:y1="2.385cm" svg:x2="0.263cm" svg:y2="2.397cm"><text:p/></draw:line><draw:line draw:style-name="gr425" draw:text-style-name="P26" svg:x1="1.009cm" svg:y1="2.355cm" svg:x2="0.81cm" svg:y2="2.362cm"><text:p/></draw:line><draw:frame draw:style-name="gr426" draw:text-style-name="P28" svg:width="0.242cm" svg:height="0.428cm" draw:transform="rotate (1.62909032381151) translate (0.435680555555556cm 2.49061111111111cm)"><draw:text-box><text:p text:style-name="P27"><text:span text:style-name="T30">140</text:span></text:p><text:p text:style-name="P27"><text:span text:style-name="T30">40</text:span></text:p></draw:text-box></draw:frame><draw:line draw:style-name="gr427" draw:text-style-name="P26" svg:x1="0.531cm" svg:y1="1.764cm" svg:x2="0.339cm" svg:y2="1.709cm"><text:p/></draw:line><draw:line draw:style-name="gr428" draw:text-style-name="P26" svg:x1="1.059cm" svg:y1="1.922cm" svg:x2="0.868cm" svg:y2="1.866cm"><text:p/></draw:line><draw:frame draw:style-name="gr429" draw:text-style-name="P28" svg:width="0.242cm" svg:height="0.428cm" draw:transform="rotate (1.28840205382221) translate (0.478013888888889cm 1.85208333333333cm)"><draw:text-box><text:p text:style-name="P27"><text:span text:style-name="T30">120</text:span></text:p><text:p text:style-name="P27"><text:span text:style-name="T30">60</text:span></text:p></draw:text-box></draw:frame><draw:line draw:style-name="gr430" draw:text-style-name="P26" svg:x1="0.649cm" svg:y1="1.471cm" svg:x2="0.471cm" svg:y2="1.383cm"><text:p/></draw:line><draw:line draw:style-name="gr431" draw:text-style-name="P26" svg:x1="1.138cm" svg:y1="1.714cm" svg:x2="0.958cm" svg:y2="1.626cm"><text:p/></draw:line><draw:frame draw:style-name="gr432" draw:text-style-name="P28" svg:width="0.242cm" svg:height="0.428cm" draw:transform="rotate (1.10706234454) translate (0.583847222222222cm 1.54869444444444cm)"><draw:text-box><text:p text:style-name="P27"><text:span text:style-name="T30">110</text:span></text:p><text:p text:style-name="P27"><text:span text:style-name="T30">70</text:span></text:p></draw:text-box></draw:frame><draw:line draw:style-name="gr433" draw:text-style-name="P26" svg:x1="0.814cm" svg:y1="1.205cm" svg:x2="0.652cm" svg:y2="1.085cm"><text:p/></draw:line><draw:line draw:style-name="gr434" draw:text-style-name="P26" svg:x1="1.253cm" svg:y1="1.529cm" svg:x2="1.092cm" svg:y2="1.409cm"><text:p/></draw:line><draw:frame draw:style-name="gr435" draw:text-style-name="P28" svg:width="0.242cm" svg:height="0.428cm" draw:transform="rotate (0.936020077844559) translate (0.733777777777778cm 1.27176388888889cm)"><draw:text-box><text:p text:style-name="P27"><text:span text:style-name="T30">100</text:span></text:p><text:p text:style-name="P27"><text:span text:style-name="T30">80</text:span></text:p></draw:text-box></draw:frame><draw:line draw:style-name="gr66" draw:text-style-name="P25" svg:x1="2.258cm" svg:y1="2.275cm" svg:x2="3.992cm" svg:y2="0.626cm"><text:p/></draw:line><draw:frame draw:style-name="gr436" draw:text-style-name="P31" svg:width="0.198cm" svg:height="0.408cm" draw:transform="rotate (0.76654860747591) translate (3.83469444444444cm 0.721430555555556cm)"><draw:text-box><text:p text:style-name="P30"><text:span text:style-name="T32">x</text:span></text:p></draw:text-box></draw:frame><draw:frame draw:style-name="gr437" draw:text-style-name="P32" svg:width="0.32cm" svg:height="0.477cm" draw:transform="rotate (0.765850475775112) translate (1.75154166666667cm 1.93322222222222cm)"><draw:text-box><text:p text:style-name="P30"><text:span text:style-name="T33">O</text:span></text:p></draw:text-box></draw:frame></draw:g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draw:custom-shape text:anchor-type="char" draw:z-index="19" draw:name="Shape66" draw:style-name="gr5" draw:text-style-name="P21" svg:width="1.5cm" svg:height="1.001cm" svg:x="2.983cm" svg:y="1.12cm"><text:p text:style-name="P20"><text:span text:style-name="T26">b</text:span><text:span text:style-name="T26">.</text:span><text:span text:style-name="T27"> </text:span><text:span text:style-name="T27">1</text:span><text:span text:style-name="T27">4</text:span><text:span text:style-name="T27">0</text:span><text:span text:style-name="T27">°</text:span></text:p><draw:enhanced-geometry svg:viewBox="0 0 21600 21600" draw:text-areas="800 800 20800 20800" draw:type="round-rectangular-callout" draw:modifiers="-3959.57696827262 -1026.7605633802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_5f_pointillés_20_gris"/></text:p>
      <text:p text:style-name="P14"><text:span text:style-name="_5f_pointillés_20_gris"/></text:p>
      <text:list xml:id="list234853129956449" text:continue-numbering="true" text:style-name="_5f_Numérotation_20_des_20_exercices_20_livrets">
        <text:list-item>
          <text:h text:style-name="P19" text:outline-level="1"><text:span text:style-name="_5f_livret"><text:span text:style-name="T25">À l'aide de ton rapporteur, mesure les angles suivants et écris tes réponses dans les bulles.</text:span></text:span></text:h>
        </text:list-item>
      </text:list>
      <text:p text:style-name="_5f_Paragraphe_20_livret_20_"><draw:g text:anchor-type="char" draw:z-index="24" draw:name="DrawObject3" draw:style-name="gr7"><draw:line draw:name="Shape31_0" draw:style-name="gr262" draw:text-style-name="P33" svg:x1="1.944cm" svg:y1="8.381cm" svg:x2="0.176cm" svg:y2="4.72cm"><text:p/></draw:line><draw:frame draw:name="Shape32_0" draw:style-name="gr130" draw:text-style-name="P34" svg:width="0.385cm" svg:height="0.414cm" svg:x="-0.27cm" svg:y="4.514cm"><draw:text-box><text:p text:style-name="P30"><text:span text:style-name="T27">O</text:span></text:p></draw:text-box></draw:frame><draw:frame draw:name="Shape33_0" draw:style-name="gr131" draw:text-style-name="P35" svg:width="0.295cm" svg:height="0.489cm" svg:x="1.857cm" svg:y="-0.192cm"><draw:text-box><text:p text:style-name="P30"><text:span text:style-name="T34">x</text:span></text:p></draw:text-box></draw:frame><draw:frame draw:name="Shape34_0" draw:style-name="gr131" draw:text-style-name="P35" svg:width="0.295cm" svg:height="0.489cm" svg:x="1.422cm" svg:y="8.088cm"><draw:text-box><text:p text:style-name="P30"><text:span text:style-name="T34">y</text:span></text:p></draw:text-box></draw:frame><draw:line draw:name="Shape35_0" draw:style-name="gr262" draw:text-style-name="P33" svg:x1="2.33cm" svg:y1="-0.069cm" svg:x2="0.176cm" svg:y2="4.719cm"><text:p/></draw:line><draw:custom-shape draw:name="Shape48" draw:style-name="gr263" draw:text-style-name="P37" svg:width="1.865cm" svg:height="0.876cm" svg:x="1.014cm" svg:y="3.994cm"><text:p text:style-name="P36"><text:span text:style-name="T26">a</text:span><text:span text:style-name="T26">.</text:span><text:span text:style-name="T35"> </text:span><text:span text:style-name="T36">…</text:span><text:span text:style-name="T36">.</text:span></text:p><draw:enhanced-geometry svg:viewBox="0 0 21600 21600" draw:mirror-horizontal="false" draw:mirror-vertical="false" draw:text-areas="800 800 20800 20800" draw:type="round-rectangular-callout" draw:modifiers="-6308.50661625709 33334.406438631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draw:g><text:span text:style-name="_5f_pointillés_20_gris"><text:span text:style-name="T15"/></text:span></text:p>
      <text:p text:style-name="_5f_Paragraphe_20_livret_20_"><text:span text:style-name="_5f_pointillés_20_gris"><text:span text:style-name="T15"/></text:span></text:p>
      <text:p text:style-name="_5f_Paragraphe_20_livret_20_"><draw:g text:anchor-type="char" draw:z-index="25" draw:name="DrawObject4" draw:style-name="gr7"><draw:g draw:name="Shape36_0" draw:style-name="gr134"><draw:line draw:style-name="gr256" draw:text-style-name="P38" svg:x1="4.161cm" svg:y1="4.372cm" svg:x2="4.976cm" svg:y2="0.457cm"><text:p/></draw:line><draw:frame draw:style-name="gr257" draw:text-style-name="P40" svg:width="0.385cm" svg:height="0.414cm" svg:x="4.72cm" svg:y="0.058cm"><draw:text-box><text:p text:style-name="P39"><text:span text:style-name="T38">O</text:span></text:p></draw:text-box></draw:frame><draw:frame draw:style-name="gr258" draw:text-style-name="P41" svg:width="0.295cm" svg:height="0.489cm" svg:x="3.836cm" svg:y="3.903cm"><draw:text-box><text:p text:style-name="P39"><text:span text:style-name="T39">x</text:span></text:p></draw:text-box></draw:frame><draw:frame draw:style-name="gr259" draw:text-style-name="P41" svg:width="0.295cm" svg:height="0.489cm" svg:x="8.524cm" svg:y="2.67cm"><draw:text-box><text:p text:style-name="P39"><text:span text:style-name="T39">y</text:span></text:p></draw:text-box></draw:frame><draw:line draw:style-name="gr260" draw:text-style-name="P38" svg:x1="8.622cm" svg:y1="3.174cm" svg:x2="4.979cm" svg:y2="0.457cm"><text:p/></draw:line></draw:g><draw:custom-shape draw:name="Shape49" draw:style-name="gr261" draw:text-style-name="P37" svg:width="1.493cm" svg:height="0.759cm" svg:x="4.653cm" svg:y="3.307cm"><text:p text:style-name="P36"><text:span text:style-name="T26">b</text:span><text:span text:style-name="T26">. </text:span><text:span text:style-name="T36">…</text:span><text:span text:style-name="T36">.</text:span></text:p><draw:enhanced-geometry svg:viewBox="0 0 21600 21600" draw:mirror-horizontal="false" draw:mirror-vertical="false" draw:text-areas="800 800 20800 20800" draw:type="round-rectangular-callout" draw:modifiers="-4870.83825265643 6966.125290023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draw:g><text:span text:style-name="_5f_pointillés_20_gris"><text:span text:style-name="T15"/></text:span></text:p>
      <text:p text:style-name="_5f_Paragraphe_20_livret_20_"><text:span text:style-name="_5f_pointillés_20_gris"><text:span text:style-name="T15"/></text:span></text:p>
      <text:p text:style-name="_5f_Paragraphe_20_livret_20_"><text:span text:style-name="_5f_pointillés_20_gris"><text:span text:style-name="T15"/></text:span></text:p>
      <text:p text:style-name="_5f_Paragraphe_20_livret_20_"><text:span text:style-name="_5f_pointillés_20_gris"><text:span text:style-name="T15"/></text:span></text:p>
      <text:p text:style-name="_5f_Paragraphe_20_livret_20_"><text:span text:style-name="_5f_pointillés_20_gris"><text:span text:style-name="T15"/></text:span></text:p>
      <text:p text:style-name="_5f_Paragraphe_20_livret_20_"><text:span text:style-name="_5f_pointillés_20_gris"><text:span text:style-name="T15"/></text:span></text:p>
      <text:p text:style-name="_5f_Paragraphe_20_livret_20_"><text:span text:style-name="_5f_pointillés_20_gris"><text:span text:style-name="T15"/></text:span></text:p>
      <text:p text:style-name="_5f_Paragraphe_20_livret_20_"><text:span text:style-name="_5f_pointillés_20_gris"><text:span text:style-name="T15"/></text:span></text:p>
      <text:p text:style-name="_5f_Paragraphe_20_livret_20_"><text:span text:style-name="_5f_pointillés_20_gris"><text:span text:style-name="T15"/></text:span></text:p>
      <text:p text:style-name="_5f_Paragraphe_20_livret_20_"><text:span text:style-name="_5f_pointillés_20_gris"><text:span text:style-name="T15"/></text:span></text:p>
      <text:p text:style-name="_5f_Paragraphe_20_livret_20_"><draw:g text:anchor-type="char" draw:z-index="22" draw:name="DrawObject2_0" draw:style-name="gr7"><draw:line draw:name="Shape42_1" draw:style-name="gr262" draw:text-style-name="P33" svg:x1="7.971cm" svg:y1="0.058cm" svg:x2="8.721cm" svg:y2="6.003cm"><text:p/></draw:line><draw:frame draw:name="Shape43_1" draw:style-name="gr130" draw:text-style-name="P34" svg:width="0.385cm" svg:height="0.414cm" svg:x="8.624cm" svg:y="6.043cm"><draw:text-box><text:p text:style-name="P30"><text:span text:style-name="T27">O</text:span></text:p></draw:text-box></draw:frame><draw:frame draw:name="Shape44_1" draw:style-name="gr131" draw:text-style-name="P35" svg:width="0.295cm" svg:height="0.489cm" svg:x="5.673cm" svg:y="1.637cm"><draw:text-box><text:p text:style-name="P30"><text:span text:style-name="T34">x</text:span></text:p></draw:text-box></draw:frame><draw:frame draw:name="Shape45_1" draw:style-name="gr131" draw:text-style-name="P35" svg:width="0.295cm" svg:height="0.489cm" svg:x="8.04cm" svg:y="0.009cm"><draw:text-box><text:p text:style-name="P30"><text:span text:style-name="T34">y</text:span></text:p></draw:text-box></draw:frame><draw:line draw:name="Shape46_1" draw:style-name="gr262" draw:text-style-name="P33" svg:x1="5.865cm" svg:y1="1.642cm" svg:x2="8.717cm" svg:y2="6.002cm"><text:p/></draw:line><draw:custom-shape draw:name="Shape51_1" draw:style-name="gr264" draw:text-style-name="P37" svg:width="1.761cm" svg:height="0.869cm" svg:x="5.724cm" svg:y="0.598cm"><text:p text:style-name="P36"><text:span text:style-name="T26">e</text:span><text:span text:style-name="T26">.</text:span><text:span text:style-name="T35"> </text:span><text:span text:style-name="T36">…</text:span><text:span text:style-name="T36">.</text:span><text:span text:style-name="T36">.</text:span></text:p><draw:enhanced-geometry svg:viewBox="0 0 21600 21600" draw:mirror-horizontal="false" draw:mirror-vertical="false" draw:text-areas="800 800 20800 20800" draw:type="round-rectangular-callout" draw:modifiers="23437.8378378378 29661.663286004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draw:g><text:span text:style-name="_5f_pointillés_20_gris"><text:span text:style-name="T15"/></text:span></text:p>
      <text:p text:style-name="_5f_Paragraphe_20_livret_20_"><text:span text:style-name="_5f_pointillés_20_gris"><text:span text:style-name="T15"/></text:span></text:p>
      <text:p text:style-name="_5f_Paragraphe_20_livret_20_"><text:span text:style-name="_5f_pointillés_20_gris"><text:span text:style-name="T15"/></text:span></text:p>
      <text:p text:style-name="_5f_Paragraphe_20_livret_20_"><text:span text:style-name="_5f_pointillés_20_gris"><text:span text:style-name="T15"/></text:span></text:p>
      <text:p text:style-name="_5f_Paragraphe_20_livret_20_"><text:span text:style-name="_5f_pointillés_20_gris"><text:span text:style-name="T15"/></text:span></text:p>
      <text:p text:style-name="_5f_Paragraphe_20_livret_20_"><draw:g text:anchor-type="char" draw:z-index="33" draw:name="DrawObject1_1" draw:style-name="gr7"><draw:line draw:name="Shape37_2" draw:style-name="gr129" draw:text-style-name="P33" svg:x1="-0.03cm" svg:y1="1.967cm" svg:x2="3.613cm" svg:y2="0.735cm"><text:p/></draw:line><draw:frame draw:name="Shape38_2" draw:style-name="gr130" draw:text-style-name="P34" svg:width="0.385cm" svg:height="0.414cm" svg:x="3.49cm" svg:y="0.33cm"><draw:text-box><text:p text:style-name="P30"><text:span text:style-name="T27">O</text:span></text:p></draw:text-box></draw:frame><draw:frame draw:name="Shape39_0" draw:style-name="gr131" draw:text-style-name="P35" svg:width="0.295cm" svg:height="0.489cm" svg:x="-0.108cm" svg:y="1.468cm"><draw:text-box><text:p text:style-name="P30"><text:span text:style-name="T34">x</text:span></text:p></draw:text-box></draw:frame><draw:frame draw:name="Shape40_2" draw:style-name="gr131" draw:text-style-name="P35" svg:width="0.295cm" svg:height="0.489cm" svg:x="5.54cm" svg:y="4.583cm"><draw:text-box><text:p text:style-name="P30"><text:span text:style-name="T34">y</text:span></text:p></draw:text-box></draw:frame><draw:line draw:name="Shape41_2" draw:style-name="gr129" draw:text-style-name="P33" svg:x1="5.493cm" svg:y1="5.019cm" svg:x2="3.613cm" svg:y2="0.735cm"><text:p/></draw:line><draw:custom-shape draw:name="Shape50_0" draw:style-name="gr132" draw:text-style-name="P37" svg:width="1.722cm" svg:height="0.784cm" svg:x="1.541cm" svg:y="2.39cm"><text:p text:style-name="P36"><text:span text:style-name="T26">c</text:span><text:span text:style-name="T26">.</text:span><text:span text:style-name="T35"> </text:span><text:span text:style-name="T36">…</text:span><text:span text:style-name="T36">.</text:span></text:p><draw:enhanced-geometry svg:viewBox="0 0 21600 21600" draw:mirror-horizontal="false" draw:mirror-vertical="false" draw:text-areas="800 800 20800 20800" draw:type="round-rectangular-callout" draw:modifiers="33052.2006141249 -8882.6966292134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draw:g><text:span text:style-name="_5f_pointillés_20_gris"><text:span text:style-name="T15"/></text:span></text:p>
      <text:p text:style-name="_5f_Paragraphe_20_livret_20_"><text:span text:style-name="_5f_pointillés_20_gris"><text:span text:style-name="T15"/></text:span></text:p>
      <text:p text:style-name="_5f_Paragraphe_20_livret_20_"><text:span text:style-name="_5f_pointillés_20_gris"><text:span text:style-name="T15"/></text:span></text:p>
      <text:p text:style-name="_5f_Paragraphe_20_livret_20_"><text:span text:style-name="_5f_pointillés_20_gris"><text:span text:style-name="T15"/></text:span></text:p>
      <text:p text:style-name="_5f_Paragraphe_20_livret_20_"><text:span text:style-name="_5f_pointillés_20_gris"><text:span text:style-name="T15"/></text:span></text:p>
      <text:p text:style-name="_5f_Paragraphe_20_livret_20_"><text:span text:style-name="_5f_pointillés_20_gris"><text:span text:style-name="T15"/></text:span></text:p>
      <text:p text:style-name="_5f_Paragraphe_20_livret_20_"><text:span text:style-name="_5f_pointillés_20_gris"><text:span text:style-name="T15"/></text:span></text:p>
      <text:p text:style-name="_5f_Paragraphe_20_livret_20_"><text:span text:style-name="_5f_pointillés_20_gris"><text:span text:style-name="T15"/></text:span></text:p>
      <text:p text:style-name="_5f_Paragraphe_20_livret_20_"><text:span text:style-name="_5f_pointillés_20_gris"><text:span text:style-name="T15"/></text:span></text:p>
      <text:p text:style-name="_5f_Paragraphe_20_livret_20_"><text:span text:style-name="_5f_pointillés_20_gris"><text:span text:style-name="T15"/></text:span></text:p>
      <text:p text:style-name="_5f_Paragraphe_20_livret_20_"><text:span text:style-name="_5f_pointillés_20_gris"><text:span text:style-name="T15"/></text:span></text:p>
      <text:list xml:id="list234852953968051" text:continue-numbering="true" text:style-name="_5f_Numérotation_20_des_20_exercices_20_livrets">
        <text:list-item>
          <text:h text:style-name="P16" text:outline-level="1"><text:span text:style-name="_5f_pointillés_20_gris"><text:span text:style-name="T23">A </text:span></text:span><text:span text:style-name="_5f_pointillés_20_gris"><text:span text:style-name="T20">l'aide de ton rapporteur, construis, pour chaque cas, une demi‑droite [O</text:span></text:span><text:span text:style-name="_5f_pointillés_20_gris"><text:span text:style-name="T18">y</text:span></text:span><text:span text:style-name="_5f_pointillés_20_gris"><text:span text:style-name="T20">) telle que l'angle</text:span></text:span><text:span text:style-name="_5f_pointillés_20_gris"><text:span text:style-name="T20"><draw:frame draw:style-name="fr3" draw:name="Objet45" text:anchor-type="as-char" svg:y="-0.385cm" svg:width="1.042cm" svg:height="0.483cm" draw:z-index="16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text:span text:style-name="_5f_pointillés_20_gris"><text:span text:style-name="T20">ait la mesure indiquée.</text:span></text:span></text:h>
        </text:list-item>
      </text:list>
      <text:p text:style-name="_5f_Paragraphe_20_livret_20_"><text:span text:style-name="_5f_pointillés_20_gris"><text:span text:style-name="T20"/></text:span></text:p>
      <text:p text:style-name="_5f_Paragraphe_20_livret_20_"><text:span text:style-name="_5f_pointillés_20_gris"><text:span text:style-name="T20"/></text:span></text:p>
      <text:p text:style-name="_5f_Paragraphe_20_livret_20_"><text:span text:style-name="_5f_pointillés_20_gris"><text:span text:style-name="T20"/></text:span></text:p>
      <text:p text:style-name="_5f_Paragraphe_20_livret_20_"><draw:g text:anchor-type="char" draw:z-index="26" draw:name="DrawObject5" draw:style-name="gr7"><draw:custom-shape draw:style-name="gr252" draw:text-style-name="P21" svg:width="1.502cm" svg:height="0.999cm" svg:x="3.445cm" svg:y="0.231cm"><text:p text:style-name="P20"><text:span text:style-name="T26">a.</text:span><text:span text:style-name="T27"> 60°</text:span></text:p><draw:enhanced-geometry svg:viewBox="0 0 21600 21600" draw:mirror-horizontal="false" draw:mirror-vertical="false" draw:text-areas="800 800 20800 20800" draw:type="round-rectangular-callout" draw:modifiers="26163.3802816901 30285.714285714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line draw:style-name="gr255" draw:text-style-name="P25" svg:x1="6.915cm" svg:y1="1.627cm" svg:x2="0.898cm" svg:y2="1.623cm"><text:p/></draw:line><draw:frame draw:style-name="gr253" draw:text-style-name="P34" svg:width="0.283cm" svg:height="0.422cm" svg:x="7.045cm" svg:y="1.649cm"><draw:text-box><text:p text:style-name="P30"><text:span text:style-name="T27">O</text:span></text:p></draw:text-box></draw:frame><draw:frame draw:style-name="gr254" draw:text-style-name="P35" svg:width="0.193cm" svg:height="0.489cm" svg:x="0.736cm" svg:y="1.6cm"><draw:text-box><text:p text:style-name="P30"><text:span text:style-name="T34">x</text:span></text:p></draw:text-box></draw:frame></draw:g><text:span text:style-name="_5f_pointillés_20_gris"><text:span text:style-name="T20"/></text:span></text:p>
      <text:p text:style-name="_5f_Paragraphe_20_livret_20_"><text:span text:style-name="_5f_pointillés_20_gris"><text:span text:style-name="T20"/></text:span></text:p>
      <text:p text:style-name="_5f_Paragraphe_20_livret_20_"><text:span text:style-name="_5f_pointillés_20_gris"><text:span text:style-name="T20"/></text:span></text:p>
      <text:p text:style-name="_5f_Paragraphe_20_livret_20_"><text:span text:style-name="_5f_pointillés_20_gris"><text:span text:style-name="T20"/></text:span></text:p>
      <text:p text:style-name="_5f_Paragraphe_20_livret_20_"><text:span text:style-name="_5f_pointillés_20_gris"><text:span text:style-name="T20"/></text:span></text:p>
      <text:p text:style-name="_5f_Paragraphe_20_livret_20_"><text:span text:style-name="_5f_pointillés_20_gris"><text:span text:style-name="T20"/></text:span></text:p>
      <text:p text:style-name="_5f_Paragraphe_20_livret_20_"><text:span text:style-name="_5f_pointillés_20_gris"><text:span text:style-name="T20"/></text:span></text:p>
      <text:p text:style-name="_5f_Paragraphe_20_livret_20_"><text:span text:style-name="_5f_pointillés_20_gris"><text:span text:style-name="T20"/></text:span></text:p>
      <text:p text:style-name="_5f_Paragraphe_20_livret_20_"><text:span text:style-name="_5f_pointillés_20_gris"><text:span text:style-name="T20"/></text:span></text:p>
      <text:p text:style-name="_5f_Paragraphe_20_livret_20_"><draw:g text:anchor-type="char" draw:z-index="27" draw:name="DrawObject6" draw:style-name="gr7"><draw:line draw:style-name="gr251" draw:text-style-name="P25" svg:x1="2.602cm" svg:y1="1.053cm" svg:x2="8.47cm" svg:y2="2.376cm"><text:p/></draw:line><draw:custom-shape draw:style-name="gr252" draw:text-style-name="P21" svg:width="1.502cm" svg:height="1.001cm" svg:x="1.598cm" svg:y="1.272cm"><text:p text:style-name="P20"><text:span text:style-name="T26">b</text:span><text:span text:style-name="T26">.</text:span><text:span text:style-name="T27"> </text:span><text:span text:style-name="T27">1</text:span><text:span text:style-name="T27">5</text:span><text:span text:style-name="T27">6</text:span><text:span text:style-name="T27">°</text:span></text:p><draw:enhanced-geometry svg:viewBox="0 0 21600 21600" draw:mirror-horizontal="false" draw:mirror-vertical="false" draw:text-areas="800 800 20800 20800" draw:type="round-rectangular-callout" draw:modifiers="25402.8169014085 -1559.1549295774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gr253" draw:text-style-name="P34" svg:width="0.283cm" svg:height="0.422cm" svg:x="2.413cm" svg:y="0.383cm"><draw:text-box><text:p text:style-name="P30"><text:span text:style-name="T27">O</text:span></text:p></draw:text-box></draw:frame><draw:frame draw:style-name="gr254" draw:text-style-name="P35" svg:width="0.193cm" svg:height="0.489cm" svg:x="8.269cm" svg:y="1.859cm"><draw:text-box><text:p text:style-name="P30"><text:span text:style-name="T34">x</text:span></text:p></draw:text-box></draw:frame></draw:g><text:span text:style-name="_5f_pointillés_20_gris"><text:span text:style-name="T20"/></text:span></text:p>
      <text:p text:style-name="_5f_Paragraphe_20_livret_20_"><text:span text:style-name="_5f_pointillés_20_gris"><text:span text:style-name="T20"/></text:span></text:p>
      <text:p text:style-name="_5f_Paragraphe_20_livret_20_"><text:span text:style-name="_5f_pointillés_20_gris"><text:span text:style-name="T20"/></text:span></text:p>
      <text:p text:style-name="_5f_Paragraphe_20_livret_20_"><text:span text:style-name="_5f_pointillés_20_gris"><text:span text:style-name="T20"/></text:span></text:p>
      <text:p text:style-name="_5f_Paragraphe_20_livret_20_"><text:span text:style-name="_5f_pointillés_20_gris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3" svg:font-family="'Times New Roman'" style:font-family-generic="swiss" style:font-pitch="variable"/>
    <style:font-face style:name="Lucida Sans1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Farbverlauf_20_1" draw:display-name="Farbverlauf 1" draw:style="linear" draw:start-color="#000000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17" draw:display-name="Gradient 17" draw:style="linear" draw:start-color="#9d0f89" draw:end-color="#6d075f" draw:start-intensity="100%" draw:end-intensity="100%" draw:angle="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gradient draw:name="violet" draw:style="linear" draw:start-color="#9d0f89" draw:end-color="#6d075f" draw:start-intensity="100%" draw:end-intensity="100%" draw:angle="900" draw:border="0%"/>
    <draw:gradient draw:name="violet3" draw:style="linear" draw:start-color="#9d0f89" draw:end-color="#6d075f" draw:start-intensity="100%" draw:end-intensity="100%" draw:angle="1800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8358BC09E866CC53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3" draw:display-name="Transparency 3" draw:style="linear" draw:start="35%" draw:end="0%" draw:angle="9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348" draw:display-name="Dashed (var) 10348" draw:style="rect" draw:dots1="1" draw:dots1-length="0.006cm" draw:dots2="1" draw:dots2-length="0.006cm" draw:distance="0.006cm"/>
    <draw:stroke-dash draw:name="Dashed_20__28_var_29__20_10349" draw:display-name="Dashed (var) 10349" draw:style="rect" draw:dots1="1" draw:dots1-length="0.006cm" draw:dots2="1" draw:dots2-length="0.006cm" draw:distance="0.006cm"/>
    <draw:stroke-dash draw:name="Dashed_20__28_var_29__20_10350" draw:display-name="Dashed (var) 10350" draw:style="rect" draw:dots1="1" draw:dots1-length="0.006cm" draw:dots2="1" draw:dots2-length="0.006cm" draw:distance="0.006cm"/>
    <draw:stroke-dash draw:name="Dashed_20__28_var_29__20_10351" draw:display-name="Dashed (var) 10351" draw:style="rect" draw:dots1="1" draw:dots1-length="0.006cm" draw:dots2="1" draw:dots2-length="0.006cm" draw:distance="0.006cm"/>
    <draw:stroke-dash draw:name="Dashed_20__28_var_29__20_10352" draw:display-name="Dashed (var) 10352" draw:style="rect" draw:dots1="1" draw:dots1-length="0.006cm" draw:dots2="1" draw:dots2-length="0.006cm" draw:distance="0.006cm"/>
    <draw:stroke-dash draw:name="Dashed_20__28_var_29__20_10353" draw:display-name="Dashed (var) 10353" draw:style="rect" draw:dots1="1" draw:dots1-length="0.006cm" draw:dots2="1" draw:dots2-length="0.006cm" draw:distance="0.006cm"/>
    <draw:stroke-dash draw:name="Dashed_20__28_var_29__20_10354" draw:display-name="Dashed (var) 10354" draw:style="rect" draw:dots1="1" draw:dots1-length="0.006cm" draw:dots2="1" draw:dots2-length="0.006cm" draw:distance="0.006cm"/>
    <draw:stroke-dash draw:name="Dashed_20__28_var_29__20_10355" draw:display-name="Dashed (var) 10355" draw:style="rect" draw:dots1="1" draw:dots1-length="0.006cm" draw:dots2="1" draw:dots2-length="0.006cm" draw:distance="0.006cm"/>
    <draw:stroke-dash draw:name="Dashed_20__28_var_29__20_10356" draw:display-name="Dashed (var) 10356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3cm" draw:dots2="1" draw:dots2-length="0.003cm" draw:distance="0.003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3cm" draw:dots2="1" draw:dots2-length="0.003cm" draw:distance="0.003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3cm" draw:dots2="1" draw:dots2-length="0.003cm" draw:distance="0.003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3cm" draw:dots2="1" draw:dots2-length="0.003cm" draw:distance="0.003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3cm" draw:dots2="1" draw:dots2-length="0.003cm" draw:distance="0.003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3cm" draw:dots2="1" draw:dots2-length="0.003cm" draw:distance="0.003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0" draw:display-name="Dashed (var) 30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4" draw:display-name="Dashed (var) 304" draw:style="rect" draw:dots1="1" draw:dots1-length="0.006cm" draw:dots2="1" draw:dots2-length="0.006cm" draw:distance="0.006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03cm" draw:dots2="1" draw:dots2-length="0.003cm" draw:distance="0.003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3" draw:display-name="Dashed (var) 493" draw:style="rect" draw:dots1="1" draw:dots1-length="0.003cm" draw:dots2="1" draw:dots2-length="0.003cm" draw:distance="0.003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3cm" draw:dots2="1" draw:dots2-length="0.003cm" draw:distance="0.00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2="2" draw:dots2-length="0.05cm" draw:distance="0.1cm"/>
    <draw:stroke-dash draw:name="Dashed_20__28_var_29__20_5556" draw:display-name="Dashed (var) 5556" draw:style="rect" draw:dots2="2" draw:dots2-length="0.05cm" draw:distance="0.1cm"/>
    <draw:stroke-dash draw:name="Dashed_20__28_var_29__20_5557" draw:display-name="Dashed (var) 5557" draw:style="rect" draw:dots2="2" draw:dots2-length="0.028cm" draw:distance="0.057cm"/>
    <draw:stroke-dash draw:name="Dashed_20__28_var_29__20_5558" draw:display-name="Dashed (var) 5558" draw:style="rect" draw:dots2="2" draw:dots2-length="0.028cm" draw:distance="0.057cm"/>
    <draw:stroke-dash draw:name="Dashed_20__28_var_29__20_5559" draw:display-name="Dashed (var) 5559" draw:style="rect" draw:dots2="2" draw:dots2-length="0.028cm" draw:distance="0.057cm"/>
    <draw:stroke-dash draw:name="Dashed_20__28_var_29__20_5560" draw:display-name="Dashed (var) 5560" draw:style="rect" draw:dots2="2" draw:dots2-length="0.028cm" draw:distance="0.057cm"/>
    <draw:stroke-dash draw:name="Dashed_20__28_var_29__20_5561" draw:display-name="Dashed (var) 5561" draw:style="rect" draw:dots2="2" draw:dots2-length="0.028cm" draw:distance="0.057cm"/>
    <draw:stroke-dash draw:name="Dashed_20__28_var_29__20_5562" draw:display-name="Dashed (var) 5562" draw:style="rect" draw:dots2="2" draw:dots2-length="0.028cm" draw:distance="0.057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1="1" draw:dots1-length="0.003cm" draw:dots2="1" draw:dots2-length="0.003cm" draw:distance="0.003cm"/>
    <draw:stroke-dash draw:name="Dashed_20__28_var_29__20_5670" draw:display-name="Dashed (var) 5670" draw:style="rect" draw:dots1="1" draw:dots1-length="0.003cm" draw:dots2="1" draw:dots2-length="0.003cm" draw:distance="0.003cm"/>
    <draw:stroke-dash draw:name="Dashed_20__28_var_29__20_5671" draw:display-name="Dashed (var) 5671" draw:style="rect" draw:dots1="1" draw:dots1-length="0.003cm" draw:dots2="1" draw:dots2-length="0.003cm" draw:distance="0.003cm"/>
    <draw:stroke-dash draw:name="Dashed_20__28_var_29__20_5672" draw:display-name="Dashed (var) 5672" draw:style="rect" draw:dots1="1" draw:dots1-length="0.003cm" draw:dots2="1" draw:dots2-length="0.003cm" draw:distance="0.003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3cm" draw:dots2="1" draw:dots2-length="0.003cm" draw:distance="0.003cm"/>
    <draw:stroke-dash draw:name="Dashed_20__28_var_29__20_5679" draw:display-name="Dashed (var) 5679" draw:style="rect" draw:dots1="1" draw:dots1-length="0.003cm" draw:dots2="1" draw:dots2-length="0.003cm" draw:distance="0.00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3cm" draw:dots2="1" draw:dots2-length="0.003cm" draw:distance="0.003cm"/>
    <draw:stroke-dash draw:name="Dashed_20__28_var_29__20_5683" draw:display-name="Dashed (var) 5683" draw:style="rect" draw:dots1="1" draw:dots1-length="0.003cm" draw:dots2="1" draw:dots2-length="0.003cm" draw:distance="0.003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01cm" draw:dots2="1" draw:dots2-length="0.001cm" draw:distance="0.001cm"/>
    <draw:stroke-dash draw:name="Dashed_20__28_var_29__20_5929" draw:display-name="Dashed (var) 5929" draw:style="rect" draw:dots1="1" draw:dots1-length="0.001cm" draw:dots2="1" draw:dots2-length="0.001cm" draw:distance="0.001cm"/>
    <draw:stroke-dash draw:name="Dashed_20__28_var_29__20_5930" draw:display-name="Dashed (var) 5930" draw:style="rect" draw:dots1="1" draw:dots1-length="0.001cm" draw:dots2="1" draw:dots2-length="0.001cm" draw:distance="0.001cm"/>
    <draw:stroke-dash draw:name="Dashed_20__28_var_29__20_5931" draw:display-name="Dashed (var) 5931" draw:style="rect" draw:dots1="1" draw:dots1-length="0.001cm" draw:dots2="1" draw:dots2-length="0.001cm" draw:distance="0.001cm"/>
    <draw:stroke-dash draw:name="Dashed_20__28_var_29__20_5932" draw:display-name="Dashed (var) 5932" draw:style="rect" draw:dots1="1" draw:dots1-length="0.001cm" draw:dots2="1" draw:dots2-length="0.001cm" draw:distance="0.001cm"/>
    <draw:stroke-dash draw:name="Dashed_20__28_var_29__20_5933" draw:display-name="Dashed (var) 5933" draw:style="rect" draw:dots1="1" draw:dots1-length="0.001cm" draw:dots2="1" draw:dots2-length="0.001cm" draw:distance="0.001cm"/>
    <draw:stroke-dash draw:name="Dashed_20__28_var_29__20_5934" draw:display-name="Dashed (var) 5934" draw:style="rect" draw:dots1="1" draw:dots1-length="0.001cm" draw:dots2="1" draw:dots2-length="0.001cm" draw:distance="0.001cm"/>
    <draw:stroke-dash draw:name="Dashed_20__28_var_29__20_5935" draw:display-name="Dashed (var) 5935" draw:style="rect" draw:dots1="1" draw:dots1-length="0.001cm" draw:dots2="1" draw:dots2-length="0.001cm" draw:distance="0.001cm"/>
    <draw:stroke-dash draw:name="Dashed_20__28_var_29__20_5936" draw:display-name="Dashed (var) 5936" draw:style="rect" draw:dots1="1" draw:dots1-length="0.001cm" draw:dots2="1" draw:dots2-length="0.001cm" draw:distance="0.001cm"/>
    <draw:stroke-dash draw:name="Dashed_20__28_var_29__20_5937" draw:display-name="Dashed (var) 5937" draw:style="rect" draw:dots1="1" draw:dots1-length="0.001cm" draw:dots2="1" draw:dots2-length="0.001cm" draw:distance="0.001cm"/>
    <draw:stroke-dash draw:name="Dashed_20__28_var_29__20_5938" draw:display-name="Dashed (var) 5938" draw:style="rect" draw:dots1="1" draw:dots1-length="0.001cm" draw:dots2="1" draw:dots2-length="0.001cm" draw:distance="0.001cm"/>
    <draw:stroke-dash draw:name="Dashed_20__28_var_29__20_5939" draw:display-name="Dashed (var) 5939" draw:style="rect" draw:dots1="1" draw:dots1-length="0.001cm" draw:dots2="1" draw:dots2-length="0.001cm" draw:distance="0.001cm"/>
    <draw:stroke-dash draw:name="Dashed_20__28_var_29__20_5940" draw:display-name="Dashed (var) 5940" draw:style="rect" draw:dots1="1" draw:dots1-length="0.001cm" draw:dots2="1" draw:dots2-length="0.001cm" draw:distance="0.001cm"/>
    <draw:stroke-dash draw:name="Dashed_20__28_var_29__20_5941" draw:display-name="Dashed (var) 5941" draw:style="rect" draw:dots1="1" draw:dots1-length="0.001cm" draw:dots2="1" draw:dots2-length="0.001cm" draw:distance="0.00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1cm" draw:dots2="1" draw:dots2-length="0.001cm" draw:distance="0.001cm"/>
    <draw:stroke-dash draw:name="Dashed_20__28_var_29__20_5966" draw:display-name="Dashed (var) 5966" draw:style="rect" draw:dots1="1" draw:dots1-length="0.001cm" draw:dots2="1" draw:dots2-length="0.001cm" draw:distance="0.001cm"/>
    <draw:stroke-dash draw:name="Dashed_20__28_var_29__20_5967" draw:display-name="Dashed (var) 5967" draw:style="rect" draw:dots1="1" draw:dots1-length="0.001cm" draw:dots2="1" draw:dots2-length="0.001cm" draw:distance="0.001cm"/>
    <draw:stroke-dash draw:name="Dashed_20__28_var_29__20_5968" draw:display-name="Dashed (var) 5968" draw:style="rect" draw:dots1="1" draw:dots1-length="0.001cm" draw:dots2="1" draw:dots2-length="0.001cm" draw:distance="0.001cm"/>
    <draw:stroke-dash draw:name="Dashed_20__28_var_29__20_5969" draw:display-name="Dashed (var) 5969" draw:style="rect" draw:dots1="1" draw:dots1-length="0.001cm" draw:dots2="1" draw:dots2-length="0.001cm" draw:distance="0.001cm"/>
    <draw:stroke-dash draw:name="Dashed_20__28_var_29__20_5970" draw:display-name="Dashed (var) 5970" draw:style="rect" draw:dots1="1" draw:dots1-length="0.001cm" draw:dots2="1" draw:dots2-length="0.001cm" draw:distance="0.001cm"/>
    <draw:stroke-dash draw:name="Dashed_20__28_var_29__20_5971" draw:display-name="Dashed (var) 5971" draw:style="rect" draw:dots1="1" draw:dots1-length="0.001cm" draw:dots2="1" draw:dots2-length="0.001cm" draw:distance="0.001cm"/>
    <draw:stroke-dash draw:name="Dashed_20__28_var_29__20_5972" draw:display-name="Dashed (var) 5972" draw:style="rect" draw:dots1="1" draw:dots1-length="0.001cm" draw:dots2="1" draw:dots2-length="0.001cm" draw:distance="0.001cm"/>
    <draw:stroke-dash draw:name="Dashed_20__28_var_29__20_5973" draw:display-name="Dashed (var) 5973" draw:style="rect" draw:dots1="1" draw:dots1-length="0.001cm" draw:dots2="1" draw:dots2-length="0.001cm" draw:distance="0.001cm"/>
    <draw:stroke-dash draw:name="Dashed_20__28_var_29__20_5974" draw:display-name="Dashed (var) 5974" draw:style="rect" draw:dots1="1" draw:dots1-length="0.001cm" draw:dots2="1" draw:dots2-length="0.001cm" draw:distance="0.001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1cm" draw:dots2="1" draw:dots2-length="0.001cm" draw:distance="0.001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2cm" draw:dots2="1" draw:dots2-length="0.002cm" draw:distance="0.002cm"/>
    <draw:stroke-dash draw:name="Dashed_20__28_var_29__20_5986" draw:display-name="Dashed (var) 5986" draw:style="rect" draw:dots1="1" draw:dots1-length="0.002cm" draw:dots2="1" draw:dots2-length="0.002cm" draw:distance="0.002cm"/>
    <draw:stroke-dash draw:name="Dashed_20__28_var_29__20_5987" draw:display-name="Dashed (var) 5987" draw:style="rect" draw:dots1="1" draw:dots1-length="0.002cm" draw:dots2="1" draw:dots2-length="0.002cm" draw:distance="0.002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0" draw:display-name="Dashed (var) 5990" draw:style="rect" draw:dots1="1" draw:dots1-length="0.002cm" draw:dots2="1" draw:dots2-length="0.002cm" draw:distance="0.002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2cm" draw:dots2="1" draw:dots2-length="0.002cm" draw:distance="0.002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2cm" draw:dots2="1" draw:dots2-length="0.002cm" draw:distance="0.002cm"/>
    <draw:stroke-dash draw:name="Dashed_20__28_var_29__20_5999" draw:display-name="Dashed (var) 5999" draw:style="rect" draw:dots1="1" draw:dots1-length="0.002cm" draw:dots2="1" draw:dots2-length="0.002cm" draw:distance="0.002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00" draw:display-name="Dashed (var) 6000" draw:style="rect" draw:dots1="1" draw:dots1-length="0.002cm" draw:dots2="1" draw:dots2-length="0.002cm" draw:distance="0.002cm"/>
    <draw:stroke-dash draw:name="Dashed_20__28_var_29__20_6001" draw:display-name="Dashed (var) 6001" draw:style="rect" draw:dots1="1" draw:dots1-length="0.002cm" draw:dots2="1" draw:dots2-length="0.002cm" draw:distance="0.002cm"/>
    <draw:stroke-dash draw:name="Dashed_20__28_var_29__20_6002" draw:display-name="Dashed (var) 6002" draw:style="rect" draw:dots1="1" draw:dots1-length="0.002cm" draw:dots2="1" draw:dots2-length="0.002cm" draw:distance="0.002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3cm" draw:dots2="1" draw:dots2-length="0.003cm" draw:distance="0.003cm"/>
    <draw:stroke-dash draw:name="Dashed_20__28_var_29__20_6023" draw:display-name="Dashed (var) 6023" draw:style="rect" draw:dots1="1" draw:dots1-length="0.003cm" draw:dots2="1" draw:dots2-length="0.003cm" draw:distance="0.003cm"/>
    <draw:stroke-dash draw:name="Dashed_20__28_var_29__20_6024" draw:display-name="Dashed (var) 6024" draw:style="rect" draw:dots1="1" draw:dots1-length="0.003cm" draw:dots2="1" draw:dots2-length="0.003cm" draw:distance="0.003cm"/>
    <draw:stroke-dash draw:name="Dashed_20__28_var_29__20_6025" draw:display-name="Dashed (var) 6025" draw:style="rect" draw:dots1="1" draw:dots1-length="0.003cm" draw:dots2="1" draw:dots2-length="0.003cm" draw:distance="0.003cm"/>
    <draw:stroke-dash draw:name="Dashed_20__28_var_29__20_6026" draw:display-name="Dashed (var) 6026" draw:style="rect" draw:dots1="1" draw:dots1-length="0.003cm" draw:dots2="1" draw:dots2-length="0.003cm" draw:distance="0.003cm"/>
    <draw:stroke-dash draw:name="Dashed_20__28_var_29__20_6027" draw:display-name="Dashed (var) 6027" draw:style="rect" draw:dots1="1" draw:dots1-length="0.003cm" draw:dots2="1" draw:dots2-length="0.003cm" draw:distance="0.003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73" draw:display-name="Dashed (var) 6073" draw:style="rect" draw:dots1="1" draw:dots1-length="0.002cm" draw:dots2="1" draw:dots2-length="0.002cm" draw:distance="0.002cm"/>
    <draw:stroke-dash draw:name="Dashed_20__28_var_29__20_6074" draw:display-name="Dashed (var) 6074" draw:style="rect" draw:dots1="1" draw:dots1-length="0.002cm" draw:dots2="1" draw:dots2-length="0.002cm" draw:distance="0.002cm"/>
    <draw:stroke-dash draw:name="Dashed_20__28_var_29__20_6075" draw:display-name="Dashed (var) 6075" draw:style="rect" draw:dots1="1" draw:dots1-length="0.002cm" draw:dots2="1" draw:dots2-length="0.002cm" draw:distance="0.002cm"/>
    <draw:stroke-dash draw:name="Dashed_20__28_var_29__20_6076" draw:display-name="Dashed (var) 6076" draw:style="rect" draw:dots1="1" draw:dots1-length="0.002cm" draw:dots2="1" draw:dots2-length="0.002cm" draw:distance="0.002cm"/>
    <draw:stroke-dash draw:name="Dashed_20__28_var_29__20_6077" draw:display-name="Dashed (var) 6077" draw:style="rect" draw:dots1="1" draw:dots1-length="0.002cm" draw:dots2="1" draw:dots2-length="0.002cm" draw:distance="0.002cm"/>
    <draw:stroke-dash draw:name="Dashed_20__28_var_29__20_6078" draw:display-name="Dashed (var) 6078" draw:style="rect" draw:dots1="1" draw:dots1-length="0.002cm" draw:dots2="1" draw:dots2-length="0.002cm" draw:distance="0.002cm"/>
    <draw:stroke-dash draw:name="Dashed_20__28_var_29__20_6079" draw:display-name="Dashed (var) 6079" draw:style="rect" draw:dots1="1" draw:dots1-length="0.002cm" draw:dots2="1" draw:dots2-length="0.002cm" draw:distance="0.002cm"/>
    <draw:stroke-dash draw:name="Dashed_20__28_var_29__20_6080" draw:display-name="Dashed (var) 6080" draw:style="rect" draw:dots1="1" draw:dots1-length="0.002cm" draw:dots2="1" draw:dots2-length="0.002cm" draw:distance="0.002cm"/>
    <draw:stroke-dash draw:name="Dashed_20__28_var_29__20_6081" draw:display-name="Dashed (var) 6081" draw:style="rect" draw:dots1="1" draw:dots1-length="0.002cm" draw:dots2="1" draw:dots2-length="0.002cm" draw:distance="0.002cm"/>
    <draw:stroke-dash draw:name="Dashed_20__28_var_29__20_6082" draw:display-name="Dashed (var) 6082" draw:style="rect" draw:dots1="1" draw:dots1-length="0.002cm" draw:dots2="1" draw:dots2-length="0.002cm" draw:distance="0.002cm"/>
    <draw:stroke-dash draw:name="Dashed_20__28_var_29__20_6083" draw:display-name="Dashed (var) 6083" draw:style="rect" draw:dots1="1" draw:dots1-length="0.002cm" draw:dots2="1" draw:dots2-length="0.002cm" draw:distance="0.002cm"/>
    <draw:stroke-dash draw:name="Dashed_20__28_var_29__20_6084" draw:display-name="Dashed (var) 6084" draw:style="rect" draw:dots1="1" draw:dots1-length="0.002cm" draw:dots2="1" draw:dots2-length="0.002cm" draw:distance="0.002cm"/>
    <draw:stroke-dash draw:name="Dashed_20__28_var_29__20_6085" draw:display-name="Dashed (var) 6085" draw:style="rect" draw:dots1="1" draw:dots1-length="0.002cm" draw:dots2="1" draw:dots2-length="0.002cm" draw:distance="0.002cm"/>
    <draw:stroke-dash draw:name="Dashed_20__28_var_29__20_6086" draw:display-name="Dashed (var) 6086" draw:style="rect" draw:dots1="1" draw:dots1-length="0.002cm" draw:dots2="1" draw:dots2-length="0.002cm" draw:distance="0.002cm"/>
    <draw:stroke-dash draw:name="Dashed_20__28_var_29__20_6087" draw:display-name="Dashed (var) 6087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2cm" draw:dots2="1" draw:dots2-length="0.002cm" draw:distance="0.002cm"/>
    <draw:stroke-dash draw:name="Dashed_20__28_var_29__20_6128" draw:display-name="Dashed (var) 6128" draw:style="rect" draw:dots1="1" draw:dots1-length="0.002cm" draw:dots2="1" draw:dots2-length="0.002cm" draw:distance="0.002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2cm" draw:dots2="1" draw:dots2-length="0.002cm" draw:distance="0.002cm"/>
    <draw:stroke-dash draw:name="Dashed_20__28_var_29__20_6187" draw:display-name="Dashed (var) 6187" draw:style="rect" draw:dots1="1" draw:dots1-length="0.002cm" draw:dots2="1" draw:dots2-length="0.002cm" draw:distance="0.002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2cm" draw:dots2="1" draw:dots2-length="0.002cm" draw:distance="0.002cm"/>
    <draw:stroke-dash draw:name="Dashed_20__28_var_29__20_6246" draw:display-name="Dashed (var) 6246" draw:style="rect" draw:dots1="1" draw:dots1-length="0.002cm" draw:dots2="1" draw:dots2-length="0.002cm" draw:distance="0.002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3cm" draw:dots2="1" draw:dots2-length="0.003cm" draw:distance="0.003cm"/>
    <draw:stroke-dash draw:name="Dashed_20__28_var_29__20_6250" draw:display-name="Dashed (var) 6250" draw:style="rect" draw:dots1="1" draw:dots1-length="0.003cm" draw:dots2="1" draw:dots2-length="0.003cm" draw:distance="0.003cm"/>
    <draw:stroke-dash draw:name="Dashed_20__28_var_29__20_6251" draw:display-name="Dashed (var) 6251" draw:style="rect" draw:dots1="1" draw:dots1-length="0.003cm" draw:dots2="1" draw:dots2-length="0.003cm" draw:distance="0.003cm"/>
    <draw:stroke-dash draw:name="Dashed_20__28_var_29__20_6252" draw:display-name="Dashed (var) 6252" draw:style="rect" draw:dots1="1" draw:dots1-length="0.003cm" draw:dots2="1" draw:dots2-length="0.003cm" draw:distance="0.003cm"/>
    <draw:stroke-dash draw:name="Dashed_20__28_var_29__20_6253" draw:display-name="Dashed (var) 6253" draw:style="rect" draw:dots1="1" draw:dots1-length="0.003cm" draw:dots2="1" draw:dots2-length="0.003cm" draw:distance="0.003cm"/>
    <draw:stroke-dash draw:name="Dashed_20__28_var_29__20_6254" draw:display-name="Dashed (var) 6254" draw:style="rect" draw:dots1="1" draw:dots1-length="0.003cm" draw:dots2="1" draw:dots2-length="0.003cm" draw:distance="0.003cm"/>
    <draw:stroke-dash draw:name="Dashed_20__28_var_29__20_6255" draw:display-name="Dashed (var) 6255" draw:style="rect" draw:dots1="1" draw:dots1-length="0.003cm" draw:dots2="1" draw:dots2-length="0.003cm" draw:distance="0.003cm"/>
    <draw:stroke-dash draw:name="Dashed_20__28_var_29__20_6256" draw:display-name="Dashed (var) 6256" draw:style="rect" draw:dots1="1" draw:dots1-length="0.003cm" draw:dots2="1" draw:dots2-length="0.003cm" draw:distance="0.003cm"/>
    <draw:stroke-dash draw:name="Dashed_20__28_var_29__20_6257" draw:display-name="Dashed (var) 6257" draw:style="rect" draw:dots1="1" draw:dots1-length="0.003cm" draw:dots2="1" draw:dots2-length="0.003cm" draw:distance="0.003cm"/>
    <draw:stroke-dash draw:name="Dashed_20__28_var_29__20_6258" draw:display-name="Dashed (var) 6258" draw:style="rect" draw:dots1="1" draw:dots1-length="0.003cm" draw:dots2="1" draw:dots2-length="0.003cm" draw:distance="0.003cm"/>
    <draw:stroke-dash draw:name="Dashed_20__28_var_29__20_6259" draw:display-name="Dashed (var) 6259" draw:style="rect" draw:dots1="1" draw:dots1-length="0.003cm" draw:dots2="1" draw:dots2-length="0.003cm" draw:distance="0.003cm"/>
    <draw:stroke-dash draw:name="Dashed_20__28_var_29__20_6260" draw:display-name="Dashed (var) 6260" draw:style="rect" draw:dots1="1" draw:dots1-length="0.003cm" draw:dots2="1" draw:dots2-length="0.003cm" draw:distance="0.003cm"/>
    <draw:stroke-dash draw:name="Dashed_20__28_var_29__20_6261" draw:display-name="Dashed (var) 6261" draw:style="rect" draw:dots1="1" draw:dots1-length="0.003cm" draw:dots2="1" draw:dots2-length="0.003cm" draw:distance="0.003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2cm" draw:dots2="1" draw:dots2-length="0.002cm" draw:distance="0.002cm"/>
    <draw:stroke-dash draw:name="Dashed_20__28_var_29__20_6305" draw:display-name="Dashed (var) 6305" draw:style="rect" draw:dots1="1" draw:dots1-length="0.002cm" draw:dots2="1" draw:dots2-length="0.002cm" draw:distance="0.002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3cm" draw:dots2="1" draw:dots2-length="0.003cm" draw:distance="0.003cm"/>
    <draw:stroke-dash draw:name="Dashed_20__28_var_29__20_6328" draw:display-name="Dashed (var) 6328" draw:style="rect" draw:dots1="1" draw:dots1-length="0.003cm" draw:dots2="1" draw:dots2-length="0.003cm" draw:distance="0.003cm"/>
    <draw:stroke-dash draw:name="Dashed_20__28_var_29__20_6329" draw:display-name="Dashed (var) 6329" draw:style="rect" draw:dots1="1" draw:dots1-length="0.003cm" draw:dots2="1" draw:dots2-length="0.003cm" draw:distance="0.003cm"/>
    <draw:stroke-dash draw:name="Dashed_20__28_var_29__20_6330" draw:display-name="Dashed (var) 6330" draw:style="rect" draw:dots1="1" draw:dots1-length="0.003cm" draw:dots2="1" draw:dots2-length="0.003cm" draw:distance="0.003cm"/>
    <draw:stroke-dash draw:name="Dashed_20__28_var_29__20_6331" draw:display-name="Dashed (var) 6331" draw:style="rect" draw:dots1="1" draw:dots1-length="0.003cm" draw:dots2="1" draw:dots2-length="0.003cm" draw:distance="0.003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62" draw:display-name="Dashed (var) 6362" draw:style="rect" draw:dots1="1" draw:dots1-length="0.003cm" draw:dots2="1" draw:dots2-length="0.003cm" draw:distance="0.003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3cm" draw:dots2="1" draw:dots2-length="0.003cm" draw:distance="0.003cm"/>
    <draw:stroke-dash draw:name="Dashed_20__28_var_29__20_6366" draw:display-name="Dashed (var) 6366" draw:style="rect" draw:dots1="1" draw:dots1-length="0.003cm" draw:dots2="1" draw:dots2-length="0.003cm" draw:distance="0.003cm"/>
    <draw:stroke-dash draw:name="Dashed_20__28_var_29__20_6367" draw:display-name="Dashed (var) 6367" draw:style="rect" draw:dots1="1" draw:dots1-length="0.003cm" draw:dots2="1" draw:dots2-length="0.003cm" draw:distance="0.003cm"/>
    <draw:stroke-dash draw:name="Dashed_20__28_var_29__20_6368" draw:display-name="Dashed (var) 6368" draw:style="rect" draw:dots1="1" draw:dots1-length="0.003cm" draw:dots2="1" draw:dots2-length="0.003cm" draw:distance="0.003cm"/>
    <draw:stroke-dash draw:name="Dashed_20__28_var_29__20_6369" draw:display-name="Dashed (var) 6369" draw:style="rect" draw:dots1="1" draw:dots1-length="0.003cm" draw:dots2="1" draw:dots2-length="0.003cm" draw:distance="0.003cm"/>
    <draw:stroke-dash draw:name="Dashed_20__28_var_29__20_6370" draw:display-name="Dashed (var) 6370" draw:style="rect" draw:dots1="1" draw:dots1-length="0.003cm" draw:dots2="1" draw:dots2-length="0.003cm" draw:distance="0.003cm"/>
    <draw:stroke-dash draw:name="Dashed_20__28_var_29__20_6371" draw:display-name="Dashed (var) 6371" draw:style="rect" draw:dots1="1" draw:dots1-length="0.003cm" draw:dots2="1" draw:dots2-length="0.003cm" draw:distance="0.003cm"/>
    <draw:stroke-dash draw:name="Dashed_20__28_var_29__20_6372" draw:display-name="Dashed (var) 6372" draw:style="rect" draw:dots1="1" draw:dots1-length="0.003cm" draw:dots2="1" draw:dots2-length="0.003cm" draw:distance="0.003cm"/>
    <draw:stroke-dash draw:name="Dashed_20__28_var_29__20_6373" draw:display-name="Dashed (var) 6373" draw:style="rect" draw:dots1="1" draw:dots1-length="0.003cm" draw:dots2="1" draw:dots2-length="0.003cm" draw:distance="0.003cm"/>
    <draw:stroke-dash draw:name="Dashed_20__28_var_29__20_6374" draw:display-name="Dashed (var) 6374" draw:style="rect" draw:dots1="1" draw:dots1-length="0.003cm" draw:dots2="1" draw:dots2-length="0.003cm" draw:distance="0.003cm"/>
    <draw:stroke-dash draw:name="Dashed_20__28_var_29__20_6375" draw:display-name="Dashed (var) 6375" draw:style="rect" draw:dots1="1" draw:dots1-length="0.003cm" draw:dots2="1" draw:dots2-length="0.003cm" draw:distance="0.003cm"/>
    <draw:stroke-dash draw:name="Dashed_20__28_var_29__20_6376" draw:display-name="Dashed (var) 6376" draw:style="rect" draw:dots1="1" draw:dots1-length="0.003cm" draw:dots2="1" draw:dots2-length="0.003cm" draw:distance="0.003cm"/>
    <draw:stroke-dash draw:name="Dashed_20__28_var_29__20_6377" draw:display-name="Dashed (var) 6377" draw:style="rect" draw:dots1="1" draw:dots1-length="0.003cm" draw:dots2="1" draw:dots2-length="0.003cm" draw:distance="0.003cm"/>
    <draw:stroke-dash draw:name="Dashed_20__28_var_29__20_6378" draw:display-name="Dashed (var) 6378" draw:style="rect" draw:dots1="1" draw:dots1-length="0.003cm" draw:dots2="1" draw:dots2-length="0.003cm" draw:distance="0.003cm"/>
    <draw:stroke-dash draw:name="Dashed_20__28_var_29__20_6379" draw:display-name="Dashed (var) 6379" draw:style="rect" draw:dots1="1" draw:dots1-length="0.003cm" draw:dots2="1" draw:dots2-length="0.003cm" draw:distance="0.003cm"/>
    <draw:stroke-dash draw:name="Dashed_20__28_var_29__20_6380" draw:display-name="Dashed (var) 6380" draw:style="rect" draw:dots1="1" draw:dots1-length="0.003cm" draw:dots2="1" draw:dots2-length="0.003cm" draw:distance="0.003cm"/>
    <draw:stroke-dash draw:name="Dashed_20__28_var_29__20_6381" draw:display-name="Dashed (var) 6381" draw:style="rect" draw:dots1="1" draw:dots1-length="0.003cm" draw:dots2="1" draw:dots2-length="0.003cm" draw:distance="0.003cm"/>
    <draw:stroke-dash draw:name="Dashed_20__28_var_29__20_6382" draw:display-name="Dashed (var) 6382" draw:style="rect" draw:dots1="1" draw:dots1-length="0.003cm" draw:dots2="1" draw:dots2-length="0.003cm" draw:distance="0.003cm"/>
    <draw:stroke-dash draw:name="Dashed_20__28_var_29__20_6383" draw:display-name="Dashed (var) 6383" draw:style="rect" draw:dots1="1" draw:dots1-length="0.003cm" draw:dots2="1" draw:dots2-length="0.003cm" draw:distance="0.003cm"/>
    <draw:stroke-dash draw:name="Dashed_20__28_var_29__20_6384" draw:display-name="Dashed (var) 6384" draw:style="rect" draw:dots1="1" draw:dots1-length="0.003cm" draw:dots2="1" draw:dots2-length="0.003cm" draw:distance="0.003cm"/>
    <draw:stroke-dash draw:name="Dashed_20__28_var_29__20_6385" draw:display-name="Dashed (var) 6385" draw:style="rect" draw:dots1="1" draw:dots1-length="0.003cm" draw:dots2="1" draw:dots2-length="0.003cm" draw:distance="0.003cm"/>
    <draw:stroke-dash draw:name="Dashed_20__28_var_29__20_6386" draw:display-name="Dashed (var) 6386" draw:style="rect" draw:dots1="1" draw:dots1-length="0.003cm" draw:dots2="1" draw:dots2-length="0.003cm" draw:distance="0.003cm"/>
    <draw:stroke-dash draw:name="Dashed_20__28_var_29__20_6387" draw:display-name="Dashed (var) 6387" draw:style="rect" draw:dots1="1" draw:dots1-length="0.003cm" draw:dots2="1" draw:dots2-length="0.003cm" draw:distance="0.003cm"/>
    <draw:stroke-dash draw:name="Dashed_20__28_var_29__20_6388" draw:display-name="Dashed (var) 6388" draw:style="rect" draw:dots1="1" draw:dots1-length="0.003cm" draw:dots2="1" draw:dots2-length="0.003cm" draw:distance="0.003cm"/>
    <draw:stroke-dash draw:name="Dashed_20__28_var_29__20_6389" draw:display-name="Dashed (var) 6389" draw:style="rect" draw:dots1="1" draw:dots1-length="0.003cm" draw:dots2="1" draw:dots2-length="0.003cm" draw:distance="0.003cm"/>
    <draw:stroke-dash draw:name="Dashed_20__28_var_29__20_6390" draw:display-name="Dashed (var) 6390" draw:style="rect" draw:dots1="1" draw:dots1-length="0.003cm" draw:dots2="1" draw:dots2-length="0.003cm" draw:distance="0.003cm"/>
    <draw:stroke-dash draw:name="Dashed_20__28_var_29__20_6391" draw:display-name="Dashed (var) 6391" draw:style="rect" draw:dots1="1" draw:dots1-length="0.003cm" draw:dots2="1" draw:dots2-length="0.003cm" draw:distance="0.003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2cm" draw:dots2="1" draw:dots2-length="0.002cm" draw:distance="0.002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3cm" draw:dots2="1" draw:dots2-length="0.003cm" draw:distance="0.003cm"/>
    <draw:stroke-dash draw:name="Dashed_20__28_var_29__20_6458" draw:display-name="Dashed (var) 6458" draw:style="rect" draw:dots1="1" draw:dots1-length="0.003cm" draw:dots2="1" draw:dots2-length="0.003cm" draw:distance="0.003cm"/>
    <draw:stroke-dash draw:name="Dashed_20__28_var_29__20_6459" draw:display-name="Dashed (var) 6459" draw:style="rect" draw:dots1="1" draw:dots1-length="0.002cm" draw:dots2="1" draw:dots2-length="0.002cm" draw:distance="0.002cm"/>
    <draw:stroke-dash draw:name="Dashed_20__28_var_29__20_6460" draw:display-name="Dashed (var) 6460" draw:style="rect" draw:dots1="1" draw:dots1-length="0.002cm" draw:dots2="1" draw:dots2-length="0.002cm" draw:distance="0.002cm"/>
    <draw:stroke-dash draw:name="Dashed_20__28_var_29__20_6461" draw:display-name="Dashed (var) 6461" draw:style="rect" draw:dots1="1" draw:dots1-length="0.003cm" draw:dots2="1" draw:dots2-length="0.003cm" draw:distance="0.003cm"/>
    <draw:stroke-dash draw:name="Dashed_20__28_var_29__20_6462" draw:display-name="Dashed (var) 6462" draw:style="rect" draw:dots1="1" draw:dots1-length="0.006cm" draw:dots2="1" draw:dots2-length="0.006cm" draw:distance="0.006cm"/>
    <draw:stroke-dash draw:name="Dashed_20__28_var_29__20_6463" draw:display-name="Dashed (var) 6463" draw:style="rect" draw:dots1="1" draw:dots1-length="0.006cm" draw:dots2="1" draw:dots2-length="0.006cm" draw:distance="0.006cm"/>
    <draw:stroke-dash draw:name="Dashed_20__28_var_29__20_6467" draw:display-name="Dashed (var) 6467" draw:style="rect" draw:dots1="1" draw:dots1-length="0.011cm" draw:dots2="1" draw:dots2-length="0.011cm" draw:distance="0.011cm"/>
    <draw:stroke-dash draw:name="Dashed_20__28_var_29__20_6468" draw:display-name="Dashed (var) 6468" draw:style="rect" draw:dots1="1" draw:dots1-length="0.011cm" draw:dots2="1" draw:dots2-length="0.011cm" draw:distance="0.011cm"/>
    <draw:stroke-dash draw:name="Dashed_20__28_var_29__20_6469" draw:display-name="Dashed (var) 6469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11cm" draw:dots2="1" draw:dots2-length="0.011cm" draw:distance="0.011cm"/>
    <draw:stroke-dash draw:name="Dashed_20__28_var_29__20_6471" draw:display-name="Dashed (var) 6471" draw:style="rect" draw:dots1="1" draw:dots1-length="0.011cm" draw:dots2="1" draw:dots2-length="0.011cm" draw:distance="0.011cm"/>
    <draw:stroke-dash draw:name="Dashed_20__28_var_29__20_6472" draw:display-name="Dashed (var) 6472" draw:style="rect" draw:dots1="1" draw:dots1-length="0.011cm" draw:dots2="1" draw:dots2-length="0.011cm" draw:distance="0.011cm"/>
    <draw:stroke-dash draw:name="Dashed_20__28_var_29__20_6473" draw:display-name="Dashed (var) 6473" draw:style="rect" draw:dots1="1" draw:dots1-length="0.011cm" draw:dots2="1" draw:dots2-length="0.011cm" draw:distance="0.011cm"/>
    <draw:stroke-dash draw:name="Dashed_20__28_var_29__20_6474" draw:display-name="Dashed (var) 6474" draw:style="rect" draw:dots1="1" draw:dots1-length="0.011cm" draw:dots2="1" draw:dots2-length="0.011cm" draw:distance="0.011cm"/>
    <draw:stroke-dash draw:name="Dashed_20__28_var_29__20_6475" draw:display-name="Dashed (var) 6475" draw:style="rect" draw:dots1="1" draw:dots1-length="0.011cm" draw:dots2="1" draw:dots2-length="0.011cm" draw:distance="0.011cm"/>
    <draw:stroke-dash draw:name="Dashed_20__28_var_29__20_6476" draw:display-name="Dashed (var) 6476" draw:style="rect" draw:dots1="1" draw:dots1-length="0.011cm" draw:dots2="1" draw:dots2-length="0.011cm" draw:distance="0.011cm"/>
    <draw:stroke-dash draw:name="Dashed_20__28_var_29__20_6477" draw:display-name="Dashed (var) 6477" draw:style="rect" draw:dots1="1" draw:dots1-length="0.011cm" draw:dots2="1" draw:dots2-length="0.011cm" draw:distance="0.011cm"/>
    <draw:stroke-dash draw:name="Dashed_20__28_var_29__20_6478" draw:display-name="Dashed (var) 6478" draw:style="rect" draw:dots1="1" draw:dots1-length="0.011cm" draw:dots2="1" draw:dots2-length="0.011cm" draw:distance="0.011cm"/>
    <draw:stroke-dash draw:name="Dashed_20__28_var_29__20_6479" draw:display-name="Dashed (var) 6479" draw:style="rect" draw:dots1="1" draw:dots1-length="0.011cm" draw:dots2="1" draw:dots2-length="0.011cm" draw:distance="0.01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11cm" draw:dots2="1" draw:dots2-length="0.011cm" draw:distance="0.011cm"/>
    <draw:stroke-dash draw:name="Dashed_20__28_var_29__20_6481" draw:display-name="Dashed (var) 6481" draw:style="rect" draw:dots1="1" draw:dots1-length="0.011cm" draw:dots2="1" draw:dots2-length="0.011cm" draw:distance="0.011cm"/>
    <draw:stroke-dash draw:name="Dashed_20__28_var_29__20_6482" draw:display-name="Dashed (var) 6482" draw:style="rect" draw:dots1="1" draw:dots1-length="0.011cm" draw:dots2="1" draw:dots2-length="0.011cm" draw:distance="0.011cm"/>
    <draw:stroke-dash draw:name="Dashed_20__28_var_29__20_6483" draw:display-name="Dashed (var) 6483" draw:style="rect" draw:dots1="1" draw:dots1-length="0.011cm" draw:dots2="1" draw:dots2-length="0.011cm" draw:distance="0.011cm"/>
    <draw:stroke-dash draw:name="Dashed_20__28_var_29__20_6484" draw:display-name="Dashed (var) 6484" draw:style="rect" draw:dots1="1" draw:dots1-length="0.011cm" draw:dots2="1" draw:dots2-length="0.011cm" draw:distance="0.011cm"/>
    <draw:stroke-dash draw:name="Dashed_20__28_var_29__20_6485" draw:display-name="Dashed (var) 6485" draw:style="rect" draw:dots1="1" draw:dots1-length="0.011cm" draw:dots2="1" draw:dots2-length="0.011cm" draw:distance="0.011cm"/>
    <draw:stroke-dash draw:name="Dashed_20__28_var_29__20_6486" draw:display-name="Dashed (var) 6486" draw:style="rect" draw:dots1="1" draw:dots1-length="0.011cm" draw:dots2="1" draw:dots2-length="0.011cm" draw:distance="0.011cm"/>
    <draw:stroke-dash draw:name="Dashed_20__28_var_29__20_6487" draw:display-name="Dashed (var) 6487" draw:style="rect" draw:dots1="1" draw:dots1-length="0.011cm" draw:dots2="1" draw:dots2-length="0.011cm" draw:distance="0.011cm"/>
    <draw:stroke-dash draw:name="Dashed_20__28_var_29__20_6488" draw:display-name="Dashed (var) 6488" draw:style="rect" draw:dots1="1" draw:dots1-length="0.011cm" draw:dots2="1" draw:dots2-length="0.011cm" draw:distance="0.011cm"/>
    <draw:stroke-dash draw:name="Dashed_20__28_var_29__20_6489" draw:display-name="Dashed (var) 6489" draw:style="rect" draw:dots1="1" draw:dots1-length="0.011cm" draw:dots2="1" draw:dots2-length="0.011cm" draw:distance="0.011cm"/>
    <draw:stroke-dash draw:name="Dashed_20__28_var_29__20_6490" draw:display-name="Dashed (var) 6490" draw:style="rect" draw:dots1="1" draw:dots1-length="0.011cm" draw:dots2="1" draw:dots2-length="0.011cm" draw:distance="0.011cm"/>
    <draw:stroke-dash draw:name="Dashed_20__28_var_29__20_6491" draw:display-name="Dashed (var) 6491" draw:style="rect" draw:dots1="1" draw:dots1-length="0.011cm" draw:dots2="1" draw:dots2-length="0.011cm" draw:distance="0.011cm"/>
    <draw:stroke-dash draw:name="Dashed_20__28_var_29__20_6492" draw:display-name="Dashed (var) 6492" draw:style="rect" draw:dots1="1" draw:dots1-length="0.011cm" draw:dots2="1" draw:dots2-length="0.011cm" draw:distance="0.011cm"/>
    <draw:stroke-dash draw:name="Dashed_20__28_var_29__20_6493" draw:display-name="Dashed (var) 6493" draw:style="rect" draw:dots1="1" draw:dots1-length="0.011cm" draw:dots2="1" draw:dots2-length="0.011cm" draw:distance="0.011cm"/>
    <draw:stroke-dash draw:name="Dashed_20__28_var_29__20_6494" draw:display-name="Dashed (var) 6494" draw:style="rect" draw:dots1="1" draw:dots1-length="0.011cm" draw:dots2="1" draw:dots2-length="0.011cm" draw:distance="0.011cm"/>
    <draw:stroke-dash draw:name="Dashed_20__28_var_29__20_6495" draw:display-name="Dashed (var) 6495" draw:style="rect" draw:dots1="1" draw:dots1-length="0.011cm" draw:dots2="1" draw:dots2-length="0.011cm" draw:distance="0.011cm"/>
    <draw:stroke-dash draw:name="Dashed_20__28_var_29__20_6496" draw:display-name="Dashed (var) 6496" draw:style="rect" draw:dots1="1" draw:dots1-length="0.011cm" draw:dots2="1" draw:dots2-length="0.011cm" draw:distance="0.011cm"/>
    <draw:stroke-dash draw:name="Dashed_20__28_var_29__20_6497" draw:display-name="Dashed (var) 6497" draw:style="rect" draw:dots1="1" draw:dots1-length="0.011cm" draw:dots2="1" draw:dots2-length="0.011cm" draw:distance="0.011cm"/>
    <draw:stroke-dash draw:name="Dashed_20__28_var_29__20_6498" draw:display-name="Dashed (var) 6498" draw:style="rect" draw:dots1="1" draw:dots1-length="0.011cm" draw:dots2="1" draw:dots2-length="0.011cm" draw:distance="0.011cm"/>
    <draw:stroke-dash draw:name="Dashed_20__28_var_29__20_6499" draw:display-name="Dashed (var) 6499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6cm" draw:dots2="1" draw:dots2-length="0.006cm" draw:distance="0.006cm"/>
    <draw:stroke-dash draw:name="Dashed_20__28_var_29__20_6502" draw:display-name="Dashed (var) 6502" draw:style="rect" draw:dots1="1" draw:dots1-length="0.006cm" draw:dots2="1" draw:dots2-length="0.006cm" draw:distance="0.006cm"/>
    <draw:stroke-dash draw:name="Dashed_20__28_var_29__20_6503" draw:display-name="Dashed (var) 6503" draw:style="rect" draw:dots1="1" draw:dots1-length="0.006cm" draw:dots2="1" draw:dots2-length="0.006cm" draw:distance="0.006cm"/>
    <draw:stroke-dash draw:name="Dashed_20__28_var_29__20_6504" draw:display-name="Dashed (var) 6504" draw:style="rect" draw:dots1="1" draw:dots1-length="0.006cm" draw:dots2="1" draw:dots2-length="0.006cm" draw:distance="0.006cm"/>
    <draw:stroke-dash draw:name="Dashed_20__28_var_29__20_6505" draw:display-name="Dashed (var) 6505" draw:style="rect" draw:dots1="1" draw:dots1-length="0.006cm" draw:dots2="1" draw:dots2-length="0.006cm" draw:distance="0.006cm"/>
    <draw:stroke-dash draw:name="Dashed_20__28_var_29__20_6506" draw:display-name="Dashed (var) 6506" draw:style="rect" draw:dots1="1" draw:dots1-length="0.006cm" draw:dots2="1" draw:dots2-length="0.006cm" draw:distance="0.006cm"/>
    <draw:stroke-dash draw:name="Dashed_20__28_var_29__20_6507" draw:display-name="Dashed (var) 6507" draw:style="rect" draw:dots1="1" draw:dots1-length="0.006cm" draw:dots2="1" draw:dots2-length="0.006cm" draw:distance="0.006cm"/>
    <draw:stroke-dash draw:name="Dashed_20__28_var_29__20_6508" draw:display-name="Dashed (var) 6508" draw:style="rect" draw:dots1="1" draw:dots1-length="0.006cm" draw:dots2="1" draw:dots2-length="0.006cm" draw:distance="0.006cm"/>
    <draw:stroke-dash draw:name="Dashed_20__28_var_29__20_6509" draw:display-name="Dashed (var) 6509" draw:style="rect" draw:dots1="1" draw:dots1-length="0.006cm" draw:dots2="1" draw:dots2-length="0.006cm" draw:distance="0.006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6cm" draw:dots2="1" draw:dots2-length="0.006cm" draw:distance="0.006cm"/>
    <draw:stroke-dash draw:name="Dashed_20__28_var_29__20_6512" draw:display-name="Dashed (var) 6512" draw:style="rect" draw:dots1="1" draw:dots1-length="0.006cm" draw:dots2="1" draw:dots2-length="0.006cm" draw:distance="0.006cm"/>
    <draw:stroke-dash draw:name="Dashed_20__28_var_29__20_6513" draw:display-name="Dashed (var) 6513" draw:style="rect" draw:dots1="1" draw:dots1-length="0.006cm" draw:dots2="1" draw:dots2-length="0.006cm" draw:distance="0.006cm"/>
    <draw:stroke-dash draw:name="Dashed_20__28_var_29__20_6514" draw:display-name="Dashed (var) 6514" draw:style="rect" draw:dots1="1" draw:dots1-length="0.006cm" draw:dots2="1" draw:dots2-length="0.006cm" draw:distance="0.006cm"/>
    <draw:stroke-dash draw:name="Dashed_20__28_var_29__20_6515" draw:display-name="Dashed (var) 6515" draw:style="rect" draw:dots1="1" draw:dots1-length="0.006cm" draw:dots2="1" draw:dots2-length="0.006cm" draw:distance="0.006cm"/>
    <draw:stroke-dash draw:name="Dashed_20__28_var_29__20_6516" draw:display-name="Dashed (var) 6516" draw:style="rect" draw:dots1="1" draw:dots1-length="0.006cm" draw:dots2="1" draw:dots2-length="0.006cm" draw:distance="0.006cm"/>
    <draw:stroke-dash draw:name="Dashed_20__28_var_29__20_6517" draw:display-name="Dashed (var) 6517" draw:style="rect" draw:dots1="1" draw:dots1-length="0.006cm" draw:dots2="1" draw:dots2-length="0.006cm" draw:distance="0.006cm"/>
    <draw:stroke-dash draw:name="Dashed_20__28_var_29__20_6518" draw:display-name="Dashed (var) 6518" draw:style="rect" draw:dots1="1" draw:dots1-length="0.006cm" draw:dots2="1" draw:dots2-length="0.006cm" draw:distance="0.006cm"/>
    <draw:stroke-dash draw:name="Dashed_20__28_var_29__20_6519" draw:display-name="Dashed (var) 6519" draw:style="rect" draw:dots1="1" draw:dots1-length="0.006cm" draw:dots2="1" draw:dots2-length="0.006cm" draw:distance="0.006cm"/>
    <draw:stroke-dash draw:name="Dashed_20__28_var_29__20_6520" draw:display-name="Dashed (var) 6520" draw:style="rect" draw:dots1="1" draw:dots1-length="0.006cm" draw:dots2="1" draw:dots2-length="0.006cm" draw:distance="0.006cm"/>
    <draw:stroke-dash draw:name="Dashed_20__28_var_29__20_6521" draw:display-name="Dashed (var) 6521" draw:style="rect" draw:dots1="1" draw:dots1-length="0.006cm" draw:dots2="1" draw:dots2-length="0.006cm" draw:distance="0.006cm"/>
    <draw:stroke-dash draw:name="Dashed_20__28_var_29__20_6522" draw:display-name="Dashed (var) 6522" draw:style="rect" draw:dots1="1" draw:dots1-length="0.006cm" draw:dots2="1" draw:dots2-length="0.006cm" draw:distance="0.006cm"/>
    <draw:stroke-dash draw:name="Dashed_20__28_var_29__20_6523" draw:display-name="Dashed (var) 6523" draw:style="rect" draw:dots1="1" draw:dots1-length="0.006cm" draw:dots2="1" draw:dots2-length="0.006cm" draw:distance="0.006cm"/>
    <draw:stroke-dash draw:name="Dashed_20__28_var_29__20_6524" draw:display-name="Dashed (var) 6524" draw:style="rect" draw:dots1="1" draw:dots1-length="0.006cm" draw:dots2="1" draw:dots2-length="0.006cm" draw:distance="0.006cm"/>
    <draw:stroke-dash draw:name="Dashed_20__28_var_29__20_6525" draw:display-name="Dashed (var) 6525" draw:style="rect" draw:dots1="1" draw:dots1-length="0.006cm" draw:dots2="1" draw:dots2-length="0.006cm" draw:distance="0.006cm"/>
    <draw:stroke-dash draw:name="Dashed_20__28_var_29__20_6526" draw:display-name="Dashed (var) 6526" draw:style="rect" draw:dots1="1" draw:dots1-length="0.006cm" draw:dots2="1" draw:dots2-length="0.006cm" draw:distance="0.006cm"/>
    <draw:stroke-dash draw:name="Dashed_20__28_var_29__20_6527" draw:display-name="Dashed (var) 6527" draw:style="rect" draw:dots1="1" draw:dots1-length="0.006cm" draw:dots2="1" draw:dots2-length="0.006cm" draw:distance="0.006cm"/>
    <draw:stroke-dash draw:name="Dashed_20__28_var_29__20_6528" draw:display-name="Dashed (var) 6528" draw:style="rect" draw:dots1="1" draw:dots1-length="0.006cm" draw:dots2="1" draw:dots2-length="0.006cm" draw:distance="0.006cm"/>
    <draw:stroke-dash draw:name="Dashed_20__28_var_29__20_6529" draw:display-name="Dashed (var) 6529" draw:style="rect" draw:dots1="1" draw:dots1-length="0.006cm" draw:dots2="1" draw:dots2-length="0.006cm" draw:distance="0.006cm"/>
    <draw:stroke-dash draw:name="Dashed_20__28_var_29__20_6530" draw:display-name="Dashed (var) 6530" draw:style="rect" draw:dots1="1" draw:dots1-length="0.006cm" draw:dots2="1" draw:dots2-length="0.006cm" draw:distance="0.006cm"/>
    <draw:stroke-dash draw:name="Dashed_20__28_var_29__20_6531" draw:display-name="Dashed (var) 6531" draw:style="rect" draw:dots1="1" draw:dots1-length="0.006cm" draw:dots2="1" draw:dots2-length="0.006cm" draw:distance="0.006cm"/>
    <draw:stroke-dash draw:name="Dashed_20__28_var_29__20_6532" draw:display-name="Dashed (var) 6532" draw:style="rect" draw:dots1="1" draw:dots1-length="0.011cm" draw:dots2="1" draw:dots2-length="0.011cm" draw:distance="0.011cm"/>
    <draw:stroke-dash draw:name="Dashed_20__28_var_29__20_6533" draw:display-name="Dashed (var) 6533" draw:style="rect" draw:dots1="1" draw:dots1-length="0.011cm" draw:dots2="1" draw:dots2-length="0.011cm" draw:distance="0.011cm"/>
    <draw:stroke-dash draw:name="Dashed_20__28_var_29__20_6534" draw:display-name="Dashed (var) 6534" draw:style="rect" draw:dots1="1" draw:dots1-length="0.011cm" draw:dots2="1" draw:dots2-length="0.011cm" draw:distance="0.011cm"/>
    <draw:stroke-dash draw:name="Dashed_20__28_var_29__20_6535" draw:display-name="Dashed (var) 6535" draw:style="rect" draw:dots1="1" draw:dots1-length="0.011cm" draw:dots2="1" draw:dots2-length="0.011cm" draw:distance="0.011cm"/>
    <draw:stroke-dash draw:name="Dashed_20__28_var_29__20_6536" draw:display-name="Dashed (var) 6536" draw:style="rect" draw:dots1="1" draw:dots1-length="0.011cm" draw:dots2="1" draw:dots2-length="0.011cm" draw:distance="0.011cm"/>
    <draw:stroke-dash draw:name="Dashed_20__28_var_29__20_6537" draw:display-name="Dashed (var) 6537" draw:style="rect" draw:dots1="1" draw:dots1-length="0.011cm" draw:dots2="1" draw:dots2-length="0.011cm" draw:distance="0.011cm"/>
    <draw:stroke-dash draw:name="Dashed_20__28_var_29__20_6538" draw:display-name="Dashed (var) 6538" draw:style="rect" draw:dots1="1" draw:dots1-length="0.011cm" draw:dots2="1" draw:dots2-length="0.011cm" draw:distance="0.011cm"/>
    <draw:stroke-dash draw:name="Dashed_20__28_var_29__20_6539" draw:display-name="Dashed (var) 6539" draw:style="rect" draw:dots1="1" draw:dots1-length="0.011cm" draw:dots2="1" draw:dots2-length="0.011cm" draw:distance="0.011cm"/>
    <draw:stroke-dash draw:name="Dashed_20__28_var_29__20_6540" draw:display-name="Dashed (var) 6540" draw:style="rect" draw:dots1="1" draw:dots1-length="0.011cm" draw:dots2="1" draw:dots2-length="0.011cm" draw:distance="0.011cm"/>
    <draw:stroke-dash draw:name="Dashed_20__28_var_29__20_6541" draw:display-name="Dashed (var) 6541" draw:style="rect" draw:dots1="1" draw:dots1-length="0.011cm" draw:dots2="1" draw:dots2-length="0.011cm" draw:distance="0.011cm"/>
    <draw:stroke-dash draw:name="Dashed_20__28_var_29__20_6542" draw:display-name="Dashed (var) 6542" draw:style="rect" draw:dots1="1" draw:dots1-length="0.011cm" draw:dots2="1" draw:dots2-length="0.011cm" draw:distance="0.011cm"/>
    <draw:stroke-dash draw:name="Dashed_20__28_var_29__20_6543" draw:display-name="Dashed (var) 6543" draw:style="rect" draw:dots1="1" draw:dots1-length="0.011cm" draw:dots2="1" draw:dots2-length="0.011cm" draw:distance="0.011cm"/>
    <draw:stroke-dash draw:name="Dashed_20__28_var_29__20_6544" draw:display-name="Dashed (var) 6544" draw:style="rect" draw:dots1="1" draw:dots1-length="0.011cm" draw:dots2="1" draw:dots2-length="0.011cm" draw:distance="0.011cm"/>
    <draw:stroke-dash draw:name="Dashed_20__28_var_29__20_6545" draw:display-name="Dashed (var) 6545" draw:style="rect" draw:dots1="1" draw:dots1-length="0.011cm" draw:dots2="1" draw:dots2-length="0.011cm" draw:distance="0.011cm"/>
    <draw:stroke-dash draw:name="Dashed_20__28_var_29__20_6546" draw:display-name="Dashed (var) 6546" draw:style="rect" draw:dots1="1" draw:dots1-length="0.011cm" draw:dots2="1" draw:dots2-length="0.011cm" draw:distance="0.011cm"/>
    <draw:stroke-dash draw:name="Dashed_20__28_var_29__20_6547" draw:display-name="Dashed (var) 6547" draw:style="rect" draw:dots1="1" draw:dots1-length="0.011cm" draw:dots2="1" draw:dots2-length="0.011cm" draw:distance="0.011cm"/>
    <draw:stroke-dash draw:name="Dashed_20__28_var_29__20_6548" draw:display-name="Dashed (var) 6548" draw:style="rect" draw:dots1="1" draw:dots1-length="0.011cm" draw:dots2="1" draw:dots2-length="0.011cm" draw:distance="0.011cm"/>
    <draw:stroke-dash draw:name="Dashed_20__28_var_29__20_6549" draw:display-name="Dashed (var) 6549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11cm" draw:dots2="1" draw:dots2-length="0.011cm" draw:distance="0.011cm"/>
    <draw:stroke-dash draw:name="Dashed_20__28_var_29__20_6551" draw:display-name="Dashed (var) 6551" draw:style="rect" draw:dots1="1" draw:dots1-length="0.011cm" draw:dots2="1" draw:dots2-length="0.011cm" draw:distance="0.011cm"/>
    <draw:stroke-dash draw:name="Dashed_20__28_var_29__20_6552" draw:display-name="Dashed (var) 6552" draw:style="rect" draw:dots1="1" draw:dots1-length="0.011cm" draw:dots2="1" draw:dots2-length="0.011cm" draw:distance="0.011cm"/>
    <draw:stroke-dash draw:name="Dashed_20__28_var_29__20_6553" draw:display-name="Dashed (var) 6553" draw:style="rect" draw:dots1="1" draw:dots1-length="0.011cm" draw:dots2="1" draw:dots2-length="0.011cm" draw:distance="0.011cm"/>
    <draw:stroke-dash draw:name="Dashed_20__28_var_29__20_6554" draw:display-name="Dashed (var) 6554" draw:style="rect" draw:dots1="1" draw:dots1-length="0.011cm" draw:dots2="1" draw:dots2-length="0.011cm" draw:distance="0.011cm"/>
    <draw:stroke-dash draw:name="Dashed_20__28_var_29__20_6555" draw:display-name="Dashed (var) 6555" draw:style="rect" draw:dots1="1" draw:dots1-length="0.011cm" draw:dots2="1" draw:dots2-length="0.011cm" draw:distance="0.011cm"/>
    <draw:stroke-dash draw:name="Dashed_20__28_var_29__20_6556" draw:display-name="Dashed (var) 6556" draw:style="rect" draw:dots1="1" draw:dots1-length="0.011cm" draw:dots2="1" draw:dots2-length="0.011cm" draw:distance="0.011cm"/>
    <draw:stroke-dash draw:name="Dashed_20__28_var_29__20_6557" draw:display-name="Dashed (var) 6557" draw:style="rect" draw:dots1="1" draw:dots1-length="0.011cm" draw:dots2="1" draw:dots2-length="0.011cm" draw:distance="0.011cm"/>
    <draw:stroke-dash draw:name="Dashed_20__28_var_29__20_6558" draw:display-name="Dashed (var) 6558" draw:style="rect" draw:dots1="1" draw:dots1-length="0.011cm" draw:dots2="1" draw:dots2-length="0.011cm" draw:distance="0.011cm"/>
    <draw:stroke-dash draw:name="Dashed_20__28_var_29__20_6559" draw:display-name="Dashed (var) 6559" draw:style="rect" draw:dots1="1" draw:dots1-length="0.011cm" draw:dots2="1" draw:dots2-length="0.011cm" draw:distance="0.011cm"/>
    <draw:stroke-dash draw:name="Dashed_20__28_var_29__20_6560" draw:display-name="Dashed (var) 6560" draw:style="rect" draw:dots1="1" draw:dots1-length="0.011cm" draw:dots2="1" draw:dots2-length="0.011cm" draw:distance="0.011cm"/>
    <draw:stroke-dash draw:name="Dashed_20__28_var_29__20_6561" draw:display-name="Dashed (var) 6561" draw:style="rect" draw:dots1="1" draw:dots1-length="0.011cm" draw:dots2="1" draw:dots2-length="0.011cm" draw:distance="0.011cm"/>
    <draw:stroke-dash draw:name="Dashed_20__28_var_29__20_6562" draw:display-name="Dashed (var) 6562" draw:style="rect" draw:dots1="1" draw:dots1-length="0.011cm" draw:dots2="1" draw:dots2-length="0.011cm" draw:distance="0.011cm"/>
    <draw:stroke-dash draw:name="Dashed_20__28_var_29__20_6563" draw:display-name="Dashed (var) 6563" draw:style="rect" draw:dots1="1" draw:dots1-length="0.011cm" draw:dots2="1" draw:dots2-length="0.011cm" draw:distance="0.011cm"/>
    <draw:stroke-dash draw:name="Dashed_20__28_var_29__20_6564" draw:display-name="Dashed (var) 6564" draw:style="rect" draw:dots1="1" draw:dots1-length="0.011cm" draw:dots2="1" draw:dots2-length="0.011cm" draw:distance="0.011cm"/>
    <draw:stroke-dash draw:name="Dashed_20__28_var_29__20_6565" draw:display-name="Dashed (var) 6565" draw:style="rect" draw:dots1="1" draw:dots1-length="0.011cm" draw:dots2="1" draw:dots2-length="0.011cm" draw:distance="0.011cm"/>
    <draw:stroke-dash draw:name="Dashed_20__28_var_29__20_6566" draw:display-name="Dashed (var) 6566" draw:style="rect" draw:dots1="1" draw:dots1-length="0.011cm" draw:dots2="1" draw:dots2-length="0.011cm" draw:distance="0.011cm"/>
    <draw:stroke-dash draw:name="Dashed_20__28_var_29__20_6567" draw:display-name="Dashed (var) 6567" draw:style="rect" draw:dots1="1" draw:dots1-length="0.011cm" draw:dots2="1" draw:dots2-length="0.011cm" draw:distance="0.011cm"/>
    <draw:stroke-dash draw:name="Dashed_20__28_var_29__20_6568" draw:display-name="Dashed (var) 6568" draw:style="rect" draw:dots1="1" draw:dots1-length="0.011cm" draw:dots2="1" draw:dots2-length="0.011cm" draw:distance="0.011cm"/>
    <draw:stroke-dash draw:name="Dashed_20__28_var_29__20_6569" draw:display-name="Dashed (var) 6569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11cm" draw:dots2="1" draw:dots2-length="0.011cm" draw:distance="0.011cm"/>
    <draw:stroke-dash draw:name="Dashed_20__28_var_29__20_6571" draw:display-name="Dashed (var) 6571" draw:style="rect" draw:dots1="1" draw:dots1-length="0.011cm" draw:dots2="1" draw:dots2-length="0.011cm" draw:distance="0.011cm"/>
    <draw:stroke-dash draw:name="Dashed_20__28_var_29__20_6572" draw:display-name="Dashed (var) 6572" draw:style="rect" draw:dots1="1" draw:dots1-length="0.011cm" draw:dots2="1" draw:dots2-length="0.011cm" draw:distance="0.011cm"/>
    <draw:stroke-dash draw:name="Dashed_20__28_var_29__20_6573" draw:display-name="Dashed (var) 6573" draw:style="rect" draw:dots1="1" draw:dots1-length="0.011cm" draw:dots2="1" draw:dots2-length="0.011cm" draw:distance="0.011cm"/>
    <draw:stroke-dash draw:name="Dashed_20__28_var_29__20_6574" draw:display-name="Dashed (var) 6574" draw:style="rect" draw:dots1="1" draw:dots1-length="0.011cm" draw:dots2="1" draw:dots2-length="0.011cm" draw:distance="0.011cm"/>
    <draw:stroke-dash draw:name="Dashed_20__28_var_29__20_6575" draw:display-name="Dashed (var) 6575" draw:style="rect" draw:dots1="1" draw:dots1-length="0.011cm" draw:dots2="1" draw:dots2-length="0.011cm" draw:distance="0.011cm"/>
    <draw:stroke-dash draw:name="Dashed_20__28_var_29__20_6576" draw:display-name="Dashed (var) 6576" draw:style="rect" draw:dots1="1" draw:dots1-length="0.011cm" draw:dots2="1" draw:dots2-length="0.011cm" draw:distance="0.011cm"/>
    <draw:stroke-dash draw:name="Dashed_20__28_var_29__20_6577" draw:display-name="Dashed (var) 6577" draw:style="rect" draw:dots1="1" draw:dots1-length="0.011cm" draw:dots2="1" draw:dots2-length="0.011cm" draw:distance="0.011cm"/>
    <draw:stroke-dash draw:name="Dashed_20__28_var_29__20_6578" draw:display-name="Dashed (var) 6578" draw:style="rect" draw:dots1="1" draw:dots1-length="0.011cm" draw:dots2="1" draw:dots2-length="0.011cm" draw:distance="0.011cm"/>
    <draw:stroke-dash draw:name="Dashed_20__28_var_29__20_6579" draw:display-name="Dashed (var) 6579" draw:style="rect" draw:dots1="1" draw:dots1-length="0.011cm" draw:dots2="1" draw:dots2-length="0.011cm" draw:distance="0.011cm"/>
    <draw:stroke-dash draw:name="Dashed_20__28_var_29__20_6580" draw:display-name="Dashed (var) 6580" draw:style="rect" draw:dots1="1" draw:dots1-length="0.011cm" draw:dots2="1" draw:dots2-length="0.011cm" draw:distance="0.011cm"/>
    <draw:stroke-dash draw:name="Dashed_20__28_var_29__20_6581" draw:display-name="Dashed (var) 6581" draw:style="rect" draw:dots1="1" draw:dots1-length="0.011cm" draw:dots2="1" draw:dots2-length="0.011cm" draw:distance="0.011cm"/>
    <draw:stroke-dash draw:name="Dashed_20__28_var_29__20_6582" draw:display-name="Dashed (var) 6582" draw:style="rect" draw:dots1="1" draw:dots1-length="0.011cm" draw:dots2="1" draw:dots2-length="0.011cm" draw:distance="0.011cm"/>
    <draw:stroke-dash draw:name="Dashed_20__28_var_29__20_6583" draw:display-name="Dashed (var) 6583" draw:style="rect" draw:dots1="1" draw:dots1-length="0.011cm" draw:dots2="1" draw:dots2-length="0.011cm" draw:distance="0.011cm"/>
    <draw:stroke-dash draw:name="Dashed_20__28_var_29__20_6584" draw:display-name="Dashed (var) 6584" draw:style="rect" draw:dots1="1" draw:dots1-length="0.011cm" draw:dots2="1" draw:dots2-length="0.011cm" draw:distance="0.011cm"/>
    <draw:stroke-dash draw:name="Dashed_20__28_var_29__20_6585" draw:display-name="Dashed (var) 6585" draw:style="rect" draw:dots1="1" draw:dots1-length="0.011cm" draw:dots2="1" draw:dots2-length="0.011cm" draw:distance="0.011cm"/>
    <draw:stroke-dash draw:name="Dashed_20__28_var_29__20_6586" draw:display-name="Dashed (var) 6586" draw:style="rect" draw:dots1="1" draw:dots1-length="0.011cm" draw:dots2="1" draw:dots2-length="0.011cm" draw:distance="0.011cm"/>
    <draw:stroke-dash draw:name="Dashed_20__28_var_29__20_6587" draw:display-name="Dashed (var) 6587" draw:style="rect" draw:dots1="1" draw:dots1-length="0.011cm" draw:dots2="1" draw:dots2-length="0.011cm" draw:distance="0.011cm"/>
    <draw:stroke-dash draw:name="Dashed_20__28_var_29__20_6588" draw:display-name="Dashed (var) 6588" draw:style="rect" draw:dots1="1" draw:dots1-length="0.011cm" draw:dots2="1" draw:dots2-length="0.011cm" draw:distance="0.011cm"/>
    <draw:stroke-dash draw:name="Dashed_20__28_var_29__20_6589" draw:display-name="Dashed (var) 658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11cm" draw:dots2="1" draw:dots2-length="0.011cm" draw:distance="0.011cm"/>
    <draw:stroke-dash draw:name="Dashed_20__28_var_29__20_6591" draw:display-name="Dashed (var) 6591" draw:style="rect" draw:dots1="1" draw:dots1-length="0.011cm" draw:dots2="1" draw:dots2-length="0.011cm" draw:distance="0.011cm"/>
    <draw:stroke-dash draw:name="Dashed_20__28_var_29__20_6592" draw:display-name="Dashed (var) 6592" draw:style="rect" draw:dots1="1" draw:dots1-length="0.011cm" draw:dots2="1" draw:dots2-length="0.011cm" draw:distance="0.011cm"/>
    <draw:stroke-dash draw:name="Dashed_20__28_var_29__20_6593" draw:display-name="Dashed (var) 6593" draw:style="rect" draw:dots1="1" draw:dots1-length="0.011cm" draw:dots2="1" draw:dots2-length="0.011cm" draw:distance="0.011cm"/>
    <draw:stroke-dash draw:name="Dashed_20__28_var_29__20_6594" draw:display-name="Dashed (var) 6594" draw:style="rect" draw:dots1="1" draw:dots1-length="0.011cm" draw:dots2="1" draw:dots2-length="0.011cm" draw:distance="0.011cm"/>
    <draw:stroke-dash draw:name="Dashed_20__28_var_29__20_6595" draw:display-name="Dashed (var) 6595" draw:style="rect" draw:dots1="1" draw:dots1-length="0.011cm" draw:dots2="1" draw:dots2-length="0.011cm" draw:distance="0.011cm"/>
    <draw:stroke-dash draw:name="Dashed_20__28_var_29__20_6596" draw:display-name="Dashed (var) 6596" draw:style="rect" draw:dots1="1" draw:dots1-length="0.011cm" draw:dots2="1" draw:dots2-length="0.011cm" draw:distance="0.011cm"/>
    <draw:stroke-dash draw:name="Dashed_20__28_var_29__20_6597" draw:display-name="Dashed (var) 6597" draw:style="rect" draw:dots1="1" draw:dots1-length="0.011cm" draw:dots2="1" draw:dots2-length="0.011cm" draw:distance="0.011cm"/>
    <draw:stroke-dash draw:name="Dashed_20__28_var_29__20_6598" draw:display-name="Dashed (var) 6598" draw:style="rect" draw:dots1="1" draw:dots1-length="0.011cm" draw:dots2="1" draw:dots2-length="0.011cm" draw:distance="0.011cm"/>
    <draw:stroke-dash draw:name="Dashed_20__28_var_29__20_6599" draw:display-name="Dashed (var) 6599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11cm" draw:dots2="1" draw:dots2-length="0.011cm" draw:distance="0.011cm"/>
    <draw:stroke-dash draw:name="Dashed_20__28_var_29__20_6601" draw:display-name="Dashed (var) 6601" draw:style="rect" draw:dots1="1" draw:dots1-length="0.011cm" draw:dots2="1" draw:dots2-length="0.011cm" draw:distance="0.011cm"/>
    <draw:stroke-dash draw:name="Dashed_20__28_var_29__20_6602" draw:display-name="Dashed (var) 6602" draw:style="rect" draw:dots1="1" draw:dots1-length="0.011cm" draw:dots2="1" draw:dots2-length="0.011cm" draw:distance="0.011cm"/>
    <draw:stroke-dash draw:name="Dashed_20__28_var_29__20_6603" draw:display-name="Dashed (var) 6603" draw:style="rect" draw:dots1="1" draw:dots1-length="0.011cm" draw:dots2="1" draw:dots2-length="0.011cm" draw:distance="0.011cm"/>
    <draw:stroke-dash draw:name="Dashed_20__28_var_29__20_6604" draw:display-name="Dashed (var) 6604" draw:style="rect" draw:dots1="1" draw:dots1-length="0.011cm" draw:dots2="1" draw:dots2-length="0.011cm" draw:distance="0.011cm"/>
    <draw:stroke-dash draw:name="Dashed_20__28_var_29__20_6605" draw:display-name="Dashed (var) 6605" draw:style="rect" draw:dots1="1" draw:dots1-length="0.011cm" draw:dots2="1" draw:dots2-length="0.011cm" draw:distance="0.011cm"/>
    <draw:stroke-dash draw:name="Dashed_20__28_var_29__20_6606" draw:display-name="Dashed (var) 6606" draw:style="rect" draw:dots1="1" draw:dots1-length="0.011cm" draw:dots2="1" draw:dots2-length="0.011cm" draw:distance="0.011cm"/>
    <draw:stroke-dash draw:name="Dashed_20__28_var_29__20_6607" draw:display-name="Dashed (var) 6607" draw:style="rect" draw:dots1="1" draw:dots1-length="0.011cm" draw:dots2="1" draw:dots2-length="0.011cm" draw:distance="0.011cm"/>
    <draw:stroke-dash draw:name="Dashed_20__28_var_29__20_6608" draw:display-name="Dashed (var) 6608" draw:style="rect" draw:dots1="1" draw:dots1-length="0.011cm" draw:dots2="1" draw:dots2-length="0.011cm" draw:distance="0.011cm"/>
    <draw:stroke-dash draw:name="Dashed_20__28_var_29__20_6609" draw:display-name="Dashed (var) 6609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11cm" draw:dots2="1" draw:dots2-length="0.011cm" draw:distance="0.011cm"/>
    <draw:stroke-dash draw:name="Dashed_20__28_var_29__20_6611" draw:display-name="Dashed (var) 6611" draw:style="rect" draw:dots1="1" draw:dots1-length="0.011cm" draw:dots2="1" draw:dots2-length="0.011cm" draw:distance="0.011cm"/>
    <draw:stroke-dash draw:name="Dashed_20__28_var_29__20_6612" draw:display-name="Dashed (var) 6612" draw:style="rect" draw:dots1="1" draw:dots1-length="0.011cm" draw:dots2="1" draw:dots2-length="0.011cm" draw:distance="0.011cm"/>
    <draw:stroke-dash draw:name="Dashed_20__28_var_29__20_6613" draw:display-name="Dashed (var) 6613" draw:style="rect" draw:dots1="1" draw:dots1-length="0.011cm" draw:dots2="1" draw:dots2-length="0.011cm" draw:distance="0.011cm"/>
    <draw:stroke-dash draw:name="Dashed_20__28_var_29__20_6614" draw:display-name="Dashed (var) 6614" draw:style="rect" draw:dots1="1" draw:dots1-length="0.011cm" draw:dots2="1" draw:dots2-length="0.011cm" draw:distance="0.011cm"/>
    <draw:stroke-dash draw:name="Dashed_20__28_var_29__20_6615" draw:display-name="Dashed (var) 6615" draw:style="rect" draw:dots1="1" draw:dots1-length="0.011cm" draw:dots2="1" draw:dots2-length="0.011cm" draw:distance="0.011cm"/>
    <draw:stroke-dash draw:name="Dashed_20__28_var_29__20_6616" draw:display-name="Dashed (var) 6616" draw:style="rect" draw:dots1="1" draw:dots1-length="0.011cm" draw:dots2="1" draw:dots2-length="0.011cm" draw:distance="0.011cm"/>
    <draw:stroke-dash draw:name="Dashed_20__28_var_29__20_6617" draw:display-name="Dashed (var) 6617" draw:style="rect" draw:dots1="1" draw:dots1-length="0.011cm" draw:dots2="1" draw:dots2-length="0.011cm" draw:distance="0.011cm"/>
    <draw:stroke-dash draw:name="Dashed_20__28_var_29__20_6618" draw:display-name="Dashed (var) 6618" draw:style="rect" draw:dots1="1" draw:dots1-length="0.011cm" draw:dots2="1" draw:dots2-length="0.011cm" draw:distance="0.011cm"/>
    <draw:stroke-dash draw:name="Dashed_20__28_var_29__20_6619" draw:display-name="Dashed (var) 6619" draw:style="rect" draw:dots1="1" draw:dots1-length="0.011cm" draw:dots2="1" draw:dots2-length="0.011cm" draw:distance="0.011cm"/>
    <draw:stroke-dash draw:name="Dashed_20__28_var_29__20_6620" draw:display-name="Dashed (var) 6620" draw:style="rect" draw:dots1="1" draw:dots1-length="0.011cm" draw:dots2="1" draw:dots2-length="0.011cm" draw:distance="0.011cm"/>
    <draw:stroke-dash draw:name="Dashed_20__28_var_29__20_6621" draw:display-name="Dashed (var) 6621" draw:style="rect" draw:dots1="1" draw:dots1-length="0.011cm" draw:dots2="1" draw:dots2-length="0.011cm" draw:distance="0.011cm"/>
    <draw:stroke-dash draw:name="Dashed_20__28_var_29__20_6622" draw:display-name="Dashed (var) 6622" draw:style="rect" draw:dots1="1" draw:dots1-length="0.011cm" draw:dots2="1" draw:dots2-length="0.011cm" draw:distance="0.011cm"/>
    <draw:stroke-dash draw:name="Dashed_20__28_var_29__20_6623" draw:display-name="Dashed (var) 6623" draw:style="rect" draw:dots1="1" draw:dots1-length="0.011cm" draw:dots2="1" draw:dots2-length="0.011cm" draw:distance="0.011cm"/>
    <draw:stroke-dash draw:name="Dashed_20__28_var_29__20_6624" draw:display-name="Dashed (var) 6624" draw:style="rect" draw:dots1="1" draw:dots1-length="0.011cm" draw:dots2="1" draw:dots2-length="0.011cm" draw:distance="0.011cm"/>
    <draw:stroke-dash draw:name="Dashed_20__28_var_29__20_6625" draw:display-name="Dashed (var) 6625" draw:style="rect" draw:dots1="1" draw:dots1-length="0.011cm" draw:dots2="1" draw:dots2-length="0.011cm" draw:distance="0.011cm"/>
    <draw:stroke-dash draw:name="Dashed_20__28_var_29__20_6626" draw:display-name="Dashed (var) 6626" draw:style="rect" draw:dots1="1" draw:dots1-length="0.011cm" draw:dots2="1" draw:dots2-length="0.011cm" draw:distance="0.011cm"/>
    <draw:stroke-dash draw:name="Dashed_20__28_var_29__20_6627" draw:display-name="Dashed (var) 6627" draw:style="rect" draw:dots1="1" draw:dots1-length="0.011cm" draw:dots2="1" draw:dots2-length="0.011cm" draw:distance="0.011cm"/>
    <draw:stroke-dash draw:name="Dashed_20__28_var_29__20_6628" draw:display-name="Dashed (var) 6628" draw:style="rect" draw:dots1="1" draw:dots1-length="0.011cm" draw:dots2="1" draw:dots2-length="0.011cm" draw:distance="0.011cm"/>
    <draw:stroke-dash draw:name="Dashed_20__28_var_29__20_6629" draw:display-name="Dashed (var) 6629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11cm" draw:dots2="1" draw:dots2-length="0.011cm" draw:distance="0.011cm"/>
    <draw:stroke-dash draw:name="Dashed_20__28_var_29__20_6631" draw:display-name="Dashed (var) 6631" draw:style="rect" draw:dots1="1" draw:dots1-length="0.011cm" draw:dots2="1" draw:dots2-length="0.011cm" draw:distance="0.011cm"/>
    <draw:stroke-dash draw:name="Dashed_20__28_var_29__20_6632" draw:display-name="Dashed (var) 6632" draw:style="rect" draw:dots1="1" draw:dots1-length="0.011cm" draw:dots2="1" draw:dots2-length="0.011cm" draw:distance="0.011cm"/>
    <draw:stroke-dash draw:name="Dashed_20__28_var_29__20_6633" draw:display-name="Dashed (var) 6633" draw:style="rect" draw:dots1="1" draw:dots1-length="0.011cm" draw:dots2="1" draw:dots2-length="0.011cm" draw:distance="0.011cm"/>
    <draw:stroke-dash draw:name="Dashed_20__28_var_29__20_6634" draw:display-name="Dashed (var) 6634" draw:style="rect" draw:dots1="1" draw:dots1-length="0.011cm" draw:dots2="1" draw:dots2-length="0.011cm" draw:distance="0.011cm"/>
    <draw:stroke-dash draw:name="Dashed_20__28_var_29__20_6635" draw:display-name="Dashed (var) 6635" draw:style="rect" draw:dots1="1" draw:dots1-length="0.011cm" draw:dots2="1" draw:dots2-length="0.011cm" draw:distance="0.011cm"/>
    <draw:stroke-dash draw:name="Dashed_20__28_var_29__20_6636" draw:display-name="Dashed (var) 6636" draw:style="rect" draw:dots1="1" draw:dots1-length="0.011cm" draw:dots2="1" draw:dots2-length="0.011cm" draw:distance="0.011cm"/>
    <draw:stroke-dash draw:name="Dashed_20__28_var_29__20_6637" draw:display-name="Dashed (var) 6637" draw:style="rect" draw:dots1="1" draw:dots1-length="0.011cm" draw:dots2="1" draw:dots2-length="0.011cm" draw:distance="0.011cm"/>
    <draw:stroke-dash draw:name="Dashed_20__28_var_29__20_6638" draw:display-name="Dashed (var) 6638" draw:style="rect" draw:dots1="1" draw:dots1-length="0.011cm" draw:dots2="1" draw:dots2-length="0.011cm" draw:distance="0.011cm"/>
    <draw:stroke-dash draw:name="Dashed_20__28_var_29__20_6639" draw:display-name="Dashed (var) 6639" draw:style="rect" draw:dots1="1" draw:dots1-length="0.011cm" draw:dots2="1" draw:dots2-length="0.011cm" draw:distance="0.011cm"/>
    <draw:stroke-dash draw:name="Dashed_20__28_var_29__20_6640" draw:display-name="Dashed (var) 6640" draw:style="rect" draw:dots1="1" draw:dots1-length="0.011cm" draw:dots2="1" draw:dots2-length="0.011cm" draw:distance="0.011cm"/>
    <draw:stroke-dash draw:name="Dashed_20__28_var_29__20_6641" draw:display-name="Dashed (var) 6641" draw:style="rect" draw:dots1="1" draw:dots1-length="0.011cm" draw:dots2="1" draw:dots2-length="0.011cm" draw:distance="0.011cm"/>
    <draw:stroke-dash draw:name="Dashed_20__28_var_29__20_6642" draw:display-name="Dashed (var) 6642" draw:style="rect" draw:dots1="1" draw:dots1-length="0.011cm" draw:dots2="1" draw:dots2-length="0.011cm" draw:distance="0.011cm"/>
    <draw:stroke-dash draw:name="Dashed_20__28_var_29__20_6643" draw:display-name="Dashed (var) 6643" draw:style="rect" draw:dots1="1" draw:dots1-length="0.011cm" draw:dots2="1" draw:dots2-length="0.011cm" draw:distance="0.011cm"/>
    <draw:stroke-dash draw:name="Dashed_20__28_var_29__20_6644" draw:display-name="Dashed (var) 6644" draw:style="rect" draw:dots1="1" draw:dots1-length="0.011cm" draw:dots2="1" draw:dots2-length="0.011cm" draw:distance="0.011cm"/>
    <draw:stroke-dash draw:name="Dashed_20__28_var_29__20_6645" draw:display-name="Dashed (var) 6645" draw:style="rect" draw:dots1="1" draw:dots1-length="0.011cm" draw:dots2="1" draw:dots2-length="0.011cm" draw:distance="0.011cm"/>
    <draw:stroke-dash draw:name="Dashed_20__28_var_29__20_6646" draw:display-name="Dashed (var) 6646" draw:style="rect" draw:dots1="1" draw:dots1-length="0.011cm" draw:dots2="1" draw:dots2-length="0.011cm" draw:distance="0.011cm"/>
    <draw:stroke-dash draw:name="Dashed_20__28_var_29__20_6647" draw:display-name="Dashed (var) 6647" draw:style="rect" draw:dots1="1" draw:dots1-length="0.011cm" draw:dots2="1" draw:dots2-length="0.011cm" draw:distance="0.011cm"/>
    <draw:stroke-dash draw:name="Dashed_20__28_var_29__20_6648" draw:display-name="Dashed (var) 6648" draw:style="rect" draw:dots1="1" draw:dots1-length="0.011cm" draw:dots2="1" draw:dots2-length="0.011cm" draw:distance="0.011cm"/>
    <draw:stroke-dash draw:name="Dashed_20__28_var_29__20_6649" draw:display-name="Dashed (var) 6649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11cm" draw:dots2="1" draw:dots2-length="0.011cm" draw:distance="0.011cm"/>
    <draw:stroke-dash draw:name="Dashed_20__28_var_29__20_6651" draw:display-name="Dashed (var) 6651" draw:style="rect" draw:dots1="1" draw:dots1-length="0.011cm" draw:dots2="1" draw:dots2-length="0.011cm" draw:distance="0.011cm"/>
    <draw:stroke-dash draw:name="Dashed_20__28_var_29__20_6652" draw:display-name="Dashed (var) 6652" draw:style="rect" draw:dots1="1" draw:dots1-length="0.011cm" draw:dots2="1" draw:dots2-length="0.011cm" draw:distance="0.011cm"/>
    <draw:stroke-dash draw:name="Dashed_20__28_var_29__20_6653" draw:display-name="Dashed (var) 6653" draw:style="rect" draw:dots1="1" draw:dots1-length="0.011cm" draw:dots2="1" draw:dots2-length="0.011cm" draw:distance="0.011cm"/>
    <draw:stroke-dash draw:name="Dashed_20__28_var_29__20_6654" draw:display-name="Dashed (var) 6654" draw:style="rect" draw:dots1="1" draw:dots1-length="0.011cm" draw:dots2="1" draw:dots2-length="0.011cm" draw:distance="0.011cm"/>
    <draw:stroke-dash draw:name="Dashed_20__28_var_29__20_6655" draw:display-name="Dashed (var) 6655" draw:style="rect" draw:dots1="1" draw:dots1-length="0.011cm" draw:dots2="1" draw:dots2-length="0.011cm" draw:distance="0.011cm"/>
    <draw:stroke-dash draw:name="Dashed_20__28_var_29__20_6656" draw:display-name="Dashed (var) 6656" draw:style="rect" draw:dots1="1" draw:dots1-length="0.011cm" draw:dots2="1" draw:dots2-length="0.011cm" draw:distance="0.011cm"/>
    <draw:stroke-dash draw:name="Dashed_20__28_var_29__20_6657" draw:display-name="Dashed (var) 6657" draw:style="rect" draw:dots1="1" draw:dots1-length="0.011cm" draw:dots2="1" draw:dots2-length="0.011cm" draw:distance="0.011cm"/>
    <draw:stroke-dash draw:name="Dashed_20__28_var_29__20_6658" draw:display-name="Dashed (var) 6658" draw:style="rect" draw:dots1="1" draw:dots1-length="0.011cm" draw:dots2="1" draw:dots2-length="0.011cm" draw:distance="0.011cm"/>
    <draw:stroke-dash draw:name="Dashed_20__28_var_29__20_6659" draw:display-name="Dashed (var) 6659" draw:style="rect" draw:dots1="1" draw:dots1-length="0.011cm" draw:dots2="1" draw:dots2-length="0.011cm" draw:distance="0.011cm"/>
    <draw:stroke-dash draw:name="Dashed_20__28_var_29__20_6660" draw:display-name="Dashed (var) 6660" draw:style="rect" draw:dots1="1" draw:dots1-length="0.011cm" draw:dots2="1" draw:dots2-length="0.011cm" draw:distance="0.011cm"/>
    <draw:stroke-dash draw:name="Dashed_20__28_var_29__20_6661" draw:display-name="Dashed (var) 6661" draw:style="rect" draw:dots1="1" draw:dots1-length="0.011cm" draw:dots2="1" draw:dots2-length="0.011cm" draw:distance="0.011cm"/>
    <draw:stroke-dash draw:name="Dashed_20__28_var_29__20_6662" draw:display-name="Dashed (var) 6662" draw:style="rect" draw:dots1="1" draw:dots1-length="0.011cm" draw:dots2="1" draw:dots2-length="0.011cm" draw:distance="0.011cm"/>
    <draw:stroke-dash draw:name="Dashed_20__28_var_29__20_6663" draw:display-name="Dashed (var) 6663" draw:style="rect" draw:dots1="1" draw:dots1-length="0.011cm" draw:dots2="1" draw:dots2-length="0.011cm" draw:distance="0.011cm"/>
    <draw:stroke-dash draw:name="Dashed_20__28_var_29__20_6664" draw:display-name="Dashed (var) 6664" draw:style="rect" draw:dots1="1" draw:dots1-length="0.011cm" draw:dots2="1" draw:dots2-length="0.011cm" draw:distance="0.011cm"/>
    <draw:stroke-dash draw:name="Dashed_20__28_var_29__20_6665" draw:display-name="Dashed (var) 6665" draw:style="rect" draw:dots1="1" draw:dots1-length="0.011cm" draw:dots2="1" draw:dots2-length="0.011cm" draw:distance="0.011cm"/>
    <draw:stroke-dash draw:name="Dashed_20__28_var_29__20_6666" draw:display-name="Dashed (var) 6666" draw:style="rect" draw:dots1="1" draw:dots1-length="0.011cm" draw:dots2="1" draw:dots2-length="0.011cm" draw:distance="0.011cm"/>
    <draw:stroke-dash draw:name="Dashed_20__28_var_29__20_6667" draw:display-name="Dashed (var) 6667" draw:style="rect" draw:dots1="1" draw:dots1-length="0.011cm" draw:dots2="1" draw:dots2-length="0.011cm" draw:distance="0.011cm"/>
    <draw:stroke-dash draw:name="Dashed_20__28_var_29__20_6668" draw:display-name="Dashed (var) 6668" draw:style="rect" draw:dots1="1" draw:dots1-length="0.011cm" draw:dots2="1" draw:dots2-length="0.011cm" draw:distance="0.011cm"/>
    <draw:stroke-dash draw:name="Dashed_20__28_var_29__20_6669" draw:display-name="Dashed (var) 6669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11cm" draw:dots2="1" draw:dots2-length="0.011cm" draw:distance="0.011cm"/>
    <draw:stroke-dash draw:name="Dashed_20__28_var_29__20_6671" draw:display-name="Dashed (var) 6671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2cm" draw:dots2="1" draw:dots2-length="0.002cm" draw:distance="0.002cm"/>
    <draw:stroke-dash draw:name="Dashed_20__28_var_29__20_6813" draw:display-name="Dashed (var) 6813" draw:style="rect" draw:dots1="1" draw:dots1-length="0.002cm" draw:dots2="1" draw:dots2-length="0.002cm" draw:distance="0.002cm"/>
    <draw:stroke-dash draw:name="Dashed_20__28_var_29__20_6814" draw:display-name="Dashed (var) 6814" draw:style="rect" draw:dots1="1" draw:dots1-length="0.002cm" draw:dots2="1" draw:dots2-length="0.002cm" draw:distance="0.002cm"/>
    <draw:stroke-dash draw:name="Dashed_20__28_var_29__20_6815" draw:display-name="Dashed (var) 6815" draw:style="rect" draw:dots1="1" draw:dots1-length="0.002cm" draw:dots2="1" draw:dots2-length="0.002cm" draw:distance="0.002cm"/>
    <draw:stroke-dash draw:name="Dashed_20__28_var_29__20_6816" draw:display-name="Dashed (var) 6816" draw:style="rect" draw:dots1="1" draw:dots1-length="0.002cm" draw:dots2="1" draw:dots2-length="0.002cm" draw:distance="0.002cm"/>
    <draw:stroke-dash draw:name="Dashed_20__28_var_29__20_6817" draw:display-name="Dashed (var) 6817" draw:style="rect" draw:dots1="1" draw:dots1-length="0.002cm" draw:dots2="1" draw:dots2-length="0.002cm" draw:distance="0.002cm"/>
    <draw:stroke-dash draw:name="Dashed_20__28_var_29__20_6818" draw:display-name="Dashed (var) 6818" draw:style="rect" draw:dots1="1" draw:dots1-length="0.002cm" draw:dots2="1" draw:dots2-length="0.002cm" draw:distance="0.002cm"/>
    <draw:stroke-dash draw:name="Dashed_20__28_var_29__20_6819" draw:display-name="Dashed (var) 6819" draw:style="rect" draw:dots1="1" draw:dots1-length="0.002cm" draw:dots2="1" draw:dots2-length="0.002cm" draw:distance="0.002cm"/>
    <draw:stroke-dash draw:name="Dashed_20__28_var_29__20_6820" draw:display-name="Dashed (var) 6820" draw:style="rect" draw:dots1="1" draw:dots1-length="0.002cm" draw:dots2="1" draw:dots2-length="0.002cm" draw:distance="0.002cm"/>
    <draw:stroke-dash draw:name="Dashed_20__28_var_29__20_6821" draw:display-name="Dashed (var) 6821" draw:style="rect" draw:dots1="1" draw:dots1-length="0.002cm" draw:dots2="1" draw:dots2-length="0.002cm" draw:distance="0.002cm"/>
    <draw:stroke-dash draw:name="Dashed_20__28_var_29__20_6822" draw:display-name="Dashed (var) 6822" draw:style="rect" draw:dots1="1" draw:dots1-length="0.002cm" draw:dots2="1" draw:dots2-length="0.002cm" draw:distance="0.002cm"/>
    <draw:stroke-dash draw:name="Dashed_20__28_var_29__20_6823" draw:display-name="Dashed (var) 6823" draw:style="rect" draw:dots1="1" draw:dots1-length="0.003cm" draw:dots2="1" draw:dots2-length="0.003cm" draw:distance="0.003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6cm" draw:dots2="1" draw:dots2-length="0.006cm" draw:distance="0.006cm"/>
    <draw:stroke-dash draw:name="Dashed_20__28_var_29__20_6826" draw:display-name="Dashed (var) 6826" draw:style="rect" draw:dots1="1" draw:dots1-length="0.006cm" draw:dots2="1" draw:dots2-length="0.006cm" draw:distance="0.006cm"/>
    <draw:stroke-dash draw:name="Dashed_20__28_var_29__20_6827" draw:display-name="Dashed (var) 6827" draw:style="rect" draw:dots1="1" draw:dots1-length="0.006cm" draw:dots2="1" draw:dots2-length="0.006cm" draw:distance="0.006cm"/>
    <draw:stroke-dash draw:name="Dashed_20__28_var_29__20_6828" draw:display-name="Dashed (var) 6828" draw:style="rect" draw:dots1="1" draw:dots1-length="0.006cm" draw:dots2="1" draw:dots2-length="0.006cm" draw:distance="0.006cm"/>
    <draw:stroke-dash draw:name="Dashed_20__28_var_29__20_6829" draw:display-name="Dashed (var) 6829" draw:style="rect" draw:dots1="1" draw:dots1-length="0.006cm" draw:dots2="1" draw:dots2-length="0.006cm" draw:distance="0.006cm"/>
    <draw:stroke-dash draw:name="Dashed_20__28_var_29__20_6830" draw:display-name="Dashed (var) 6830" draw:style="rect" draw:dots1="1" draw:dots1-length="0.006cm" draw:dots2="1" draw:dots2-length="0.006cm" draw:distance="0.006cm"/>
    <draw:stroke-dash draw:name="Dashed_20__28_var_29__20_6831" draw:display-name="Dashed (var) 6831" draw:style="rect" draw:dots1="1" draw:dots1-length="0.006cm" draw:dots2="1" draw:dots2-length="0.006cm" draw:distance="0.006cm"/>
    <draw:stroke-dash draw:name="Dashed_20__28_var_29__20_6832" draw:display-name="Dashed (var) 6832" draw:style="rect" draw:dots1="1" draw:dots1-length="0.006cm" draw:dots2="1" draw:dots2-length="0.006cm" draw:distance="0.006cm"/>
    <draw:stroke-dash draw:name="Dashed_20__28_var_29__20_6833" draw:display-name="Dashed (var) 6833" draw:style="rect" draw:dots1="1" draw:dots1-length="0.006cm" draw:dots2="1" draw:dots2-length="0.006cm" draw:distance="0.006cm"/>
    <draw:stroke-dash draw:name="Dashed_20__28_var_29__20_6834" draw:display-name="Dashed (var) 6834" draw:style="rect" draw:dots1="1" draw:dots1-length="0.006cm" draw:dots2="1" draw:dots2-length="0.006cm" draw:distance="0.006cm"/>
    <draw:stroke-dash draw:name="Dashed_20__28_var_29__20_6835" draw:display-name="Dashed (var) 6835" draw:style="rect" draw:dots1="1" draw:dots1-length="0.006cm" draw:dots2="1" draw:dots2-length="0.006cm" draw:distance="0.006cm"/>
    <draw:stroke-dash draw:name="Dashed_20__28_var_29__20_6836" draw:display-name="Dashed (var) 6836" draw:style="rect" draw:dots1="1" draw:dots1-length="0.006cm" draw:dots2="1" draw:dots2-length="0.006cm" draw:distance="0.006cm"/>
    <draw:stroke-dash draw:name="Dashed_20__28_var_29__20_6837" draw:display-name="Dashed (var) 6837" draw:style="rect" draw:dots1="1" draw:dots1-length="0.006cm" draw:dots2="1" draw:dots2-length="0.006cm" draw:distance="0.006cm"/>
    <draw:stroke-dash draw:name="Dashed_20__28_var_29__20_6838" draw:display-name="Dashed (var) 6838" draw:style="rect" draw:dots1="1" draw:dots1-length="0.006cm" draw:dots2="1" draw:dots2-length="0.006cm" draw:distance="0.006cm"/>
    <draw:stroke-dash draw:name="Dashed_20__28_var_29__20_6839" draw:display-name="Dashed (var) 6839" draw:style="rect" draw:dots1="1" draw:dots1-length="0.006cm" draw:dots2="1" draw:dots2-length="0.006cm" draw:distance="0.006cm"/>
    <draw:stroke-dash draw:name="Dashed_20__28_var_29__20_6840" draw:display-name="Dashed (var) 6840" draw:style="rect" draw:dots1="1" draw:dots1-length="0.006cm" draw:dots2="1" draw:dots2-length="0.006cm" draw:distance="0.006cm"/>
    <draw:stroke-dash draw:name="Dashed_20__28_var_29__20_6841" draw:display-name="Dashed (var) 6841" draw:style="rect" draw:dots1="1" draw:dots1-length="0.006cm" draw:dots2="1" draw:dots2-length="0.006cm" draw:distance="0.006cm"/>
    <draw:stroke-dash draw:name="Dashed_20__28_var_29__20_6842" draw:display-name="Dashed (var) 6842" draw:style="rect" draw:dots1="1" draw:dots1-length="0.006cm" draw:dots2="1" draw:dots2-length="0.006cm" draw:distance="0.006cm"/>
    <draw:stroke-dash draw:name="Dashed_20__28_var_29__20_6843" draw:display-name="Dashed (var) 6843" draw:style="rect" draw:dots1="1" draw:dots1-length="0.006cm" draw:dots2="1" draw:dots2-length="0.006cm" draw:distance="0.006cm"/>
    <draw:stroke-dash draw:name="Dashed_20__28_var_29__20_6844" draw:display-name="Dashed (var) 6844" draw:style="rect" draw:dots1="1" draw:dots1-length="0.006cm" draw:dots2="1" draw:dots2-length="0.006cm" draw:distance="0.006cm"/>
    <draw:stroke-dash draw:name="Dashed_20__28_var_29__20_6845" draw:display-name="Dashed (var) 6845" draw:style="rect" draw:dots1="1" draw:dots1-length="0.006cm" draw:dots2="1" draw:dots2-length="0.006cm" draw:distance="0.006cm"/>
    <draw:stroke-dash draw:name="Dashed_20__28_var_29__20_6846" draw:display-name="Dashed (var) 6846" draw:style="rect" draw:dots1="1" draw:dots1-length="0.006cm" draw:dots2="1" draw:dots2-length="0.006cm" draw:distance="0.006cm"/>
    <draw:stroke-dash draw:name="Dashed_20__28_var_29__20_6847" draw:display-name="Dashed (var) 6847" draw:style="rect" draw:dots1="1" draw:dots1-length="0.006cm" draw:dots2="1" draw:dots2-length="0.006cm" draw:distance="0.006cm"/>
    <draw:stroke-dash draw:name="Dashed_20__28_var_29__20_6848" draw:display-name="Dashed (var) 6848" draw:style="rect" draw:dots1="1" draw:dots1-length="0.006cm" draw:dots2="1" draw:dots2-length="0.006cm" draw:distance="0.006cm"/>
    <draw:stroke-dash draw:name="Dashed_20__28_var_29__20_6849" draw:display-name="Dashed (var) 6849" draw:style="rect" draw:dots1="1" draw:dots1-length="0.006cm" draw:dots2="1" draw:dots2-length="0.006cm" draw:distance="0.006cm"/>
    <draw:stroke-dash draw:name="Dashed_20__28_var_29__20_6850" draw:display-name="Dashed (var) 6850" draw:style="rect" draw:dots1="1" draw:dots1-length="0.006cm" draw:dots2="1" draw:dots2-length="0.006cm" draw:distance="0.006cm"/>
    <draw:stroke-dash draw:name="Dashed_20__28_var_29__20_6851" draw:display-name="Dashed (var) 6851" draw:style="rect" draw:dots1="1" draw:dots1-length="0.006cm" draw:dots2="1" draw:dots2-length="0.006cm" draw:distance="0.006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5cm" draw:dots2="1" draw:dots2-length="0.005cm" draw:distance="0.005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5cm" draw:dots2="1" draw:dots2-length="0.005cm" draw:distance="0.005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5cm" draw:dots2="1" draw:dots2-length="0.005cm" draw:distance="0.005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5cm" draw:dots2="1" draw:dots2-length="0.005cm" draw:distance="0.005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5cm" draw:dots2="1" draw:dots2-length="0.005cm" draw:distance="0.005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5cm" draw:dots2="1" draw:dots2-length="0.005cm" draw:distance="0.005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1" draw:dots1-length="0.005cm" draw:dots2="1" draw:dots2-length="0.005cm" draw:distance="0.005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1" draw:display-name="Dashed (var) 7201" draw:style="rect" draw:dots1="1" draw:dots1-length="0.001cm" draw:dots2="1" draw:dots2-length="0.001cm" draw:distance="0.001cm"/>
    <draw:stroke-dash draw:name="Dashed_20__28_var_29__20_7202" draw:display-name="Dashed (var) 7202" draw:style="rect" draw:dots1="1" draw:dots1-length="0.001cm" draw:dots2="1" draw:dots2-length="0.001cm" draw:distance="0.001cm"/>
    <draw:stroke-dash draw:name="Dashed_20__28_var_29__20_7203" draw:display-name="Dashed (var) 7203" draw:style="rect" draw:dots1="1" draw:dots1-length="0.001cm" draw:dots2="1" draw:dots2-length="0.001cm" draw:distance="0.001cm"/>
    <draw:stroke-dash draw:name="Dashed_20__28_var_29__20_7204" draw:display-name="Dashed (var) 7204" draw:style="rect" draw:dots1="1" draw:dots1-length="0.001cm" draw:dots2="1" draw:dots2-length="0.001cm" draw:distance="0.001cm"/>
    <draw:stroke-dash draw:name="Dashed_20__28_var_29__20_7208" draw:display-name="Dashed (var) 7208" draw:style="rect" draw:dots1="1" draw:dots1-length="0.001cm" draw:dots2="1" draw:dots2-length="0.001cm" draw:distance="0.001cm"/>
    <draw:stroke-dash draw:name="Dashed_20__28_var_29__20_7209" draw:display-name="Dashed (var) 7209" draw:style="rect" draw:dots1="1" draw:dots1-length="0.001cm" draw:dots2="1" draw:dots2-length="0.001cm" draw:distance="0.001cm"/>
    <draw:stroke-dash draw:name="Dashed_20__28_var_29__20_721" draw:display-name="Dashed (var) 721" draw:style="rect" draw:dots1="1" draw:dots1-length="0.005cm" draw:dots2="1" draw:dots2-length="0.005cm" draw:distance="0.005cm"/>
    <draw:stroke-dash draw:name="Dashed_20__28_var_29__20_7210" draw:display-name="Dashed (var) 7210" draw:style="rect" draw:dots1="1" draw:dots1-length="0.001cm" draw:dots2="1" draw:dots2-length="0.001cm" draw:distance="0.001cm"/>
    <draw:stroke-dash draw:name="Dashed_20__28_var_29__20_7211" draw:display-name="Dashed (var) 7211" draw:style="rect" draw:dots1="1" draw:dots1-length="0.001cm" draw:dots2="1" draw:dots2-length="0.001cm" draw:distance="0.001cm"/>
    <draw:stroke-dash draw:name="Dashed_20__28_var_29__20_7212" draw:display-name="Dashed (var) 7212" draw:style="rect" draw:dots1="1" draw:dots1-length="0.001cm" draw:dots2="1" draw:dots2-length="0.001cm" draw:distance="0.001cm"/>
    <draw:stroke-dash draw:name="Dashed_20__28_var_29__20_7213" draw:display-name="Dashed (var) 7213" draw:style="rect" draw:dots1="1" draw:dots1-length="0.001cm" draw:dots2="1" draw:dots2-length="0.001cm" draw:distance="0.001cm"/>
    <draw:stroke-dash draw:name="Dashed_20__28_var_29__20_7214" draw:display-name="Dashed (var) 7214" draw:style="rect" draw:dots1="1" draw:dots1-length="0.001cm" draw:dots2="1" draw:dots2-length="0.001cm" draw:distance="0.001cm"/>
    <draw:stroke-dash draw:name="Dashed_20__28_var_29__20_7215" draw:display-name="Dashed (var) 7215" draw:style="rect" draw:dots1="1" draw:dots1-length="0.001cm" draw:dots2="1" draw:dots2-length="0.001cm" draw:distance="0.001cm"/>
    <draw:stroke-dash draw:name="Dashed_20__28_var_29__20_7216" draw:display-name="Dashed (var) 7216" draw:style="rect" draw:dots1="1" draw:dots1-length="0.001cm" draw:dots2="1" draw:dots2-length="0.001cm" draw:distance="0.001cm"/>
    <draw:stroke-dash draw:name="Dashed_20__28_var_29__20_7217" draw:display-name="Dashed (var) 7217" draw:style="rect" draw:dots1="1" draw:dots1-length="0.001cm" draw:dots2="1" draw:dots2-length="0.001cm" draw:distance="0.001cm"/>
    <draw:stroke-dash draw:name="Dashed_20__28_var_29__20_7218" draw:display-name="Dashed (var) 7218" draw:style="rect" draw:dots1="1" draw:dots1-length="0.001cm" draw:dots2="1" draw:dots2-length="0.001cm" draw:distance="0.001cm"/>
    <draw:stroke-dash draw:name="Dashed_20__28_var_29__20_7219" draw:display-name="Dashed (var) 7219" draw:style="rect" draw:dots1="1" draw:dots1-length="0.001cm" draw:dots2="1" draw:dots2-length="0.001cm" draw:distance="0.001cm"/>
    <draw:stroke-dash draw:name="Dashed_20__28_var_29__20_722" draw:display-name="Dashed (var) 722" draw:style="rect" draw:dots1="1" draw:dots1-length="0.005cm" draw:dots2="1" draw:dots2-length="0.005cm" draw:distance="0.005cm"/>
    <draw:stroke-dash draw:name="Dashed_20__28_var_29__20_7220" draw:display-name="Dashed (var) 7220" draw:style="rect" draw:dots1="1" draw:dots1-length="0.001cm" draw:dots2="1" draw:dots2-length="0.001cm" draw:distance="0.001cm"/>
    <draw:stroke-dash draw:name="Dashed_20__28_var_29__20_7221" draw:display-name="Dashed (var) 7221" draw:style="rect" draw:dots1="1" draw:dots1-length="0.001cm" draw:dots2="1" draw:dots2-length="0.001cm" draw:distance="0.001cm"/>
    <draw:stroke-dash draw:name="Dashed_20__28_var_29__20_7222" draw:display-name="Dashed (var) 7222" draw:style="rect" draw:dots1="1" draw:dots1-length="0.001cm" draw:dots2="1" draw:dots2-length="0.001cm" draw:distance="0.001cm"/>
    <draw:stroke-dash draw:name="Dashed_20__28_var_29__20_7223" draw:display-name="Dashed (var) 7223" draw:style="rect" draw:dots1="1" draw:dots1-length="0.001cm" draw:dots2="1" draw:dots2-length="0.001cm" draw:distance="0.001cm"/>
    <draw:stroke-dash draw:name="Dashed_20__28_var_29__20_7224" draw:display-name="Dashed (var) 7224" draw:style="rect" draw:dots1="1" draw:dots1-length="0.001cm" draw:dots2="1" draw:dots2-length="0.001cm" draw:distance="0.001cm"/>
    <draw:stroke-dash draw:name="Dashed_20__28_var_29__20_7225" draw:display-name="Dashed (var) 7225" draw:style="rect" draw:dots1="1" draw:dots1-length="0.001cm" draw:dots2="1" draw:dots2-length="0.001cm" draw:distance="0.001cm"/>
    <draw:stroke-dash draw:name="Dashed_20__28_var_29__20_7226" draw:display-name="Dashed (var) 7226" draw:style="rect" draw:dots1="1" draw:dots1-length="0.001cm" draw:dots2="1" draw:dots2-length="0.001cm" draw:distance="0.001cm"/>
    <draw:stroke-dash draw:name="Dashed_20__28_var_29__20_7227" draw:display-name="Dashed (var) 7227" draw:style="rect" draw:dots1="1" draw:dots1-length="0.001cm" draw:dots2="1" draw:dots2-length="0.001cm" draw:distance="0.001cm"/>
    <draw:stroke-dash draw:name="Dashed_20__28_var_29__20_7228" draw:display-name="Dashed (var) 7228" draw:style="rect" draw:dots1="1" draw:dots1-length="0.001cm" draw:dots2="1" draw:dots2-length="0.001cm" draw:distance="0.001cm"/>
    <draw:stroke-dash draw:name="Dashed_20__28_var_29__20_7229" draw:display-name="Dashed (var) 7229" draw:style="rect" draw:dots1="1" draw:dots1-length="0.001cm" draw:dots2="1" draw:dots2-length="0.001cm" draw:distance="0.001cm"/>
    <draw:stroke-dash draw:name="Dashed_20__28_var_29__20_723" draw:display-name="Dashed (var) 723" draw:style="rect" draw:dots1="1" draw:dots1-length="0.005cm" draw:dots2="1" draw:dots2-length="0.005cm" draw:distance="0.005cm"/>
    <draw:stroke-dash draw:name="Dashed_20__28_var_29__20_7230" draw:display-name="Dashed (var) 7230" draw:style="rect" draw:dots1="1" draw:dots1-length="0.001cm" draw:dots2="1" draw:dots2-length="0.001cm" draw:distance="0.001cm"/>
    <draw:stroke-dash draw:name="Dashed_20__28_var_29__20_7231" draw:display-name="Dashed (var) 7231" draw:style="rect" draw:dots1="1" draw:dots1-length="0.001cm" draw:dots2="1" draw:dots2-length="0.001cm" draw:distance="0.001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1cm" draw:dots2="1" draw:dots2-length="0.001cm" draw:distance="0.001cm"/>
    <draw:stroke-dash draw:name="Dashed_20__28_var_29__20_7234" draw:display-name="Dashed (var) 7234" draw:style="rect" draw:dots1="1" draw:dots1-length="0.001cm" draw:dots2="1" draw:dots2-length="0.001cm" draw:distance="0.001cm"/>
    <draw:stroke-dash draw:name="Dashed_20__28_var_29__20_7235" draw:display-name="Dashed (var) 7235" draw:style="rect" draw:dots1="1" draw:dots1-length="0.001cm" draw:dots2="1" draw:dots2-length="0.001cm" draw:distance="0.001cm"/>
    <draw:stroke-dash draw:name="Dashed_20__28_var_29__20_7236" draw:display-name="Dashed (var) 7236" draw:style="rect" draw:dots1="1" draw:dots1-length="0.001cm" draw:dots2="1" draw:dots2-length="0.001cm" draw:distance="0.001cm"/>
    <draw:stroke-dash draw:name="Dashed_20__28_var_29__20_7237" draw:display-name="Dashed (var) 7237" draw:style="rect" draw:dots1="1" draw:dots1-length="0.001cm" draw:dots2="1" draw:dots2-length="0.001cm" draw:distance="0.001cm"/>
    <draw:stroke-dash draw:name="Dashed_20__28_var_29__20_7238" draw:display-name="Dashed (var) 7238" draw:style="rect" draw:dots1="1" draw:dots1-length="0.001cm" draw:dots2="1" draw:dots2-length="0.001cm" draw:distance="0.001cm"/>
    <draw:stroke-dash draw:name="Dashed_20__28_var_29__20_7239" draw:display-name="Dashed (var) 7239" draw:style="rect" draw:dots1="1" draw:dots1-length="0.001cm" draw:dots2="1" draw:dots2-length="0.001cm" draw:distance="0.001cm"/>
    <draw:stroke-dash draw:name="Dashed_20__28_var_29__20_724" draw:display-name="Dashed (var) 724" draw:style="rect" draw:dots1="1" draw:dots1-length="0.005cm" draw:dots2="1" draw:dots2-length="0.005cm" draw:distance="0.005cm"/>
    <draw:stroke-dash draw:name="Dashed_20__28_var_29__20_7240" draw:display-name="Dashed (var) 7240" draw:style="rect" draw:dots1="1" draw:dots1-length="0.001cm" draw:dots2="1" draw:dots2-length="0.001cm" draw:distance="0.001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2cm" draw:dots2="1" draw:dots2-length="0.002cm" draw:distance="0.002cm"/>
    <draw:stroke-dash draw:name="Dashed_20__28_var_29__20_7243" draw:display-name="Dashed (var) 7243" draw:style="rect" draw:dots1="1" draw:dots1-length="0.001cm" draw:dots2="1" draw:dots2-length="0.001cm" draw:distance="0.001cm"/>
    <draw:stroke-dash draw:name="Dashed_20__28_var_29__20_7244" draw:display-name="Dashed (var) 7244" draw:style="rect" draw:dots1="1" draw:dots1-length="0.001cm" draw:dots2="1" draw:dots2-length="0.001cm" draw:distance="0.001cm"/>
    <draw:stroke-dash draw:name="Dashed_20__28_var_29__20_7245" draw:display-name="Dashed (var) 7245" draw:style="rect" draw:dots1="1" draw:dots1-length="0.001cm" draw:dots2="1" draw:dots2-length="0.001cm" draw:distance="0.001cm"/>
    <draw:stroke-dash draw:name="Dashed_20__28_var_29__20_7246" draw:display-name="Dashed (var) 7246" draw:style="rect" draw:dots1="1" draw:dots1-length="0.001cm" draw:dots2="1" draw:dots2-length="0.001cm" draw:distance="0.001cm"/>
    <draw:stroke-dash draw:name="Dashed_20__28_var_29__20_7247" draw:display-name="Dashed (var) 7247" draw:style="rect" draw:dots1="1" draw:dots1-length="0.001cm" draw:dots2="1" draw:dots2-length="0.001cm" draw:distance="0.001cm"/>
    <draw:stroke-dash draw:name="Dashed_20__28_var_29__20_7248" draw:display-name="Dashed (var) 7248" draw:style="rect" draw:dots1="1" draw:dots1-length="0.001cm" draw:dots2="1" draw:dots2-length="0.001cm" draw:distance="0.001cm"/>
    <draw:stroke-dash draw:name="Dashed_20__28_var_29__20_7249" draw:display-name="Dashed (var) 7249" draw:style="rect" draw:dots1="1" draw:dots1-length="0.001cm" draw:dots2="1" draw:dots2-length="0.001cm" draw:distance="0.001cm"/>
    <draw:stroke-dash draw:name="Dashed_20__28_var_29__20_725" draw:display-name="Dashed (var) 725" draw:style="rect" draw:dots1="1" draw:dots1-length="0.005cm" draw:dots2="1" draw:dots2-length="0.005cm" draw:distance="0.005cm"/>
    <draw:stroke-dash draw:name="Dashed_20__28_var_29__20_7250" draw:display-name="Dashed (var) 7250" draw:style="rect" draw:dots1="1" draw:dots1-length="0.001cm" draw:dots2="1" draw:dots2-length="0.001cm" draw:distance="0.001cm"/>
    <draw:stroke-dash draw:name="Dashed_20__28_var_29__20_7251" draw:display-name="Dashed (var) 7251" draw:style="rect" draw:dots1="1" draw:dots1-length="0.001cm" draw:dots2="1" draw:dots2-length="0.001cm" draw:distance="0.001cm"/>
    <draw:stroke-dash draw:name="Dashed_20__28_var_29__20_7252" draw:display-name="Dashed (var) 7252" draw:style="rect" draw:dots1="1" draw:dots1-length="0.001cm" draw:dots2="1" draw:dots2-length="0.001cm" draw:distance="0.001cm"/>
    <draw:stroke-dash draw:name="Dashed_20__28_var_29__20_7253" draw:display-name="Dashed (var) 7253" draw:style="rect" draw:dots1="1" draw:dots1-length="0.001cm" draw:dots2="1" draw:dots2-length="0.001cm" draw:distance="0.001cm"/>
    <draw:stroke-dash draw:name="Dashed_20__28_var_29__20_7254" draw:display-name="Dashed (var) 7254" draw:style="rect" draw:dots1="1" draw:dots1-length="0.001cm" draw:dots2="1" draw:dots2-length="0.001cm" draw:distance="0.001cm"/>
    <draw:stroke-dash draw:name="Dashed_20__28_var_29__20_7255" draw:display-name="Dashed (var) 7255" draw:style="rect" draw:dots1="1" draw:dots1-length="0.001cm" draw:dots2="1" draw:dots2-length="0.001cm" draw:distance="0.001cm"/>
    <draw:stroke-dash draw:name="Dashed_20__28_var_29__20_7256" draw:display-name="Dashed (var) 7256" draw:style="rect" draw:dots1="1" draw:dots1-length="0.001cm" draw:dots2="1" draw:dots2-length="0.001cm" draw:distance="0.001cm"/>
    <draw:stroke-dash draw:name="Dashed_20__28_var_29__20_7257" draw:display-name="Dashed (var) 7257" draw:style="rect" draw:dots1="1" draw:dots1-length="0.001cm" draw:dots2="1" draw:dots2-length="0.001cm" draw:distance="0.001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5cm" draw:dots2="1" draw:dots2-length="0.005cm" draw:distance="0.005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5cm" draw:dots2="1" draw:dots2-length="0.005cm" draw:distance="0.005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1cm" draw:dots2="1" draw:dots2-length="0.001cm" draw:distance="0.001cm"/>
    <draw:stroke-dash draw:name="Dashed_20__28_var_29__20_7276" draw:display-name="Dashed (var) 7276" draw:style="rect" draw:dots1="1" draw:dots1-length="0.001cm" draw:dots2="1" draw:dots2-length="0.001cm" draw:distance="0.001cm"/>
    <draw:stroke-dash draw:name="Dashed_20__28_var_29__20_7277" draw:display-name="Dashed (var) 7277" draw:style="rect" draw:dots1="1" draw:dots1-length="0.001cm" draw:dots2="1" draw:dots2-length="0.001cm" draw:distance="0.001cm"/>
    <draw:stroke-dash draw:name="Dashed_20__28_var_29__20_7278" draw:display-name="Dashed (var) 7278" draw:style="rect" draw:dots1="1" draw:dots1-length="0.001cm" draw:dots2="1" draw:dots2-length="0.001cm" draw:distance="0.001cm"/>
    <draw:stroke-dash draw:name="Dashed_20__28_var_29__20_7279" draw:display-name="Dashed (var) 7279" draw:style="rect" draw:dots1="1" draw:dots1-length="0.001cm" draw:dots2="1" draw:dots2-length="0.001cm" draw:distance="0.001cm"/>
    <draw:stroke-dash draw:name="Dashed_20__28_var_29__20_728" draw:display-name="Dashed (var) 728" draw:style="rect" draw:dots1="1" draw:dots1-length="0.005cm" draw:dots2="1" draw:dots2-length="0.005cm" draw:distance="0.005cm"/>
    <draw:stroke-dash draw:name="Dashed_20__28_var_29__20_7280" draw:display-name="Dashed (var) 7280" draw:style="rect" draw:dots1="1" draw:dots1-length="0.001cm" draw:dots2="1" draw:dots2-length="0.001cm" draw:distance="0.001cm"/>
    <draw:stroke-dash draw:name="Dashed_20__28_var_29__20_7281" draw:display-name="Dashed (var) 7281" draw:style="rect" draw:dots1="1" draw:dots1-length="0.001cm" draw:dots2="1" draw:dots2-length="0.001cm" draw:distance="0.001cm"/>
    <draw:stroke-dash draw:name="Dashed_20__28_var_29__20_7282" draw:display-name="Dashed (var) 7282" draw:style="rect" draw:dots1="1" draw:dots1-length="0.001cm" draw:dots2="1" draw:dots2-length="0.001cm" draw:distance="0.001cm"/>
    <draw:stroke-dash draw:name="Dashed_20__28_var_29__20_7283" draw:display-name="Dashed (var) 7283" draw:style="rect" draw:dots1="1" draw:dots1-length="0.001cm" draw:dots2="1" draw:dots2-length="0.001cm" draw:distance="0.001cm"/>
    <draw:stroke-dash draw:name="Dashed_20__28_var_29__20_7284" draw:display-name="Dashed (var) 7284" draw:style="rect" draw:dots1="1" draw:dots1-length="0.001cm" draw:dots2="1" draw:dots2-length="0.001cm" draw:distance="0.001cm"/>
    <draw:stroke-dash draw:name="Dashed_20__28_var_29__20_7285" draw:display-name="Dashed (var) 7285" draw:style="rect" draw:dots1="1" draw:dots1-length="0.001cm" draw:dots2="1" draw:dots2-length="0.001cm" draw:distance="0.001cm"/>
    <draw:stroke-dash draw:name="Dashed_20__28_var_29__20_7286" draw:display-name="Dashed (var) 7286" draw:style="rect" draw:dots1="1" draw:dots1-length="0.001cm" draw:dots2="1" draw:dots2-length="0.001cm" draw:distance="0.001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5cm" draw:dots2="1" draw:dots2-length="0.005cm" draw:distance="0.005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01cm" draw:dots2="1" draw:dots2-length="0.001cm" draw:distance="0.00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5cm" draw:dots2="1" draw:dots2-length="0.005cm" draw:distance="0.005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01cm" draw:dots2="1" draw:dots2-length="0.001cm" draw:distance="0.001cm"/>
    <draw:stroke-dash draw:name="Dashed_20__28_var_29__20_7305" draw:display-name="Dashed (var) 7305" draw:style="rect" draw:dots1="1" draw:dots1-length="0.001cm" draw:dots2="1" draw:dots2-length="0.001cm" draw:distance="0.001cm"/>
    <draw:stroke-dash draw:name="Dashed_20__28_var_29__20_7306" draw:display-name="Dashed (var) 7306" draw:style="rect" draw:dots1="1" draw:dots1-length="0.001cm" draw:dots2="1" draw:dots2-length="0.001cm" draw:distance="0.001cm"/>
    <draw:stroke-dash draw:name="Dashed_20__28_var_29__20_7307" draw:display-name="Dashed (var) 7307" draw:style="rect" draw:dots1="1" draw:dots1-length="0.001cm" draw:dots2="1" draw:dots2-length="0.001cm" draw:distance="0.001cm"/>
    <draw:stroke-dash draw:name="Dashed_20__28_var_29__20_7308" draw:display-name="Dashed (var) 7308" draw:style="rect" draw:dots1="1" draw:dots1-length="0.001cm" draw:dots2="1" draw:dots2-length="0.001cm" draw:distance="0.001cm"/>
    <draw:stroke-dash draw:name="Dashed_20__28_var_29__20_7309" draw:display-name="Dashed (var) 7309" draw:style="rect" draw:dots1="1" draw:dots1-length="0.001cm" draw:dots2="1" draw:dots2-length="0.001cm" draw:distance="0.001cm"/>
    <draw:stroke-dash draw:name="Dashed_20__28_var_29__20_731" draw:display-name="Dashed (var) 731" draw:style="rect" draw:dots1="1" draw:dots1-length="0.005cm" draw:dots2="1" draw:dots2-length="0.005cm" draw:distance="0.005cm"/>
    <draw:stroke-dash draw:name="Dashed_20__28_var_29__20_7310" draw:display-name="Dashed (var) 7310" draw:style="rect" draw:dots1="1" draw:dots1-length="0.001cm" draw:dots2="1" draw:dots2-length="0.001cm" draw:distance="0.001cm"/>
    <draw:stroke-dash draw:name="Dashed_20__28_var_29__20_7311" draw:display-name="Dashed (var) 7311" draw:style="rect" draw:dots1="1" draw:dots1-length="0.001cm" draw:dots2="1" draw:dots2-length="0.001cm" draw:distance="0.001cm"/>
    <draw:stroke-dash draw:name="Dashed_20__28_var_29__20_7312" draw:display-name="Dashed (var) 7312" draw:style="rect" draw:dots1="1" draw:dots1-length="0.001cm" draw:dots2="1" draw:dots2-length="0.001cm" draw:distance="0.001cm"/>
    <draw:stroke-dash draw:name="Dashed_20__28_var_29__20_7313" draw:display-name="Dashed (var) 7313" draw:style="rect" draw:dots1="1" draw:dots1-length="0.001cm" draw:dots2="1" draw:dots2-length="0.001cm" draw:distance="0.001cm"/>
    <draw:stroke-dash draw:name="Dashed_20__28_var_29__20_7314" draw:display-name="Dashed (var) 7314" draw:style="rect" draw:dots1="1" draw:dots1-length="0.001cm" draw:dots2="1" draw:dots2-length="0.001cm" draw:distance="0.001cm"/>
    <draw:stroke-dash draw:name="Dashed_20__28_var_29__20_7315" draw:display-name="Dashed (var) 7315" draw:style="rect" draw:dots1="1" draw:dots1-length="0.001cm" draw:dots2="1" draw:dots2-length="0.001cm" draw:distance="0.001cm"/>
    <draw:stroke-dash draw:name="Dashed_20__28_var_29__20_7316" draw:display-name="Dashed (var) 7316" draw:style="rect" draw:dots1="1" draw:dots1-length="0.001cm" draw:dots2="1" draw:dots2-length="0.001cm" draw:distance="0.001cm"/>
    <draw:stroke-dash draw:name="Dashed_20__28_var_29__20_7317" draw:display-name="Dashed (var) 7317" draw:style="rect" draw:dots1="1" draw:dots1-length="0.001cm" draw:dots2="1" draw:dots2-length="0.001cm" draw:distance="0.001cm"/>
    <draw:stroke-dash draw:name="Dashed_20__28_var_29__20_7318" draw:display-name="Dashed (var) 7318" draw:style="rect" draw:dots1="1" draw:dots1-length="0.001cm" draw:dots2="1" draw:dots2-length="0.001cm" draw:distance="0.001cm"/>
    <draw:stroke-dash draw:name="Dashed_20__28_var_29__20_7319" draw:display-name="Dashed (var) 7319" draw:style="rect" draw:dots1="1" draw:dots1-length="0.001cm" draw:dots2="1" draw:dots2-length="0.001cm" draw:distance="0.001cm"/>
    <draw:stroke-dash draw:name="Dashed_20__28_var_29__20_732" draw:display-name="Dashed (var) 732" draw:style="rect" draw:dots1="1" draw:dots1-length="0.005cm" draw:dots2="1" draw:dots2-length="0.005cm" draw:distance="0.005cm"/>
    <draw:stroke-dash draw:name="Dashed_20__28_var_29__20_7320" draw:display-name="Dashed (var) 7320" draw:style="rect" draw:dots1="1" draw:dots1-length="0.001cm" draw:dots2="1" draw:dots2-length="0.001cm" draw:distance="0.001cm"/>
    <draw:stroke-dash draw:name="Dashed_20__28_var_29__20_7321" draw:display-name="Dashed (var) 7321" draw:style="rect" draw:dots1="1" draw:dots1-length="0.001cm" draw:dots2="1" draw:dots2-length="0.001cm" draw:distance="0.001cm"/>
    <draw:stroke-dash draw:name="Dashed_20__28_var_29__20_7322" draw:display-name="Dashed (var) 7322" draw:style="rect" draw:dots1="1" draw:dots1-length="0.001cm" draw:dots2="1" draw:dots2-length="0.001cm" draw:distance="0.001cm"/>
    <draw:stroke-dash draw:name="Dashed_20__28_var_29__20_7323" draw:display-name="Dashed (var) 7323" draw:style="rect" draw:dots1="1" draw:dots1-length="0.001cm" draw:dots2="1" draw:dots2-length="0.001cm" draw:distance="0.001cm"/>
    <draw:stroke-dash draw:name="Dashed_20__28_var_29__20_7324" draw:display-name="Dashed (var) 7324" draw:style="rect" draw:dots1="1" draw:dots1-length="0.001cm" draw:dots2="1" draw:dots2-length="0.001cm" draw:distance="0.001cm"/>
    <draw:stroke-dash draw:name="Dashed_20__28_var_29__20_7325" draw:display-name="Dashed (var) 7325" draw:style="rect" draw:dots1="1" draw:dots1-length="0.001cm" draw:dots2="1" draw:dots2-length="0.001cm" draw:distance="0.001cm"/>
    <draw:stroke-dash draw:name="Dashed_20__28_var_29__20_7326" draw:display-name="Dashed (var) 7326" draw:style="rect" draw:dots1="1" draw:dots1-length="0.001cm" draw:dots2="1" draw:dots2-length="0.001cm" draw:distance="0.001cm"/>
    <draw:stroke-dash draw:name="Dashed_20__28_var_29__20_7327" draw:display-name="Dashed (var) 7327" draw:style="rect" draw:dots1="1" draw:dots1-length="0.001cm" draw:dots2="1" draw:dots2-length="0.001cm" draw:distance="0.001cm"/>
    <draw:stroke-dash draw:name="Dashed_20__28_var_29__20_7328" draw:display-name="Dashed (var) 7328" draw:style="rect" draw:dots1="1" draw:dots1-length="0.001cm" draw:dots2="1" draw:dots2-length="0.001cm" draw:distance="0.001cm"/>
    <draw:stroke-dash draw:name="Dashed_20__28_var_29__20_7329" draw:display-name="Dashed (var) 7329" draw:style="rect" draw:dots1="1" draw:dots1-length="0.001cm" draw:dots2="1" draw:dots2-length="0.001cm" draw:distance="0.001cm"/>
    <draw:stroke-dash draw:name="Dashed_20__28_var_29__20_733" draw:display-name="Dashed (var) 733" draw:style="rect" draw:dots1="1" draw:dots1-length="0.005cm" draw:dots2="1" draw:dots2-length="0.005cm" draw:distance="0.005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5cm" draw:dots2="1" draw:dots2-length="0.005cm" draw:distance="0.005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5cm" draw:dots2="1" draw:dots2-length="0.005cm" draw:distance="0.005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5cm" draw:dots2="1" draw:dots2-length="0.005cm" draw:distance="0.005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5cm" draw:dots2="1" draw:dots2-length="0.005cm" draw:distance="0.005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5cm" draw:dots2="1" draw:dots2-length="0.005cm" draw:distance="0.005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5cm" draw:dots2="1" draw:dots2-length="0.005cm" draw:distance="0.005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2cm" draw:dots2="1" draw:dots2-length="0.002cm" draw:distance="0.002cm"/>
    <draw:stroke-dash draw:name="Dashed_20__28_var_29__20_7666" draw:display-name="Dashed (var) 7666" draw:style="rect" draw:dots1="1" draw:dots1-length="0.002cm" draw:dots2="1" draw:dots2-length="0.002cm" draw:distance="0.002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2cm" draw:dots2="1" draw:dots2-length="0.002cm" draw:distance="0.002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2cm" draw:dots2="1" draw:dots2-length="0.002cm" draw:distance="0.002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3cm" draw:dots2="1" draw:dots2-length="0.003cm" draw:distance="0.003cm"/>
    <draw:stroke-dash draw:name="Dashed_20__28_var_29__20_842" draw:display-name="Dashed (var) 842" draw:style="rect" draw:dots1="1" draw:dots1-length="0.003cm" draw:dots2="1" draw:dots2-length="0.003cm" draw:distance="0.003cm"/>
    <draw:stroke-dash draw:name="Dashed_20__28_var_29__20_843" draw:display-name="Dashed (var) 843" draw:style="rect" draw:dots1="1" draw:dots1-length="0.003cm" draw:dots2="1" draw:dots2-length="0.003cm" draw:distance="0.003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" fo:font-family="'Bitstream Vera Sans'" style:font-style-name="Roman" style:font-family-generic="swiss" style:font-pitch="variable" fo:font-size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 style:writing-mode="lr-tb">
        <style:tab-stops/>
      </style:paragraph-properties>
      <style:text-properties fo:color="#b38d19" style:font-name="Bitstream Vera Sans2" fo:font-family="'Bitstream Vera Sans'" style:font-style-name="Oblique" style:font-family-generic="swiss" style:font-pitch="variable" fo:font-size="10pt" fo:font-style="normal" fo:font-weight="bold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fo:font-style="normal" fo:font-weight="normal"/>
    </style:style>
    <style:style style:name="_5f_Titre_20_d_27_exercices_20_livret_20_sans_20_titre_20_avec_20_num_20_exo" style:display-name="_Titre d'exercices livret sans titre avec num exo" style:family="paragraph" style:parent-style-name="_5f_Titre_20_d_27_exercices_20_livret_20_avec_20_num_20_exo">
      <style:text-properties fo:color="#000000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class="text" style:master-page-name="">
      <style:paragraph-properties fo:margin-top="0.499cm" fo:margin-bottom="0.4cm" loext:contextual-spacing="false" style:page-number="auto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loext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text-align="center" style:justify-single-word="false" style:page-number="auto" fo:background-color="transparent" fo:padding="0.019cm" fo:border="none" style:shadow="none" style:join-border="false"/>
      <style:text-properties fo:font-variant="small-caps" fo:color="#7fb241" style:font-name="Bitstream Vera Sans1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re_20_fiche_20__20_livret" style:display-name="_paragraphre fiche  livret" style:family="paragraph" style:parent-style-name="_5f_Titre_20_d_27_exercices_20_livret_20_avec_20_num_20_exo" style:master-page-name="">
      <loext:graphic-properties draw:fill="none" draw:fill-color="#99ccff"/>
      <style:paragraph-properties fo:margin-top="0.199cm" fo:margin-bottom="0.199cm" loext:contextual-spacing="false" style:page-number="auto" fo:background-color="transparent">
        <style:tab-stops/>
      </style:paragraph-properties>
      <style:text-properties fo:font-style="normal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loext:contextual-spacing="false" style:line-height-at-least="0.6cm" style:page-number="auto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loext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7fb241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style:font-name="Bitstream Vera Sans4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_5f_Titre_20_d_27_exercices_20_livret" style:display-name="_Titre d'exercices livret" style:family="paragraph" style:parent-style-name="Standard" style:next-style-name="_5f_Paragraphe_20_livret_20_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e8c32a" style:font-name="Bitstream Vera Sans2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small-caps" fo:color="#7fb241" style:font-name="Bitstream Vera Sans4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loext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loext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1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>
      <style:text-properties fo:color="#b3b3b3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4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style:font-name="Bitstream Vera Sans3" fo:font-family="'Bitstream Vera Sans'" style:font-style-name="Gras" style:font-family-generic="swiss" style:font-pitch="variable" fo:font-size="10pt" fo:font-style="normal" fo:font-weight="bold" fo:background-color="#e8c32a" loext:padding-left="0.079cm" loext:padding-right="0.101cm" loext:padding-top="0cm" loext:padding-bottom="0cm" loext:border="0.06pt solid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ymbole" style:display-name="_Symbole" style:family="text" style:parent-style-name="_5f_BVS">
      <style:text-properties fo:color="#000000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1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2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Enonce_5f_Niv1" style:display-name="Enonce_Niv1" style:family="text">
      <style:text-properties fo:color="#ffffff" style:font-name="Bitstream Vera Sans2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Police_20_par_20_défaut" style:display-name="Police par défaut" style:family="text"/>
    <style:style style:name="Enonce_5f_Niv2" style:display-name="Enonce_Niv2" style:family="text" style:parent-style-name="Enonce_5f_Niv1">
      <style:text-properties fo:color="#ffffff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knumerotitreA" style:family="text">
      <style:text-properties fo:color="#000000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3">
      <text:list-level-style-bullet text:level="1" text:style-name="Character_5f_20_5f_style" text:bullet-char="✔">
        <style:list-level-properties text:list-level-position-and-space-mode="label-alignment">
          <style:list-level-label-alignment text:label-followed-by="space" fo:margin-left="0.7cm"/>
        </style:list-level-properties>
        <style:text-properties style:font-name="StarSymbol"/>
      </text:list-level-style-bullet>
      <text:list-level-style-bullet text:level="2" text:style-name="Character_5f_20_5f_style" text:bullet-char="✔">
        <style:list-level-properties text:list-level-position-and-space-mode="label-alignment">
          <style:list-level-label-alignment text:label-followed-by="space" fo:margin-left="0.7cm"/>
        </style:list-level-properties>
        <style:text-properties style:font-name="StarSymbol"/>
      </text:list-level-style-bullet>
      <text:list-level-style-bullet text:level="3" text:style-name="Character_5f_20_5f_style" text:bullet-char="✔">
        <style:list-level-properties text:list-level-position-and-space-mode="label-alignment">
          <style:list-level-label-alignment text:label-followed-by="space" fo:margin-left="0.7cm"/>
        </style:list-level-properties>
        <style:text-properties style:font-name="StarSymbol"/>
      </text:list-level-style-bullet>
      <text:list-level-style-bullet text:level="4" text:style-name="Character_5f_20_5f_style" text:bullet-char="✔">
        <style:list-level-properties text:list-level-position-and-space-mode="label-alignment">
          <style:list-level-label-alignment text:label-followed-by="space" fo:margin-left="0.7cm"/>
        </style:list-level-properties>
        <style:text-properties style:font-name="StarSymbol"/>
      </text:list-level-style-bullet>
      <text:list-level-style-bullet text:level="5" text:style-name="Character_5f_20_5f_style" text:bullet-char="✔">
        <style:list-level-properties text:list-level-position-and-space-mode="label-alignment">
          <style:list-level-label-alignment text:label-followed-by="space" fo:margin-left="0.7cm"/>
        </style:list-level-properties>
        <style:text-properties style:font-name="StarSymbol"/>
      </text:list-level-style-bullet>
      <text:list-level-style-bullet text:level="6" text:style-name="Character_5f_20_5f_style" text:bullet-char="✔">
        <style:list-level-properties text:list-level-position-and-space-mode="label-alignment">
          <style:list-level-label-alignment text:label-followed-by="space" fo:margin-left="0.7cm"/>
        </style:list-level-properties>
        <style:text-properties style:font-name="StarSymbol"/>
      </text:list-level-style-bullet>
      <text:list-level-style-bullet text:level="7" text:style-name="Character_5f_20_5f_style" text:bullet-char="✔">
        <style:list-level-properties text:list-level-position-and-space-mode="label-alignment">
          <style:list-level-label-alignment text:label-followed-by="space" fo:margin-left="0.7cm"/>
        </style:list-level-properties>
        <style:text-properties style:font-name="StarSymbol"/>
      </text:list-level-style-bullet>
      <text:list-level-style-bullet text:level="8" text:style-name="Character_5f_20_5f_style" text:bullet-char="✔">
        <style:list-level-properties text:list-level-position-and-space-mode="label-alignment">
          <style:list-level-label-alignment text:label-followed-by="space" fo:margin-left="0.7cm"/>
        </style:list-level-properties>
        <style:text-properties style:font-name="StarSymbol"/>
      </text:list-level-style-bullet>
      <text:list-level-style-bullet text:level="9" text:style-name="Character_5f_20_5f_style" text:bullet-char="✔">
        <style:list-level-properties text:list-level-position-and-space-mode="label-alignment">
          <style:list-level-label-alignment text:label-followed-by="space" fo:margin-left="0.7cm"/>
        </style:list-level-properties>
        <style:text-properties style:font-name="StarSymbol"/>
      </text:list-level-style-bullet>
      <text:list-level-style-bullet text:level="10" text:style-name="Character_5f_20_5f_style" text:bullet-char="✔">
        <style:list-level-properties text:list-level-position-and-space-mode="label-alignment">
          <style:list-level-label-alignment text:label-followed-by="space" fo:margin-left="0.7cm"/>
        </style:list-level-properties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_5f_Numéros_20_exercices_20_livret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9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Header_20_page_20_impaire_20__28_D_29_">
      <style:paragraph-properties fo:text-align="start" style:justify-single-word="false"/>
    </style:style>
    <style:style style:name="MP2" style:family="paragraph">
      <loext:graphic-properties draw:fill="solid" draw:fill-color="#7fb241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 style:writing-mode="lr-tb"/>
      <style:text-properties fo:color="#ffffff" style:font-name="Bitstream Vera Sans4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-color="#2a6099"/>
      <style:paragraph-properties fo:text-align="center"/>
    </style:style>
    <style:style style:name="MP6" style:family="paragraph" style:parent-style-name="_5f_Footer_20_page_20_paire_20__28_G_29_">
      <style:text-properties officeooo:paragraph-rsid="02cdb06c"/>
    </style:style>
    <style:style style:name="MP7" style:family="paragraph" style:parent-style-name="_5f_Header_20_page_20_paire_20__28_G_29_">
      <style:paragraph-properties fo:text-align="start" style:justify-single-word="false"/>
      <style:text-properties officeooo:paragraph-rsid="0368613f"/>
    </style:style>
    <style:style style:name="MP8" style:family="paragraph" style:parent-style-name="_5f_Footer_20_page_20_paire_20__28_G_29_">
      <style:paragraph-properties fo:text-align="center" style:justify-single-word="false"/>
      <style:text-properties officeooo:paragraph-rsid="02f108f7"/>
    </style:style>
    <style:style style:name="MP9" style:family="paragraph" style:parent-style-name="_5f_Header_20_page_20_paire_20__28_G_29_">
      <style:paragraph-properties fo:text-align="start" style:justify-single-word="false"/>
      <style:text-properties officeooo:paragraph-rsid="02fa05b4"/>
    </style:style>
    <style:style style:name="MP10" style:family="paragraph" style:parent-style-name="_5f_Footer_20_page_20_paire_20__28_G_29_">
      <style:paragraph-properties fo:text-align="center" style:justify-single-word="false"/>
      <style:text-properties officeooo:paragraph-rsid="02f201dd"/>
    </style:style>
    <style:style style:name="M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2" style:family="paragraph" style:parent-style-name="Footer">
      <style:text-properties officeooo:rsid="00178920" officeooo:paragraph-rsid="00178920"/>
    </style:style>
    <style:style style:name="MP1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1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5" style:family="paragraph" style:parent-style-name="Footer">
      <style:text-properties fo:font-weight="bold" officeooo:paragraph-rsid="002aa84d" style:font-weight-asian="bold" style:font-weight-complex="bold"/>
    </style:style>
    <style:style style:name="MT1" style:family="text">
      <style:text-properties fo:color="#ffffff" style:font-name="Bitstream Vera Sans4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7fb241" style:font-name="Bitstream Vera Sans" fo:font-size="16pt" fo:font-weight="bold" officeooo:rsid="036697fd"/>
    </style:style>
    <style:style style:name="MT3" style:family="text">
      <style:text-properties fo:font-variant="small-caps" fo:color="#808080" style:font-name="Bitstream Vera Sans4" fo:font-size="11pt" fo:font-style="normal" fo:font-weight="bold" officeooo:rsid="036cd90a" fo:background-color="transparent" loext:char-shading-value="0" style:font-size-asian="11pt" style:font-style-asian="italic" style:font-weight-asian="bold" style:font-size-complex="11pt" style:font-style-complex="italic" style:font-weight-complex="bold"/>
    </style:style>
    <style:style style:name="MT4" style:family="text">
      <style:text-properties fo:font-variant="small-caps" fo:color="#7fb241" fo:font-size="16pt" fo:text-shadow="none" fo:font-weight="bold" officeooo:rsid="0368613f" style:font-size-asian="16pt" style:font-size-complex="16pt"/>
    </style:style>
    <style:style style:name="MT5" style:family="text">
      <style:text-properties fo:font-variant="small-caps" fo:color="#7fb241" fo:font-size="16pt" fo:text-shadow="none" fo:font-weight="bold" officeooo:rsid="01f05ba6" style:font-size-asian="16pt" style:font-size-complex="16pt"/>
    </style:style>
    <style:style style:name="MT6" style:family="text">
      <style:text-properties fo:font-variant="small-caps" fo:color="#7fb241" fo:font-size="16pt" fo:text-shadow="none" fo:font-weight="bold" officeooo:rsid="036697fd" style:font-size-asian="16pt" style:font-size-complex="16pt"/>
    </style:style>
    <style:style style:name="MT7" style:family="text">
      <style:text-properties fo:font-variant="small-caps" fo:color="#808080" style:font-name="Bitstream Vera Sans" fo:font-size="11pt" fo:font-style="normal" fo:font-weight="bold" officeooo:rsid="01f05ba6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8" style:family="text">
      <style:text-properties fo:font-variant="small-caps" fo:color="#808080" style:font-name="Bitstream Vera Sans" fo:font-size="11pt" fo:font-style="normal" fo:font-weight="bold" officeooo:rsid="036697fd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9" style:family="text">
      <style:text-properties fo:font-variant="small-caps" fo:color="#7fb241" style:font-name="Bitstream Vera Sans1" fo:font-size="16pt" fo:font-style="normal" fo:text-shadow="none" fo:font-weight="bold" officeooo:rsid="01f05ba6"/>
    </style:style>
    <style:style style:name="MT10" style:family="text">
      <style:text-properties fo:font-variant="small-caps" fo:color="#7fb241" style:font-name="Bitstream Vera Sans1" fo:font-size="16pt" fo:font-style="normal" fo:text-shadow="none" fo:font-weight="bold" officeooo:rsid="036697fd"/>
    </style:style>
    <style:style style:name="MT11" style:family="text">
      <style:text-properties fo:font-variant="small-caps" fo:color="#2a6099" style:font-name="Bitstream Vera Sans1" fo:font-size="16pt" fo:font-style="normal" fo:text-shadow="none" fo:font-weight="bold" officeooo:rsid="01f05ba6"/>
    </style:style>
    <style:style style:name="MT12" style:family="text">
      <style:text-properties fo:font-variant="small-caps" fo:color="#808080" style:font-name="Bitstream Vera Sans" fo:font-size="11pt" fo:font-style="normal" fo:font-weight="bold" officeooo:rsid="01f06956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3" style:family="text">
      <style:text-properties fo:font-variant="small-caps" fo:color="#7fb241" style:font-name="Bitstream Vera Sans4" fo:font-size="16pt" fo:font-style="normal" fo:text-shadow="none" fo:font-weight="bold" officeooo:rsid="038416ce" style:font-size-asian="16pt" style:font-style-asian="normal" style:font-size-complex="16pt" style:font-style-complex="normal"/>
    </style:style>
    <style:style style:name="MT14" style:family="text">
      <style:text-properties officeooo:rsid="00386ebd"/>
    </style:style>
    <style:style style:name="MT15" style:family="text">
      <style:text-properties officeooo:rsid="037ce97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draw:stroke="none" svg:stroke-color="#000000" draw:fill="none" draw:fill-color="#ffffff" fo:min-height="1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7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3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7fb241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5f_Fiche_20_éditeur_20__28_une_20_colonne_29__20_impaire_20__28_D_29_" style:display-name="_Fiche éditeur (une colonne) impaire (D)" style:page-layout-name="Mpm10">
      <style:header>
        <text:p text:style-name="MP1"><draw:path text:anchor-type="paragraph" draw:z-index="13" draw:name="Shape1_5" draw:style-name="Mgr1" draw:text-style-name="MP2" svg:width="4.329cm" svg:height="2.24cm" svg:x="-2.799cm" svg:y="-0.8cm" svg:viewBox="0 0 4330 2241" svg:d="M0 2241l3984-288c209-15 363-168 345-342l-170-1611h-4159z"><text:p/></draw:path><draw:frame text:anchor-type="paragraph" draw:z-index="14" draw:name="Shape2_2" draw:style-name="Mgr2" draw:text-style-name="MP4" svg:width="2.435cm" svg:height="0.839cm" draw:transform="rotate (0.0877900613753148) translate (-0.34925cm 0.506236111111111cm)"><draw:text-box><text:p text:style-name="MP3"><text:span text:style-name="MT1">Sér</text:span><text:span text:style-name="MT1">ie 3</text:span></text:p></draw:text-box></draw:frame><draw:line text:anchor-type="paragraph" draw:z-index="15" draw:name="Shape3_2" draw:style-name="Mgr3" draw:text-style-name="MP5" svg:x1="11.582cm" svg:y1="0.351cm" svg:x2="20.495cm" svg:y2="0.344cm"><text:p/></draw:line><text:s text:c="14"/>Angles : <text:span text:style-name="MT2">Mesurer un angle</text:span></text:p>
      </style:header>
      <style:footer>
        <text:h text:style-name="MP6" text:outline-level="1">Angles : <text:span text:style-name="MT3">Mesurer un angle</text:span></text:h>
      </style:footer>
    </style:master-page>
    <style:master-page style:name="_5f_Fiche_20_éditeur_20__28_une_20_colonne_29__20_paire_20__28_G_29_" style:display-name="_Fiche éditeur (une colonne) paire (G)" style:page-layout-name="Mpm11" style:next-style-name="_5f_Fiche_20_éditeur_20__28_une_20_colonne_29__20_impaire_20__28_D_29_">
      <style:header>
        <text:p text:style-name="_5f_Header_20_page_20_paire_20__28_G_29_"><draw:path text:anchor-type="paragraph" draw:z-index="10" draw:name="Shape1_1" draw:style-name="Mgr1" draw:text-style-name="MP2" svg:width="4.329cm" svg:height="2.24cm" svg:x="-1.499cm" svg:y="-1.198cm" svg:viewBox="0 0 4330 2241" svg:d="M0 2241l3984-288c209-15 363-168 345-342l-170-1611h-4159z"><text:p/></draw:path><draw:frame text:anchor-type="paragraph" draw:z-index="11" draw:name="Shape2_3" draw:style-name="Mgr4" draw:text-style-name="MP4" svg:width="3.857cm" svg:height="0.798cm" draw:transform="rotate (0.0872664625997165) translate (-1.18004166666667cm 0.647347222222222cm)"><draw:text-box><text:p text:style-name="MP3"><text:span text:style-name="MT1">Sér</text:span><text:span text:style-name="MT1">ie 1</text:span></text:p></draw:text-box></draw:frame><draw:line text:anchor-type="paragraph" draw:z-index="12" draw:name="Shape3_3" draw:style-name="Mgr3" draw:text-style-name="MP5" svg:x1="16.572cm" svg:y1="0.36cm" svg:x2="20.495cm" svg:y2="0.344cm"><text:p/></draw:line>Angles : Comprendre la notion d’angle</text:p>
      </style:header>
      <style:footer>
        <text:h text:style-name="_5f_Footer_20_page_20_paire_20__28_G_29_" text:outline-level="1">Angles : Comprendre la notion d’angle</text:h>
      </style:footer>
    </style:master-page>
    <style:master-page style:name="_5f_Fiche_20_éditeur_20_page_20_paire_20__28_G_29_" style:display-name="_Fiche éditeur page paire (G)" style:page-layout-name="Mpm12" style:next-style-name="_5f_Fiche_20_éditeur_20_page_20_impaire_20__28_D_29_">
      <style:header>
        <text:p text:style-name="MP7"><draw:path text:anchor-type="paragraph" draw:z-index="7" draw:name="Shape1_0" draw:style-name="Mgr1" draw:text-style-name="MP2" svg:width="4.329cm" svg:height="2.24cm" svg:x="-1.499cm" svg:y="-0.8cm" svg:viewBox="0 0 4330 2241" svg:d="M0 2241l3984-288c209-15 363-168 345-342l-170-1611h-4159z"><text:p/></draw:path><draw:frame text:anchor-type="paragraph" draw:z-index="8" draw:name="Shape2_0" draw:style-name="Mgr5" draw:text-style-name="MP4" svg:width="3.857cm" svg:height="0.805cm" draw:transform="rotate (0.0872664625997165) translate (-1.17475cm 0.640291666666667cm)"><draw:text-box><text:p text:style-name="MP3"><text:span text:style-name="MT1">Sér</text:span><text:span text:style-name="MT1">ie 3</text:span></text:p></draw:text-box></draw:frame><draw:line text:anchor-type="paragraph" draw:z-index="9" draw:name="Shape3_0" draw:style-name="Mgr3" draw:text-style-name="MP5" svg:x1="12.991cm" svg:y1="0.418cm" svg:x2="21.952cm" svg:y2="0.397cm"><text:p/></draw:line><text:span text:style-name="_5f_livret"><text:span text:style-name="MT4"><text:s text:c="15"/>A</text:span></text:span><text:span text:style-name="_5f_livret"><text:span text:style-name="MT5">ngles : </text:span></text:span><text:span text:style-name="_5f_livret"><text:span text:style-name="MT6">Mesurer un angle</text:span></text:span></text:p>
      </style:header>
      <style:footer>
        <text:h text:style-name="MP8" text:outline-level="1"><text:span text:style-name="MT7">Angles : </text:span><text:span text:style-name="MT8">Mesurer un angle</text:span></text:h>
      </style:footer>
    </style:master-page>
    <style:master-page style:name="_5f_Fiche_20_éditeur_20_page_20_impaire_20__28_D_29_" style:display-name="_Fiche éditeur page impaire (D)" style:page-layout-name="Mpm13" style:next-style-name="_5f_Fiche_20_éditeur_20_page_20_paire_20__28_G_29_">
      <style:header>
        <text:p text:style-name="MP9"><draw:path text:anchor-type="paragraph" draw:z-index="4" draw:name="Shape1_2" draw:style-name="Mgr1" draw:text-style-name="MP2" svg:width="4.329cm" svg:height="2.24cm" svg:x="-1.799cm" svg:y="-0.8cm" svg:viewBox="0 0 4330 2241" svg:d="M0 2241l3984-288c209-15 363-168 345-342l-170-1611h-4159z"><text:p/></draw:path><draw:frame text:anchor-type="paragraph" draw:z-index="5" draw:name="Shape2_1" draw:style-name="Mgr6" draw:text-style-name="MP4" svg:width="3.857cm" svg:height="1.329cm" draw:transform="rotate (0.0872664625997165) translate (-1.58397222222222cm -0.109361111111111cm)"><draw:text-box><text:p text:style-name="MP3"><text:span text:style-name="MT1"><text:line-break/></text:span><text:span text:style-name="MT1">Sér</text:span><text:span text:style-name="MT1">ie 3</text:span></text:p></draw:text-box></draw:frame><draw:line text:anchor-type="paragraph" draw:z-index="6" draw:name="Shape3_1" draw:style-name="Mgr3" draw:text-style-name="MP5" svg:x1="11.707cm" svg:y1="0.34cm" svg:x2="20.495cm" svg:y2="0.344cm"><text:p/></draw:line><text:span text:style-name="MT9"><text:s text:c="14"/>Angles : </text:span><text:span text:style-name="MT10">Mesurer un angle</text:span><text:span text:style-name="MT11"> </text:span></text:p>
      </style:header>
      <style:footer>
        <text:h text:style-name="MP10" text:outline-level="1"><text:span text:style-name="MT12">Angles : </text:span><text:span text:style-name="MT8">Mesurer un angle</text:span></text:h>
      </style:footer>
      <style:footer-left>
        <text:p text:style-name="MP11">Série 2 :<text:tab/> <text:s text:c="87"/>Chapitre G? : ...</text:p>
      </style:footer-left>
    </style:master-page>
    <style:master-page style:name="SERIE_5f_M_5f_GAUCHE_5f_ET_5f_DROITE_5f_2COL" style:display-name="SERIE_M_GAUCHE_ET_DROITE_2COL" style:page-layout-name="Mpm14">
      <style:header>
        <text:p text:style-name="_5f_En-tête"><draw:path text:anchor-type="paragraph" draw:z-index="40" draw:name="Shape5_0" draw:style-name="Mgr7" draw:text-style-name="MP2" svg:width="4.329cm" svg:height="2.24cm" svg:x="-1.499cm" svg:y="-1cm" svg:viewBox="0 0 4330 2241" svg:d="M0 2241l3984-288c209-15 363-168 345-342l-170-1611h-4159z"><text:p/></draw:path><draw:frame text:anchor-type="paragraph" draw:z-index="41" draw:name="Shape6_1" draw:style-name="Mgr8" draw:text-style-name="MP4" svg:width="2.703cm" svg:height="0.715cm" draw:transform="rotate (0.0872664625997165) translate (-0.172861111111111cm 0.218722222222222cm)"><draw:text-box><text:p text:style-name="MP3"><text:span text:style-name="MT1">Sér</text:span><text:span text:style-name="MT1">ie 3</text:span></text:p></draw:text-box></draw:frame><draw:line text:anchor-type="paragraph" draw:z-index="42" draw:name="Shape7_1" draw:style-name="Mgr9" draw:text-style-name="MP3" svg:x1="13.437cm" svg:y1="0.36cm" svg:x2="18.991cm" svg:y2="0.36cm"><text:p/></draw:line>Angles : <text:span text:style-name="MT13">Utiliser un rapporteur</text:span></text:p>
      </style:header>
    </style:master-page>
    <style:master-page style:name="SERIE_5f_M_5f_GAUCHE_5f_ET_5f_DROITE_5f_1COL" style:display-name="SERIE_M_GAUCHE_ET_DROITE_1COL" style:page-layout-name="Mpm15">
      <style:header>
        <text:p text:style-name="_5f_En-tête"><draw:path text:anchor-type="paragraph" draw:z-index="2" draw:name="Shape5" draw:style-name="Mgr7" draw:text-style-name="MP2" svg:width="4.329cm" svg:height="2.24cm" svg:x="-1.499cm" svg:y="-1cm" svg:viewBox="0 0 4330 2241" svg:d="M0 2241l3984-288c209-15 363-168 345-342l-170-1611h-4159z"><text:p/></draw:path><draw:frame text:anchor-type="paragraph" draw:z-index="3" draw:name="Shape6" draw:style-name="Mgr8" draw:text-style-name="MP4" svg:width="2.703cm" svg:height="0.715cm" draw:transform="rotate (0.0872664625997165) translate (-0.172861111111111cm 0.218722222222222cm)"><draw:text-box><text:p text:style-name="MP3"><text:span text:style-name="MT1">Sér</text:span><text:span text:style-name="MT1">ie 3</text:span></text:p></draw:text-box></draw:frame><draw:line text:anchor-type="paragraph" draw:z-index="0" draw:name="Shape7" draw:style-name="Mgr9" draw:text-style-name="MP3" svg:x1="11.441cm" svg:y1="0.36cm" svg:x2="20.462cm" svg:y2="0.36cm"><text:p/></draw:line>Angles : Mesurer un angle</text:p>
      </style:header>
      <style:footer>
        <text:p text:style-name="MP12"><draw:frame draw:style-name="Mfr1" draw:name="Cadre3" text:anchor-type="paragraph" svg:y="-0.06cm" draw:z-index="0"><draw:text-box fo:min-height="0.499cm" fo:min-width="1cm"><draw:frame draw:style-name="Mfr2" draw:name="Cadre4" text:anchor-type="frame" svg:x="0.45cm" svg:y="0.079cm" svg:width="0.817cm" draw:z-index="0"><draw:text-box fo:min-height="0.355cm"><text:p text:style-name="MP13"><draw:g text:anchor-type="paragraph" draw:z-index="1" draw:name="Shape8" draw:style-name="Mgr10"><draw:path draw:style-name="Mgr11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5"><text:span text:style-name="MT14">Angles</text:span> : <text:span text:style-name="MT15">Mesurer un angle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7T07:09:18.291093663</meta:creation-date>
    <meta:editing-duration>P3DT13H19M7S</meta:editing-duration>
    <meta:editing-cycles>462</meta:editing-cycles>
    <meta:generator>LibreOffice/6.4.7.2$Linux_X86_64 LibreOffice_project/40$Build-2</meta:generator>
    <dc:date>2023-01-23T23:48:50.204340306</dc:date>
    <meta:print-date>2023-01-23T23:36:09.199694212</meta:print-date>
    <meta:document-statistic meta:table-count="0" meta:image-count="0" meta:object-count="3" meta:page-count="1" meta:paragraph-count="18" meta:word-count="150" meta:character-count="963" meta:non-whitespace-character-count="701"/>
    <meta:template xlink:type="simple" xlink:actuate="onRequest" xlink:title="10-Calculer un volume_serie_1_Volume_par_comptage" xlink:href="../10-Calculer%20un%20volume_serie_1_Volume_par_comptage.ott" meta:date="2021-01-21T16:14:01.711204220"/>
  </office:meta>
</office:document-meta>
</file>

<file path=Object 1/content.xml><?xml version="1.0" encoding="utf-8"?>
<math xmlns="http://www.w3.org/1998/Math/MathML" display="block">
  <semantics>
    <mover accent="true">
      <mrow>
        <mstyle mathsize="12pt">
          <mi>x</mi>
        </mstyle>
        <mtext>O</mtext>
        <mstyle mathsize="12pt">
          <mi>y</mi>
        </mstyle>
      </mrow>
      <mo stretchy="true">^</mo>
    </mover>
    <annotation encoding="StarMath 5.0"> widehat {size 12{x}"O"size 12{y}}</annotation>
  </semantics>
</math>
</file>

<file path=Object 11/content.xml><?xml version="1.0" encoding="utf-8"?>
<math xmlns="http://www.w3.org/1998/Math/MathML" display="block">
  <semantics>
    <mover accent="true">
      <mrow>
        <mstyle mathsize="12pt">
          <mi>x</mi>
        </mstyle>
        <mtext>O</mtext>
        <mstyle mathsize="12pt">
          <mi>y</mi>
        </mstyle>
      </mrow>
      <mo stretchy="true">^</mo>
    </mover>
    <annotation encoding="StarMath 5.0"> widehat {size 12{x}"O"size 12{y}}</annotation>
  </semantics>
</math>
</file>

<file path=Object 37/content.xml><?xml version="1.0" encoding="utf-8"?>
<!DOCTYPE math  PUBLIC '-//OpenOffice.org//DTD Modified W3C MathML 1.01//EN'  'math.dtd'>
<math:math xmlns:math="http://www.w3.org/1998/Math/MathML">
  <math:semantics>
    <math:mover math:accent="true">
      <math:mrow>
        <math:mstyle math:fontsize="12pt">
          <math:mrow>
            <math:mi>x</math:mi>
          </math:mrow>
        </math:mstyle>
        <math:mtext>O</math:mtext>
        <math:mstyle math:fontsize="12pt">
          <math:mrow>
            <math:mi>y</math:mi>
          </math:mrow>
        </math:mstyle>
      </math:mrow>
      <math:mo math:stretchy="false"></math:mo>
    </math:mover>
    <math:annotation math:encoding="StarMath 5.0"> widehat {size 12{x}"O"size 12{y}}</math:annotation>
  </math:semantics>
</math:math>
</file>